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Bitstream Vera Sans Mono1" svg:font-family="'Bitstream Vera Sans Mono'" style:font-family-generic="swiss"/>
    <style:font-face style:name="DejaVu Sans" svg:font-family="'DejaVu Sans'" style:font-family-generic="swiss"/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3.198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006cm"/>
    </style:style>
    <style:style style:name="co11" style:family="table-column">
      <style:table-column-properties fo:break-before="auto" style:column-width="1.436cm"/>
    </style:style>
    <style:style style:name="co12" style:family="table-column">
      <style:table-column-properties fo:break-before="auto" style:column-width="1.397cm"/>
    </style:style>
    <style:style style:name="co13" style:family="table-column">
      <style:table-column-properties fo:break-before="auto" style:column-width="0.979cm"/>
    </style:style>
    <style:style style:name="co14" style:family="table-column">
      <style:table-column-properties fo:break-before="auto" style:column-width="0.718cm"/>
    </style:style>
    <style:style style:name="ro2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5.95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2" style:family="table" style:master-page-name="PageStyle_5f_Ambiguitie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Phon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name-asian="DejaVu Sans2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 style:text-overline-style="wave" style:text-overline-width="auto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font-name="Bitstream Vera Sans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font-name="Bitstream Vera Sans Mono"/>
    </style:style>
    <style:style style:name="ce2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Bitstream Vera Sans Mono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Bitstream Vera Sans Mono"/>
    </style:style>
    <style:style style:name="ce2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name-asian="DejaVu Sans2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Bitstream Vera Sans Mono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transparent"/>
    </style:style>
    <style:style style:name="T1" style:family="text">
      <style:text-properties style:text-position="33% 58%"/>
    </style:style>
    <style:style style:name="T2" style:family="text">
      <style:text-properties style:use-window-font-color="true" style:text-outline="false" style:text-line-through-style="none" style:text-position="33% 58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hones" table:style-name="ta4" table:print="false">
        <office:forms form:automatic-focus="false" form:apply-design-mode="false"/>
        <table:table-column table:style-name="co3" table:default-cell-style-name="ce5"/>
        <table:table-column table:style-name="co2" table:default-cell-style-name="ce9"/>
        <table:table-column table:style-name="co2" table:number-columns-repeated="6" table:default-cell-style-name="ce5"/>
        <table:table-column table:style-name="co4" table:number-columns-repeated="2" table:default-cell-style-name="ce5"/>
        <table:table-column table:style-name="co2" table:number-columns-repeated="4" table:default-cell-style-name="ce5"/>
        <table:table-column table:style-name="co3" table:number-columns-repeated="2" table:default-cell-style-name="ce5"/>
        <table:table-column table:style-name="co2" table:number-columns-repeated="6" table:default-cell-style-name="ce5"/>
        <table:table-column table:style-name="co5" table:default-cell-style-name="ce21"/>
        <table:table-column table:style-name="co6" table:default-cell-style-name="ce21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7" table:default-cell-style-name="ce23"/>
        <table:table-column table:style-name="co8" table:number-columns-repeated="7" table:default-cell-style-name="ce23"/>
        <table:table-column table:style-name="co9" table:default-cell-style-name="ce21"/>
        <table:table-column table:style-name="co2" table:default-cell-style-name="ce5"/>
        <table:table-column table:style-name="co10" table:default-cell-style-name="ce5"/>
        <table:table-column table:style-name="co10" table:number-columns-repeated="2" table:default-cell-style-name="ce25"/>
        <table:table-column table:style-name="co2" table:default-cell-style-name="ce5"/>
        <table:table-column table:style-name="co11" table:number-columns-repeated="4" table:default-cell-style-name="ce5"/>
        <table:table-column table:style-name="co12" table:default-cell-style-name="ce5"/>
        <table:table-column table:style-name="co13" table:number-columns-repeated="2" table:default-cell-style-name="ce5"/>
        <table:table-column table:style-name="co14" table:number-columns-repeated="120" table:default-cell-style-name="ce5"/>
        <table:table-column table:style-name="co2" table:number-columns-repeated="118" table:default-cell-style-name="ce5"/>
        <table:table-column table:style-name="co2" table:number-columns-repeated="738" table:default-cell-style-name="ce6"/>
        <table:table-row table:style-name="ro5">
          <table:table-cell office:value-type="string">
            <text:p>Name</text:p>
          </table:table-cell>
          <table:table-cell table:style-name="ce5" office:value-type="string">
            <text:p>IPA</text:p>
          </table:table-cell>
          <table:table-cell office:value-type="string">
            <text:p>SAMPA</text:p>
          </table:table-cell>
          <table:table-cell office:value-type="string">
            <text:p>GAM</text:p>
          </table:table-cell>
          <table:table-cell office:value-type="string">
            <text:p>Sphinx2</text:p>
          </table:table-cell>
          <table:table-cell office:value-type="string">
            <text:p>Afrikaans</text:p>
          </table:table-cell>
          <table:table-cell office:value-type="string">
            <text:p>Afrikaans-Dutch</text:p>
          </table:table-cell>
          <table:table-cell office:value-type="string">
            <text:p>ARPAbet</text:p>
          </table:table-cell>
          <table:table-cell office:value-type="string">
            <text:p>UNISYN</text:p>
          </table:table-cell>
          <table:table-cell office:value-type="string">
            <text:p>CMUbet-MONC</text:p>
          </table:table-cell>
          <table:table-cell office:value-type="string">
            <text:p>CMUbet</text:p>
          </table:table-cell>
          <table:table-cell office:value-type="string">
            <text:p>CGN-Dutch</text:p>
          </table:table-cell>
          <table:table-cell office:value-type="string">
            <text:p>AMI-v0</text:p>
          </table:table-cell>
          <table:table-cell office:value-type="string">
            <text:p>HIWIRE</text:p>
          </table:table-cell>
          <table:table-cell office:value-type="string">
            <text:p>Isizulu</text:p>
          </table:table-cell>
          <table:table-cell office:value-type="string">
            <text:p>SD_ENESITSFSZ</text:p>
          </table:table-cell>
          <table:table-cell office:value-type="string">
            <text:p>MEDIAPARL</text:p>
          </table:table-cell>
          <table:table-cell office:value-type="string">
            <text:p>SA_EN</text:p>
          </table:table-cell>
          <table:table-cell office:value-type="string">
            <text:p>SD_EN</text:p>
          </table:table-cell>
          <table:table-cell office:value-type="string">
            <text:p>SD_ES</text:p>
          </table:table-cell>
          <table:table-cell office:value-type="string">
            <text:p>SD_IT</text:p>
          </table:table-cell>
          <table:table-cell office:value-type="string">
            <text:p>SD_IT_wo@</text:p>
          </table:table-cell>
          <table:table-cell office:value-type="string">
            <text:p>LEXIQUE3.80</text:p>
          </table:table-cell>
          <table:table-cell office:value-type="string">
            <text:p>FESTIVAL_FR</text:p>
          </table:table-cell>
          <table:table-cell office:value-type="string">
            <text:p>BDLEX50</text:p>
          </table:table-cell>
          <table:table-cell office:value-type="string">
            <text:p>BDLEX50_noN</text:p>
          </table:table-cell>
          <table:table-cell office:value-type="string">
            <text:p>SD_SF</text:p>
          </table:table-cell>
          <table:table-cell table:style-name="ce26" office:value-type="string">
            <text:p>FESTIVAL_DE</text:p>
          </table:table-cell>
          <table:table-cell table:style-name="ce26" office:value-type="string">
            <text:p>GP_RU</text:p>
          </table:table-cell>
          <table:table-cell table:style-name="ce26" office:value-type="string">
            <text:p>GP_UA</text:p>
          </table:table-cell>
          <table:table-cell table:style-name="ce26" office:value-type="string">
            <text:p>GP_PO</text:p>
          </table:table-cell>
          <table:table-cell table:style-name="ce26" office:value-type="string">
            <text:p>GP_SP</text:p>
          </table:table-cell>
          <table:table-cell table:style-name="ce26" office:value-type="string">
            <text:p>GP_FR</text:p>
          </table:table-cell>
          <table:table-cell table:style-name="ce26" office:value-type="string">
            <text:p>GP_GE</text:p>
          </table:table-cell>
          <table:table-cell table:style-name="ce26" office:value-type="string">
            <text:p>KALDI_DE</text:p>
          </table:table-cell>
          <table:table-cell table:style-name="ce26" office:value-type="string">
            <text:p>PHONOLEX_EXT</text:p>
          </table:table-cell>
          <table:table-cell office:value-type="string">
            <text:p>PHONOLEX</text:p>
          </table:table-cell>
          <table:table-cell office:value-type="string">
            <text:p>PHONOLEX_DE</text:p>
          </table:table-cell>
          <table:table-cell table:style-name="ce23" office:value-type="string">
            <text:p>PHONOLEX_GP</text:p>
          </table:table-cell>
          <table:table-cell table:style-name="ce23" office:value-type="string">
            <text:p>PHONOLEX_MP</text:p>
          </table:table-cell>
          <table:table-cell office:value-type="string">
            <text:p>SD_SZ</text:p>
          </table:table-cell>
          <table:table-cell office:value-type="string">
            <text:p>SD_NO</text:p>
          </table:table-cell>
          <table:table-cell office:value-type="string">
            <text:p>SD_FI</text:p>
          </table:table-cell>
          <table:table-cell office:value-type="string">
            <text:p>SD_EL</text:p>
          </table:table-cell>
          <table:table-cell office:value-type="string">
            <text:p>SD_SV</text:p>
          </table:table-cell>
          <table:table-cell office:value-type="string">
            <text:p>VS_DE</text:p>
          </table:table-cell>
          <table:table-cell table:style-name="ce30" office:value-type="string">
            <text:p>question count</text:p>
          </table:table-cell>
          <table:table-cell table:style-name="ce30" office:value-type="string">
            <text:p>Vowel</text:p>
          </table:table-cell>
          <table:table-cell table:style-name="ce30" office:value-type="string">
            <text:p>Consonant</text:p>
          </table:table-cell>
          <table:table-cell table:style-name="ce30" office:value-type="string">
            <text:p>Voiced_Consonant</text:p>
          </table:table-cell>
          <table:table-cell table:style-name="ce30" office:value-type="string">
            <text:p>Unvoiced_Consonant</text:p>
          </table:table-cell>
          <table:table-cell table:style-name="ce30" office:value-type="string">
            <text:p>Aspirated_Consonant</text:p>
          </table:table-cell>
          <table:table-cell table:style-name="ce30" office:value-type="string">
            <text:p>Ejective_Consonant</text:p>
          </table:table-cell>
          <table:table-cell table:style-name="ce30" office:value-type="string">
            <text:p>Click_Consonant</text:p>
          </table:table-cell>
          <table:table-cell table:style-name="ce30" office:value-type="string">
            <text:p>Pulmonic_Consonant</text:p>
          </table:table-cell>
          <table:table-cell table:style-name="ce30" office:value-type="string">
            <text:p>Voiced_Pulmonic_Consonant</text:p>
          </table:table-cell>
          <table:table-cell table:style-name="ce30" office:value-type="string">
            <text:p>Unvoiced_Pulmonic_Consonant</text:p>
          </table:table-cell>
          <table:table-cell table:style-name="ce30" office:value-type="string">
            <text:p>Syllabic_Consonant</text:p>
          </table:table-cell>
          <table:table-cell table:style-name="ce30" office:value-type="string">
            <text:p>Plosive</text:p>
          </table:table-cell>
          <table:table-cell table:style-name="ce30" office:value-type="string">
            <text:p>Implosive</text:p>
          </table:table-cell>
          <table:table-cell table:style-name="ce30" office:value-type="string">
            <text:p>Voiced_Plosive</text:p>
          </table:table-cell>
          <table:table-cell table:style-name="ce30" office:value-type="string">
            <text:p>Unvoiced_Plosive</text:p>
          </table:table-cell>
          <table:table-cell table:style-name="ce30" office:value-type="string">
            <text:p>Bilabial_Plosive</text:p>
          </table:table-cell>
          <table:table-cell table:style-name="ce30" office:value-type="string">
            <text:p>Coronal_Plosive</text:p>
          </table:table-cell>
          <table:table-cell table:style-name="ce30" office:value-type="string">
            <text:p>Velar_Plosive</text:p>
          </table:table-cell>
          <table:table-cell table:style-name="ce30" office:value-type="string">
            <text:p>Alveolar_Plosive</text:p>
          </table:table-cell>
          <table:table-cell table:style-name="ce30" office:value-type="string">
            <text:p>Fricative</text:p>
          </table:table-cell>
          <table:table-cell table:style-name="ce30" office:value-type="string">
            <text:p>Voiced_Fricative</text:p>
          </table:table-cell>
          <table:table-cell table:style-name="ce30" office:value-type="string">
            <text:p>Unvoiced_Fricative</text:p>
          </table:table-cell>
          <table:table-cell table:style-name="ce30" office:value-type="string">
            <text:p>Labiodental_Fricative</text:p>
          </table:table-cell>
          <table:table-cell table:style-name="ce30" office:value-type="string">
            <text:p>Coronal_Fricative</text:p>
          </table:table-cell>
          <table:table-cell table:style-name="ce30" office:value-type="string">
            <text:p>Dental_Plosive</text:p>
          </table:table-cell>
          <table:table-cell table:style-name="ce30" office:value-type="string">
            <text:p>Dental_Fricative</text:p>
          </table:table-cell>
          <table:table-cell table:style-name="ce30" office:value-type="string">
            <text:p>Dental_Trill</text:p>
          </table:table-cell>
          <table:table-cell table:style-name="ce30" office:value-type="string">
            <text:p>Alveolar_Fricative</text:p>
          </table:table-cell>
          <table:table-cell table:style-name="ce30" office:value-type="string">
            <text:p>Dental_Affricat</text:p>
          </table:table-cell>
          <table:table-cell table:style-name="ce30" office:value-type="string">
            <text:p>Alveolar_Trill</text:p>
          </table:table-cell>
          <table:table-cell table:style-name="ce30" office:value-type="string">
            <text:p>Lateral_Fricative</text:p>
          </table:table-cell>
          <table:table-cell table:style-name="ce30" office:value-type="string">
            <text:p>Postalveolar_Fricative</text:p>
          </table:table-cell>
          <table:table-cell table:style-name="ce30" office:value-type="string">
            <text:p>Dental_Click</text:p>
          </table:table-cell>
          <table:table-cell table:style-name="ce30" office:value-type="string">
            <text:p>Alveolar_Lateral_Click</text:p>
          </table:table-cell>
          <table:table-cell table:style-name="ce30" office:value-type="string">
            <text:p>Palatal_Click</text:p>
          </table:table-cell>
          <table:table-cell table:style-name="ce30" office:value-type="string">
            <text:p>Approximant</text:p>
          </table:table-cell>
          <table:table-cell table:style-name="ce30" office:value-type="string">
            <text:p>Labiodental_Approximant</text:p>
          </table:table-cell>
          <table:table-cell table:style-name="ce30" office:value-type="string">
            <text:p>Pulmonic_Approximant</text:p>
          </table:table-cell>
          <table:table-cell table:style-name="ce30" office:value-type="string">
            <text:p>Nasal</text:p>
          </table:table-cell>
          <table:table-cell table:style-name="ce30" office:value-type="string">
            <text:p>Pulmonic_Nasal</text:p>
          </table:table-cell>
          <table:table-cell table:style-name="ce30" office:value-type="string">
            <text:p>Syllabic_Nasal</text:p>
          </table:table-cell>
          <table:table-cell table:style-name="ce30" office:value-type="string">
            <text:p>Affricates</text:p>
          </table:table-cell>
          <table:table-cell table:style-name="ce30" office:value-type="string">
            <text:p>Alveolar_Africate</text:p>
          </table:table-cell>
          <table:table-cell table:style-name="ce30" office:value-type="string">
            <text:p>Lateral</text:p>
          </table:table-cell>
          <table:table-cell table:style-name="ce30" office:value-type="string">
            <text:p>Voiced_lateral</text:p>
          </table:table-cell>
          <table:table-cell table:style-name="ce30" office:value-type="string">
            <text:p>Labial</text:p>
          </table:table-cell>
          <table:table-cell table:style-name="ce30" office:value-type="string">
            <text:p>Voiced_Labial</text:p>
          </table:table-cell>
          <table:table-cell table:style-name="ce30" office:value-type="string">
            <text:p>Unvoiced_Labial</text:p>
          </table:table-cell>
          <table:table-cell table:style-name="ce30" office:value-type="string">
            <text:p>Bilabial</text:p>
          </table:table-cell>
          <table:table-cell table:style-name="ce30" office:value-type="string">
            <text:p>Voiced_Bilabial</text:p>
          </table:table-cell>
          <table:table-cell table:style-name="ce30" office:value-type="string">
            <text:p>Unvoiced_Bilabial</text:p>
          </table:table-cell>
          <table:table-cell table:style-name="ce30" office:value-type="string">
            <text:p>Pulmonic_Bilabial</text:p>
          </table:table-cell>
          <table:table-cell table:style-name="ce30" office:value-type="string">
            <text:p>Pulmonic_Voiced_Bilabial</text:p>
          </table:table-cell>
          <table:table-cell table:style-name="ce30" office:value-type="string">
            <text:p>Coronal</text:p>
          </table:table-cell>
          <table:table-cell table:style-name="ce30" office:value-type="string">
            <text:p>General_Voiced_Coronal</text:p>
          </table:table-cell>
          <table:table-cell table:style-name="ce30" office:value-type="string">
            <text:p>General_Unvoiced_Coronal</text:p>
          </table:table-cell>
          <table:table-cell table:style-name="ce30" office:value-type="string">
            <text:p>Pulmonic_Coronal</text:p>
          </table:table-cell>
          <table:table-cell table:style-name="ce30" office:value-type="string">
            <text:p>Voiced_Coronal</text:p>
          </table:table-cell>
          <table:table-cell table:style-name="ce30" office:value-type="string">
            <text:p>Unvoiced_Coronal</text:p>
          </table:table-cell>
          <table:table-cell table:style-name="ce30" office:value-type="string">
            <text:p>Dorsal</text:p>
          </table:table-cell>
          <table:table-cell table:style-name="ce30" office:value-type="string">
            <text:p>Voiced_Dorsal</text:p>
          </table:table-cell>
          <table:table-cell table:style-name="ce30" office:value-type="string">
            <text:p>Dorsal_Velar</text:p>
          </table:table-cell>
          <table:table-cell table:style-name="ce30" office:value-type="string">
            <text:p>Labialized_velar_approximant</text:p>
          </table:table-cell>
          <table:table-cell table:style-name="ce30" office:value-type="string">
            <text:p>Palatalized</text:p>
          </table:table-cell>
          <table:table-cell table:style-name="ce30" office:value-type="string">
            <text:p>Semi_Palatalized</text:p>
          </table:table-cell>
          <table:table-cell table:style-name="ce30" office:value-type="string">
            <text:p>Fortis_Consonant</text:p>
          </table:table-cell>
          <table:table-cell table:style-name="ce30" office:value-type="string">
            <text:p>Lenis_Consonant</text:p>
          </table:table-cell>
          <table:table-cell table:style-name="ce30" office:value-type="string">
            <text:p>General_Front_Vowel</text:p>
          </table:table-cell>
          <table:table-cell table:style-name="ce30" office:value-type="string">
            <text:p>Front_Vowel</text:p>
          </table:table-cell>
          <table:table-cell table:style-name="ce30" office:value-type="string">
            <text:p>Front_Vowel_Rhoticity</text:p>
          </table:table-cell>
          <table:table-cell table:style-name="ce30" office:value-type="string">
            <text:p>Front_close_vowel</text:p>
          </table:table-cell>
          <table:table-cell table:style-name="ce30" office:value-type="string">
            <text:p>Front_close_mid_vowel</text:p>
          </table:table-cell>
          <table:table-cell table:style-name="ce30" office:value-type="string">
            <text:p>Front_open_mid_vowel</text:p>
          </table:table-cell>
          <table:table-cell table:style-name="ce30" office:value-type="string">
            <text:p>Front_near_open_vowel</text:p>
          </table:table-cell>
          <table:table-cell table:style-name="ce30" office:value-type="string">
            <text:p>Front_open_vowel</text:p>
          </table:table-cell>
          <table:table-cell table:style-name="ce30" office:value-type="string">
            <text:p>Front_nearfront_Vowel</text:p>
          </table:table-cell>
          <table:table-cell table:style-name="ce30" office:value-type="string">
            <text:p>Front_central_vowel</text:p>
          </table:table-cell>
          <table:table-cell table:style-name="ce30" office:value-type="string">
            <text:p>Front_nearback_Vowel</text:p>
          </table:table-cell>
          <table:table-cell table:style-name="ce30" office:value-type="string">
            <text:p>General_Nearfront_Vowel</text:p>
          </table:table-cell>
          <table:table-cell table:style-name="ce30" office:value-type="string">
            <text:p>Nearfront_Vowel</text:p>
          </table:table-cell>
          <table:table-cell table:style-name="ce30" office:value-type="string">
            <text:p>Nearfront_Vowel_Rhoticity</text:p>
          </table:table-cell>
          <table:table-cell table:style-name="ce30" office:value-type="string">
            <text:p>Nearfront_central_vowel</text:p>
          </table:table-cell>
          <table:table-cell table:style-name="ce30" office:value-type="string">
            <text:p>General_Central_Vowel</text:p>
          </table:table-cell>
          <table:table-cell table:style-name="ce30" office:value-type="string">
            <text:p>Central_Vowel_Rhoticity</text:p>
          </table:table-cell>
          <table:table-cell table:style-name="ce30" office:value-type="string">
            <text:p>Central_Vowel</text:p>
          </table:table-cell>
          <table:table-cell table:style-name="ce30" office:value-type="string">
            <text:p>Central_close_vowel</text:p>
          </table:table-cell>
          <table:table-cell table:style-name="ce30" office:value-type="string">
            <text:p>Central_Mid_Vowel</text:p>
          </table:table-cell>
          <table:table-cell table:style-name="ce30" office:value-type="string">
            <text:p>Central_Openmid_Vowel</text:p>
          </table:table-cell>
          <table:table-cell table:style-name="ce30" office:value-type="string">
            <text:p>Central_Nearopen_Vowel</text:p>
          </table:table-cell>
          <table:table-cell table:style-name="ce30" office:value-type="string">
            <text:p>General_Nearback_Vowel</text:p>
          </table:table-cell>
          <table:table-cell table:style-name="ce30" office:value-type="string">
            <text:p>Nearback_Vowel_Rhoticity</text:p>
          </table:table-cell>
          <table:table-cell table:style-name="ce30" office:value-type="string">
            <text:p>Nearback_Vowel</text:p>
          </table:table-cell>
          <table:table-cell table:style-name="ce30" office:value-type="string">
            <text:p>Nearback_central_vowel</text:p>
          </table:table-cell>
          <table:table-cell table:style-name="ce30" office:value-type="string">
            <text:p>General_Back_Vowel</text:p>
          </table:table-cell>
          <table:table-cell table:style-name="ce30" office:value-type="string">
            <text:p>Back_Vowel_Rhoticity</text:p>
          </table:table-cell>
          <table:table-cell table:style-name="ce30" office:value-type="string">
            <text:p>Back_Vowel</text:p>
          </table:table-cell>
          <table:table-cell table:style-name="ce30" office:value-type="string">
            <text:p>Back_Open_Vowel</text:p>
          </table:table-cell>
          <table:table-cell table:style-name="ce30" office:value-type="string">
            <text:p>Back_OpenMid_Vowel</text:p>
          </table:table-cell>
          <table:table-cell table:style-name="ce30" office:value-type="string">
            <text:p>Back_Closemid_Vowel</text:p>
          </table:table-cell>
          <table:table-cell table:style-name="ce30" office:value-type="string">
            <text:p>Back_Close_Vowel</text:p>
          </table:table-cell>
          <table:table-cell table:style-name="ce30" office:value-type="string">
            <text:p>Long_Vowel</text:p>
          </table:table-cell>
          <table:table-cell table:style-name="ce30" office:value-type="string">
            <text:p>Long_Back_Vowel</text:p>
          </table:table-cell>
          <table:table-cell table:style-name="ce30" office:value-type="string">
            <text:p>Long_Central_Vowel</text:p>
          </table:table-cell>
          <table:table-cell table:style-name="ce30" office:value-type="string">
            <text:p>Long_Front_Vowel</text:p>
          </table:table-cell>
          <table:table-cell table:style-name="ce30" office:value-type="string">
            <text:p>Long_Close_Vowel</text:p>
          </table:table-cell>
          <table:table-cell table:style-name="ce30" office:value-type="string">
            <text:p>Long_Closemid_Vowel</text:p>
          </table:table-cell>
          <table:table-cell table:style-name="ce30" office:value-type="string">
            <text:p>Long_OpenMid_Vowel</text:p>
          </table:table-cell>
          <table:table-cell table:style-name="ce30" office:value-type="string">
            <text:p>Long_Open_Vowel</text:p>
          </table:table-cell>
          <table:table-cell table:style-name="ce30" office:value-type="string">
            <text:p>Close_Vowel</text:p>
          </table:table-cell>
          <table:table-cell table:style-name="ce30" office:value-type="string">
            <text:p>NearClose_Vowel</text:p>
          </table:table-cell>
          <table:table-cell table:style-name="ce30" office:value-type="string">
            <text:p>CloseMid_Vowel</text:p>
          </table:table-cell>
          <table:table-cell table:style-name="ce30" office:value-type="string">
            <text:p>OpenMid_Vowel</text:p>
          </table:table-cell>
          <table:table-cell table:style-name="ce30" office:value-type="string">
            <text:p>Open_Vowel</text:p>
          </table:table-cell>
          <table:table-cell table:style-name="ce30" office:value-type="string">
            <text:p>OpenMid_NearClose_Vowel</text:p>
          </table:table-cell>
          <table:table-cell table:style-name="ce30" office:value-type="string">
            <text:p>Open_NearClose_Vowel</text:p>
          </table:table-cell>
          <table:table-cell table:style-name="ce30" office:value-type="string">
            <text:p>Open_NearClose_Mid_Vowel</text:p>
          </table:table-cell>
          <table:table-cell table:style-name="ce30" office:value-type="string">
            <text:p>NearClose_Mid_Vowel</text:p>
          </table:table-cell>
          <table:table-cell table:style-name="ce30" office:value-type="string">
            <text:p>Dipthong</text:p>
          </table:table-cell>
          <table:table-cell table:style-name="ce30" office:value-type="string">
            <text:p>Rounded</text:p>
          </table:table-cell>
          <table:table-cell table:style-name="ce30" office:value-type="string">
            <text:p>Unrounded</text:p>
          </table:table-cell>
          <table:table-cell table:style-name="ce30" office:value-type="string">
            <text:p>Unround-Schwa</text:p>
          </table:table-cell>
          <table:table-cell table:number-columns-repeated="856"/>
        </table:table-row>
        <table:table-row table:style-name="ro6">
          <table:table-cell office:value-type="string">
            <text:p>Phone count</text:p>
          </table:table-cell>
          <table:table-cell table:style-name="ce8" table:formula="of:=COUNTA([.B3:.B288])" office:value-type="float" office:value="222">
            <text:p>222</text:p>
          </table:table-cell>
          <table:table-cell table:style-name="ce8" table:formula="of:=COUNTA([.C3:.C288])" office:value-type="float" office:value="263">
            <text:p>263</text:p>
          </table:table-cell>
          <table:table-cell table:style-name="ce8" table:formula="of:=COUNTA([.D3:.D288])" office:value-type="float" office:value="57">
            <text:p>57</text:p>
          </table:table-cell>
          <table:table-cell table:style-name="ce8" table:formula="of:=COUNTA([.E3:.E288])" office:value-type="float" office:value="43">
            <text:p>43</text:p>
          </table:table-cell>
          <table:table-cell table:style-name="ce8" table:formula="of:=COUNTA([.F3:.F288])" office:value-type="float" office:value="37">
            <text:p>37</text:p>
          </table:table-cell>
          <table:table-cell table:style-name="ce6" table:formula="of:=COUNTA([.G3:.G288])" office:value-type="float" office:value="32">
            <text:p>32</text:p>
          </table:table-cell>
          <table:table-cell table:style-name="ce8" table:formula="of:=COUNTA([.H3:.H288])" office:value-type="float" office:value="45">
            <text:p>45</text:p>
          </table:table-cell>
          <table:table-cell table:style-name="ce8" table:formula="of:=COUNTA([.I3:.I288])" office:value-type="float" office:value="44">
            <text:p>44</text:p>
          </table:table-cell>
          <table:table-cell table:style-name="ce8" table:formula="of:=COUNTA([.J3:.J288])" office:value-type="float" office:value="23">
            <text:p>23</text:p>
          </table:table-cell>
          <table:table-cell table:style-name="ce8" table:formula="of:=COUNTA([.K3:.K288])" office:value-type="float" office:value="39">
            <text:p>39</text:p>
          </table:table-cell>
          <table:table-cell table:style-name="ce8" table:formula="of:=COUNTA([.L3:.L288])" office:value-type="float" office:value="46">
            <text:p>46</text:p>
          </table:table-cell>
          <table:table-cell table:style-name="ce8" table:formula="of:=COUNTA([.M3:.M288])" office:value-type="float" office:value="44">
            <text:p>44</text:p>
          </table:table-cell>
          <table:table-cell table:style-name="ce8" table:formula="of:=COUNTA([.N3:.N288])" office:value-type="float" office:value="37">
            <text:p>37</text:p>
          </table:table-cell>
          <table:table-cell table:style-name="ce8" table:formula="of:=COUNTA([.O3:.O288])" office:value-type="float" office:value="45">
            <text:p>45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60">
            <text:p>60</text:p>
          </table:table-cell>
          <table:table-cell table:style-name="ce8" table:formula="of:=COUNTA([.R3:.R288])" office:value-type="float" office:value="44">
            <text:p>44</text:p>
          </table:table-cell>
          <table:table-cell table:style-name="ce8" table:formula="of:=COUNTA([.S3:.S288])" office:value-type="float" office:value="44">
            <text:p>44</text:p>
          </table:table-cell>
          <table:table-cell table:style-name="ce8" table:formula="of:=COUNTA([.T3:.T288])" office:value-type="float" office:value="31">
            <text:p>31</text:p>
          </table:table-cell>
          <table:table-cell table:style-name="ce8" table:formula="of:=COUNTA([.U3:.U288])" office:value-type="float" office:value="51">
            <text:p>51</text:p>
          </table:table-cell>
          <table:table-cell table:style-name="ce8" table:formula="of:=COUNTA([.V3:.V288])" office:value-type="float" office:value="50">
            <text:p>50</text:p>
          </table:table-cell>
          <table:table-cell table:style-name="ce22" table:formula="of:=COUNTA([.W3:.W288])" office:value-type="float" office:value="37">
            <text:p>37</text:p>
          </table:table-cell>
          <table:table-cell table:style-name="ce22" table:formula="of:=COUNTA([.X3:.X288])" office:value-type="float" office:value="37">
            <text:p>37</text:p>
          </table:table-cell>
          <table:table-cell table:style-name="ce8" table:formula="of:=COUNTA([.Y3:.Y288])" office:value-type="float" office:value="37">
            <text:p>37</text:p>
          </table:table-cell>
          <table:table-cell table:style-name="ce8" table:formula="of:=COUNTA([.Z3:.Z288])" office:value-type="float" office:value="36">
            <text:p>36</text:p>
          </table:table-cell>
          <table:table-cell table:style-name="ce8" table:formula="of:=COUNTA([.AA3:.AA288])" office:value-type="float" office:value="41">
            <text:p>41</text:p>
          </table:table-cell>
          <table:table-cell table:style-name="ce8" table:formula="of:=COUNTA([.AB3:.AB288])" office:value-type="float" office:value="47">
            <text:p>47</text:p>
          </table:table-cell>
          <table:table-cell table:style-name="ce8" table:formula="of:=COUNTA([.AC3:.AC288])" office:value-type="float" office:value="47">
            <text:p>47</text:p>
          </table:table-cell>
          <table:table-cell table:style-name="ce8" table:formula="of:=COUNTA([.AD3:.AD288])" office:value-type="float" office:value="49">
            <text:p>49</text:p>
          </table:table-cell>
          <table:table-cell table:style-name="ce8" table:formula="of:=COUNTA([.AE3:.AE288])" office:value-type="float" office:value="45">
            <text:p>45</text:p>
          </table:table-cell>
          <table:table-cell table:style-name="ce27" table:formula="of:=COUNTA([.AF3:.AF288])" office:value-type="float" office:value="40">
            <text:p>40</text:p>
          </table:table-cell>
          <table:table-cell table:style-name="ce27" table:formula="of:=COUNTA([.AG3:.AG288])" office:value-type="float" office:value="38">
            <text:p>38</text:p>
          </table:table-cell>
          <table:table-cell table:style-name="ce8" table:formula="of:=COUNTA([.AH3:.AH288])" office:value-type="float" office:value="41">
            <text:p>41</text:p>
          </table:table-cell>
          <table:table-cell table:style-name="ce8" table:formula="of:=COUNTA([.AI3:.AI288])" office:value-type="float" office:value="41">
            <text:p>41</text:p>
          </table:table-cell>
          <table:table-cell table:style-name="ce8" table:formula="of:=COUNTA([.AJ3:.AJ288])" office:value-type="float" office:value="72">
            <text:p>72</text:p>
          </table:table-cell>
          <table:table-cell table:style-name="ce8" table:formula="of:=COUNTA([.AK3:.AK288])" office:value-type="float" office:value="58">
            <text:p>58</text:p>
          </table:table-cell>
          <table:table-cell table:style-name="ce8" table:formula="of:=COUNTA([.AL3:.AL288])" office:value-type="float" office:value="55">
            <text:p>55</text:p>
          </table:table-cell>
          <table:table-cell table:style-name="ce8" table:formula="of:=COUNTA([.AM3:.AM288])" office:value-type="float" office:value="53">
            <text:p>53</text:p>
          </table:table-cell>
          <table:table-cell table:style-name="ce8" table:formula="of:=COUNTA([.AN3:.AN288])" office:value-type="float" office:value="56">
            <text:p>56</text:p>
          </table:table-cell>
          <table:table-cell table:style-name="ce8" table:formula="of:=COUNTA([.AO3:.AO288])" office:value-type="float" office:value="58">
            <text:p>58</text:p>
          </table:table-cell>
          <table:table-cell table:style-name="ce8" table:formula="of:=COUNTA([.AP3:.AP288])" office:value-type="float" office:value="46">
            <text:p>46</text:p>
          </table:table-cell>
          <table:table-cell table:style-name="ce8" table:formula="of:=COUNTA([.AQ3:.AQ288])" office:value-type="float" office:value="46">
            <text:p>46</text:p>
          </table:table-cell>
          <table:table-cell table:style-name="ce8" table:formula="of:=COUNTA([.AR3:.AR288])" office:value-type="float" office:value="30">
            <text:p>30</text:p>
          </table:table-cell>
          <table:table-cell table:style-name="ce8" table:formula="of:=COUNTA([.AS3:.AS288])" office:value-type="float" office:value="45">
            <text:p>45</text:p>
          </table:table-cell>
          <table:table-cell table:style-name="ce8" table:formula="of:=COUNTA([.AT3:.AT288])" office:value-type="float" office:value="28">
            <text:p>28</text:p>
          </table:table-cell>
          <table:table-cell table:style-name="ce8" table:formula="of:=COUNTA([.AU3:.AU288])" office:value-type="float" office:value="263">
            <text:p>263</text:p>
          </table:table-cell>
          <table:table-cell table:style-name="ce8" table:formula="of:=COUNTA([.AV3:.AV288])" office:value-type="float" office:value="114">
            <text:p>114</text:p>
          </table:table-cell>
          <table:table-cell table:style-name="ce8" table:formula="of:=COUNTA([.AW3:.AW288])" office:value-type="float" office:value="128">
            <text:p>128</text:p>
          </table:table-cell>
          <table:table-cell table:style-name="ce8" table:formula="of:=COUNTA([.AX3:.AX288])" office:value-type="float" office:value="75">
            <text:p>75</text:p>
          </table:table-cell>
          <table:table-cell table:style-name="ce8" table:formula="of:=COUNTA([.AY3:.AY288])" office:value-type="float" office:value="48">
            <text:p>48</text:p>
          </table:table-cell>
          <table:table-cell table:style-name="ce8" table:formula="of:=COUNTA([.AZ3:.AZ288])" office:value-type="float" office:value="8">
            <text:p>8</text:p>
          </table:table-cell>
          <table:table-cell table:style-name="ce8" table:formula="of:=COUNTA([.BA3:.BA288])" office:value-type="float" office:value="7">
            <text:p>7</text:p>
          </table:table-cell>
          <table:table-cell table:style-name="ce8" table:formula="of:=COUNTA([.BB3:.BB288])" office:value-type="float" office:value="11">
            <text:p>11</text:p>
          </table:table-cell>
          <table:table-cell table:style-name="ce8" table:formula="of:=COUNTA([.BC3:.BC288])" office:value-type="float" office:value="108">
            <text:p>108</text:p>
          </table:table-cell>
          <table:table-cell table:style-name="ce8" table:formula="of:=COUNTA([.BD3:.BD288])" office:value-type="float" office:value="68">
            <text:p>68</text:p>
          </table:table-cell>
          <table:table-cell table:style-name="ce8" table:formula="of:=COUNTA([.BE3:.BE288])" office:value-type="float" office:value="44">
            <text:p>44</text:p>
          </table:table-cell>
          <table:table-cell table:style-name="ce8" table:formula="of:=COUNTA([.BF3:.BF288])" office:value-type="float" office:value="8">
            <text:p>8</text:p>
          </table:table-cell>
          <table:table-cell table:style-name="ce8" table:formula="of:=COUNTA([.BG3:.BG288])" office:value-type="float" office:value="32">
            <text:p>32</text:p>
          </table:table-cell>
          <table:table-cell table:style-name="ce8" table:formula="of:=COUNTA([.BH3:.BH288])" office:value-type="float" office:value="3">
            <text:p>3</text:p>
          </table:table-cell>
          <table:table-cell table:style-name="ce8" table:formula="of:=COUNTA([.BI3:.BI288])" office:value-type="float" office:value="16">
            <text:p>16</text:p>
          </table:table-cell>
          <table:table-cell table:style-name="ce8" table:formula="of:=COUNTA([.BJ3:.BJ288])" office:value-type="float" office:value="16">
            <text:p>16</text:p>
          </table:table-cell>
          <table:table-cell table:style-name="ce8" table:formula="of:=COUNTA([.BK3:.BK288])" office:value-type="float" office:value="14">
            <text:p>14</text:p>
          </table:table-cell>
          <table:table-cell table:style-name="ce8" table:formula="of:=COUNTA([.BL3:.BL288])" office:value-type="float" office:value="12">
            <text:p>12</text:p>
          </table:table-cell>
          <table:table-cell table:style-name="ce8" table:formula="of:=COUNTA([.BM3:.BM288])" office:value-type="float" office:value="12">
            <text:p>12</text:p>
          </table:table-cell>
          <table:table-cell table:style-name="ce8" table:formula="of:=COUNTA([.BN3:.BN288])" office:value-type="float" office:value="5">
            <text:p>5</text:p>
          </table:table-cell>
          <table:table-cell table:style-name="ce8" table:formula="of:=COUNTA([.BO3:.BO288])" office:value-type="float" office:value="37">
            <text:p>37</text:p>
          </table:table-cell>
          <table:table-cell table:style-name="ce8" table:formula="of:=COUNTA([.BP3:.BP288])" office:value-type="float" office:value="21">
            <text:p>21</text:p>
          </table:table-cell>
          <table:table-cell table:style-name="ce8" table:formula="of:=COUNTA([.BQ3:.BQ288])" office:value-type="float" office:value="23">
            <text:p>23</text:p>
          </table:table-cell>
          <table:table-cell table:style-name="ce8" table:formula="of:=COUNTA([.BR3:.BR288])" office:value-type="float" office:value="12">
            <text:p>12</text:p>
          </table:table-cell>
          <table:table-cell table:style-name="ce8" table:formula="of:=COUNTA([.BS3:.BS288])" office:value-type="float" office:value="19">
            <text:p>19</text:p>
          </table:table-cell>
          <table:table-cell table:style-name="ce8" table:formula="of:=COUNTA([.BT3:.BT288])" office:value-type="float" office:value="2">
            <text:p>2</text:p>
          </table:table-cell>
          <table:table-cell table:style-name="ce8" table:formula="of:=COUNTA([.BU3:.BU288])" office:value-type="float" office:value="10">
            <text:p>10</text:p>
          </table:table-cell>
          <table:table-cell table:style-name="ce8" table:formula="of:=COUNTA([.BV3:.BV288])" office:value-type="float" office:value="2">
            <text:p>2</text:p>
          </table:table-cell>
          <table:table-cell table:style-name="ce8" table:formula="of:=COUNTA([.BW3:.BW288])" office:value-type="float" office:value="16">
            <text:p>16</text:p>
          </table:table-cell>
          <table:table-cell table:style-name="ce8" table:formula="of:=COUNTA([.BX3:.BX288])" office:value-type="float" office:value="2">
            <text:p>2</text:p>
          </table:table-cell>
          <table:table-cell table:style-name="ce8" table:formula="of:=COUNTA([.BY3:.BY288])" office:value-type="float" office:value="2">
            <text:p>2</text:p>
          </table:table-cell>
          <table:table-cell table:style-name="ce8" table:formula="of:=COUNTA([.BZ3:.BZ288])" office:value-type="float" office:value="4">
            <text:p>4</text:p>
          </table:table-cell>
          <table:table-cell table:style-name="ce8" table:formula="of:=COUNTA([.CA3:.CA288])" office:value-type="float" office:value="10">
            <text:p>10</text:p>
          </table:table-cell>
          <table:table-cell table:style-name="ce8" table:formula="of:=COUNTA([.CB3:.CB288])" office:value-type="float" office:value="5">
            <text:p>5</text:p>
          </table:table-cell>
          <table:table-cell table:style-name="ce8" table:formula="of:=COUNTA([.CC3:.CC288])" office:value-type="float" office:value="5">
            <text:p>5</text:p>
          </table:table-cell>
          <table:table-cell table:style-name="ce8" table:formula="of:=COUNTA([.CD3:.CD288])" office:value-type="float" office:value="5">
            <text:p>5</text:p>
          </table:table-cell>
          <table:table-cell table:style-name="ce8" table:formula="of:=COUNTA([.CE3:.CE288])" office:value-type="float" office:value="13">
            <text:p>13</text:p>
          </table:table-cell>
          <table:table-cell table:style-name="ce8" table:formula="of:=COUNTA([.CF3:.CF288])" office:value-type="float" office:value="2">
            <text:p>2</text:p>
          </table:table-cell>
          <table:table-cell table:style-name="ce8" table:formula="of:=COUNTA([.CG3:.CG288])" office:value-type="float" office:value="9">
            <text:p>9</text:p>
          </table:table-cell>
          <table:table-cell table:style-name="ce8" table:formula="of:=COUNTA([.CH3:.CH288])" office:value-type="float" office:value="29">
            <text:p>29</text:p>
          </table:table-cell>
          <table:table-cell table:style-name="ce8" table:formula="of:=COUNTA([.CI3:.CI288])" office:value-type="float" office:value="16">
            <text:p>16</text:p>
          </table:table-cell>
          <table:table-cell table:style-name="ce8" table:formula="of:=COUNTA([.CJ3:.CJ288])" office:value-type="float" office:value="7">
            <text:p>7</text:p>
          </table:table-cell>
          <table:table-cell table:style-name="ce8" table:formula="of:=COUNTA([.CK3:.CK288])" office:value-type="float" office:value="21">
            <text:p>21</text:p>
          </table:table-cell>
          <table:table-cell table:style-name="ce8" table:formula="of:=COUNTA([.CL3:.CL288])" office:value-type="float" office:value="5">
            <text:p>5</text:p>
          </table:table-cell>
          <table:table-cell table:style-name="ce8" table:formula="of:=COUNTA([.CM3:.CM288])" office:value-type="float" office:value="14">
            <text:p>14</text:p>
          </table:table-cell>
          <table:table-cell table:style-name="ce8" table:formula="of:=COUNTA([.CN3:.CN288])" office:value-type="float" office:value="10">
            <text:p>10</text:p>
          </table:table-cell>
          <table:table-cell table:style-name="ce8" table:formula="of:=COUNTA([.CO3:.CO288])" office:value-type="float" office:value="28">
            <text:p>28</text:p>
          </table:table-cell>
          <table:table-cell table:style-name="ce8" table:formula="of:=COUNTA([.CP3:.CP288])" office:value-type="float" office:value="20">
            <text:p>20</text:p>
          </table:table-cell>
          <table:table-cell table:style-name="ce8" table:formula="of:=COUNTA([.CQ3:.CQ288])" office:value-type="float" office:value="13">
            <text:p>13</text:p>
          </table:table-cell>
          <table:table-cell table:style-name="ce8" table:formula="of:=COUNTA([.CR3:.CR288])" office:value-type="float" office:value="24">
            <text:p>24</text:p>
          </table:table-cell>
          <table:table-cell table:style-name="ce8" table:formula="of:=COUNTA([.CS3:.CS288])" office:value-type="float" office:value="17">
            <text:p>17</text:p>
          </table:table-cell>
          <table:table-cell table:style-name="ce8" table:formula="of:=COUNTA([.CT3:.CT288])" office:value-type="float" office:value="9">
            <text:p>9</text:p>
          </table:table-cell>
          <table:table-cell table:style-name="ce8" table:formula="of:=COUNTA([.CU3:.CU288])" office:value-type="float" office:value="16">
            <text:p>16</text:p>
          </table:table-cell>
          <table:table-cell table:style-name="ce8" table:formula="of:=COUNTA([.CV3:.CV288])" office:value-type="float" office:value="13">
            <text:p>13</text:p>
          </table:table-cell>
          <table:table-cell table:style-name="ce8" table:formula="of:=COUNTA([.CW3:.CW288])" office:value-type="float" office:value="45">
            <text:p>45</text:p>
          </table:table-cell>
          <table:table-cell table:style-name="ce8" table:formula="of:=COUNTA([.CX3:.CX288])" office:value-type="float" office:value="29">
            <text:p>29</text:p>
          </table:table-cell>
          <table:table-cell table:style-name="ce8" table:formula="of:=COUNTA([.CY3:.CY288])" office:value-type="float" office:value="21">
            <text:p>21</text:p>
          </table:table-cell>
          <table:table-cell table:style-name="ce8" table:formula="of:=COUNTA([.CZ3:.CZ288])" office:value-type="float" office:value="37">
            <text:p>37</text:p>
          </table:table-cell>
          <table:table-cell table:style-name="ce8" table:formula="of:=COUNTA([.DA3:.DA288])" office:value-type="float" office:value="27">
            <text:p>27</text:p>
          </table:table-cell>
          <table:table-cell table:style-name="ce8" table:formula="of:=COUNTA([.DB3:.DB288])" office:value-type="float" office:value="17">
            <text:p>17</text:p>
          </table:table-cell>
          <table:table-cell table:style-name="ce8" table:formula="of:=COUNTA([.DC3:.DC288])" office:value-type="float" office:value="25">
            <text:p>25</text:p>
          </table:table-cell>
          <table:table-cell table:style-name="ce8" table:formula="of:=COUNTA([.DD3:.DD288])" office:value-type="float" office:value="16">
            <text:p>16</text:p>
          </table:table-cell>
          <table:table-cell table:style-name="ce8" table:formula="of:=COUNTA([.DE3:.DE288])" office:value-type="float" office:value="15">
            <text:p>15</text:p>
          </table:table-cell>
          <table:table-cell table:style-name="ce8" table:formula="of:=COUNTA([.DF3:.DF288])" office:value-type="float" office:value="7">
            <text:p>7</text:p>
          </table:table-cell>
          <table:table-cell table:style-name="ce8" table:formula="of:=COUNTA([.DG3:.DG288])" office:value-type="float" office:value="13">
            <text:p>13</text:p>
          </table:table-cell>
          <table:table-cell table:style-name="ce8" table:formula="of:=COUNTA([.DH3:.DH288])" office:value-type="float" office:value="11">
            <text:p>11</text:p>
          </table:table-cell>
          <table:table-cell table:style-name="ce8" table:formula="of:=COUNTA([.DI3:.DI288])" office:value-type="float" office:value="29">
            <text:p>29</text:p>
          </table:table-cell>
          <table:table-cell table:style-name="ce8" table:formula="of:=COUNTA([.DJ3:.DJ288])" office:value-type="float" office:value="25">
            <text:p>25</text:p>
          </table:table-cell>
          <table:table-cell table:style-name="ce8" table:formula="of:=COUNTA([.DK3:.DK288])" office:value-type="float" office:value="60">
            <text:p>60</text:p>
          </table:table-cell>
          <table:table-cell table:style-name="ce8" table:formula="of:=COUNTA([.DL3:.DL288])" office:value-type="float" office:value="32">
            <text:p>32</text:p>
          </table:table-cell>
          <table:table-cell table:style-name="ce8" table:formula="of:=COUNTA([.DM3:.DM288])" office:value-type="float" office:value="7">
            <text:p>7</text:p>
          </table:table-cell>
          <table:table-cell table:style-name="ce8" table:formula="of:=COUNTA([.DN3:.DN288])" office:value-type="float" office:value="21">
            <text:p>21</text:p>
          </table:table-cell>
          <table:table-cell table:style-name="ce8" table:formula="of:=COUNTA([.DO3:.DO288])" office:value-type="float" office:value="13">
            <text:p>13</text:p>
          </table:table-cell>
          <table:table-cell table:style-name="ce8" table:formula="of:=COUNTA([.DP3:.DP288])" office:value-type="float" office:value="14">
            <text:p>14</text:p>
          </table:table-cell>
          <table:table-cell table:style-name="ce8" table:formula="of:=COUNTA([.DQ3:.DQ288])" office:value-type="float" office:value="10">
            <text:p>10</text:p>
          </table:table-cell>
          <table:table-cell table:style-name="ce8" table:formula="of:=COUNTA([.DR3:.DR288])" office:value-type="float" office:value="12">
            <text:p>12</text:p>
          </table:table-cell>
          <table:table-cell table:style-name="ce8" table:formula="of:=COUNTA([.DS3:.DS288])" office:value-type="float" office:value="10">
            <text:p>10</text:p>
          </table:table-cell>
          <table:table-cell table:style-name="ce8" table:formula="of:=COUNTA([.DT3:.DT288])" office:value-type="float" office:value="15">
            <text:p>15</text:p>
          </table:table-cell>
          <table:table-cell table:style-name="ce8" table:formula="of:=COUNTA([.DU3:.DU288])" office:value-type="float" office:value="7">
            <text:p>7</text:p>
          </table:table-cell>
          <table:table-cell table:style-name="ce8" table:formula="of:=COUNTA([.DV3:.DV288])" office:value-type="float" office:value="18">
            <text:p>18</text:p>
          </table:table-cell>
          <table:table-cell table:style-name="ce8" table:formula="of:=COUNTA([.DW3:.DW288])" office:value-type="float" office:value="10">
            <text:p>10</text:p>
          </table:table-cell>
          <table:table-cell table:style-name="ce8" table:formula="of:=COUNTA([.DX3:.DX288])" office:value-type="float" office:value="6">
            <text:p>6</text:p>
          </table:table-cell>
          <table:table-cell table:style-name="ce8" table:formula="of:=COUNTA([.DY3:.DY288])" office:value-type="float" office:value="7">
            <text:p>7</text:p>
          </table:table-cell>
          <table:table-cell table:style-name="ce8" table:formula="of:=COUNTA([.DZ3:.DZ288])" office:value-type="float" office:value="37">
            <text:p>37</text:p>
          </table:table-cell>
          <table:table-cell table:style-name="ce8" table:formula="of:=COUNTA([.EA3:.EA288])" office:value-type="float" office:value="6">
            <text:p>6</text:p>
          </table:table-cell>
          <table:table-cell table:style-name="ce8" table:formula="of:=COUNTA([.EB3:.EB288])" office:value-type="float" office:value="16">
            <text:p>16</text:p>
          </table:table-cell>
          <table:table-cell table:style-name="ce8" table:formula="of:=COUNTA([.EC3:.EC288])" office:value-type="float" office:value="9">
            <text:p>9</text:p>
          </table:table-cell>
          <table:table-cell table:style-name="ce8" table:formula="of:=COUNTA([.ED3:.ED288])" office:value-type="float" office:value="11">
            <text:p>11</text:p>
          </table:table-cell>
          <table:table-cell table:style-name="ce8" table:formula="of:=COUNTA([.EE3:.EE288])" office:value-type="float" office:value="8">
            <text:p>8</text:p>
          </table:table-cell>
          <table:table-cell table:style-name="ce8" table:formula="of:=COUNTA([.EF3:.EF288])" office:value-type="float" office:value="3">
            <text:p>3</text:p>
          </table:table-cell>
          <table:table-cell table:style-name="ce8" table:formula="of:=COUNTA([.EG3:.EG288])" office:value-type="float" office:value="11">
            <text:p>11</text:p>
          </table:table-cell>
          <table:table-cell table:style-name="ce8" table:formula="of:=COUNTA([.EH3:.EH288])" office:value-type="float" office:value="6">
            <text:p>6</text:p>
          </table:table-cell>
          <table:table-cell table:style-name="ce8" table:formula="of:=COUNTA([.EI3:.EI288])" office:value-type="float" office:value="8">
            <text:p>8</text:p>
          </table:table-cell>
          <table:table-cell table:style-name="ce8" table:formula="of:=COUNTA([.EJ3:.EJ288])" office:value-type="float" office:value="7">
            <text:p>7</text:p>
          </table:table-cell>
          <table:table-cell table:style-name="ce8" table:formula="of:=COUNTA([.EK3:.EK288])" office:value-type="float" office:value="35">
            <text:p>35</text:p>
          </table:table-cell>
          <table:table-cell table:style-name="ce8" table:formula="of:=COUNTA([.EL3:.EL288])" office:value-type="float" office:value="7">
            <text:p>7</text:p>
          </table:table-cell>
          <table:table-cell table:style-name="ce8" table:formula="of:=COUNTA([.EM3:.EM288])" office:value-type="float" office:value="29">
            <text:p>29</text:p>
          </table:table-cell>
          <table:table-cell table:style-name="ce8" table:formula="of:=COUNTA([.EN3:.EN288])" office:value-type="float" office:value="14">
            <text:p>14</text:p>
          </table:table-cell>
          <table:table-cell table:style-name="ce8" table:formula="of:=COUNTA([.EO3:.EO288])" office:value-type="float" office:value="12">
            <text:p>12</text:p>
          </table:table-cell>
          <table:table-cell table:style-name="ce8" table:formula="of:=COUNTA([.EP3:.EP288])" office:value-type="float" office:value="10">
            <text:p>10</text:p>
          </table:table-cell>
          <table:table-cell table:style-name="ce8" table:formula="of:=COUNTA([.EQ3:.EQ288])" office:value-type="float" office:value="12">
            <text:p>12</text:p>
          </table:table-cell>
          <table:table-cell table:style-name="ce8" table:formula="of:=COUNTA([.ER3:.ER288])" office:value-type="float" office:value="23">
            <text:p>23</text:p>
          </table:table-cell>
          <table:table-cell table:style-name="ce8" table:formula="of:=COUNTA([.ES3:.ES288])" office:value-type="float" office:value="10">
            <text:p>10</text:p>
          </table:table-cell>
          <table:table-cell table:style-name="ce8" table:formula="of:=COUNTA([.ET3:.ET288])" office:value-type="float" office:value="8">
            <text:p>8</text:p>
          </table:table-cell>
          <table:table-cell table:style-name="ce8" table:formula="of:=COUNTA([.EU3:.EU288])" office:value-type="float" office:value="15">
            <text:p>15</text:p>
          </table:table-cell>
          <table:table-cell table:style-name="ce8" table:formula="of:=COUNTA([.EV3:.EV288])" office:value-type="float" office:value="9">
            <text:p>9</text:p>
          </table:table-cell>
          <table:table-cell table:style-name="ce8" table:formula="of:=COUNTA([.EW3:.EW288])" office:value-type="float" office:value="8">
            <text:p>8</text:p>
          </table:table-cell>
          <table:table-cell table:style-name="ce8" table:formula="of:=COUNTA([.EX3:.EX288])" office:value-type="float" office:value="10">
            <text:p>10</text:p>
          </table:table-cell>
          <table:table-cell table:style-name="ce8" table:formula="of:=COUNTA([.EY3:.EY288])" office:value-type="float" office:value="8">
            <text:p>8</text:p>
          </table:table-cell>
          <table:table-cell table:style-name="ce8" table:formula="of:=COUNTA([.EZ3:.EZ288])" office:value-type="float" office:value="19">
            <text:p>19</text:p>
          </table:table-cell>
          <table:table-cell table:style-name="ce8" table:formula="of:=COUNTA([.FA3:.FA288])" office:value-type="float" office:value="12">
            <text:p>12</text:p>
          </table:table-cell>
          <table:table-cell table:style-name="ce8" table:formula="of:=COUNTA([.FB3:.FB288])" office:value-type="float" office:value="18">
            <text:p>18</text:p>
          </table:table-cell>
          <table:table-cell table:style-name="ce8" table:formula="of:=COUNTA([.FC3:.FC288])" office:value-type="float" office:value="20">
            <text:p>20</text:p>
          </table:table-cell>
          <table:table-cell table:style-name="ce8" table:formula="of:=COUNTA([.FD3:.FD288])" office:value-type="float" office:value="18">
            <text:p>18</text:p>
          </table:table-cell>
          <table:table-cell table:style-name="ce8" table:formula="of:=COUNTA([.FE3:.FE288])" office:value-type="float" office:value="8">
            <text:p>8</text:p>
          </table:table-cell>
          <table:table-cell table:style-name="ce8" table:formula="of:=COUNTA([.FF3:.FF288])" office:value-type="float" office:value="9">
            <text:p>9</text:p>
          </table:table-cell>
          <table:table-cell table:style-name="ce8" table:formula="of:=COUNTA([.FG3:.FG288])" office:value-type="float" office:value="7">
            <text:p>7</text:p>
          </table:table-cell>
          <table:table-cell table:style-name="ce8" table:formula="of:=COUNTA([.FH3:.FH288])" office:value-type="float" office:value="6">
            <text:p>6</text:p>
          </table:table-cell>
          <table:table-cell table:style-name="ce8" table:formula="of:=COUNTA([.FI3:.FI288])" office:value-type="float" office:value="55">
            <text:p>55</text:p>
          </table:table-cell>
          <table:table-cell table:style-name="ce8" table:formula="of:=COUNTA([.FJ3:.FJ288])" office:value-type="float" office:value="36">
            <text:p>36</text:p>
          </table:table-cell>
          <table:table-cell table:style-name="ce8" table:formula="of:=COUNTA([.FK3:.FK288])" office:value-type="float" office:value="41">
            <text:p>41</text:p>
          </table:table-cell>
          <table:table-cell table:style-name="ce8" table:formula="of:=COUNTA([.FL3:.FL288])" office:value-type="float" office:value="10">
            <text:p>10</text:p>
          </table:table-cell>
          <table:table-cell table:number-columns-repeated="856"/>
        </table:table-row>
        <table:table-row table:style-name="ro6">
          <table:table-cell office:value-type="string">
            <text:p>Nasal</text:p>
          </table:table-cell>
          <table:table-cell table:number-columns-repeated="5" office:value-type="string">
            <text:p>m</text:p>
          </table:table-cell>
          <table:table-cell table:style-name="ce6" office:value-type="string">
            <text:p>m</text:p>
          </table:table-cell>
          <table:table-cell table:number-columns-repeated="2" office:value-type="string">
            <text:p>m</text:p>
          </table:table-cell>
          <table:table-cell/>
          <table:table-cell office:value-type="string">
            <text:p>M</text:p>
          </table:table-cell>
          <table:table-cell table:number-columns-repeated="4" office:value-type="string">
            <text:p>m</text:p>
          </table:table-cell>
          <table:table-cell table:style-name="ce8" table:formula="of:=IF(NOT(ISBLANK([.S3]));[.S3];IF(NOT(ISBLANK([.T3]));[.T3];IF(NOT(ISBLANK([.U3]));[.U3];IF(NOT(ISBLANK([.AA3]));[.AA3];IF(NOT(ISBLANK([.AO3]));[.AO3];&quot;-&quot;)))))" office:value-type="string" office:string-value="m">
            <text:p>m</text:p>
          </table:table-cell>
          <table:table-cell table:style-name="ce8" table:formula="of:=IF(NOT(ISBLANK([.Y3]));[.Y3];IF(NOT(ISBLANK([.AK3]));[.AK3];&quot;&quot;))" office:value-type="string" office:string-value="m">
            <text:p>m</text:p>
          </table:table-cell>
          <table:table-cell table:style-name="ce8" office:value-type="string">
            <text:p>m</text:p>
          </table:table-cell>
          <table:table-cell table:number-columns-repeated="2" office:value-type="string">
            <text:p>m</text:p>
          </table:table-cell>
          <table:table-cell table:number-columns-repeated="2" table:style-name="ce19" office:value-type="string">
            <text:p>m</text:p>
          </table:table-cell>
          <table:table-cell table:number-columns-repeated="2" office:value-type="string">
            <text:p>m</text:p>
          </table:table-cell>
          <table:table-cell table:number-columns-repeated="2" table:style-name="ce24" office:value-type="string">
            <text:p>m</text:p>
          </table:table-cell>
          <table:table-cell table:number-columns-repeated="6" office:value-type="string">
            <text:p>m</text:p>
          </table:table-cell>
          <table:table-cell office:value-type="string">
            <text:p>M</text:p>
          </table:table-cell>
          <table:table-cell table:number-columns-repeated="2" office:value-type="string">
            <text:p>m</text:p>
          </table:table-cell>
          <table:table-cell table:style-name="ce5" office:value-type="string">
            <text:p>m</text:p>
          </table:table-cell>
          <table:table-cell table:number-columns-repeated="2" office:value-type="string">
            <text:p>m</text:p>
          </table:table-cell>
          <table:table-cell table:number-columns-repeated="2" table:style-name="ce23" office:value-type="string">
            <text:p>m</text:p>
          </table:table-cell>
          <table:table-cell table:number-columns-repeated="6" office:value-type="string">
            <text:p>m</text:p>
          </table:table-cell>
          <table:table-cell table:style-name="ce6" table:formula="of:=COUNTA([.AV3:.FL3])" office:value-type="float" office:value="12">
            <text:p>12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office:value-type="string">
            <text:p>m<text:span text:style-name="T1">j</text:span></text:p>
          </table:table-cell>
          <table:table-cell office:value-type="string">
            <text:p>m_j</text:p>
          </table:table-cell>
          <table:table-cell table:number-columns-repeated="3"/>
          <table:table-cell table:style-name="ce6"/>
          <table:table-cell table:number-columns-repeated="8"/>
          <table:table-cell table:style-name="ce8" table:number-columns-repeated="3"/>
          <table:table-cell table:number-columns-repeated="2"/>
          <table:table-cell table:style-name="ce19" table:number-columns-repeated="2"/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mj</text:p>
          </table:table-cell>
          <table:table-cell table:number-columns-repeated="6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4:.FL4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913"/>
        </table:table-row>
        <table:table-row table:style-name="ro7">
          <table:table-cell/>
          <table:table-cell office:value-type="string">
            <text:p>m<text:span text:style-name="T1">J</text:span></text:p>
          </table:table-cell>
          <table:table-cell office:value-type="string">
            <text:p>m_J</text:p>
          </table:table-cell>
          <table:table-cell table:number-columns-repeated="3"/>
          <table:table-cell table:style-name="ce6"/>
          <table:table-cell table:number-columns-repeated="8"/>
          <table:table-cell table:style-name="ce8" table:number-columns-repeated="3"/>
          <table:table-cell table:number-columns-repeated="2"/>
          <table:table-cell table:style-name="ce19" table:number-columns-repeated="2"/>
          <table:table-cell table:number-columns-repeated="2"/>
          <table:table-cell table:style-name="ce24" table:number-columns-repeated="2"/>
          <table:table-cell table:number-columns-repeated="3"/>
          <table:table-cell office:value-type="string">
            <text:p>m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5:.FL5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12"/>
        </table:table-row>
        <table:table-row table:style-name="ro6">
          <table:table-cell/>
          <table:table-cell table:number-columns-repeated="2" office:value-type="string">
            <text:p>mm</text:p>
          </table:table-cell>
          <table:table-cell table:number-columns-repeated="12"/>
          <table:table-cell table:style-name="ce8" table:formula="of:=IF(NOT(ISBLANK([.S6]));[.S6];IF(NOT(ISBLANK([.T6]));[.T6];IF(NOT(ISBLANK([.U6]));[.U6];IF(NOT(ISBLANK([.AA6]));[.AA6];IF(NOT(ISBLANK([.AO6]));[.AO6];&quot;&quot;)))))" office:value-type="string" office:string-value="mm">
            <text:p>mm</text:p>
          </table:table-cell>
          <table:table-cell table:style-name="ce8" table:formula="of:=IF(NOT(ISBLANK([.Y6]));[.Y6];IF(NOT(ISBLANK([.AK6]));[.AK6];&quot;&quot;))">
            <text:p/>
          </table:table-cell>
          <table:table-cell table:style-name="ce8"/>
          <table:table-cell table:number-columns-repeated="2"/>
          <table:table-cell table:number-columns-repeated="2" table:style-name="ce19" office:value-type="string">
            <text:p>mm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mm</text:p>
          </table:table-cell>
          <table:table-cell table:number-columns-repeated="3"/>
          <table:table-cell table:style-name="ce6" table:formula="of:=COUNTA([.AV6:.FL6])" office:value-type="float" office:value="12">
            <text:p>12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24"/>
        </table:table-row>
        <table:table-row table:style-name="ro6">
          <table:table-cell/>
          <table:table-cell office:value-type="string">
            <text:p>m̩</text:p>
          </table:table-cell>
          <table:table-cell office:value-type="string">
            <text:p>m=</text:p>
          </table:table-cell>
          <table:table-cell office:value-type="string">
            <text:p>m!</text:p>
          </table:table-cell>
          <table:table-cell table:number-columns-repeated="3"/>
          <table:table-cell table:number-columns-repeated="2" office:value-type="string">
            <text:p>em</text:p>
          </table:table-cell>
          <table:table-cell table:number-columns-repeated="3"/>
          <table:table-cell office:value-type="string">
            <text:p>em</text:p>
          </table:table-cell>
          <table:table-cell table:number-columns-repeated="2"/>
          <table:table-cell table:style-name="ce8" table:formula="of:=IF(NOT(ISBLANK([.S7]));[.S7];IF(NOT(ISBLANK([.T7]));[.T7];IF(NOT(ISBLANK([.U7]));[.U7];IF(NOT(ISBLANK([.AA7]));[.AA7];IF(NOT(ISBLANK([.AO7]));[.AO7];&quot;&quot;)))))">
            <text:p/>
          </table:table-cell>
          <table:table-cell table:style-name="ce8" table:formula="of:=IF(NOT(ISBLANK([.Y7]));[.Y7];IF(NOT(ISBLANK([.AK7]));[.AK7];&quot;&quot;))">
            <text:p/>
          </table:table-cell>
          <table:table-cell table:style-name="ce8"/>
          <table:table-cell table:style-name="ce20"/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7:.FL7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27"/>
        </table:table-row>
        <table:table-row table:style-name="ro7">
          <table:table-cell/>
          <table:table-cell table:style-name="ce10" office:value-type="string">
            <text:p>ɴ</text:p>
          </table:table-cell>
          <table:table-cell table:style-name="ce10" office:value-type="string">
            <text:p>N\</text:p>
          </table:table-cell>
          <table:table-cell table:number-columns-repeated="12"/>
          <table:table-cell table:style-name="ce8" table:number-columns-repeated="3"/>
          <table:table-cell table:style-name="ce20"/>
          <table:table-cell/>
          <table:table-cell table:style-name="ce19" table:number-columns-repeated="2"/>
          <table:table-cell table:number-columns-repeated="2"/>
          <table:table-cell table:style-name="ce24" table:number-columns-repeated="2"/>
          <table:table-cell table:number-columns-repeated="5"/>
          <table:table-cell office:value-type="string">
            <text:p>ng</text:p>
          </table:table-cell>
          <table:table-cell office:value-type="string">
            <text:p>NG</text:p>
          </table:table-cell>
          <table:table-cell table:number-columns-repeated="2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8:.FL8])" office:value-type="float" office:value="0">
            <text:p>0</text:p>
          </table:table-cell>
          <table:table-cell table:number-columns-repeated="977"/>
        </table:table-row>
        <table:table-row table:style-name="ro7">
          <table:table-cell/>
          <table:table-cell table:style-name="ce10"/>
          <table:table-cell table:style-name="ce10" office:value-type="string">
            <text:p>M\</text:p>
          </table:table-cell>
          <table:table-cell table:number-columns-repeated="12"/>
          <table:table-cell table:style-name="ce8" table:number-columns-repeated="3"/>
          <table:table-cell table:style-name="ce20"/>
          <table:table-cell/>
          <table:table-cell table:style-name="ce19" table:number-columns-repeated="2"/>
          <table:table-cell table:number-columns-repeated="2"/>
          <table:table-cell table:style-name="ce24" table:number-columns-repeated="2"/>
          <table:table-cell table:number-columns-repeated="6"/>
          <table:table-cell office:value-type="string">
            <text:p>W</text:p>
          </table:table-cell>
          <table:table-cell table:number-columns-repeated="2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9:.FL9])" office:value-type="float" office:value="0">
            <text:p>0</text:p>
          </table:table-cell>
          <table:table-cell table:number-columns-repeated="977"/>
        </table:table-row>
        <table:table-row table:style-name="ro6">
          <table:table-cell/>
          <table:table-cell table:number-columns-repeated="8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n</text:p>
          </table:table-cell>
          <table:table-cell table:style-name="ce8" table:formula="of:=IF(NOT(ISBLANK([.S10]));[.S10];IF(NOT(ISBLANK([.T10]));[.T10];IF(NOT(ISBLANK([.U10]));[.U10];IF(NOT(ISBLANK([.AA10]));[.AA10];IF(NOT(ISBLANK([.AO10]));[.AO10];&quot;&quot;)))))" office:value-type="string" office:string-value="n">
            <text:p>n</text:p>
          </table:table-cell>
          <table:table-cell table:style-name="ce8" table:formula="of:=IF(NOT(ISBLANK([.Y10]));[.Y10];IF(NOT(ISBLANK([.AK10]));[.AK10];&quot;&quot;))" office:value-type="string" office:string-value="n">
            <text:p>n</text:p>
          </table:table-cell>
          <table:table-cell table:style-name="ce8" office:value-type="string">
            <text:p>n</text:p>
          </table:table-cell>
          <table:table-cell table:number-columns-repeated="6" office:value-type="string">
            <text:p>n</text:p>
          </table:table-cell>
          <table:table-cell table:number-columns-repeated="2" table:style-name="ce25" office:value-type="string">
            <text:p>n</text:p>
          </table:table-cell>
          <table:table-cell table:number-columns-repeated="3" office:value-type="string">
            <text:p>n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N</text:p>
          </table:table-cell>
          <table:table-cell table:number-columns-repeated="2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23" office:value-type="string">
            <text:p>n</text:p>
          </table:table-cell>
          <table:table-cell table:number-columns-repeated="4" office:value-type="string">
            <text:p>n</text:p>
          </table:table-cell>
          <table:table-cell table:number-columns-repeated="2" table:style-name="ce9" office:value-type="string">
            <text:p>n</text:p>
          </table:table-cell>
          <table:table-cell table:style-name="ce6" table:formula="of:=COUNTA([.AV10:.FL10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13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19"/>
        </table:table-row>
        <table:table-row table:style-name="ro7">
          <table:table-cell/>
          <table:table-cell office:value-type="string">
            <text:p>n<text:span text:style-name="T1">j</text:span></text:p>
          </table:table-cell>
          <table:table-cell office:value-type="string">
            <text:p>n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table:number-columns-repeated="2" office:value-type="string">
            <text:p>n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4"/>
          <table:table-cell table:style-name="ce9" table:number-columns-repeated="2"/>
          <table:table-cell table:style-name="ce6" table:formula="of:=COUNTA([.AV11:.FL11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13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913"/>
        </table:table-row>
        <table:table-row table:style-name="ro6">
          <table:table-cell/>
          <table:table-cell table:number-columns-repeated="2" office:value-type="string">
            <text:p>nn</text:p>
          </table:table-cell>
          <table:table-cell table:number-columns-repeated="12"/>
          <table:table-cell table:style-name="ce8" table:formula="of:=IF(NOT(ISBLANK([.S12]));[.S12];IF(NOT(ISBLANK([.T12]));[.T12];IF(NOT(ISBLANK([.U12]));[.U12];IF(NOT(ISBLANK([.AA12]));[.AA12];IF(NOT(ISBLANK([.AO12]));[.AO12];&quot;&quot;)))))" office:value-type="string" office:string-value="nn">
            <text:p>nn</text:p>
          </table:table-cell>
          <table:table-cell table:style-name="ce8" table:formula="of:=IF(NOT(ISBLANK([.Y12]));[.Y12];IF(NOT(ISBLANK([.AK12]));[.AK12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nn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table:style-name="ce9" office:value-type="string">
            <text:p>nn</text:p>
          </table:table-cell>
          <table:table-cell table:style-name="ce9" table:number-columns-repeated="3"/>
          <table:table-cell table:style-name="ce6" table:formula="of:=COUNTA([.AV12:.FL12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13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19"/>
        </table:table-row>
        <table:table-row table:style-name="ro6">
          <table:table-cell/>
          <table:table-cell office:value-type="string">
            <text:p>n̩</text:p>
          </table:table-cell>
          <table:table-cell office:value-type="string">
            <text:p>n=</text:p>
          </table:table-cell>
          <table:table-cell office:value-type="string">
            <text:p>n!</text:p>
          </table:table-cell>
          <table:table-cell table:number-columns-repeated="3"/>
          <table:table-cell table:number-columns-repeated="2" office:value-type="string">
            <text:p>en</text:p>
          </table:table-cell>
          <table:table-cell table:number-columns-repeated="3"/>
          <table:table-cell office:value-type="string">
            <text:p>en</text:p>
          </table:table-cell>
          <table:table-cell table:number-columns-repeated="2"/>
          <table:table-cell table:style-name="ce8" table:formula="of:=IF(NOT(ISBLANK([.S13]));[.S13];IF(NOT(ISBLANK([.T13]));[.T13];IF(NOT(ISBLANK([.U13]));[.U13];IF(NOT(ISBLANK([.AA13]));[.AA13];IF(NOT(ISBLANK([.AO13]));[.AO13];&quot;&quot;)))))">
            <text:p/>
          </table:table-cell>
          <table:table-cell table:style-name="ce8" table:formula="of:=IF(NOT(ISBLANK([.Y13]));[.Y13];IF(NOT(ISBLANK([.AK13]));[.AK13];&quot;&quot;))">
            <text:p/>
          </table:table-cell>
          <table:table-cell table:style-name="ce8"/>
          <table:table-cell table:style-name="ce20"/>
          <table:table-cell table:number-columns-repeated="2"/>
          <table:table-cell table:number-columns-repeated="3"/>
          <table:table-cell table:style-name="ce25"/>
          <table:table-cell table:style-name="ce25"/>
          <table:table-cell/>
          <table:table-cell table:number-columns-repeated="2"/>
          <table:table-cell office:value-type="string">
            <text:p>n</text:p>
          </table:table-cell>
          <table:table-cell table:number-columns-repeated="5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3:.FL13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2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19"/>
        </table:table-row>
        <table:table-row table:style-name="ro6">
          <table:table-cell/>
          <table:table-cell office:value-type="string">
            <text:p>ɲ</text:p>
          </table:table-cell>
          <table:table-cell office:value-type="string">
            <text:p>J</text:p>
          </table:table-cell>
          <table:table-cell table:number-columns-repeated="8"/>
          <table:table-cell office:value-type="string">
            <text:p>J</text:p>
          </table:table-cell>
          <table:table-cell table:number-columns-repeated="2"/>
          <table:table-cell office:value-type="string">
            <text:p>J</text:p>
          </table:table-cell>
          <table:table-cell table:style-name="ce8" table:formula="of:=IF(NOT(ISBLANK([.S14]));[.S14];IF(NOT(ISBLANK([.T14]));[.T14];IF(NOT(ISBLANK([.U14]));[.U14];IF(NOT(ISBLANK([.AA14]));[.AA14];IF(NOT(ISBLANK([.AO14]));[.AO14];&quot;&quot;)))))" office:value-type="string" office:string-value="J">
            <text:p>J</text:p>
          </table:table-cell>
          <table:table-cell table:style-name="ce8" table:formula="of:=IF(NOT(ISBLANK([.Y14]));[.Y14];IF(NOT(ISBLANK([.AK14]));[.AK14];&quot;&quot;))" office:value-type="string" office:string-value="J">
            <text:p>J</text:p>
          </table:table-cell>
          <table:table-cell table:style-name="ce8"/>
          <table:table-cell/>
          <table:table-cell table:number-columns-repeated="5" office:value-type="string">
            <text:p>J</text:p>
          </table:table-cell>
          <table:table-cell table:number-columns-repeated="2" table:style-name="ce25" office:value-type="string">
            <text:p>J</text:p>
          </table:table-cell>
          <table:table-cell office:value-type="string">
            <text:p>J</text:p>
          </table:table-cell>
          <table:table-cell table:number-columns-repeated="3"/>
          <table:table-cell office:value-type="string">
            <text:p>nj</text:p>
          </table:table-cell>
          <table:table-cell office:value-type="string">
            <text:p>n~</text:p>
          </table:table-cell>
          <table:table-cell office:value-type="string">
            <text:p>NJ</text:p>
          </table:table-cell>
          <table:table-cell table:number-columns-repeated="2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4:.FL14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19"/>
          <table:table-cell table:number-columns-repeated="2" office:value-type="string">
            <text:p>1</text:p>
          </table:table-cell>
          <table:table-cell table:number-columns-repeated="916"/>
        </table:table-row>
        <table:table-row table:style-name="ro6">
          <table:table-cell/>
          <table:table-cell office:value-type="string">
            <text:p>ɲɲ</text:p>
          </table:table-cell>
          <table:table-cell office:value-type="string">
            <text:p>JJ</text:p>
          </table:table-cell>
          <table:table-cell table:number-columns-repeated="12"/>
          <table:table-cell table:style-name="ce8" table:formula="of:=IF(NOT(ISBLANK([.S15]));[.S15];IF(NOT(ISBLANK([.T15]));[.T15];IF(NOT(ISBLANK([.U15]));[.U15];IF(NOT(ISBLANK([.AA15]));[.AA15];IF(NOT(ISBLANK([.AO15]));[.AO15];&quot;&quot;)))))" office:value-type="string" office:string-value="JJ">
            <text:p>JJ</text:p>
          </table:table-cell>
          <table:table-cell table:style-name="ce8" table:formula="of:=IF(NOT(ISBLANK([.Y15]));[.Y15];IF(NOT(ISBLANK([.AK15]));[.AK15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JJ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5:.FL15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19"/>
          <table:table-cell table:number-columns-repeated="2" office:value-type="string">
            <text:p>1</text:p>
          </table:table-cell>
          <table:table-cell table:number-columns-repeated="916"/>
        </table:table-row>
        <table:table-row table:style-name="ro6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 table:number-columns-repeated="2" office:value-type="string">
            <text:p>ng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ng</text:p>
          </table:table-cell>
          <table:table-cell/>
          <table:table-cell office:value-type="string">
            <text:p>NG</text:p>
          </table:table-cell>
          <table:table-cell office:value-type="string">
            <text:p>N</text:p>
          </table:table-cell>
          <table:table-cell table:number-columns-repeated="2" office:value-type="string">
            <text:p>ng</text:p>
          </table:table-cell>
          <table:table-cell office:value-type="string">
            <text:p>N</text:p>
          </table:table-cell>
          <table:table-cell table:style-name="ce8" table:formula="of:=IF(NOT(ISBLANK([.S16]));[.S16];IF(NOT(ISBLANK([.T16]));[.T16];IF(NOT(ISBLANK([.U16]));[.U16];IF(NOT(ISBLANK([.AA16]));[.AA16];IF(NOT(ISBLANK([.AO16]));[.AO16];&quot;&quot;)))))" office:value-type="string" office:string-value="N">
            <text:p>N</text:p>
          </table:table-cell>
          <table:table-cell table:style-name="ce8" table:formula="of:=IF(NOT(ISBLANK([.Y16]));[.Y16];IF(NOT(ISBLANK([.AK16]));[.AK16];&quot;&quot;))" office:value-type="string" office:string-value="N">
            <text:p>N</text:p>
          </table:table-cell>
          <table:table-cell table:style-name="ce8" office:value-type="string">
            <text:p>N</text:p>
          </table:table-cell>
          <table:table-cell table:number-columns-repeated="2" office:value-type="string">
            <text:p>N</text:p>
          </table:table-cell>
          <table:table-cell/>
          <table:table-cell/>
          <table:table-cell table:number-columns-repeated="2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/>
          <table:table-cell table:number-columns-repeated="2" office:value-type="string">
            <text:p>N</text:p>
          </table:table-cell>
          <table:table-cell table:number-columns-repeated="5"/>
          <table:table-cell table:number-columns-repeated="2" office:value-type="string">
            <text:p>ng</text:p>
          </table:table-cell>
          <table:table-cell table:style-name="ce5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23" office:value-type="string">
            <text:p>N</text:p>
          </table:table-cell>
          <table:table-cell table:number-columns-repeated="3" office:value-type="string">
            <text:p>N</text:p>
          </table:table-cell>
          <table:table-cell/>
          <table:table-cell office:value-type="string">
            <text:p>N</text:p>
          </table:table-cell>
          <table:table-cell/>
          <table:table-cell table:style-name="ce6" table:formula="of:=COUNTA([.AV16:.FL16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19"/>
          <table:table-cell table:number-columns-repeated="3" office:value-type="string">
            <text:p>1</text:p>
          </table:table-cell>
          <table:table-cell table:number-columns-repeated="915"/>
        </table:table-row>
        <table:table-row table:style-name="ro6">
          <table:table-cell/>
          <table:table-cell table:style-name="ce11" office:value-type="string">
            <text:p>ŋŋ</text:p>
          </table:table-cell>
          <table:table-cell office:value-type="string">
            <text:p>NN</text:p>
          </table:table-cell>
          <table:table-cell table:number-columns-repeated="12"/>
          <table:table-cell table:style-name="ce8" table:formula="of:=IF(NOT(ISBLANK([.S17]));[.S17];IF(NOT(ISBLANK([.T17]));[.T17];IF(NOT(ISBLANK([.U17]));[.U17];IF(NOT(ISBLANK([.AA17]));[.AA17];IF(NOT(ISBLANK([.AO17]));[.AO17];&quot;&quot;)))))">
            <text:p/>
          </table:table-cell>
          <table:table-cell table:style-name="ce8" table:formula="of:=IF(NOT(ISBLANK([.Y17]));[.Y17];IF(NOT(ISBLANK([.AK17]));[.AK17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NN</text:p>
          </table:table-cell>
          <table:table-cell table:number-columns-repeated="3"/>
          <table:table-cell table:style-name="ce6" table:formula="of:=COUNTA([.AV17:.FL17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19"/>
          <table:table-cell table:number-columns-repeated="3" office:value-type="string">
            <text:p>1</text:p>
          </table:table-cell>
          <table:table-cell table:number-columns-repeated="915"/>
        </table:table-row>
        <table:table-row table:style-name="ro6">
          <table:table-cell office:value-type="string">
            <text:p>Plosive</text:p>
          </table:table-cell>
          <table:table-cell table:number-columns-repeated="8"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3" office:value-type="string">
            <text:p>p</text:p>
          </table:table-cell>
          <table:table-cell/>
          <table:table-cell table:style-name="ce8" table:formula="of:=IF(NOT(ISBLANK([.S18]));[.S18];IF(NOT(ISBLANK([.T18]));[.T18];IF(NOT(ISBLANK([.U18]));[.U18];IF(NOT(ISBLANK([.AA18]));[.AA18];IF(NOT(ISBLANK([.AO18]));[.AO18];&quot;&quot;)))))" office:value-type="string" office:string-value="p">
            <text:p>p</text:p>
          </table:table-cell>
          <table:table-cell table:style-name="ce8" table:formula="of:=IF(NOT(ISBLANK([.Y18]));[.Y18];IF(NOT(ISBLANK([.AK18]));[.AK18];&quot;&quot;))" office:value-type="string" office:string-value="p">
            <text:p>p</text:p>
          </table:table-cell>
          <table:table-cell table:style-name="ce8" office:value-type="string">
            <text:p>p</text:p>
          </table:table-cell>
          <table:table-cell table:number-columns-repeated="6" office:value-type="string">
            <text:p>p</text:p>
          </table:table-cell>
          <table:table-cell table:number-columns-repeated="2" table:style-name="ce25" office:value-type="string">
            <text:p>p</text:p>
          </table:table-cell>
          <table:table-cell table:number-columns-repeated="6" office:value-type="string">
            <text:p>p</text:p>
          </table:table-cell>
          <table:table-cell office:value-type="string">
            <text:p>P</text:p>
          </table:table-cell>
          <table:table-cell table:number-columns-repeated="2" office:value-type="string">
            <text:p>p</text:p>
          </table:table-cell>
          <table:table-cell table:style-name="ce5" office:value-type="string">
            <text:p>p</text:p>
          </table:table-cell>
          <table:table-cell table:number-columns-repeated="2" office:value-type="string">
            <text:p>p</text:p>
          </table:table-cell>
          <table:table-cell table:number-columns-repeated="2" table:style-name="ce23" office:value-type="string">
            <text:p>p</text:p>
          </table:table-cell>
          <table:table-cell table:number-columns-repeated="6" office:value-type="string">
            <text:p>p</text:p>
          </table:table-cell>
          <table:table-cell table:style-name="ce6" table:formula="of:=COUNTA([.AV18:.FL18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911"/>
        </table:table-row>
        <table:table-row table:style-name="ro7">
          <table:table-cell/>
          <table:table-cell office:value-type="string">
            <text:p>p<text:span text:style-name="T1">J</text:span></text:p>
          </table:table-cell>
          <table:table-cell office:value-type="string">
            <text:p>p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table:number-columns-repeated="2" office:value-type="string">
            <text:p>p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9:.FL19])" office:value-type="float" office:value="14">
            <text:p>14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2"/>
          <table:table-cell table:number-columns-repeated="2" office:value-type="string">
            <text:p>1</text:p>
          </table:table-cell>
          <table:table-cell table:number-columns-repeated="911"/>
        </table:table-row>
        <table:table-row table:style-name="ro6">
          <table:table-cell/>
          <table:table-cell table:number-columns-repeated="2" office:value-type="string">
            <text:p>pp</text:p>
          </table:table-cell>
          <table:table-cell table:number-columns-repeated="12"/>
          <table:table-cell table:style-name="ce8" table:formula="of:=IF(NOT(ISBLANK([.S20]));[.S20];IF(NOT(ISBLANK([.T20]));[.T20];IF(NOT(ISBLANK([.U20]));[.U20];IF(NOT(ISBLANK([.AA20]));[.AA20];IF(NOT(ISBLANK([.AO20]));[.AO20];&quot;&quot;)))))" office:value-type="string" office:string-value="pp">
            <text:p>pp</text:p>
          </table:table-cell>
          <table:table-cell table:style-name="ce8" table:formula="of:=IF(NOT(ISBLANK([.Y20]));[.Y20];IF(NOT(ISBLANK([.AK20]));[.AK20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pp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pp</text:p>
          </table:table-cell>
          <table:table-cell table:number-columns-repeated="3"/>
          <table:table-cell table:style-name="ce6" table:formula="of:=COUNTA([.AV20:.FL20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911"/>
        </table:table-row>
        <table:table-row table:style-name="ro7">
          <table:table-cell/>
          <table:table-cell office:value-type="string">
            <text:p>p<text:span text:style-name="T2">h</text:span></text:p>
          </table:table-cell>
          <table:table-cell office:value-type="string">
            <text:p>p_h</text:p>
          </table:table-cell>
          <table:table-cell table:number-columns-repeated="11"/>
          <table:table-cell office:value-type="string">
            <text:p>p_h</text:p>
          </table:table-cell>
          <table:table-cell table:style-name="ce8"/>
          <table:table-cell table:style-name="ce8" table:formula="of:=IF(NOT(ISBLANK([.Y21]));[.Y21];IF(NOT(ISBLANK([.AK21]));[.AK21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21:.FL21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928"/>
        </table:table-row>
        <table:table-row table:style-name="ro6">
          <table:table-cell/>
          <table:table-cell office:value-type="string">
            <text:p>p'</text:p>
          </table:table-cell>
          <table:table-cell office:value-type="string">
            <text:p>p_&gt;</text:p>
          </table:table-cell>
          <table:table-cell table:number-columns-repeated="11"/>
          <table:table-cell office:value-type="string">
            <text:p>p_&gt;</text:p>
          </table:table-cell>
          <table:table-cell table:style-name="ce8"/>
          <table:table-cell table:style-name="ce8" table:formula="of:=IF(NOT(ISBLANK([.Y22]));[.Y22];IF(NOT(ISBLANK([.AK22]));[.AK22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22:.FL22])" office:value-type="float" office:value="5">
            <text:p>5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928"/>
        </table:table-row>
        <table:table-row table:style-name="ro6">
          <table:table-cell/>
          <table:table-cell table:number-columns-repeated="2" office:value-type="string">
            <text:p>b</text:p>
          </table:table-cell>
          <table:table-cell table:style-name="ce19" office:value-type="string">
            <text:p>b</text:p>
          </table:table-cell>
          <table:table-cell table:number-columns-repeated="5"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4" office:value-type="string">
            <text:p>b</text:p>
          </table:table-cell>
          <table:table-cell table:style-name="ce8" table:formula="of:=IF(NOT(ISBLANK([.S23]));[.S23];IF(NOT(ISBLANK([.T23]));[.T23];IF(NOT(ISBLANK([.U23]));[.U23];IF(NOT(ISBLANK([.AA23]));[.AA23];IF(NOT(ISBLANK([.AO23]));[.AO23];&quot;&quot;)))))" office:value-type="string" office:string-value="b">
            <text:p>b</text:p>
          </table:table-cell>
          <table:table-cell table:style-name="ce8" table:formula="of:=IF(NOT(ISBLANK([.Y23]));[.Y23];IF(NOT(ISBLANK([.AK23]));[.AK23];&quot;&quot;))" office:value-type="string" office:string-value="b">
            <text:p>b</text:p>
          </table:table-cell>
          <table:table-cell table:style-name="ce8" office:value-type="string">
            <text:p>b</text:p>
          </table:table-cell>
          <table:table-cell table:number-columns-repeated="6" office:value-type="string">
            <text:p>b</text:p>
          </table:table-cell>
          <table:table-cell table:number-columns-repeated="2" table:style-name="ce25" office:value-type="string">
            <text:p>b</text:p>
          </table:table-cell>
          <table:table-cell table:number-columns-repeated="6" office:value-type="string">
            <text:p>b</text:p>
          </table:table-cell>
          <table:table-cell office:value-type="string">
            <text:p>B</text:p>
          </table:table-cell>
          <table:table-cell table:number-columns-repeated="2" office:value-type="string">
            <text:p>b</text:p>
          </table:table-cell>
          <table:table-cell table:style-name="ce5" office:value-type="string">
            <text:p>b</text:p>
          </table:table-cell>
          <table:table-cell table:number-columns-repeated="2" office:value-type="string">
            <text:p>b</text:p>
          </table:table-cell>
          <table:table-cell table:number-columns-repeated="2" table:style-name="ce23" office:value-type="string">
            <text:p>b</text:p>
          </table:table-cell>
          <table:table-cell table:style-name="ce19" office:value-type="string">
            <text:p>b</text:p>
          </table:table-cell>
          <table:table-cell table:number-columns-repeated="5" office:value-type="string">
            <text:p>b</text:p>
          </table:table-cell>
          <table:table-cell table:style-name="ce6" table:formula="of:=COUNTA([.AV23:.FL23])" office:value-type="float" office:value="14">
            <text:p>1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910"/>
        </table:table-row>
        <table:table-row table:style-name="ro7">
          <table:table-cell/>
          <table:table-cell office:value-type="string">
            <text:p>b<text:span text:style-name="T1">j</text:span></text:p>
          </table:table-cell>
          <table:table-cell office:value-type="string">
            <text:p>b_j</text:p>
          </table:table-cell>
          <table:table-cell table:style-name="ce19"/>
          <table:table-cell table:number-columns-repeated="11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office:value-type="string">
            <text:p>bj</text:p>
          </table:table-cell>
          <table:table-cell table:number-columns-repeated="6"/>
          <table:table-cell table:style-name="ce5"/>
          <table:table-cell table:number-columns-repeated="2"/>
          <table:table-cell table:style-name="ce23" table:number-columns-repeated="2"/>
          <table:table-cell table:style-name="ce19"/>
          <table:table-cell table:number-columns-repeated="5"/>
          <table:table-cell table:style-name="ce6" table:formula="of:=COUNTA([.AV24:.FL24])" office:value-type="float" office:value="15">
            <text:p>15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10"/>
        </table:table-row>
        <table:table-row table:style-name="ro7">
          <table:table-cell/>
          <table:table-cell office:value-type="string">
            <text:p>b<text:span text:style-name="T1">J</text:span></text:p>
          </table:table-cell>
          <table:table-cell office:value-type="string">
            <text:p>b_J</text:p>
          </table:table-cell>
          <table:table-cell table:style-name="ce19"/>
          <table:table-cell table:number-columns-repeated="11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3"/>
          <table:table-cell office:value-type="string">
            <text:p>b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style-name="ce19"/>
          <table:table-cell table:number-columns-repeated="5"/>
          <table:table-cell table:style-name="ce6" table:formula="of:=COUNTA([.AV25:.FL25])" office:value-type="float" office:value="15">
            <text:p>15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/>
          <table:table-cell table:number-columns-repeated="2" office:value-type="string">
            <text:p>bb</text:p>
          </table:table-cell>
          <table:table-cell table:style-name="ce19"/>
          <table:table-cell table:number-columns-repeated="11"/>
          <table:table-cell table:style-name="ce8" table:formula="of:=IF(NOT(ISBLANK([.S26]));[.S26];IF(NOT(ISBLANK([.T26]));[.T26];IF(NOT(ISBLANK([.U26]));[.U26];IF(NOT(ISBLANK([.AA26]));[.AA26];IF(NOT(ISBLANK([.AO26]));[.AO26];&quot;&quot;)))))" office:value-type="string" office:string-value="bb">
            <text:p>bb</text:p>
          </table:table-cell>
          <table:table-cell table:style-name="ce8" table:formula="of:=IF(NOT(ISBLANK([.Y26]));[.Y26];IF(NOT(ISBLANK([.AK26]));[.AK26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bb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table:style-name="ce19"/>
          <table:table-cell office:value-type="string">
            <text:p>bb</text:p>
          </table:table-cell>
          <table:table-cell table:number-columns-repeated="3"/>
          <table:table-cell table:style-name="ce6" table:formula="of:=COUNTA([.AV26:.FL26])" office:value-type="float" office:value="14">
            <text:p>1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/>
          <table:table-cell office:value-type="string">
            <text:p>ɓ</text:p>
          </table:table-cell>
          <table:table-cell office:value-type="string">
            <text:p>b_&lt;</text:p>
          </table:table-cell>
          <table:table-cell table:style-name="ce19"/>
          <table:table-cell table:number-columns-repeated="10"/>
          <table:table-cell office:value-type="string">
            <text:p>b_&lt;</text:p>
          </table:table-cell>
          <table:table-cell table:style-name="ce8"/>
          <table:table-cell table:style-name="ce8" table:formula="of:=IF(NOT(ISBLANK([.Y27]));[.Y27];IF(NOT(ISBLANK([.AK27]));[.AK27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style-name="ce19" table:number-columns-repeated="2"/>
          <table:table-cell table:number-columns-repeated="4"/>
          <table:table-cell table:style-name="ce6" table:formula="of:=COUNTA([.AV27:.FL27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5"/>
          <table:table-cell office:value-type="string">
            <text:p>1</text:p>
          </table:table-cell>
          <table:table-cell table:number-columns-repeated="928"/>
        </table:table-row>
        <table:table-row table:style-name="ro6">
          <table:table-cell/>
          <table:table-cell table:number-columns-repeated="8" office:value-type="string">
            <text:p>t</text:p>
          </table:table-cell>
          <table:table-cell table:number-columns-repeated="2" office:value-type="string">
            <text:p>T</text:p>
          </table:table-cell>
          <table:table-cell table:number-columns-repeated="3" office:value-type="string">
            <text:p>t</text:p>
          </table:table-cell>
          <table:table-cell/>
          <table:table-cell table:style-name="ce8" table:formula="of:=IF(NOT(ISBLANK([.S28]));[.S28];IF(NOT(ISBLANK([.T28]));[.T28];IF(NOT(ISBLANK([.U28]));[.U28];IF(NOT(ISBLANK([.AA28]));[.AA28];IF(NOT(ISBLANK([.AO28]));[.AO28];&quot;&quot;)))))" office:value-type="string" office:string-value="t">
            <text:p>t</text:p>
          </table:table-cell>
          <table:table-cell table:style-name="ce8" table:formula="of:=IF(NOT(ISBLANK([.Y28]));[.Y28];IF(NOT(ISBLANK([.AK28]));[.AK28];&quot;&quot;))" office:value-type="string" office:string-value="t">
            <text:p>t</text:p>
          </table:table-cell>
          <table:table-cell table:style-name="ce8" office:value-type="string">
            <text:p>t</text:p>
          </table:table-cell>
          <table:table-cell table:number-columns-repeated="6" office:value-type="string">
            <text:p>t</text:p>
          </table:table-cell>
          <table:table-cell table:number-columns-repeated="2" table:style-name="ce25" office:value-type="string">
            <text:p>t</text:p>
          </table:table-cell>
          <table:table-cell table:number-columns-repeated="3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 office:value-type="string">
            <text:p>T</text:p>
          </table:table-cell>
          <table:table-cell table:number-columns-repeated="2" office:value-type="string">
            <text:p>t</text:p>
          </table:table-cell>
          <table:table-cell table:style-name="ce5" office:value-type="string">
            <text:p>t</text:p>
          </table:table-cell>
          <table:table-cell table:number-columns-repeated="2" office:value-type="string">
            <text:p>t</text:p>
          </table:table-cell>
          <table:table-cell table:number-columns-repeated="2" table:style-name="ce23" office:value-type="string">
            <text:p>t</text:p>
          </table:table-cell>
          <table:table-cell table:number-columns-repeated="6" office:value-type="string">
            <text:p>t</text:p>
          </table:table-cell>
          <table:table-cell table:style-name="ce6" table:formula="of:=COUNTA([.AV28:.FL28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11"/>
        </table:table-row>
        <table:table-row table:style-name="ro6">
          <table:table-cell/>
          <table:table-cell office:value-type="string">
            <text:p><text:s/>t̪</text:p>
          </table:table-cell>
          <table:table-cell office:value-type="string">
            <text:p>t_d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3"/>
          <table:table-cell office:value-type="string">
            <text:p>t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29:.FL29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11"/>
        </table:table-row>
        <table:table-row table:style-name="ro6">
          <table:table-cell/>
          <table:table-cell table:number-columns-repeated="2" office:value-type="string">
            <text:p>tt</text:p>
          </table:table-cell>
          <table:table-cell table:number-columns-repeated="12"/>
          <table:table-cell table:style-name="ce8" table:formula="of:=IF(NOT(ISBLANK([.S30]));[.S30];IF(NOT(ISBLANK([.T30]));[.T30];IF(NOT(ISBLANK([.U30]));[.U30];IF(NOT(ISBLANK([.AA30]));[.AA30];IF(NOT(ISBLANK([.AO30]));[.AO30];&quot;&quot;)))))" office:value-type="string" office:string-value="tt">
            <text:p>tt</text:p>
          </table:table-cell>
          <table:table-cell table:style-name="ce8" table:formula="of:=IF(NOT(ISBLANK([.Y30]));[.Y30];IF(NOT(ISBLANK([.AK30]));[.AK30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tt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tt</text:p>
          </table:table-cell>
          <table:table-cell table:number-columns-repeated="3"/>
          <table:table-cell table:style-name="ce6" table:formula="of:=COUNTA([.AV30:.FL30])" office:value-type="float" office:value="12">
            <text:p>12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6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11"/>
        </table:table-row>
        <table:table-row table:style-name="ro7">
          <table:table-cell/>
          <table:table-cell office:value-type="string">
            <text:p>t<text:span text:style-name="T2">h</text:span></text:p>
          </table:table-cell>
          <table:table-cell office:value-type="string">
            <text:p>t_h</text:p>
          </table:table-cell>
          <table:table-cell table:number-columns-repeated="11"/>
          <table:table-cell office:value-type="string">
            <text:p>t_h</text:p>
          </table:table-cell>
          <table:table-cell table:style-name="ce8"/>
          <table:table-cell table:style-name="ce8" table:formula="of:=IF(NOT(ISBLANK([.Y31]));[.Y31];IF(NOT(ISBLANK([.AK31]));[.AK31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31:.FL31])" office:value-type="float" office:value="5">
            <text:p>5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58"/>
        </table:table-row>
        <table:table-row table:style-name="ro6">
          <table:table-cell/>
          <table:table-cell office:value-type="string">
            <text:p>t'</text:p>
          </table:table-cell>
          <table:table-cell office:value-type="string">
            <text:p>t_&gt;</text:p>
          </table:table-cell>
          <table:table-cell table:number-columns-repeated="11"/>
          <table:table-cell office:value-type="string">
            <text:p>t_&gt;</text:p>
          </table:table-cell>
          <table:table-cell table:style-name="ce8"/>
          <table:table-cell table:style-name="ce8" table:formula="of:=IF(NOT(ISBLANK([.Y32]));[.Y32];IF(NOT(ISBLANK([.AK32]));[.AK32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32:.FL32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58"/>
        </table:table-row>
        <table:table-row table:style-name="ro7">
          <table:table-cell/>
          <table:table-cell office:value-type="string">
            <text:p>t<text:span text:style-name="T1">j</text:span></text:p>
          </table:table-cell>
          <table:table-cell office:value-type="string">
            <text:p>t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table:number-columns-repeated="3" office:value-type="string">
            <text:p>tj</text:p>
          </table:table-cell>
          <table:table-cell table:number-columns-repeated="4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33:.FL33])" office:value-type="float" office:value="0">
            <text:p>0</text:p>
          </table:table-cell>
          <table:table-cell table:number-columns-repeated="977"/>
        </table:table-row>
        <table:table-row table:style-name="ro6">
          <table:table-cell/>
          <table:table-cell table:number-columns-repeated="2" office:value-type="string">
            <text:p>d</text:p>
          </table:table-cell>
          <table:table-cell table:style-name="ce19" office:value-type="string">
            <text:p>d</text:p>
          </table:table-cell>
          <table:table-cell table:number-columns-repeated="5" office:value-type="string">
            <text:p>d</text:p>
          </table:table-cell>
          <table:table-cell table:number-columns-repeated="2" office:value-type="string">
            <text:p>D</text:p>
          </table:table-cell>
          <table:table-cell table:number-columns-repeated="4" office:value-type="string">
            <text:p>d</text:p>
          </table:table-cell>
          <table:table-cell table:style-name="ce8" table:formula="of:=IF(NOT(ISBLANK([.S34]));[.S34];IF(NOT(ISBLANK([.T34]));[.T34];IF(NOT(ISBLANK([.U34]));[.U34];IF(NOT(ISBLANK([.AA34]));[.AA34];IF(NOT(ISBLANK([.AO34]));[.AO34];&quot;&quot;)))))" office:value-type="string" office:string-value="d">
            <text:p>d</text:p>
          </table:table-cell>
          <table:table-cell table:style-name="ce8" table:formula="of:=IF(NOT(ISBLANK([.Y34]));[.Y34];IF(NOT(ISBLANK([.AK34]));[.AK34];&quot;&quot;))" office:value-type="string" office:string-value="d">
            <text:p>d</text:p>
          </table:table-cell>
          <table:table-cell table:style-name="ce8" office:value-type="string">
            <text:p>d</text:p>
          </table:table-cell>
          <table:table-cell table:number-columns-repeated="6" office:value-type="string">
            <text:p>d</text:p>
          </table:table-cell>
          <table:table-cell table:number-columns-repeated="2" table:style-name="ce25" office:value-type="string">
            <text:p>d</text:p>
          </table:table-cell>
          <table:table-cell table:number-columns-repeated="3" office:value-type="string">
            <text:p>d</text:p>
          </table:table-cell>
          <table:table-cell/>
          <table:table-cell table:number-columns-repeated="2" office:value-type="string">
            <text:p>d</text:p>
          </table:table-cell>
          <table:table-cell office:value-type="string">
            <text:p>D</text:p>
          </table:table-cell>
          <table:table-cell table:number-columns-repeated="2" office:value-type="string">
            <text:p>d</text:p>
          </table:table-cell>
          <table:table-cell table:style-name="ce5" office:value-type="string">
            <text:p>d</text:p>
          </table:table-cell>
          <table:table-cell table:number-columns-repeated="2" office:value-type="string">
            <text:p>d</text:p>
          </table:table-cell>
          <table:table-cell table:number-columns-repeated="2" table:style-name="ce23" office:value-type="string">
            <text:p>d</text:p>
          </table:table-cell>
          <table:table-cell table:style-name="ce19" office:value-type="string">
            <text:p>d</text:p>
          </table:table-cell>
          <table:table-cell table:number-columns-repeated="5" office:value-type="string">
            <text:p>d</text:p>
          </table:table-cell>
          <table:table-cell table:style-name="ce6" table:formula="of:=COUNTA([.AV34:.FL34])" office:value-type="float" office:value="12">
            <text:p>12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6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/>
          <table:table-cell table:number-columns-repeated="2" office:value-type="string">
            <text:p>dd</text:p>
          </table:table-cell>
          <table:table-cell table:style-name="ce19"/>
          <table:table-cell table:number-columns-repeated="11"/>
          <table:table-cell table:style-name="ce8" table:formula="of:=IF(NOT(ISBLANK([.S35]));[.S35];IF(NOT(ISBLANK([.T35]));[.T35];IF(NOT(ISBLANK([.U35]));[.U35];IF(NOT(ISBLANK([.AA35]));[.AA35];IF(NOT(ISBLANK([.AO35]));[.AO35];&quot;&quot;)))))" office:value-type="string" office:string-value="dd">
            <text:p>dd</text:p>
          </table:table-cell>
          <table:table-cell table:style-name="ce8" table:formula="of:=IF(NOT(ISBLANK([.Y35]));[.Y35];IF(NOT(ISBLANK([.AK35]));[.AK35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dd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table:style-name="ce19"/>
          <table:table-cell office:value-type="string">
            <text:p>dd</text:p>
          </table:table-cell>
          <table:table-cell table:number-columns-repeated="3"/>
          <table:table-cell table:style-name="ce6" table:formula="of:=COUNTA([.AV35:.FL35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6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19"/>
        </table:table-row>
        <table:table-row table:style-name="ro7">
          <table:table-cell/>
          <table:table-cell office:value-type="string">
            <text:p>d<text:span text:style-name="T1">j</text:span></text:p>
          </table:table-cell>
          <table:table-cell office:value-type="string">
            <text:p>d_j</text:p>
          </table:table-cell>
          <table:table-cell table:style-name="ce19"/>
          <table:table-cell table:number-columns-repeated="11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table:number-columns-repeated="3" office:value-type="string">
            <text:p>dj</text:p>
          </table:table-cell>
          <table:table-cell table:number-columns-repeated="4"/>
          <table:table-cell table:style-name="ce5"/>
          <table:table-cell table:number-columns-repeated="2"/>
          <table:table-cell table:style-name="ce23" table:number-columns-repeated="2"/>
          <table:table-cell table:style-name="ce19" table:number-columns-repeated="2"/>
          <table:table-cell table:number-columns-repeated="4"/>
          <table:table-cell table:style-name="ce6" table:formula="of:=COUNTA([.AV36:.FL36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6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/>
          <table:table-cell office:value-type="string">
            <text:p>d̪</text:p>
          </table:table-cell>
          <table:table-cell office:value-type="string">
            <text:p>d_d</text:p>
          </table:table-cell>
          <table:table-cell table:style-name="ce19"/>
          <table:table-cell table:number-columns-repeated="11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3"/>
          <table:table-cell office:value-type="string">
            <text:p>d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style-name="ce19" table:number-columns-repeated="2"/>
          <table:table-cell table:number-columns-repeated="4"/>
          <table:table-cell table:style-name="ce6" table:formula="of:=COUNTA([.AV37:.FL37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 table:style-name="ce6"/>
          <table:table-cell table:number-columns-repeated="2" table:style-name="ce6" office:value-type="string">
            <text:p>c</text:p>
          </table:table-cell>
          <table:table-cell table:style-name="ce6" table:number-columns-repeated="12"/>
          <table:table-cell table:style-name="ce8" table:formula="of:=IF(NOT(ISBLANK([.S38]));[.S38];IF(NOT(ISBLANK([.T38]));[.T38];IF(NOT(ISBLANK([.U38]));[.U38];IF(NOT(ISBLANK([.AA38]));[.AA38];IF(NOT(ISBLANK([.AO38]));[.AO38];&quot;&quot;)))))">
            <text:p/>
          </table:table-cell>
          <table:table-cell table:style-name="ce8" table:formula="of:=IF(NOT(ISBLANK([.Y38]));[.Y38];IF(NOT(ISBLANK([.AK38]));[.AK38];&quot;&quot;))">
            <text:p/>
          </table:table-cell>
          <table:table-cell table:style-name="ce8"/>
          <table:table-cell table:number-columns-repeated="3" table:style-name="ce6"/>
          <table:table-cell table:style-name="ce6"/>
          <table:table-cell table:number-columns-repeated="2"/>
          <table:table-cell table:style-name="ce23"/>
          <table:table-cell table:style-name="ce23"/>
          <table:table-cell table:style-name="ce6"/>
          <table:table-cell table:number-columns-repeated="8"/>
          <table:table-cell table:style-name="ce6"/>
          <table:table-cell table:style-name="ce6"/>
          <table:table-cell table:style-name="ce6"/>
          <table:table-cell table:style-name="ce23" table:number-columns-repeated="2"/>
          <table:table-cell table:style-name="ce6"/>
          <table:table-cell table:style-name="ce6" table:number-columns-repeated="2"/>
          <table:table-cell table:style-name="ce6" office:value-type="string">
            <text:p>c</text:p>
          </table:table-cell>
          <table:table-cell table:style-name="ce6" table:number-columns-repeated="2"/>
          <table:table-cell table:style-name="ce6" table:formula="of:=COUNTA([.AV38:.FL38])" office:value-type="float" office:value="7">
            <text:p>7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4"/>
          <table:table-cell office:value-type="float" office:value="1">
            <text:p>1</text:p>
          </table:table-cell>
          <table:table-cell table:number-columns-repeated="17"/>
          <table:table-cell table:style-name="ce20" table:number-columns-repeated="3"/>
          <table:table-cell table:style-name="ce31" table:number-columns-repeated="51"/>
          <table:table-cell table:style-name="ce6" table:number-columns-repeated="107"/>
          <table:table-cell table:number-columns-repeated="739"/>
        </table:table-row>
        <table:table-row table:style-name="ro7">
          <table:table-cell table:style-name="ce6"/>
          <table:table-cell table:style-name="ce12" office:value-type="string">
            <text:p>ɟ</text:p>
          </table:table-cell>
          <table:table-cell table:style-name="ce6" office:value-type="string">
            <text:p>gj</text:p>
          </table:table-cell>
          <table:table-cell table:style-name="ce6" table:number-columns-repeated="12"/>
          <table:table-cell table:style-name="ce8" table:formula="of:=IF(NOT(ISBLANK([.S39]));[.S39];IF(NOT(ISBLANK([.T39]));[.T39];IF(NOT(ISBLANK([.U39]));[.U39];IF(NOT(ISBLANK([.AA39]));[.AA39];IF(NOT(ISBLANK([.AO39]));[.AO39];&quot;&quot;)))))">
            <text:p/>
          </table:table-cell>
          <table:table-cell table:style-name="ce8" table:formula="of:=IF(NOT(ISBLANK([.Y39]));[.Y39];IF(NOT(ISBLANK([.AK39]));[.AK39];&quot;&quot;))">
            <text:p/>
          </table:table-cell>
          <table:table-cell table:style-name="ce8"/>
          <table:table-cell table:number-columns-repeated="3" table:style-name="ce6"/>
          <table:table-cell table:style-name="ce6"/>
          <table:table-cell table:number-columns-repeated="2"/>
          <table:table-cell table:style-name="ce23"/>
          <table:table-cell table:style-name="ce23"/>
          <table:table-cell table:style-name="ce6"/>
          <table:table-cell table:number-columns-repeated="8"/>
          <table:table-cell table:style-name="ce6"/>
          <table:table-cell table:style-name="ce6"/>
          <table:table-cell table:style-name="ce6"/>
          <table:table-cell table:style-name="ce23" table:number-columns-repeated="2"/>
          <table:table-cell table:style-name="ce6"/>
          <table:table-cell table:style-name="ce6" table:number-columns-repeated="2"/>
          <table:table-cell table:style-name="ce6" office:value-type="string">
            <text:p>gj</text:p>
          </table:table-cell>
          <table:table-cell table:style-name="ce6" table:number-columns-repeated="2"/>
          <table:table-cell table:style-name="ce6" table:formula="of:=COUNTA([.AV39:.FL39])" office:value-type="float" office:value="7">
            <text:p>7</text:p>
          </table:table-cell>
          <table:table-cell table:style-name="ce6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5"/>
          <table:table-cell office:value-type="float" office:value="1">
            <text:p>1</text:p>
          </table:table-cell>
          <table:table-cell table:number-columns-repeated="17"/>
          <table:table-cell table:style-name="ce20" table:number-columns-repeated="3"/>
          <table:table-cell table:style-name="ce31" table:number-columns-repeated="51"/>
          <table:table-cell table:style-name="ce6" table:number-columns-repeated="107"/>
          <table:table-cell table:number-columns-repeated="739"/>
        </table:table-row>
        <table:table-row table:style-name="ro6">
          <table:table-cell/>
          <table:table-cell table:number-columns-repeated="8" office:value-type="string">
            <text:p>k</text:p>
          </table:table-cell>
          <table:table-cell table:number-columns-repeated="2" office:value-type="string">
            <text:p>K</text:p>
          </table:table-cell>
          <table:table-cell table:number-columns-repeated="4" office:value-type="string">
            <text:p>k</text:p>
          </table:table-cell>
          <table:table-cell table:style-name="ce8" table:formula="of:=IF(NOT(ISBLANK([.S40]));[.S40];IF(NOT(ISBLANK([.T40]));[.T40];IF(NOT(ISBLANK([.U40]));[.U40];IF(NOT(ISBLANK([.AA40]));[.AA40];IF(NOT(ISBLANK([.AO40]));[.AO40];&quot;&quot;)))))" office:value-type="string" office:string-value="k">
            <text:p>k</text:p>
          </table:table-cell>
          <table:table-cell table:style-name="ce8" table:formula="of:=IF(NOT(ISBLANK([.Y40]));[.Y40];IF(NOT(ISBLANK([.AK40]));[.AK40];&quot;&quot;))" office:value-type="string" office:string-value="k">
            <text:p>k</text:p>
          </table:table-cell>
          <table:table-cell table:style-name="ce8" office:value-type="string">
            <text:p>k</text:p>
          </table:table-cell>
          <table:table-cell table:number-columns-repeated="6" office:value-type="string">
            <text:p>k</text:p>
          </table:table-cell>
          <table:table-cell table:number-columns-repeated="2" table:style-name="ce25" office:value-type="string">
            <text:p>k</text:p>
          </table:table-cell>
          <table:table-cell table:number-columns-repeated="6" office:value-type="string">
            <text:p>k</text:p>
          </table:table-cell>
          <table:table-cell office:value-type="string">
            <text:p>K</text:p>
          </table:table-cell>
          <table:table-cell table:number-columns-repeated="2" office:value-type="string">
            <text:p>k</text:p>
          </table:table-cell>
          <table:table-cell table:style-name="ce5" office:value-type="string">
            <text:p>k</text:p>
          </table:table-cell>
          <table:table-cell table:number-columns-repeated="2" office:value-type="string">
            <text:p>k</text:p>
          </table:table-cell>
          <table:table-cell table:number-columns-repeated="2" table:style-name="ce23" office:value-type="string">
            <text:p>k</text:p>
          </table:table-cell>
          <table:table-cell table:number-columns-repeated="6" office:value-type="string">
            <text:p>k</text:p>
          </table:table-cell>
          <table:table-cell table:style-name="ce6" table:formula="of:=COUNTA([.AV40:.FL40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911"/>
        </table:table-row>
        <table:table-row table:style-name="ro7">
          <table:table-cell/>
          <table:table-cell office:value-type="string">
            <text:p>k<text:span text:style-name="T1">J</text:span></text:p>
          </table:table-cell>
          <table:table-cell office:value-type="string">
            <text:p>k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3"/>
          <table:table-cell office:value-type="string">
            <text:p>k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41:.FL41])" office:value-type="float" office:value="11">
            <text:p>1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911"/>
        </table:table-row>
        <table:table-row table:style-name="ro7">
          <table:table-cell/>
          <table:table-cell office:value-type="string">
            <text:p>k<text:span text:style-name="T2">h</text:span></text:p>
          </table:table-cell>
          <table:table-cell office:value-type="string">
            <text:p>k_h</text:p>
          </table:table-cell>
          <table:table-cell table:number-columns-repeated="11"/>
          <table:table-cell office:value-type="string">
            <text:p>k_h</text:p>
          </table:table-cell>
          <table:table-cell table:style-name="ce8"/>
          <table:table-cell table:style-name="ce8" table:formula="of:=IF(NOT(ISBLANK([.Y42]));[.Y42];IF(NOT(ISBLANK([.AK42]));[.AK42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42:.FL42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 table:number-columns-repeated="959"/>
        </table:table-row>
        <table:table-row table:style-name="ro6">
          <table:table-cell/>
          <table:table-cell office:value-type="string">
            <text:p>kɬ</text:p>
          </table:table-cell>
          <table:table-cell office:value-type="string">
            <text:p>kK_&gt;</text:p>
          </table:table-cell>
          <table:table-cell table:number-columns-repeated="11"/>
          <table:table-cell office:value-type="string">
            <text:p>kK_&gt;</text:p>
          </table:table-cell>
          <table:table-cell table:style-name="ce8"/>
          <table:table-cell table:style-name="ce8" table:formula="of:=IF(NOT(ISBLANK([.Y43]));[.Y43];IF(NOT(ISBLANK([.AK43]));[.AK43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43:.FL43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959"/>
        </table:table-row>
        <table:table-row table:style-name="ro6">
          <table:table-cell/>
          <table:table-cell table:number-columns-repeated="2" office:value-type="string">
            <text:p>kk</text:p>
          </table:table-cell>
          <table:table-cell table:number-columns-repeated="12"/>
          <table:table-cell table:style-name="ce8" table:formula="of:=IF(NOT(ISBLANK([.S44]));[.S44];IF(NOT(ISBLANK([.T44]));[.T44];IF(NOT(ISBLANK([.U44]));[.U44];IF(NOT(ISBLANK([.AA44]));[.AA44];IF(NOT(ISBLANK([.AO44]));[.AO44];&quot;&quot;)))))" office:value-type="string" office:string-value="kk">
            <text:p>kk</text:p>
          </table:table-cell>
          <table:table-cell table:style-name="ce8" table:formula="of:=IF(NOT(ISBLANK([.Y44]));[.Y44];IF(NOT(ISBLANK([.AK44]));[.AK44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kk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kk</text:p>
          </table:table-cell>
          <table:table-cell table:number-columns-repeated="3"/>
          <table:table-cell table:style-name="ce6" table:formula="of:=COUNTA([.AV44:.FL44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911"/>
        </table:table-row>
        <table:table-row table:style-name="ro6">
          <table:table-cell/>
          <table:table-cell table:number-columns-repeated="2" office:value-type="string">
            <text:p>g</text:p>
          </table:table-cell>
          <table:table-cell table:style-name="ce19" office:value-type="string">
            <text:p>g</text:p>
          </table:table-cell>
          <table:table-cell table:number-columns-repeated="5"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4" office:value-type="string">
            <text:p>g</text:p>
          </table:table-cell>
          <table:table-cell table:style-name="ce8" table:formula="of:=IF(NOT(ISBLANK([.S45]));[.S45];IF(NOT(ISBLANK([.T45]));[.T45];IF(NOT(ISBLANK([.U45]));[.U45];IF(NOT(ISBLANK([.AA45]));[.AA45];IF(NOT(ISBLANK([.AO45]));[.AO45];&quot;&quot;)))))" office:value-type="string" office:string-value="g">
            <text:p>g</text:p>
          </table:table-cell>
          <table:table-cell table:style-name="ce8" table:formula="of:=IF(NOT(ISBLANK([.Y45]));[.Y45];IF(NOT(ISBLANK([.AK45]));[.AK45];&quot;&quot;))" office:value-type="string" office:string-value="g">
            <text:p>g</text:p>
          </table:table-cell>
          <table:table-cell table:style-name="ce8" office:value-type="string">
            <text:p>g</text:p>
          </table:table-cell>
          <table:table-cell table:number-columns-repeated="6" office:value-type="string">
            <text:p>g</text:p>
          </table:table-cell>
          <table:table-cell table:number-columns-repeated="2" table:style-name="ce25" office:value-type="string">
            <text:p>g</text:p>
          </table:table-cell>
          <table:table-cell table:number-columns-repeated="6" office:value-type="string">
            <text:p>g</text:p>
          </table:table-cell>
          <table:table-cell office:value-type="string">
            <text:p>G</text:p>
          </table:table-cell>
          <table:table-cell table:number-columns-repeated="2" office:value-type="string">
            <text:p>g</text:p>
          </table:table-cell>
          <table:table-cell table:style-name="ce5" office:value-type="string">
            <text:p>g</text:p>
          </table:table-cell>
          <table:table-cell table:number-columns-repeated="2" office:value-type="string">
            <text:p>g</text:p>
          </table:table-cell>
          <table:table-cell table:number-columns-repeated="2" table:style-name="ce23" office:value-type="string">
            <text:p>g</text:p>
          </table:table-cell>
          <table:table-cell table:style-name="ce19" office:value-type="string">
            <text:p>g</text:p>
          </table:table-cell>
          <table:table-cell table:number-columns-repeated="5" office:value-type="string">
            <text:p>g</text:p>
          </table:table-cell>
          <table:table-cell table:style-name="ce6" table:formula="of:=COUNTA([.AV45:.FL45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1"/>
          <table:table-cell table:number-columns-repeated="3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/>
          <table:table-cell table:number-columns-repeated="2" office:value-type="string">
            <text:p>gg</text:p>
          </table:table-cell>
          <table:table-cell table:style-name="ce19"/>
          <table:table-cell table:number-columns-repeated="11"/>
          <table:table-cell table:style-name="ce8" table:formula="of:=IF(NOT(ISBLANK([.S46]));[.S46];IF(NOT(ISBLANK([.T46]));[.T46];IF(NOT(ISBLANK([.U46]));[.U46];IF(NOT(ISBLANK([.AA46]));[.AA46];IF(NOT(ISBLANK([.AO46]));[.AO46];&quot;&quot;)))))" office:value-type="string" office:string-value="gg">
            <text:p>gg</text:p>
          </table:table-cell>
          <table:table-cell table:style-name="ce8" table:formula="of:=IF(NOT(ISBLANK([.Y46]));[.Y46];IF(NOT(ISBLANK([.AK46]));[.AK46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gg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table:style-name="ce19"/>
          <table:table-cell office:value-type="string">
            <text:p>gg</text:p>
          </table:table-cell>
          <table:table-cell table:number-columns-repeated="3"/>
          <table:table-cell table:style-name="ce6" table:formula="of:=COUNTA([.AV46:.FL46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1"/>
          <table:table-cell table:number-columns-repeated="3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/>
          <table:table-cell office:value-type="string">
            <text:p>ʔ</text:p>
          </table:table-cell>
          <table:table-cell office:value-type="string">
            <text:p>?</text:p>
          </table:table-cell>
          <table:table-cell table:number-columns-repeated="12"/>
          <table:table-cell table:style-name="ce8" table:formula="of:=IF(NOT(ISBLANK([.S47]));[.S47];IF(NOT(ISBLANK([.T47]));[.T47];IF(NOT(ISBLANK([.U47]));[.U47];IF(NOT(ISBLANK([.AA47]));[.AA47];IF(NOT(ISBLANK([.AO47]));[.AO47];&quot;&quot;)))))" office:value-type="string" office:string-value="?">
            <text:p>?</text:p>
          </table:table-cell>
          <table:table-cell table:style-name="ce8" table:formula="of:=IF(NOT(ISBLANK([.Y47]));[.Y47];IF(NOT(ISBLANK([.AK47]));[.AK47];&quot;&quot;))" office:value-type="string" office:string-value="Q">
            <text:p>Q</text:p>
          </table:table-cell>
          <table:table-cell table:style-name="ce8"/>
          <table:table-cell table:number-columns-repeated="2"/>
          <table:table-cell table:style-name="ce6"/>
          <table:table-cell table:style-name="ce6"/>
          <table:table-cell table:number-columns-repeated="2"/>
          <table:table-cell table:style-name="ce23"/>
          <table:table-cell table:style-name="ce23"/>
          <table:table-cell/>
          <table:table-cell office:value-type="string">
            <text:p>GS</text:p>
          </table:table-cell>
          <table:table-cell table:style-name="ce6" office:value-type="string">
            <text:p>hrd</text:p>
          </table:table-cell>
          <table:table-cell table:number-columns-repeated="6"/>
          <table:table-cell table:style-name="ce5" office:value-type="string">
            <text:p>Q</text:p>
          </table:table-cell>
          <table:table-cell table:number-columns-repeated="2" office:value-type="string">
            <text:p>Q</text:p>
          </table:table-cell>
          <table:table-cell table:number-columns-repeated="2" table:style-name="ce23" office:value-type="string">
            <text:p>Q</text:p>
          </table:table-cell>
          <table:table-cell office:value-type="string">
            <text:p>?</text:p>
          </table:table-cell>
          <table:table-cell table:number-columns-repeated="5"/>
          <table:table-cell table:style-name="ce6" table:formula="of:=COUNTA([.AV47:.FL47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62"/>
        </table:table-row>
        <table:table-row table:style-name="ro6">
          <table:table-cell office:value-type="string">
            <text:p>Fricative</text:p>
          </table:table-cell>
          <table:table-cell office:value-type="string">
            <text:p>β</text:p>
          </table:table-cell>
          <table:table-cell office:value-type="string">
            <text:p>B</text:p>
          </table:table-cell>
          <table:table-cell table:style-name="ce19"/>
          <table:table-cell table:number-columns-repeated="11"/>
          <table:table-cell table:style-name="ce8" table:formula="of:=IF(NOT(ISBLANK([.S48]));[.S48];IF(NOT(ISBLANK([.T48]));[.T48];IF(NOT(ISBLANK([.U48]));[.U48];IF(NOT(ISBLANK([.AA48]));[.AA48];IF(NOT(ISBLANK([.AO48]));[.AO48];&quot;&quot;)))))" office:value-type="string" office:string-value="B">
            <text:p>B</text:p>
          </table:table-cell>
          <table:table-cell table:style-name="ce8" table:formula="of:=IF(NOT(ISBLANK([.Y48]));[.Y48];IF(NOT(ISBLANK([.AK48]));[.AK48];&quot;&quot;))">
            <text:p/>
          </table:table-cell>
          <table:table-cell table:style-name="ce8"/>
          <table:table-cell/>
          <table:table-cell office:value-type="string">
            <text:p>B</text:p>
          </table:table-cell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4"/>
          <table:table-cell office:value-type="string">
            <text:p>V</text:p>
          </table:table-cell>
          <table:table-cell table:number-columns-repeated="3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table:style-name="ce19" table:number-columns-repeated="5"/>
          <table:table-cell table:style-name="ce6" table:formula="of:=COUNTA([.AV48:.FL48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27"/>
        </table:table-row>
        <table:table-row table:style-name="ro6">
          <table:table-cell/>
          <table:table-cell table:number-columns-repeated="8" office:value-type="string">
            <text:p>f</text:p>
          </table:table-cell>
          <table:table-cell table:number-columns-repeated="2" office:value-type="string">
            <text:p>F</text:p>
          </table:table-cell>
          <table:table-cell table:number-columns-repeated="4" office:value-type="string">
            <text:p>f</text:p>
          </table:table-cell>
          <table:table-cell table:style-name="ce8" table:formula="of:=IF(NOT(ISBLANK([.S49]));[.S49];IF(NOT(ISBLANK([.T49]));[.T49];IF(NOT(ISBLANK([.U49]));[.U49];IF(NOT(ISBLANK([.AA49]));[.AA49];IF(NOT(ISBLANK([.AO49]));[.AO49];&quot;&quot;)))))" office:value-type="string" office:string-value="f">
            <text:p>f</text:p>
          </table:table-cell>
          <table:table-cell table:style-name="ce8" table:formula="of:=IF(NOT(ISBLANK([.Y49]));[.Y49];IF(NOT(ISBLANK([.AK49]));[.AK49];&quot;&quot;))" office:value-type="string" office:string-value="f">
            <text:p>f</text:p>
          </table:table-cell>
          <table:table-cell table:style-name="ce8" office:value-type="string">
            <text:p>f</text:p>
          </table:table-cell>
          <table:table-cell table:number-columns-repeated="6" office:value-type="string">
            <text:p>f</text:p>
          </table:table-cell>
          <table:table-cell table:number-columns-repeated="2" table:style-name="ce25" office:value-type="string">
            <text:p>f</text:p>
          </table:table-cell>
          <table:table-cell table:number-columns-repeated="6" office:value-type="string">
            <text:p>f</text:p>
          </table:table-cell>
          <table:table-cell office:value-type="string">
            <text:p>F</text:p>
          </table:table-cell>
          <table:table-cell table:number-columns-repeated="2" office:value-type="string">
            <text:p>f</text:p>
          </table:table-cell>
          <table:table-cell table:style-name="ce5" office:value-type="string">
            <text:p>f</text:p>
          </table:table-cell>
          <table:table-cell table:number-columns-repeated="2" office:value-type="string">
            <text:p>f</text:p>
          </table:table-cell>
          <table:table-cell table:number-columns-repeated="2" table:style-name="ce23" office:value-type="string">
            <text:p>f</text:p>
          </table:table-cell>
          <table:table-cell table:number-columns-repeated="6" office:value-type="string">
            <text:p>f</text:p>
          </table:table-cell>
          <table:table-cell table:style-name="ce6" table:formula="of:=COUNTA([.AV49:.FL49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 table:number-columns-repeated="6"/>
          <table:table-cell/>
          <table:table-cell table:number-columns-repeated="8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table:number-columns-repeated="2"/>
          <table:table-cell office:value-type="string">
            <text:p>1</text:p>
          </table:table-cell>
          <table:table-cell table:number-columns-repeated="55"/>
          <table:table-cell table:number-columns-repeated="856"/>
        </table:table-row>
        <table:table-row table:style-name="ro6">
          <table:table-cell/>
          <table:table-cell office:value-type="string">
            <text:p>f</text:p>
          </table:table-cell>
          <table:table-cell office:value-type="string">
            <text:p>f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3"/>
          <table:table-cell office:value-type="string">
            <text:p>f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50:.FL50])" office:value-type="float" office:value="11">
            <text:p>1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6"/>
          <table:table-cell table:number-columns-repeated="2" office:value-type="string">
            <text:p>1</text:p>
          </table:table-cell>
          <table:table-cell table:number-columns-repeated="911"/>
        </table:table-row>
        <table:table-row table:style-name="ro6">
          <table:table-cell/>
          <table:table-cell table:number-columns-repeated="2" office:value-type="string">
            <text:p>ff</text:p>
          </table:table-cell>
          <table:table-cell table:number-columns-repeated="12"/>
          <table:table-cell table:style-name="ce8" table:formula="of:=IF(NOT(ISBLANK([.S51]));[.S51];IF(NOT(ISBLANK([.T51]));[.T51];IF(NOT(ISBLANK([.U51]));[.U51];IF(NOT(ISBLANK([.AA51]));[.AA51];IF(NOT(ISBLANK([.AO51]));[.AO51];&quot;&quot;)))))" office:value-type="string" office:string-value="ff">
            <text:p>ff</text:p>
          </table:table-cell>
          <table:table-cell table:style-name="ce8" table:formula="of:=IF(NOT(ISBLANK([.Y51]));[.Y51];IF(NOT(ISBLANK([.AK51]));[.AK51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ff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ff</text:p>
          </table:table-cell>
          <table:table-cell table:number-columns-repeated="3"/>
          <table:table-cell table:style-name="ce6" table:formula="of:=COUNTA([.AV51:.FL51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911"/>
        </table:table-row>
        <table:table-row table:style-name="ro6">
          <table:table-cell/>
          <table:table-cell table:number-columns-repeated="8" office:value-type="string">
            <text:p>v</text:p>
          </table:table-cell>
          <table:table-cell table:number-columns-repeated="2" office:value-type="string">
            <text:p>V</text:p>
          </table:table-cell>
          <table:table-cell table:number-columns-repeated="4" office:value-type="string">
            <text:p>v</text:p>
          </table:table-cell>
          <table:table-cell table:style-name="ce8" table:formula="of:=IF(NOT(ISBLANK([.S52]));[.S52];IF(NOT(ISBLANK([.T52]));[.T52];IF(NOT(ISBLANK([.U52]));[.U52];IF(NOT(ISBLANK([.AA52]));[.AA52];IF(NOT(ISBLANK([.AO52]));[.AO52];&quot;&quot;)))))" office:value-type="string" office:string-value="v">
            <text:p>v</text:p>
          </table:table-cell>
          <table:table-cell table:style-name="ce8" table:formula="of:=IF(NOT(ISBLANK([.Y52]));[.Y52];IF(NOT(ISBLANK([.AK52]));[.AK52];&quot;&quot;))" office:value-type="string" office:string-value="v">
            <text:p>v</text:p>
          </table:table-cell>
          <table:table-cell table:style-name="ce8" office:value-type="string">
            <text:p>v</text:p>
          </table:table-cell>
          <table:table-cell office:value-type="string">
            <text:p>v</text:p>
          </table:table-cell>
          <table:table-cell/>
          <table:table-cell table:number-columns-repeated="4" office:value-type="string">
            <text:p>v</text:p>
          </table:table-cell>
          <table:table-cell table:number-columns-repeated="2" table:style-name="ce25" office:value-type="string">
            <text:p>v</text:p>
          </table:table-cell>
          <table:table-cell table:number-columns-repeated="3" office:value-type="string">
            <text:p>v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table:number-columns-repeated="2" office:value-type="string">
            <text:p>v</text:p>
          </table:table-cell>
          <table:table-cell table:style-name="ce5" office:value-type="string">
            <text:p>v</text:p>
          </table:table-cell>
          <table:table-cell table:number-columns-repeated="2" office:value-type="string">
            <text:p>v</text:p>
          </table:table-cell>
          <table:table-cell table:number-columns-repeated="2" table:style-name="ce23" office:value-type="string">
            <text:p>v</text:p>
          </table:table-cell>
          <table:table-cell table:number-columns-repeated="5" office:value-type="string">
            <text:p>v</text:p>
          </table:table-cell>
          <table:table-cell office:value-type="string">
            <text:p>w</text:p>
          </table:table-cell>
          <table:table-cell table:style-name="ce6" table:formula="of:=COUNTA([.AV52:.FL52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 table:number-columns-repeated="6"/>
          <table:table-cell/>
          <table:table-cell table:number-columns-repeated="8"/>
          <table:table-cell table:number-columns-repeated="2" office:value-type="string">
            <text:p>1</text:p>
          </table:table-cell>
          <table:table-cell table:number-columns-repeated="16"/>
          <table:table-cell table:number-columns-repeated="2"/>
          <table:table-cell/>
          <table:table-cell office:value-type="string">
            <text:p>1</text:p>
          </table:table-cell>
          <table:table-cell table:number-columns-repeated="54"/>
          <table:table-cell table:number-columns-repeated="856"/>
        </table:table-row>
        <table:table-row table:style-name="ro7">
          <table:table-cell/>
          <table:table-cell office:value-type="string">
            <text:p>v<text:span text:style-name="T1">j</text:span></text:p>
          </table:table-cell>
          <table:table-cell office:value-type="string">
            <text:p>v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office:value-type="string">
            <text:p>vj</text:p>
          </table:table-cell>
          <table:table-cell table:number-columns-repeated="6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53:.FL53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 table:number-columns-repeated="16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/>
          <table:table-cell table:number-columns-repeated="2" office:value-type="string">
            <text:p>vv</text:p>
          </table:table-cell>
          <table:table-cell table:number-columns-repeated="12"/>
          <table:table-cell table:style-name="ce8" table:formula="of:=IF(NOT(ISBLANK([.S54]));[.S54];IF(NOT(ISBLANK([.T54]));[.T54];IF(NOT(ISBLANK([.U54]));[.U54];IF(NOT(ISBLANK([.AA54]));[.AA54];IF(NOT(ISBLANK([.AO54]));[.AO54];&quot;&quot;)))))" office:value-type="string" office:string-value="vv">
            <text:p>vv</text:p>
          </table:table-cell>
          <table:table-cell table:style-name="ce8" table:formula="of:=IF(NOT(ISBLANK([.Y54]));[.Y54];IF(NOT(ISBLANK([.AK54]));[.AK54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vv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54:.FL54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/>
          <table:table-cell office:value-type="string">
            <text:p>θ</text:p>
          </table:table-cell>
          <table:table-cell office:value-type="string">
            <text:p>T</text:p>
          </table:table-cell>
          <table:table-cell table:number-columns-repeated="2" office:value-type="string">
            <text:p>th</text:p>
          </table:table-cell>
          <table:table-cell table:number-columns-repeated="2"/>
          <table:table-cell table:number-columns-repeated="2" office:value-type="string">
            <text:p>th</text:p>
          </table:table-cell>
          <table:table-cell table:number-columns-repeated="2" office:value-type="string">
            <text:p>TH</text:p>
          </table:table-cell>
          <table:table-cell/>
          <table:table-cell table:number-columns-repeated="2" office:value-type="string">
            <text:p>th</text:p>
          </table:table-cell>
          <table:table-cell/>
          <table:table-cell table:style-name="ce8" table:formula="of:=IF(NOT(ISBLANK([.S55]));[.S55];IF(NOT(ISBLANK([.T55]));[.T55];IF(NOT(ISBLANK([.U55]));[.U55];IF(NOT(ISBLANK([.AA55]));[.AA55];IF(NOT(ISBLANK([.AO55]));[.AO55];&quot;&quot;)))))" office:value-type="string" office:string-value="T">
            <text:p>T</text:p>
          </table:table-cell>
          <table:table-cell table:style-name="ce8" table:formula="of:=IF(NOT(ISBLANK([.Y55]));[.Y55];IF(NOT(ISBLANK([.AK55]));[.AK55];&quot;&quot;))">
            <text:p/>
          </table:table-cell>
          <table:table-cell table:style-name="ce8" office:value-type="string">
            <text:p>T</text:p>
          </table:table-cell>
          <table:table-cell table:number-columns-repeated="2" office:value-type="string">
            <text:p>T</text:p>
          </table:table-cell>
          <table:table-cell/>
          <table:table-cell table:number-columns-repeated="3"/>
          <table:table-cell table:style-name="ce25"/>
          <table:table-cell table:style-name="ce25"/>
          <table:table-cell/>
          <table:table-cell table:number-columns-repeated="4"/>
          <table:table-cell office:value-type="string">
            <text:p>T</text:p>
          </table:table-cell>
          <table:table-cell table:number-columns-repeated="3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2"/>
          <table:table-cell office:value-type="string">
            <text:p>T</text:p>
          </table:table-cell>
          <table:table-cell table:number-columns-repeated="2"/>
          <table:table-cell table:style-name="ce6" table:formula="of:=COUNTA([.AV55:.FL55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11"/>
        </table:table-row>
        <table:table-row table:style-name="ro6">
          <table:table-cell/>
          <table:table-cell office:value-type="string">
            <text:p>ð</text:p>
          </table:table-cell>
          <table:table-cell office:value-type="string">
            <text:p>D</text:p>
          </table:table-cell>
          <table:table-cell table:style-name="ce19" office:value-type="string">
            <text:p>dh</text:p>
          </table:table-cell>
          <table:table-cell office:value-type="string">
            <text:p>dh</text:p>
          </table:table-cell>
          <table:table-cell table:number-columns-repeated="2"/>
          <table:table-cell table:number-columns-repeated="2" office:value-type="string">
            <text:p>dh</text:p>
          </table:table-cell>
          <table:table-cell/>
          <table:table-cell office:value-type="string">
            <text:p>DH</text:p>
          </table:table-cell>
          <table:table-cell/>
          <table:table-cell table:number-columns-repeated="2" office:value-type="string">
            <text:p>dh</text:p>
          </table:table-cell>
          <table:table-cell/>
          <table:table-cell table:style-name="ce8" table:formula="of:=IF(NOT(ISBLANK([.S56]));[.S56];IF(NOT(ISBLANK([.T56]));[.T56];IF(NOT(ISBLANK([.U56]));[.U56];IF(NOT(ISBLANK([.AA56]));[.AA56];IF(NOT(ISBLANK([.AO56]));[.AO56];&quot;&quot;)))))" office:value-type="string" office:string-value="D">
            <text:p>D</text:p>
          </table:table-cell>
          <table:table-cell table:style-name="ce8" table:formula="of:=IF(NOT(ISBLANK([.Y56]));[.Y56];IF(NOT(ISBLANK([.AK56]));[.AK56];&quot;&quot;))">
            <text:p/>
          </table:table-cell>
          <table:table-cell table:style-name="ce8" office:value-type="string">
            <text:p>D</text:p>
          </table:table-cell>
          <table:table-cell table:number-columns-repeated="2" office:value-type="string">
            <text:p>D</text:p>
          </table:table-cell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4"/>
          <table:table-cell office:value-type="string">
            <text:p>D</text:p>
          </table:table-cell>
          <table:table-cell table:number-columns-repeated="3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table:style-name="ce19" table:number-columns-repeated="2"/>
          <table:table-cell office:value-type="string">
            <text:p>D</text:p>
          </table:table-cell>
          <table:table-cell table:number-columns-repeated="2"/>
          <table:table-cell table:style-name="ce6" table:formula="of:=COUNTA([.AV56:.FL56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7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/>
          <table:table-cell table:number-columns-repeated="8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s</text:p>
          </table:table-cell>
          <table:table-cell table:style-name="ce8" table:formula="of:=IF(NOT(ISBLANK([.S57]));[.S57];IF(NOT(ISBLANK([.T57]));[.T57];IF(NOT(ISBLANK([.U57]));[.U57];IF(NOT(ISBLANK([.AA57]));[.AA57];IF(NOT(ISBLANK([.AO57]));[.AO57];&quot;&quot;)))))" office:value-type="string" office:string-value="s">
            <text:p>s</text:p>
          </table:table-cell>
          <table:table-cell table:style-name="ce8" table:formula="of:=IF(NOT(ISBLANK([.Y57]));[.Y57];IF(NOT(ISBLANK([.AK57]));[.AK57];&quot;&quot;))" office:value-type="string" office:string-value="s">
            <text:p>s</text:p>
          </table:table-cell>
          <table:table-cell table:style-name="ce8" office:value-type="string">
            <text:p>s</text:p>
          </table:table-cell>
          <table:table-cell table:number-columns-repeated="6" office:value-type="string">
            <text:p>s</text:p>
          </table:table-cell>
          <table:table-cell table:number-columns-repeated="2" table:style-name="ce25" office:value-type="string">
            <text:p>s</text:p>
          </table:table-cell>
          <table:table-cell table:number-columns-repeated="3" office:value-type="string">
            <text:p>s</text:p>
          </table:table-cell>
          <table:table-cell/>
          <table:table-cell table:number-columns-repeated="2" office:value-type="string">
            <text:p>s</text:p>
          </table:table-cell>
          <table:table-cell office:value-type="string">
            <text:p>S</text:p>
          </table:table-cell>
          <table:table-cell table:number-columns-repeated="2" office:value-type="string">
            <text:p>s</text:p>
          </table:table-cell>
          <table:table-cell table:style-name="ce5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2" table:style-name="ce23" office:value-type="string">
            <text:p>s</text:p>
          </table:table-cell>
          <table:table-cell table:number-columns-repeated="6" office:value-type="string">
            <text:p>s</text:p>
          </table:table-cell>
          <table:table-cell table:style-name="ce6" table:formula="of:=COUNTA([.AV57:.FL57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11"/>
        </table:table-row>
        <table:table-row table:style-name="ro7">
          <table:table-cell/>
          <table:table-cell office:value-type="string">
            <text:p>s<text:span text:style-name="T1">j</text:span></text:p>
          </table:table-cell>
          <table:table-cell office:value-type="string">
            <text:p>s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table:number-columns-repeated="2" office:value-type="string">
            <text:p>s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58:.FL58])" office:value-type="float" office:value="14">
            <text:p>14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11"/>
        </table:table-row>
        <table:table-row table:style-name="ro6">
          <table:table-cell/>
          <table:table-cell office:value-type="string">
            <text:p><text:s/>s̪</text:p>
          </table:table-cell>
          <table:table-cell office:value-type="string">
            <text:p>s_d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3"/>
          <table:table-cell office:value-type="string">
            <text:p>s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59:.FL59])" office:value-type="float" office:value="14">
            <text:p>14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11"/>
        </table:table-row>
        <table:table-row table:style-name="ro6">
          <table:table-cell/>
          <table:table-cell table:number-columns-repeated="2" office:value-type="string">
            <text:p>ss</text:p>
          </table:table-cell>
          <table:table-cell table:number-columns-repeated="12"/>
          <table:table-cell table:style-name="ce8" table:formula="of:=IF(NOT(ISBLANK([.S60]));[.S60];IF(NOT(ISBLANK([.T60]));[.T60];IF(NOT(ISBLANK([.U60]));[.U60];IF(NOT(ISBLANK([.AA60]));[.AA60];IF(NOT(ISBLANK([.AO60]));[.AO60];&quot;&quot;)))))" office:value-type="string" office:string-value="ss">
            <text:p>ss</text:p>
          </table:table-cell>
          <table:table-cell table:style-name="ce8" table:formula="of:=IF(NOT(ISBLANK([.Y60]));[.Y60];IF(NOT(ISBLANK([.AK60]));[.AK60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ss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ss</text:p>
          </table:table-cell>
          <table:table-cell table:number-columns-repeated="3"/>
          <table:table-cell table:style-name="ce6" table:formula="of:=COUNTA([.AV60:.FL60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11"/>
        </table:table-row>
        <table:table-row table:style-name="ro6">
          <table:table-cell/>
          <table:table-cell table:number-columns-repeated="8" office:value-type="string">
            <text:p>z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z</text:p>
          </table:table-cell>
          <table:table-cell table:style-name="ce8" table:formula="of:=IF(NOT(ISBLANK([.S61]));[.S61];IF(NOT(ISBLANK([.T61]));[.T61];IF(NOT(ISBLANK([.U61]));[.U61];IF(NOT(ISBLANK([.AA61]));[.AA61];IF(NOT(ISBLANK([.AO61]));[.AO61];&quot;&quot;)))))" office:value-type="string" office:string-value="z">
            <text:p>z</text:p>
          </table:table-cell>
          <table:table-cell table:style-name="ce8" table:formula="of:=IF(NOT(ISBLANK([.Y61]));[.Y61];IF(NOT(ISBLANK([.AK61]));[.AK61];&quot;&quot;))" office:value-type="string" office:string-value="z">
            <text:p>z</text:p>
          </table:table-cell>
          <table:table-cell table:style-name="ce8" office:value-type="string">
            <text:p>z</text:p>
          </table:table-cell>
          <table:table-cell table:number-columns-repeated="6" office:value-type="string">
            <text:p>z</text:p>
          </table:table-cell>
          <table:table-cell table:number-columns-repeated="2" table:style-name="ce25" office:value-type="string">
            <text:p>z</text:p>
          </table:table-cell>
          <table:table-cell table:number-columns-repeated="3" office:value-type="string">
            <text:p>z</text:p>
          </table:table-cell>
          <table:table-cell/>
          <table:table-cell table:number-columns-repeated="2" office:value-type="string">
            <text:p>z</text:p>
          </table:table-cell>
          <table:table-cell office:value-type="string">
            <text:p>Z</text:p>
          </table:table-cell>
          <table:table-cell table:number-columns-repeated="2" office:value-type="string">
            <text:p>z</text:p>
          </table:table-cell>
          <table:table-cell table:style-name="ce5" office:value-type="string">
            <text:p>z</text:p>
          </table:table-cell>
          <table:table-cell table:number-columns-repeated="2" office:value-type="string">
            <text:p>z</text:p>
          </table:table-cell>
          <table:table-cell table:number-columns-repeated="2" table:style-name="ce23" office:value-type="string">
            <text:p>z</text:p>
          </table:table-cell>
          <table:table-cell office:value-type="string">
            <text:p>z</text:p>
          </table:table-cell>
          <table:table-cell table:number-columns-repeated="2"/>
          <table:table-cell office:value-type="string">
            <text:p>z</text:p>
          </table:table-cell>
          <table:table-cell/>
          <table:table-cell office:value-type="string">
            <text:p>z</text:p>
          </table:table-cell>
          <table:table-cell table:style-name="ce6" table:formula="of:=COUNTA([.AV61:.FL61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/>
          <table:table-cell office:value-type="string">
            <text:p>z̪</text:p>
          </table:table-cell>
          <table:table-cell office:value-type="string">
            <text:p>????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3"/>
          <table:table-cell office:value-type="string">
            <text:p>z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62:.FL62])" office:value-type="float" office:value="14">
            <text:p>1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10"/>
        </table:table-row>
        <table:table-row table:style-name="ro7">
          <table:table-cell/>
          <table:table-cell office:value-type="string">
            <text:p>z<text:span text:style-name="T1">j</text:span></text:p>
          </table:table-cell>
          <table:table-cell office:value-type="string">
            <text:p>z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table:number-columns-repeated="2" office:value-type="string">
            <text:p>z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63:.FL63])" office:value-type="float" office:value="15">
            <text:p>15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/>
          <table:table-cell office:value-type="string">
            <text:p>ʃ</text:p>
          </table:table-cell>
          <table:table-cell office:value-type="string">
            <text:p>S</text:p>
          </table:table-cell>
          <table:table-cell table:number-columns-repeated="2" office:value-type="string">
            <text:p>sh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sh</text:p>
          </table:table-cell>
          <table:table-cell/>
          <table:table-cell office:value-type="string">
            <text:p>SH</text:p>
          </table:table-cell>
          <table:table-cell office:value-type="string">
            <text:p>S</text:p>
          </table:table-cell>
          <table:table-cell table:number-columns-repeated="2" office:value-type="string">
            <text:p>sh</text:p>
          </table:table-cell>
          <table:table-cell office:value-type="string">
            <text:p>S</text:p>
          </table:table-cell>
          <table:table-cell table:style-name="ce8" table:formula="of:=IF(NOT(ISBLANK([.S64]));[.S64];IF(NOT(ISBLANK([.T64]));[.T64];IF(NOT(ISBLANK([.U64]));[.U64];IF(NOT(ISBLANK([.AA64]));[.AA64];IF(NOT(ISBLANK([.AO64]));[.AO64];&quot;&quot;)))))" office:value-type="string" office:string-value="S">
            <text:p>S</text:p>
          </table:table-cell>
          <table:table-cell table:style-name="ce8" table:formula="of:=IF(NOT(ISBLANK([.Y64]));[.Y64];IF(NOT(ISBLANK([.AK64]));[.AK64];&quot;&quot;))" office:value-type="string" office:string-value="S">
            <text:p>S</text:p>
          </table:table-cell>
          <table:table-cell table:style-name="ce8" office:value-type="string">
            <text:p>S</text:p>
          </table:table-cell>
          <table:table-cell office:value-type="string">
            <text:p>S</text:p>
          </table:table-cell>
          <table:table-cell/>
          <table:table-cell table:number-columns-repeated="4" office:value-type="string">
            <text:p>S</text:p>
          </table:table-cell>
          <table:table-cell table:number-columns-repeated="2" table:style-name="ce25" office:value-type="string">
            <text:p>S</text:p>
          </table:table-cell>
          <table:table-cell table:number-columns-repeated="3" office:value-type="string">
            <text:p>S</text:p>
          </table:table-cell>
          <table:table-cell office:value-type="string">
            <text:p>sh</text:p>
          </table:table-cell>
          <table:table-cell office:value-type="string">
            <text:p>sch</text:p>
          </table:table-cell>
          <table:table-cell/>
          <table:table-cell office:value-type="string">
            <text:p>SH</text:p>
          </table:table-cell>
          <table:table-cell table:number-columns-repeated="2" office:value-type="string">
            <text:p>S</text:p>
          </table:table-cell>
          <table:table-cell table:style-name="ce5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2" table:style-name="ce23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sch</text:p>
          </table:table-cell>
          <table:table-cell table:style-name="ce6" table:formula="of:=COUNTA([.AV64:.FL64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11"/>
        </table:table-row>
        <table:table-row table:style-name="ro7">
          <table:table-cell/>
          <table:table-cell office:value-type="string">
            <text:p>ʃ<text:span text:style-name="T1">j</text:span></text:p>
          </table:table-cell>
          <table:table-cell office:value-type="string">
            <text:p>S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office:value-type="string">
            <text:p>Sj</text:p>
          </table:table-cell>
          <table:table-cell office:value-type="string">
            <text:p>sh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65:.FL65])" office:value-type="float" office:value="14">
            <text:p>14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911"/>
        </table:table-row>
        <table:table-row table:style-name="ro6">
          <table:table-cell/>
          <table:table-cell office:value-type="string">
            <text:p>ʃʃ</text:p>
          </table:table-cell>
          <table:table-cell office:value-type="string">
            <text:p>SS</text:p>
          </table:table-cell>
          <table:table-cell table:number-columns-repeated="12"/>
          <table:table-cell table:style-name="ce8" table:formula="of:=IF(NOT(ISBLANK([.S66]));[.S66];IF(NOT(ISBLANK([.T66]));[.T66];IF(NOT(ISBLANK([.U66]));[.U66];IF(NOT(ISBLANK([.AA66]));[.AA66];IF(NOT(ISBLANK([.AO66]));[.AO66];&quot;&quot;)))))" office:value-type="string" office:string-value="SS">
            <text:p>SS</text:p>
          </table:table-cell>
          <table:table-cell table:style-name="ce8" table:formula="of:=IF(NOT(ISBLANK([.Y66]));[.Y66];IF(NOT(ISBLANK([.AK66]));[.AK66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SS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66:.FL66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11"/>
        </table:table-row>
        <table:table-row table:style-name="ro7">
          <table:table-cell/>
          <table:table-cell table:style-name="ce10" office:value-type="string">
            <text:p>ʃtʃ</text:p>
          </table:table-cell>
          <table:table-cell table:style-name="ce10" office:value-type="string">
            <text:p>s\</text:p>
          </table:table-cell>
          <table:table-cell table:style-name="ce19"/>
          <table:table-cell table:number-columns-repeated="11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office:value-type="string">
            <text:p>StS</text:p>
          </table:table-cell>
          <table:table-cell table:number-columns-repeated="6"/>
          <table:table-cell table:style-name="ce19"/>
          <table:table-cell table:number-columns-repeated="2"/>
          <table:table-cell table:style-name="ce23" table:number-columns-repeated="2"/>
          <table:table-cell table:style-name="ce19" table:number-columns-repeated="6"/>
          <table:table-cell table:style-name="ce6" table:formula="of:=COUNTA([.AV67:.FL67])" office:value-type="float" office:value="5">
            <text:p>5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949"/>
        </table:table-row>
        <table:table-row table:style-name="ro7">
          <table:table-cell/>
          <table:table-cell table:style-name="ce10" office:value-type="string">
            <text:p>ʃtʃ<text:span text:style-name="T1">j</text:span></text:p>
          </table:table-cell>
          <table:table-cell table:style-name="ce10" office:value-type="string">
            <text:p>s\_j</text:p>
          </table:table-cell>
          <table:table-cell table:style-name="ce19"/>
          <table:table-cell table:number-columns-repeated="11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office:value-type="string">
            <text:p>StSj</text:p>
          </table:table-cell>
          <table:table-cell table:number-columns-repeated="6"/>
          <table:table-cell table:style-name="ce19"/>
          <table:table-cell table:number-columns-repeated="2"/>
          <table:table-cell table:style-name="ce23" table:number-columns-repeated="2"/>
          <table:table-cell table:style-name="ce19" table:number-columns-repeated="6"/>
          <table:table-cell table:style-name="ce6" table:formula="of:=COUNTA([.AV68:.FL68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35"/>
          <table:table-cell office:value-type="string">
            <text:p>1</text:p>
          </table:table-cell>
          <table:table-cell table:number-columns-repeated="913"/>
        </table:table-row>
        <table:table-row table:style-name="ro6">
          <table:table-cell/>
          <table:table-cell office:value-type="string">
            <text:p>ʒ</text:p>
          </table:table-cell>
          <table:table-cell office:value-type="string">
            <text:p>Z</text:p>
          </table:table-cell>
          <table:table-cell table:number-columns-repeated="2" office:value-type="string">
            <text:p>zh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zh</text:p>
          </table:table-cell>
          <table:table-cell/>
          <table:table-cell office:value-type="string">
            <text:p>ZH</text:p>
          </table:table-cell>
          <table:table-cell office:value-type="string">
            <text:p>Z</text:p>
          </table:table-cell>
          <table:table-cell office:value-type="string">
            <text:p>zh</text:p>
          </table:table-cell>
          <table:table-cell table:number-columns-repeated="2"/>
          <table:table-cell table:style-name="ce8" table:formula="of:=IF(NOT(ISBLANK([.S69]));[.S69];IF(NOT(ISBLANK([.T69]));[.T69];IF(NOT(ISBLANK([.U69]));[.U69];IF(NOT(ISBLANK([.AA69]));[.AA69];IF(NOT(ISBLANK([.AO69]));[.AO69];&quot;&quot;)))))" office:value-type="string" office:string-value="Z">
            <text:p>Z</text:p>
          </table:table-cell>
          <table:table-cell table:style-name="ce8" table:formula="of:=IF(NOT(ISBLANK([.Y69]));[.Y69];IF(NOT(ISBLANK([.AK69]));[.AK69];&quot;&quot;))" office:value-type="string" office:string-value="Z">
            <text:p>Z</text:p>
          </table:table-cell>
          <table:table-cell table:style-name="ce8" office:value-type="string">
            <text:p>Z</text:p>
          </table:table-cell>
          <table:table-cell office:value-type="string">
            <text:p>Z</text:p>
          </table:table-cell>
          <table:table-cell table:number-columns-repeated="2"/>
          <table:table-cell/>
          <table:table-cell table:number-columns-repeated="2" office:value-type="string">
            <text:p>Z</text:p>
          </table:table-cell>
          <table:table-cell table:number-columns-repeated="2" table:style-name="ce25" office:value-type="string">
            <text:p>Z</text:p>
          </table:table-cell>
          <table:table-cell table:number-columns-repeated="3" office:value-type="string">
            <text:p>Z</text:p>
          </table:table-cell>
          <table:table-cell office:value-type="string">
            <text:p>zh</text:p>
          </table:table-cell>
          <table:table-cell table:number-columns-repeated="2"/>
          <table:table-cell office:value-type="string">
            <text:p>ZH</text:p>
          </table:table-cell>
          <table:table-cell table:number-columns-repeated="2"/>
          <table:table-cell table:style-name="ce5" office:value-type="string">
            <text:p>Z</text:p>
          </table:table-cell>
          <table:table-cell table:number-columns-repeated="2" office:value-type="string">
            <text:p>Z</text:p>
          </table:table-cell>
          <table:table-cell table:number-columns-repeated="2" table:style-name="ce23" office:value-type="string">
            <text:p>Z</text:p>
          </table:table-cell>
          <table:table-cell office:value-type="string">
            <text:p>Z</text:p>
          </table:table-cell>
          <table:table-cell table:number-columns-repeated="5"/>
          <table:table-cell table:style-name="ce6" table:formula="of:=COUNTA([.AV69:.FL69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1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10"/>
        </table:table-row>
        <table:table-row table:style-name="ro7">
          <table:table-cell/>
          <table:table-cell office:value-type="string">
            <text:p>ʒ<text:span text:style-name="T1">J</text:span></text:p>
          </table:table-cell>
          <table:table-cell office:value-type="string">
            <text:p>Z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office:value-type="string">
            <text:p>Zj</text:p>
          </table:table-cell>
          <table:table-cell office:value-type="string">
            <text:p>zh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70:.FL70])" office:value-type="float" office:value="14">
            <text:p>1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1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/>
          <table:table-cell office:value-type="string">
            <text:p>ç</text:p>
          </table:table-cell>
          <table:table-cell office:value-type="string">
            <text:p>C</text:p>
          </table:table-cell>
          <table:table-cell table:number-columns-repeated="12"/>
          <table:table-cell table:style-name="ce8" table:formula="of:=IF(NOT(ISBLANK([.S71]));[.S71];IF(NOT(ISBLANK([.T71]));[.T71];IF(NOT(ISBLANK([.U71]));[.U71];IF(NOT(ISBLANK([.AA71]));[.AA71];IF(NOT(ISBLANK([.AO71]));[.AO71];&quot;&quot;)))))" office:value-type="string" office:string-value="C">
            <text:p>C</text:p>
          </table:table-cell>
          <table:table-cell table:style-name="ce8" table:formula="of:=IF(NOT(ISBLANK([.Y71]));[.Y71];IF(NOT(ISBLANK([.AK71]));[.AK71];&quot;&quot;))" office:value-type="string" office:string-value="C">
            <text:p>C</text:p>
          </table:table-cell>
          <table:table-cell table:style-name="ce8"/>
          <table:table-cell table:number-columns-repeated="2"/>
          <table:table-cell table:style-name="ce6"/>
          <table:table-cell table:style-name="ce6"/>
          <table:table-cell table:number-columns-repeated="2"/>
          <table:table-cell table:style-name="ce23"/>
          <table:table-cell table:style-name="ce23"/>
          <table:table-cell/>
          <table:table-cell office:value-type="string">
            <text:p>C</text:p>
          </table:table-cell>
          <table:table-cell table:number-columns-repeated="5"/>
          <table:table-cell table:number-columns-repeated="2" office:value-type="string">
            <text:p>C</text:p>
          </table:table-cell>
          <table:table-cell table:style-name="ce5" office:value-type="string">
            <text:p>C</text:p>
          </table:table-cell>
          <table:table-cell table:number-columns-repeated="2" office:value-type="string">
            <text:p>C</text:p>
          </table:table-cell>
          <table:table-cell table:number-columns-repeated="2" table:style-name="ce23" office:value-type="string">
            <text:p>C</text:p>
          </table:table-cell>
          <table:table-cell table:number-columns-repeated="2" office:value-type="string">
            <text:p>C</text:p>
          </table:table-cell>
          <table:table-cell/>
          <table:table-cell table:number-columns-repeated="2" office:value-type="string">
            <text:p>C</text:p>
          </table:table-cell>
          <table:table-cell/>
          <table:table-cell table:style-name="ce6" table:formula="of:=COUNTA([.AV71:.FL71])" office:value-type="float" office:value="8">
            <text:p>8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table:style-name="ce8" table:formula="of:=IF(NOT(ISBLANK([.S72]));[.S72];IF(NOT(ISBLANK([.T72]));[.T72];IF(NOT(ISBLANK([.U72]));[.U72];IF(NOT(ISBLANK([.AA72]));[.AA72];IF(NOT(ISBLANK([.AO72]));[.AO72];&quot;&quot;)))))" office:value-type="string" office:string-value="x">
            <text:p>x</text:p>
          </table:table-cell>
          <table:table-cell table:style-name="ce8" table:formula="of:=IF(NOT(ISBLANK([.Y72]));[.Y72];IF(NOT(ISBLANK([.AK72]));[.AK72];&quot;&quot;))" office:value-type="string" office:string-value="x">
            <text:p>x</text:p>
          </table:table-cell>
          <table:table-cell table:style-name="ce8"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25"/>
          <table:table-cell table:style-name="ce25"/>
          <table:table-cell/>
          <table:table-cell office:value-type="string">
            <text:p>ch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ch</text:p>
          </table:table-cell>
          <table:table-cell table:style-name="ce6" table:formula="of:=COUNTA([.AV72:.FL72])" office:value-type="float" office:value="8">
            <text:p>8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15"/>
        </table:table-row>
        <table:table-row table:style-name="ro7">
          <table:table-cell/>
          <table:table-cell office:value-type="string">
            <text:p>x<text:span text:style-name="T1">J</text:span></text:p>
          </table:table-cell>
          <table:table-cell office:value-type="string">
            <text:p>x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3"/>
          <table:table-cell office:value-type="string">
            <text:p>x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73:.FL73])" office:value-type="float" office:value="9">
            <text:p>9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12"/>
        </table:table-row>
        <table:table-row table:style-name="ro6">
          <table:table-cell/>
          <table:table-cell office:value-type="string">
            <text:p>ɣ</text:p>
          </table:table-cell>
          <table:table-cell office:value-type="string">
            <text:p>G</text:p>
          </table:table-cell>
          <table:table-cell table:number-columns-repeated="8"/>
          <table:table-cell office:value-type="string">
            <text:p>G</text:p>
          </table:table-cell>
          <table:table-cell table:number-columns-repeated="3"/>
          <table:table-cell table:style-name="ce8" table:formula="of:=IF(NOT(ISBLANK([.S74]));[.S74];IF(NOT(ISBLANK([.T74]));[.T74];IF(NOT(ISBLANK([.U74]));[.U74];IF(NOT(ISBLANK([.AA74]));[.AA74];IF(NOT(ISBLANK([.AO74]));[.AO74];&quot;&quot;)))))" office:value-type="string" office:string-value="G">
            <text:p>G</text:p>
          </table:table-cell>
          <table:table-cell table:style-name="ce8" table:formula="of:=IF(NOT(ISBLANK([.Y74]));[.Y74];IF(NOT(ISBLANK([.AK74]));[.AK74];&quot;&quot;))">
            <text:p/>
          </table:table-cell>
          <table:table-cell table:style-name="ce8"/>
          <table:table-cell/>
          <table:table-cell office:value-type="string">
            <text:p>G</text:p>
          </table:table-cell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4"/>
          <table:table-cell office:value-type="string">
            <text:p>G</text:p>
          </table:table-cell>
          <table:table-cell table:number-columns-repeated="3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2"/>
          <table:table-cell office:value-type="string">
            <text:p>G</text:p>
          </table:table-cell>
          <table:table-cell table:number-columns-repeated="2"/>
          <table:table-cell table:style-name="ce6" table:formula="of:=COUNTA([.AV74:.FL74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38"/>
          <table:table-cell table:number-columns-repeated="3" office:value-type="string">
            <text:p>1</text:p>
          </table:table-cell>
          <table:table-cell table:number-columns-repeated="915"/>
        </table:table-row>
        <table:table-row table:style-name="ro6">
          <table:table-cell/>
          <table:table-cell office:value-type="string">
            <text:p>ʁ</text:p>
          </table:table-cell>
          <table:table-cell office:value-type="string">
            <text:p>R</text:p>
          </table:table-cell>
          <table:table-cell table:number-columns-repeated="12"/>
          <table:table-cell table:style-name="ce8" table:formula="of:=IF(NOT(ISBLANK([.S75]));[.S75];IF(NOT(ISBLANK([.T75]));[.T75];IF(NOT(ISBLANK([.U75]));[.U75];IF(NOT(ISBLANK([.AA75]));[.AA75];IF(NOT(ISBLANK([.AO75]));[.AO75];&quot;&quot;)))))" office:value-type="string" office:string-value="R">
            <text:p>R</text:p>
          </table:table-cell>
          <table:table-cell table:style-name="ce8" table:formula="of:=IF(NOT(ISBLANK([.Y75]));[.Y75];IF(NOT(ISBLANK([.AK75]));[.AK75];&quot;&quot;))" office:value-type="string" office:string-value="R">
            <text:p>R</text:p>
          </table:table-cell>
          <table:table-cell table:style-name="ce8"/>
          <table:table-cell table:number-columns-repeated="3"/>
          <table:table-cell/>
          <table:table-cell table:number-columns-repeated="2" office:value-type="string">
            <text:p>R</text:p>
          </table:table-cell>
          <table:table-cell table:number-columns-repeated="2" table:style-name="ce25" office:value-type="string">
            <text:p>R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rr</text:p>
          </table:table-cell>
          <table:table-cell/>
          <table:table-cell office:value-type="string">
            <text:p>R</text:p>
          </table:table-cell>
          <table:table-cell table:number-columns-repeated="2"/>
          <table:table-cell table:style-name="ce5"/>
          <table:table-cell/>
          <table:table-cell/>
          <table:table-cell table:number-columns-repeated="2" table:style-name="ce23" office:value-type="string">
            <text:p>R</text:p>
          </table:table-cell>
          <table:table-cell office:value-type="string">
            <text:p>R</text:p>
          </table:table-cell>
          <table:table-cell table:number-columns-repeated="5"/>
          <table:table-cell table:style-name="ce6" table:formula="of:=COUNTA([.AV75:.FL75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917"/>
        </table:table-row>
        <table:table-row table:style-name="ro6">
          <table:table-cell/>
          <table:table-cell office:value-type="string">
            <text:p>ɥ</text:p>
          </table:table-cell>
          <table:table-cell office:value-type="string">
            <text:p>H</text:p>
          </table:table-cell>
          <table:table-cell table:number-columns-repeated="12"/>
          <table:table-cell table:style-name="ce8" table:formula="of:=IF(NOT(ISBLANK([.S76]));[.S76];IF(NOT(ISBLANK([.T76]));[.T76];IF(NOT(ISBLANK([.U76]));[.U76];IF(NOT(ISBLANK([.AA76]));[.AA76];IF(NOT(ISBLANK([.AO76]));[.AO76];&quot;&quot;)))))" office:value-type="string" office:string-value="H">
            <text:p>H</text:p>
          </table:table-cell>
          <table:table-cell table:style-name="ce8" table:formula="of:=IF(NOT(ISBLANK([.Y76]));[.Y76];IF(NOT(ISBLANK([.AK76]));[.AK76];&quot;&quot;))" office:value-type="string" office:string-value="H">
            <text:p>H</text:p>
          </table:table-cell>
          <table:table-cell table:style-name="ce8"/>
          <table:table-cell table:number-columns-repeated="3"/>
          <table:table-cell/>
          <table:table-cell table:number-columns-repeated="2" office:value-type="string">
            <text:p>H</text:p>
          </table:table-cell>
          <table:table-cell table:number-columns-repeated="2" table:style-name="ce25" office:value-type="string">
            <text:p>H</text:p>
          </table:table-cell>
          <table:table-cell office:value-type="string">
            <text:p>H</text:p>
          </table:table-cell>
          <table:table-cell table:number-columns-repeated="5"/>
          <table:table-cell table:style-name="ce5" office:value-type="string">
            <text:p>H</text:p>
          </table:table-cell>
          <table:table-cell table:number-columns-repeated="2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76:.FL76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27"/>
        </table:table-row>
        <table:table-row table:style-name="ro6">
          <table:table-cell/>
          <table:table-cell table:number-columns-repeated="3" office:value-type="string">
            <text:p>h</text:p>
          </table:table-cell>
          <table:table-cell office:value-type="string">
            <text:p>hh</text:p>
          </table:table-cell>
          <table:table-cell/>
          <table:table-cell table:style-name="ce6"/>
          <table:table-cell table:number-columns-repeated="2" office:value-type="string">
            <text:p>hh</text:p>
          </table:table-cell>
          <table:table-cell table:number-columns-repeated="2" office:value-type="string">
            <text:p>HH</text:p>
          </table:table-cell>
          <table:table-cell office:value-type="string">
            <text:p>h</text:p>
          </table:table-cell>
          <table:table-cell table:number-columns-repeated="2" office:value-type="string">
            <text:p>hh</text:p>
          </table:table-cell>
          <table:table-cell office:value-type="string">
            <text:p>h</text:p>
          </table:table-cell>
          <table:table-cell table:style-name="ce8" table:formula="of:=IF(NOT(ISBLANK([.S77]));[.S77];IF(NOT(ISBLANK([.T77]));[.T77];IF(NOT(ISBLANK([.U77]));[.U77];IF(NOT(ISBLANK([.AA77]));[.AA77];IF(NOT(ISBLANK([.AO77]));[.AO77];&quot;&quot;)))))" office:value-type="string" office:string-value="h">
            <text:p>h</text:p>
          </table:table-cell>
          <table:table-cell table:style-name="ce8" table:formula="of:=IF(NOT(ISBLANK([.Y77]));[.Y77];IF(NOT(ISBLANK([.AK77]));[.AK77];&quot;&quot;))" office:value-type="string" office:string-value="h">
            <text:p>h</text:p>
          </table:table-cell>
          <table:table-cell table:style-name="ce8"/>
          <table:table-cell office:value-type="string">
            <text:p>h</text:p>
          </table:table-cell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office:value-type="string">
            <text:p>h</text:p>
          </table:table-cell>
          <table:table-cell table:number-columns-repeated="4"/>
          <table:table-cell table:number-columns-repeated="3" office:value-type="string">
            <text:p>h</text:p>
          </table:table-cell>
          <table:table-cell table:style-name="ce5" office:value-type="string">
            <text:p>h</text:p>
          </table:table-cell>
          <table:table-cell table:number-columns-repeated="2" office:value-type="string">
            <text:p>h</text:p>
          </table:table-cell>
          <table:table-cell table:number-columns-repeated="2" table:style-name="ce23" office:value-type="string">
            <text:p>h</text:p>
          </table:table-cell>
          <table:table-cell table:number-columns-repeated="3" office:value-type="string">
            <text:p>h</text:p>
          </table:table-cell>
          <table:table-cell/>
          <table:table-cell table:number-columns-repeated="2" office:value-type="string">
            <text:p>h</text:p>
          </table:table-cell>
          <table:table-cell table:style-name="ce6" table:formula="of:=COUNTA([.AV77:.FL77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55"/>
        </table:table-row>
        <table:table-row table:style-name="ro7">
          <table:table-cell/>
          <table:table-cell table:style-name="ce13" office:value-type="string">
            <text:p>ɦ</text:p>
          </table:table-cell>
          <table:table-cell office:value-type="string">
            <text:p>h\</text:p>
          </table:table-cell>
          <table:table-cell table:number-columns-repeated="2"/>
          <table:table-cell table:number-columns-repeated="2" office:value-type="string">
            <text:p>h\</text:p>
          </table:table-cell>
          <table:table-cell table:number-columns-repeated="7"/>
          <table:table-cell office:value-type="string">
            <text:p>h\</text:p>
          </table:table-cell>
          <table:table-cell table:style-name="ce8"/>
          <table:table-cell table:style-name="ce8" table:formula="of:=IF(NOT(ISBLANK([.Y78]));[.Y78];IF(NOT(ISBLANK([.AK78]));[.AK78];&quot;&quot;))">
            <text:p/>
          </table:table-cell>
          <table:table-cell table:style-name="ce8" office:value-type="string">
            <text:p>h\</text:p>
          </table:table-cell>
          <table:table-cell table:number-columns-repeated="2"/>
          <table:table-cell table:style-name="ce19" table:number-columns-repeated="2"/>
          <table:table-cell table:number-columns-repeated="2"/>
          <table:table-cell table:style-name="ce24"/>
          <table:table-cell table:style-name="ce24"/>
          <table:table-cell table:number-columns-repeated="3"/>
          <table:table-cell office:value-type="string">
            <text:p>h</text:p>
          </table:table-cell>
          <table:table-cell table:number-columns-repeated="5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78:.FL78])" office:value-type="float" office:value="6">
            <text:p>6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956"/>
        </table:table-row>
        <table:table-row table:style-name="ro7">
          <table:table-cell/>
          <table:table-cell table:style-name="ce13" office:value-type="string">
            <text:p>ɦ<text:span text:style-name="T1">J</text:span></text:p>
          </table:table-cell>
          <table:table-cell office:value-type="string">
            <text:p>h\_j</text:p>
          </table:table-cell>
          <table:table-cell table:number-columns-repeated="12"/>
          <table:table-cell table:style-name="ce8" table:number-columns-repeated="3"/>
          <table:table-cell table:number-columns-repeated="2"/>
          <table:table-cell table:style-name="ce19" table:number-columns-repeated="2"/>
          <table:table-cell table:number-columns-repeated="2"/>
          <table:table-cell table:style-name="ce24" table:number-columns-repeated="2"/>
          <table:table-cell table:number-columns-repeated="3"/>
          <table:table-cell office:value-type="string">
            <text:p>h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79:.FL79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43"/>
          <table:table-cell office:value-type="string">
            <text:p>1</text:p>
          </table:table-cell>
          <table:table-cell table:number-columns-repeated="912"/>
        </table:table-row>
        <table:table-row table:style-name="ro6">
          <table:table-cell/>
          <table:table-cell table:number-columns-repeated="2" office:value-type="string">
            <text:p>hh</text:p>
          </table:table-cell>
          <table:table-cell table:number-columns-repeated="12"/>
          <table:table-cell table:style-name="ce8" table:formula="of:=IF(NOT(ISBLANK([.S80]));[.S80];IF(NOT(ISBLANK([.T80]));[.T80];IF(NOT(ISBLANK([.U80]));[.U80];IF(NOT(ISBLANK([.AA80]));[.AA80];IF(NOT(ISBLANK([.AO80]));[.AO80];&quot;&quot;)))))">
            <text:p/>
          </table:table-cell>
          <table:table-cell table:style-name="ce8" table:formula="of:=IF(NOT(ISBLANK([.Y80]));[.Y80];IF(NOT(ISBLANK([.AK80]));[.AK80];&quot;&quot;))">
            <text:p/>
          </table:table-cell>
          <table:table-cell table:style-name="ce8"/>
          <table:table-cell table:number-columns-repeated="2"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hh</text:p>
          </table:table-cell>
          <table:table-cell table:number-columns-repeated="3"/>
          <table:table-cell table:style-name="ce6" table:formula="of:=COUNTA([.AV80:.FL80])" office:value-type="float" office:value="6">
            <text:p>6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956"/>
        </table:table-row>
        <table:table-row table:style-name="ro6">
          <table:table-cell office:value-type="string">
            <text:p>Approximant</text:p>
          </table:table-cell>
          <table:table-cell office:value-type="string">
            <text:p>ɹ</text:p>
          </table:table-cell>
          <table:table-cell office:value-type="string">
            <text:p>r\</text:p>
          </table:table-cell>
          <table:table-cell table:number-columns-repeated="6" office:value-type="string">
            <text:p>r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r</text:p>
          </table:table-cell>
          <table:table-cell table:style-name="ce8" table:formula="of:=IF(NOT(ISBLANK([.S81]));[.S81];IF(NOT(ISBLANK([.T81]));[.T81];IF(NOT(ISBLANK([.U81]));[.U81];IF(NOT(ISBLANK([.AA81]));[.AA81];IF(NOT(ISBLANK([.AO81]));[.AO81];&quot;&quot;)))))" office:value-type="string" office:string-value="r">
            <text:p>r</text:p>
          </table:table-cell>
          <table:table-cell table:style-name="ce8" table:formula="of:=IF(NOT(ISBLANK([.Y81]));[.Y81];IF(NOT(ISBLANK([.AK81]));[.AK81];&quot;&quot;))" office:value-type="string" office:string-value="r">
            <text:p>r</text:p>
          </table:table-cell>
          <table:table-cell table:style-name="ce8" office:value-type="string">
            <text:p>r</text:p>
          </table:table-cell>
          <table:table-cell table:number-columns-repeated="4" office:value-type="string">
            <text:p>r</text:p>
          </table:table-cell>
          <table:table-cell table:number-columns-repeated="2"/>
          <table:table-cell table:style-name="ce25"/>
          <table:table-cell table:style-name="ce25"/>
          <table:table-cell table:number-columns-repeated="2" office:value-type="string">
            <text:p>r</text:p>
          </table:table-cell>
          <table:table-cell table:number-columns-repeated="5"/>
          <table:table-cell table:number-columns-repeated="2" office:value-type="string">
            <text:p>r</text:p>
          </table:table-cell>
          <table:table-cell table:style-name="ce5" office:value-type="string">
            <text:p>r</text:p>
          </table:table-cell>
          <table:table-cell table:number-columns-repeated="2" office:value-type="string">
            <text:p>r</text:p>
          </table:table-cell>
          <table:table-cell table:number-columns-repeated="2" table:style-name="ce23" office:value-type="string">
            <text:p>r</text:p>
          </table:table-cell>
          <table:table-cell/>
          <table:table-cell table:number-columns-repeated="5" office:value-type="string">
            <text:p>r</text:p>
          </table:table-cell>
          <table:table-cell table:style-name="ce6" table:formula="of:=COUNTA([.AV81:.FL81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19"/>
        </table:table-row>
        <table:table-row table:style-name="ro6">
          <table:table-cell/>
          <table:table-cell table:number-columns-repeated="2" office:value-type="string">
            <text:p>rr</text:p>
          </table:table-cell>
          <table:table-cell table:number-columns-repeated="12"/>
          <table:table-cell table:style-name="ce8" table:formula="of:=IF(NOT(ISBLANK([.S82]));[.S82];IF(NOT(ISBLANK([.T82]));[.T82];IF(NOT(ISBLANK([.U82]));[.U82];IF(NOT(ISBLANK([.AA82]));[.AA82];IF(NOT(ISBLANK([.AO82]));[.AO82];&quot;&quot;)))))">
            <text:p/>
          </table:table-cell>
          <table:table-cell table:style-name="ce8" table:formula="of:=IF(NOT(ISBLANK([.Y82]));[.Y82];IF(NOT(ISBLANK([.AK82]));[.AK82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rr</text:p>
          </table:table-cell>
          <table:table-cell table:number-columns-repeated="3"/>
          <table:table-cell table:style-name="ce6" table:formula="of:=COUNTA([.AV82:.FL82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19"/>
        </table:table-row>
        <table:table-row table:style-name="ro6">
          <table:table-cell/>
          <table:table-cell table:number-columns-repeated="2" office:value-type="string">
            <text:p>j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j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string">
            <text:p>j</text:p>
          </table:table-cell>
          <table:table-cell table:number-columns-repeated="2" office:value-type="string">
            <text:p>y</text:p>
          </table:table-cell>
          <table:table-cell/>
          <table:table-cell table:style-name="ce8" table:formula="of:=IF(NOT(ISBLANK([.S83]));[.S83];IF(NOT(ISBLANK([.T83]));[.T83];IF(NOT(ISBLANK([.U83]));[.U83];IF(NOT(ISBLANK([.AA83]));[.AA83];IF(NOT(ISBLANK([.AO83]));[.AO83];&quot;&quot;)))))" office:value-type="string" office:string-value="j">
            <text:p>j</text:p>
          </table:table-cell>
          <table:table-cell table:style-name="ce8" table:formula="of:=IF(NOT(ISBLANK([.Y83]));[.Y83];IF(NOT(ISBLANK([.AK83]));[.AK83];&quot;&quot;))" office:value-type="string" office:string-value="j">
            <text:p>j</text:p>
          </table:table-cell>
          <table:table-cell table:style-name="ce8" office:value-type="string">
            <text:p>j</text:p>
          </table:table-cell>
          <table:table-cell table:number-columns-repeated="6" office:value-type="string">
            <text:p>j</text:p>
          </table:table-cell>
          <table:table-cell table:number-columns-repeated="2" table:style-name="ce25" office:value-type="string">
            <text:p>j</text:p>
          </table:table-cell>
          <table:table-cell table:number-columns-repeated="4" office:value-type="string">
            <text:p>j</text:p>
          </table:table-cell>
          <table:table-cell/>
          <table:table-cell office:value-type="string">
            <text:p>j</text:p>
          </table:table-cell>
          <table:table-cell office:value-type="string">
            <text:p>J</text:p>
          </table:table-cell>
          <table:table-cell table:number-columns-repeated="2" office:value-type="string">
            <text:p>j</text:p>
          </table:table-cell>
          <table:table-cell table:style-name="ce5" office:value-type="string">
            <text:p>j</text:p>
          </table:table-cell>
          <table:table-cell table:number-columns-repeated="2" office:value-type="string">
            <text:p>j</text:p>
          </table:table-cell>
          <table:table-cell table:number-columns-repeated="2" table:style-name="ce23" office:value-type="string">
            <text:p>j</text:p>
          </table:table-cell>
          <table:table-cell table:number-columns-repeated="6" office:value-type="string">
            <text:p>j</text:p>
          </table:table-cell>
          <table:table-cell table:style-name="ce6" table:formula="of:=COUNTA([.AV83:.FL83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1"/>
          <table:table-cell table:number-columns-repeated="2" office:value-type="string">
            <text:p>1</text:p>
          </table:table-cell>
          <table:table-cell table:number-columns-repeated="916"/>
        </table:table-row>
        <table:table-row table:style-name="ro7">
          <table:table-cell/>
          <table:table-cell table:style-name="ce14" office:value-type="string">
            <text:p>ʝ</text:p>
          </table:table-cell>
          <table:table-cell office:value-type="string">
            <text:p>jj</text:p>
          </table:table-cell>
          <table:table-cell table:number-columns-repeated="11"/>
          <table:table-cell office:value-type="string">
            <text:p>j</text:p>
          </table:table-cell>
          <table:table-cell table:style-name="ce8" table:formula="of:=IF(NOT(ISBLANK([.S84]));[.S84];IF(NOT(ISBLANK([.T84]));[.T84];IF(NOT(ISBLANK([.U84]));[.U84];IF(NOT(ISBLANK([.AA84]));[.AA84];IF(NOT(ISBLANK([.AO84]));[.AO84];&quot;&quot;)))))" office:value-type="string" office:string-value="jj">
            <text:p>jj</text:p>
          </table:table-cell>
          <table:table-cell table:style-name="ce8" table:formula="of:=IF(NOT(ISBLANK([.Y84]));[.Y84];IF(NOT(ISBLANK([.AK84]));[.AK84];&quot;&quot;))">
            <text:p/>
          </table:table-cell>
          <table:table-cell table:style-name="ce8"/>
          <table:table-cell/>
          <table:table-cell office:value-type="string">
            <text:p>jj</text:p>
          </table:table-cell>
          <table:table-cell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2"/>
          <table:table-cell office:value-type="string">
            <text:p>jj</text:p>
          </table:table-cell>
          <table:table-cell table:number-columns-repeated="2"/>
          <table:table-cell table:style-name="ce6" table:formula="of:=COUNTA([.AV84:.FL84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1"/>
          <table:table-cell table:number-columns-repeated="2" office:value-type="string">
            <text:p>1</text:p>
          </table:table-cell>
          <table:table-cell table:number-columns-repeated="916"/>
        </table:table-row>
        <table:table-row table:style-name="ro7">
          <table:table-cell/>
          <table:table-cell table:style-name="ce10" office:value-type="string">
            <text:p>ʋ</text:p>
          </table:table-cell>
          <table:table-cell table:style-name="ce10" office:value-type="string">
            <text:p>v\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85:.FL85])" office:value-type="float" office:value="5">
            <text:p>5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40"/>
        </table:table-row>
        <table:table-row table:style-name="ro7">
          <table:table-cell/>
          <table:table-cell table:style-name="ce10" office:value-type="string">
            <text:p>ʋ<text:span text:style-name="T1">J</text:span></text:p>
          </table:table-cell>
          <table:table-cell table:style-name="ce10" office:value-type="string">
            <text:p>v\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3"/>
          <table:table-cell office:value-type="string">
            <text:p>w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86:.FL86])" office:value-type="float" office:value="6">
            <text:p>6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12"/>
        </table:table-row>
        <table:table-row table:style-name="ro6">
          <table:table-cell office:value-type="string">
            <text:p>Trill</text:p>
          </table:table-cell>
          <table:table-cell table:number-columns-repeated="2" office:value-type="string">
            <text:p>rr</text:p>
          </table:table-cell>
          <table:table-cell table:number-columns-repeated="12"/>
          <table:table-cell table:style-name="ce8" table:formula="of:=IF(NOT(ISBLANK([.S87]));[.S87];IF(NOT(ISBLANK([.T87]));[.T87];IF(NOT(ISBLANK([.U87]));[.U87];IF(NOT(ISBLANK([.AA87]));[.AA87];IF(NOT(ISBLANK([.AO87]));[.AO87];&quot;&quot;)))))" office:value-type="string" office:string-value="rr">
            <text:p>rr</text:p>
          </table:table-cell>
          <table:table-cell table:style-name="ce8" table:formula="of:=IF(NOT(ISBLANK([.Y87]));[.Y87];IF(NOT(ISBLANK([.AK87]));[.AK87];&quot;&quot;))">
            <text:p/>
          </table:table-cell>
          <table:table-cell table:style-name="ce8"/>
          <table:table-cell/>
          <table:table-cell table:number-columns-repeated="3" office:value-type="string">
            <text:p>rr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87:.FL87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4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19"/>
        </table:table-row>
        <table:table-row table:style-name="ro7">
          <table:table-cell/>
          <table:table-cell office:value-type="string">
            <text:p>r</text:p>
          </table:table-cell>
          <table:table-cell table:style-name="ce10" office:value-type="string">
            <text:p>r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table:number-columns-repeated="4" office:value-type="string">
            <text:p>r</text:p>
          </table:table-cell>
          <table:table-cell table:number-columns-repeated="3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88:.FL88])" office:value-type="float" office:value="6">
            <text:p>6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47"/>
        </table:table-row>
        <table:table-row table:style-name="ro7">
          <table:table-cell/>
          <table:table-cell office:value-type="string">
            <text:p>r<text:span text:style-name="T1">j</text:span></text:p>
          </table:table-cell>
          <table:table-cell table:style-name="ce10" office:value-type="string">
            <text:p>r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table:number-columns-repeated="2" office:value-type="string">
            <text:p>r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89:.FL89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3"/>
          <table:table-cell office:value-type="string">
            <text:p>1</text:p>
          </table:table-cell>
          <table:table-cell table:number-columns-repeated="913"/>
        </table:table-row>
        <table:table-row table:style-name="ro6">
          <table:table-cell office:value-type="string">
            <text:p>Tap</text:p>
          </table:table-cell>
          <table:table-cell office:value-type="string">
            <text:p>ɾ</text:p>
          </table:table-cell>
          <table:table-cell office:value-type="float" office:value="4">
            <text:p>4</text:p>
          </table:table-cell>
          <table:table-cell table:style-name="ce19" office:value-type="string">
            <text:p>t^</text:p>
          </table:table-cell>
          <table:table-cell office:value-type="string">
            <text:p>dx</text:p>
          </table:table-cell>
          <table:table-cell table:number-columns-repeated="2"/>
          <table:table-cell office:value-type="string">
            <text:p>dx</text:p>
          </table:table-cell>
          <table:table-cell table:number-columns-repeated="7"/>
          <table:table-cell table:style-name="ce8" table:formula="of:=IF(NOT(ISBLANK([.S90]));[.S90];IF(NOT(ISBLANK([.T90]));[.T90];IF(NOT(ISBLANK([.U90]));[.U90];IF(NOT(ISBLANK([.AA90]));[.AA90];IF(NOT(ISBLANK([.AO90]));[.AO90];&quot;&quot;)))))">
            <text:p/>
          </table:table-cell>
          <table:table-cell table:style-name="ce8" table:formula="of:=IF(NOT(ISBLANK([.Y90]));[.Y90];IF(NOT(ISBLANK([.AK90]));[.AK90];&quot;&quot;))">
            <text:p/>
          </table:table-cell>
          <table:table-cell table:style-name="ce8"/>
          <table:table-cell table:style-name="ce20"/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4"/>
          <table:table-cell office:value-type="string">
            <text:p>rf</text:p>
          </table:table-cell>
          <table:table-cell table:number-columns-repeated="3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table:style-name="ce19" table:number-columns-repeated="5"/>
          <table:table-cell table:style-name="ce6" table:formula="of:=COUNTA([.AV90:.FL90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4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19"/>
        </table:table-row>
        <table:table-row table:style-name="ro6">
          <table:table-cell office:value-type="string">
            <text:p>Lat. Approx.</text:p>
          </table:table-cell>
          <table:table-cell table:number-columns-repeated="8" office:value-type="string">
            <text:p>l</text:p>
          </table:table-cell>
          <table:table-cell table:number-columns-repeated="2" office:value-type="string">
            <text:p>L</text:p>
          </table:table-cell>
          <table:table-cell table:number-columns-repeated="4" office:value-type="string">
            <text:p>l</text:p>
          </table:table-cell>
          <table:table-cell table:style-name="ce8" table:formula="of:=IF(NOT(ISBLANK([.S91]));[.S91];IF(NOT(ISBLANK([.T91]));[.T91];IF(NOT(ISBLANK([.U91]));[.U91];IF(NOT(ISBLANK([.AA91]));[.AA91];IF(NOT(ISBLANK([.AO91]));[.AO91];&quot;&quot;)))))" office:value-type="string" office:string-value="l">
            <text:p>l</text:p>
          </table:table-cell>
          <table:table-cell table:style-name="ce8" table:formula="of:=IF(NOT(ISBLANK([.Y91]));[.Y91];IF(NOT(ISBLANK([.AK91]));[.AK91];&quot;&quot;))" office:value-type="string" office:string-value="l">
            <text:p>l</text:p>
          </table:table-cell>
          <table:table-cell table:style-name="ce8" office:value-type="string">
            <text:p>l</text:p>
          </table:table-cell>
          <table:table-cell table:number-columns-repeated="6" office:value-type="string">
            <text:p>l</text:p>
          </table:table-cell>
          <table:table-cell table:number-columns-repeated="2" table:style-name="ce25" office:value-type="string">
            <text:p>l</text:p>
          </table:table-cell>
          <table:table-cell table:number-columns-repeated="3" office:value-type="string">
            <text:p>l</text:p>
          </table:table-cell>
          <table:table-cell/>
          <table:table-cell table:number-columns-repeated="2" office:value-type="string">
            <text:p>l</text:p>
          </table:table-cell>
          <table:table-cell office:value-type="string">
            <text:p>L</text:p>
          </table:table-cell>
          <table:table-cell table:number-columns-repeated="2" office:value-type="string">
            <text:p>l</text:p>
          </table:table-cell>
          <table:table-cell table:style-name="ce5" office:value-type="string">
            <text:p>l</text:p>
          </table:table-cell>
          <table:table-cell table:number-columns-repeated="2" office:value-type="string">
            <text:p>l</text:p>
          </table:table-cell>
          <table:table-cell table:number-columns-repeated="2" table:style-name="ce23" office:value-type="string">
            <text:p>l</text:p>
          </table:table-cell>
          <table:table-cell table:number-columns-repeated="6" office:value-type="string">
            <text:p>l</text:p>
          </table:table-cell>
          <table:table-cell table:style-name="ce6" table:formula="of:=COUNTA([.AV91:.FL91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4"/>
          <table:table-cell table:number-columns-repeated="2"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19"/>
        </table:table-row>
        <table:table-row table:style-name="ro7">
          <table:table-cell/>
          <table:table-cell office:value-type="string">
            <text:p>l<text:span text:style-name="T1">j</text:span></text:p>
          </table:table-cell>
          <table:table-cell office:value-type="string">
            <text:p>l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table:number-columns-repeated="2" office:value-type="string">
            <text:p>l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92:.FL92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4"/>
          <table:table-cell table:number-columns-repeated="2"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913"/>
        </table:table-row>
        <table:table-row table:style-name="ro6">
          <table:table-cell/>
          <table:table-cell table:number-columns-repeated="2" office:value-type="string">
            <text:p>ll</text:p>
          </table:table-cell>
          <table:table-cell table:number-columns-repeated="12"/>
          <table:table-cell table:style-name="ce8" table:formula="of:=IF(NOT(ISBLANK([.S93]));[.S93];IF(NOT(ISBLANK([.T93]));[.T93];IF(NOT(ISBLANK([.U93]));[.U93];IF(NOT(ISBLANK([.AA93]));[.AA93];IF(NOT(ISBLANK([.AO93]));[.AO93];&quot;&quot;)))))" office:value-type="string" office:string-value="ll">
            <text:p>ll</text:p>
          </table:table-cell>
          <table:table-cell table:style-name="ce8" table:formula="of:=IF(NOT(ISBLANK([.Y93]));[.Y93];IF(NOT(ISBLANK([.AK93]));[.AK93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ll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ll</text:p>
          </table:table-cell>
          <table:table-cell table:number-columns-repeated="3"/>
          <table:table-cell table:style-name="ce6" table:formula="of:=COUNTA([.AV93:.FL93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4"/>
          <table:table-cell table:number-columns-repeated="2"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19"/>
        </table:table-row>
        <table:table-row table:style-name="ro6">
          <table:table-cell/>
          <table:table-cell office:value-type="string">
            <text:p>l̩</text:p>
          </table:table-cell>
          <table:table-cell office:value-type="string">
            <text:p>l=</text:p>
          </table:table-cell>
          <table:table-cell office:value-type="string">
            <text:p>l!</text:p>
          </table:table-cell>
          <table:table-cell table:number-columns-repeated="3"/>
          <table:table-cell table:number-columns-repeated="2" office:value-type="string">
            <text:p>el</text:p>
          </table:table-cell>
          <table:table-cell table:number-columns-repeated="3"/>
          <table:table-cell office:value-type="string">
            <text:p>el</text:p>
          </table:table-cell>
          <table:table-cell table:number-columns-repeated="2"/>
          <table:table-cell table:style-name="ce8" table:formula="of:=IF(NOT(ISBLANK([.S94]));[.S94];IF(NOT(ISBLANK([.T94]));[.T94];IF(NOT(ISBLANK([.U94]));[.U94];IF(NOT(ISBLANK([.AA94]));[.AA94];IF(NOT(ISBLANK([.AO94]));[.AO94];&quot;&quot;)))))">
            <text:p/>
          </table:table-cell>
          <table:table-cell table:style-name="ce8" table:formula="of:=IF(NOT(ISBLANK([.Y94]));[.Y94];IF(NOT(ISBLANK([.AK94]));[.AK94];&quot;&quot;))">
            <text:p/>
          </table:table-cell>
          <table:table-cell table:style-name="ce8"/>
          <table:table-cell table:style-name="ce20"/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office:value-type="string">
            <text:p>l</text:p>
          </table:table-cell>
          <table:table-cell office:value-type="string">
            <text:p>w</text:p>
          </table:table-cell>
          <table:table-cell table:number-columns-repeated="4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94:.FL94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2"/>
          <table:table-cell table:number-columns-repeated="2"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19"/>
        </table:table-row>
        <table:table-row table:style-name="ro6">
          <table:table-cell table:number-columns-repeated="2"/>
          <table:table-cell office:value-type="string">
            <text:p>l=~</text:p>
          </table:table-cell>
          <table:table-cell table:number-columns-repeated="12"/>
          <table:table-cell table:style-name="ce8" table:number-columns-repeated="3"/>
          <table:table-cell table:style-name="ce20"/>
          <table:table-cell/>
          <table:table-cell table:style-name="ce19" table:number-columns-repeated="2"/>
          <table:table-cell table:number-columns-repeated="2"/>
          <table:table-cell table:style-name="ce24" table:number-columns-repeated="2"/>
          <table:table-cell table:number-columns-repeated="4"/>
          <table:table-cell office:value-type="string">
            <text:p>w~</text:p>
          </table:table-cell>
          <table:table-cell table:number-columns-repeated="4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95:.FL95])" office:value-type="float" office:value="0">
            <text:p>0</text:p>
          </table:table-cell>
          <table:table-cell table:number-columns-repeated="977"/>
        </table:table-row>
        <table:table-row table:style-name="ro7">
          <table:table-cell/>
          <table:table-cell table:style-name="ce14" office:value-type="string">
            <text:p>ɬ</text:p>
          </table:table-cell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style-name="ce8"/>
          <table:table-cell table:style-name="ce8" table:formula="of:=IF(NOT(ISBLANK([.Y96]));[.Y96];IF(NOT(ISBLANK([.AK96]));[.AK96];&quot;&quot;))">
            <text:p/>
          </table:table-cell>
          <table:table-cell table:style-name="ce8"/>
          <table:table-cell table:style-name="ce20"/>
          <table:table-cell/>
          <table:table-cell table:style-name="ce19" table:number-columns-repeated="2"/>
          <table:table-cell table:number-columns-repeated="2"/>
          <table:table-cell table:style-name="ce24"/>
          <table:table-cell table:style-name="ce24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96:.FL96])" office:value-type="float" office:value="9">
            <text:p>9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2"/>
          <table:table-cell table:number-columns-repeated="2" office:value-type="string">
            <text:p>1</text:p>
          </table:table-cell>
          <table:table-cell table:number-columns-repeated="932"/>
        </table:table-row>
        <table:table-row table:style-name="ro7">
          <table:table-cell/>
          <table:table-cell table:style-name="ce14" office:value-type="string">
            <text:p>ɮ</text:p>
          </table:table-cell>
          <table:table-cell office:value-type="string">
            <text:p>K\</text:p>
          </table:table-cell>
          <table:table-cell table:number-columns-repeated="11"/>
          <table:table-cell office:value-type="string">
            <text:p>K\</text:p>
          </table:table-cell>
          <table:table-cell table:style-name="ce8"/>
          <table:table-cell table:style-name="ce8" table:formula="of:=IF(NOT(ISBLANK([.Y97]));[.Y97];IF(NOT(ISBLANK([.AK97]));[.AK97];&quot;&quot;))">
            <text:p/>
          </table:table-cell>
          <table:table-cell table:style-name="ce8"/>
          <table:table-cell table:style-name="ce20"/>
          <table:table-cell/>
          <table:table-cell table:style-name="ce19" table:number-columns-repeated="2"/>
          <table:table-cell table:number-columns-repeated="2"/>
          <table:table-cell table:style-name="ce24"/>
          <table:table-cell table:style-name="ce24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97:.FL97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 table:number-columns-repeated="933"/>
        </table:table-row>
        <table:table-row table:style-name="ro6">
          <table:table-cell/>
          <table:table-cell office:value-type="string">
            <text:p>ʎ</text:p>
          </table:table-cell>
          <table:table-cell office:value-type="string">
            <text:p>L</text:p>
          </table:table-cell>
          <table:table-cell table:number-columns-repeated="12"/>
          <table:table-cell table:style-name="ce8" table:formula="of:=IF(NOT(ISBLANK([.S98]));[.S98];IF(NOT(ISBLANK([.T98]));[.T98];IF(NOT(ISBLANK([.U98]));[.U98];IF(NOT(ISBLANK([.AA98]));[.AA98];IF(NOT(ISBLANK([.AO98]));[.AO98];&quot;&quot;)))))" office:value-type="string" office:string-value="L">
            <text:p>L</text:p>
          </table:table-cell>
          <table:table-cell table:style-name="ce8" table:formula="of:=IF(NOT(ISBLANK([.Y98]));[.Y98];IF(NOT(ISBLANK([.AK98]));[.AK98];&quot;&quot;))">
            <text:p/>
          </table:table-cell>
          <table:table-cell table:style-name="ce8"/>
          <table:table-cell/>
          <table:table-cell table:number-columns-repeated="3" office:value-type="string">
            <text:p>L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3"/>
          <table:table-cell office:value-type="string">
            <text:p>lj</text:p>
          </table:table-cell>
          <table:table-cell office:value-type="string">
            <text:p>L</text:p>
          </table:table-cell>
          <table:table-cell table:number-columns-repeated="3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98:.FL98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 table:number-columns-repeated="916"/>
        </table:table-row>
        <table:table-row table:style-name="ro6">
          <table:table-cell/>
          <table:table-cell office:value-type="string">
            <text:p>ʎʎ</text:p>
          </table:table-cell>
          <table:table-cell office:value-type="string">
            <text:p>LL</text:p>
          </table:table-cell>
          <table:table-cell table:number-columns-repeated="12"/>
          <table:table-cell table:style-name="ce8" table:formula="of:=IF(NOT(ISBLANK([.S99]));[.S99];IF(NOT(ISBLANK([.T99]));[.T99];IF(NOT(ISBLANK([.U99]));[.U99];IF(NOT(ISBLANK([.AA99]));[.AA99];IF(NOT(ISBLANK([.AO99]));[.AO99];&quot;&quot;)))))" office:value-type="string" office:string-value="LL">
            <text:p>LL</text:p>
          </table:table-cell>
          <table:table-cell table:style-name="ce8" table:formula="of:=IF(NOT(ISBLANK([.Y99]));[.Y99];IF(NOT(ISBLANK([.AK99]));[.AK99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LL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99:.FL99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 table:number-columns-repeated="916"/>
        </table:table-row>
        <table:table-row table:style-name="ro6">
          <table:table-cell office:value-type="string">
            <text:p>Coarticulated</text:p>
          </table:table-cell>
          <table:table-cell office:value-type="string">
            <text:p>ʍ</text:p>
          </table:table-cell>
          <table:table-cell office:value-type="string">
            <text:p>W</text:p>
          </table:table-cell>
          <table:table-cell office:value-type="string">
            <text:p>hw</text:p>
          </table:table-cell>
          <table:table-cell table:number-columns-repeated="11"/>
          <table:table-cell table:style-name="ce8" table:formula="of:=IF(NOT(ISBLANK([.S100]));[.S100];IF(NOT(ISBLANK([.T100]));[.T100];IF(NOT(ISBLANK([.U100]));[.U100];IF(NOT(ISBLANK([.AA100]));[.AA100];IF(NOT(ISBLANK([.AO100]));[.AO100];&quot;&quot;)))))">
            <text:p/>
          </table:table-cell>
          <table:table-cell table:style-name="ce8" table:formula="of:=IF(NOT(ISBLANK([.Y100]));[.Y100];IF(NOT(ISBLANK([.AK100]));[.AK100];&quot;&quot;))">
            <text:p/>
          </table:table-cell>
          <table:table-cell table:style-name="ce8"/>
          <table:table-cell table:number-columns-repeated="2"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00:.FL100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14"/>
        </table:table-row>
        <table:table-row table:style-name="ro6">
          <table:table-cell/>
          <table:table-cell table:number-columns-repeated="8" office:value-type="string">
            <text:p>w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w</text:p>
          </table:table-cell>
          <table:table-cell table:style-name="ce8" table:formula="of:=IF(NOT(ISBLANK([.S101]));[.S101];IF(NOT(ISBLANK([.T101]));[.T101];IF(NOT(ISBLANK([.U101]));[.U101];IF(NOT(ISBLANK([.AA101]));[.AA101];IF(NOT(ISBLANK([.AO101]));[.AO101];&quot;&quot;)))))" office:value-type="string" office:string-value="w">
            <text:p>w</text:p>
          </table:table-cell>
          <table:table-cell table:style-name="ce8" table:formula="of:=IF(NOT(ISBLANK([.Y101]));[.Y101];IF(NOT(ISBLANK([.AK101]));[.AK101];&quot;&quot;))" office:value-type="string" office:string-value="w">
            <text:p>w</text:p>
          </table:table-cell>
          <table:table-cell table:style-name="ce8" office:value-type="string">
            <text:p>w</text:p>
          </table:table-cell>
          <table:table-cell table:number-columns-repeated="6" office:value-type="string">
            <text:p>w</text:p>
          </table:table-cell>
          <table:table-cell table:number-columns-repeated="2" table:style-name="ce25" office:value-type="string">
            <text:p>w</text:p>
          </table:table-cell>
          <table:table-cell office:value-type="string">
            <text:p>w</text:p>
          </table:table-cell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01:.FL101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 table:number-columns-repeated="914"/>
        </table:table-row>
        <table:table-row table:style-name="ro6">
          <table:table-cell/>
          <table:table-cell office:value-type="string">
            <text:p>ɫ</text:p>
          </table:table-cell>
          <table:table-cell office:value-type="string">
            <text:p>5</text:p>
          </table:table-cell>
          <table:table-cell office:value-type="string">
            <text:p>lw</text:p>
          </table:table-cell>
          <table:table-cell table:number-columns-repeated="11"/>
          <table:table-cell table:style-name="ce8" table:formula="of:=IF(NOT(ISBLANK([.S102]));[.S102];IF(NOT(ISBLANK([.T102]));[.T102];IF(NOT(ISBLANK([.U102]));[.U102];IF(NOT(ISBLANK([.AA102]));[.AA102];IF(NOT(ISBLANK([.AO102]));[.AO102];&quot;&quot;)))))">
            <text:p/>
          </table:table-cell>
          <table:table-cell table:style-name="ce8" table:formula="of:=IF(NOT(ISBLANK([.Y102]));[.Y102];IF(NOT(ISBLANK([.AK102]));[.AK102];&quot;&quot;))">
            <text:p/>
          </table:table-cell>
          <table:table-cell table:style-name="ce8"/>
          <table:table-cell table:style-name="ce20"/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02:.FL102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18"/>
        </table:table-row>
        <table:table-row table:style-name="ro6">
          <table:table-cell office:value-type="string">
            <text:p>Affricate</text:p>
          </table:table-cell>
          <table:table-cell table:number-columns-repeated="2" office:value-type="string">
            <text:p>ts</text:p>
          </table:table-cell>
          <table:table-cell table:number-columns-repeated="12"/>
          <table:table-cell table:style-name="ce8" table:formula="of:=IF(NOT(ISBLANK([.S103]));[.S103];IF(NOT(ISBLANK([.T103]));[.T103];IF(NOT(ISBLANK([.U103]));[.U103];IF(NOT(ISBLANK([.AA103]));[.AA103];IF(NOT(ISBLANK([.AO103]));[.AO103];&quot;&quot;)))))" office:value-type="string" office:string-value="ts">
            <text:p>ts</text:p>
          </table:table-cell>
          <table:table-cell table:style-name="ce8" table:formula="of:=IF(NOT(ISBLANK([.Y103]));[.Y103];IF(NOT(ISBLANK([.AK103]));[.AK103];&quot;&quot;))" office:value-type="string" office:string-value="ts">
            <text:p>ts</text:p>
          </table:table-cell>
          <table:table-cell table:style-name="ce8"/>
          <table:table-cell table:number-columns-repeated="2"/>
          <table:table-cell table:number-columns-repeated="2" office:value-type="string">
            <text:p>ts</text:p>
          </table:table-cell>
          <table:table-cell table:number-columns-repeated="2"/>
          <table:table-cell table:style-name="ce25"/>
          <table:table-cell table:style-name="ce25"/>
          <table:table-cell/>
          <table:table-cell/>
          <table:table-cell office:value-type="string">
            <text:p>ts</text:p>
          </table:table-cell>
          <table:table-cell table:number-columns-repeated="4"/>
          <table:table-cell table:number-columns-repeated="2" office:value-type="string">
            <text:p>ts</text:p>
          </table:table-cell>
          <table:table-cell table:style-name="ce5" office:value-type="string">
            <text:p>ts</text:p>
          </table:table-cell>
          <table:table-cell table:number-columns-repeated="2" office:value-type="string">
            <text:p>ts</text:p>
          </table:table-cell>
          <table:table-cell table:style-name="ce23" table:number-columns-repeated="2"/>
          <table:table-cell office:value-type="string">
            <text:p>ts</text:p>
          </table:table-cell>
          <table:table-cell table:number-columns-repeated="2"/>
          <table:table-cell office:value-type="string">
            <text:p>ts</text:p>
          </table:table-cell>
          <table:table-cell table:number-columns-repeated="2"/>
          <table:table-cell table:style-name="ce6" table:formula="of:=COUNTA([.AV103:.FL103])" office:value-type="float" office:value="5">
            <text:p>5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1"/>
          <table:table-cell office:value-type="string">
            <text:p>1</text:p>
          </table:table-cell>
          <table:table-cell table:number-columns-repeated="935"/>
        </table:table-row>
        <table:table-row table:style-name="ro7">
          <table:table-cell/>
          <table:table-cell office:value-type="string">
            <text:p>ts<text:span text:style-name="T1">j</text:span></text:p>
          </table:table-cell>
          <table:table-cell office:value-type="string">
            <text:p>ts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3"/>
          <table:table-cell office:value-type="string">
            <text:p>ts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04:.FL104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1"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 table:number-columns-repeated="913"/>
        </table:table-row>
        <table:table-row table:style-name="ro6">
          <table:table-cell/>
          <table:table-cell office:value-type="string">
            <text:p>ts</text:p>
          </table:table-cell>
          <table:table-cell office:value-type="string">
            <text:p>ts_d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3"/>
          <table:table-cell office:value-type="string">
            <text:p>ts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05:.FL105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8"/>
          <table:table-cell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 table:number-columns-repeated="935"/>
        </table:table-row>
        <table:table-row table:style-name="ro6">
          <table:table-cell/>
          <table:table-cell office:value-type="string">
            <text:p>ts'</text:p>
          </table:table-cell>
          <table:table-cell office:value-type="string">
            <text:p>ts_&gt;</text:p>
          </table:table-cell>
          <table:table-cell table:number-columns-repeated="11"/>
          <table:table-cell office:value-type="string">
            <text:p>ts_&gt;</text:p>
          </table:table-cell>
          <table:table-cell table:style-name="ce8"/>
          <table:table-cell table:style-name="ce8" table:formula="of:=IF(NOT(ISBLANK([.Y106]));[.Y106];IF(NOT(ISBLANK([.AK106]));[.AK106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106:.FL106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5"/>
          <table:table-cell table:number-columns-repeated="2" office:value-type="string">
            <text:p>1</text:p>
          </table:table-cell>
          <table:table-cell table:number-columns-repeated="934"/>
        </table:table-row>
        <table:table-row table:style-name="ro6">
          <table:table-cell/>
          <table:table-cell table:number-columns-repeated="2" office:value-type="string">
            <text:p>tts</text:p>
          </table:table-cell>
          <table:table-cell table:style-name="ce19"/>
          <table:table-cell table:number-columns-repeated="11"/>
          <table:table-cell table:style-name="ce8" table:formula="of:=IF(NOT(ISBLANK([.S107]));[.S107];IF(NOT(ISBLANK([.T107]));[.T107];IF(NOT(ISBLANK([.U107]));[.U107];IF(NOT(ISBLANK([.AA107]));[.AA107];IF(NOT(ISBLANK([.AO107]));[.AO107];&quot;&quot;)))))" office:value-type="string" office:string-value="tts">
            <text:p>tts</text:p>
          </table:table-cell>
          <table:table-cell table:style-name="ce8" table:formula="of:=IF(NOT(ISBLANK([.Y107]));[.Y107];IF(NOT(ISBLANK([.AK107]));[.AK107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tts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19"/>
          <table:table-cell/>
          <table:table-cell/>
          <table:table-cell table:style-name="ce23" table:number-columns-repeated="2"/>
          <table:table-cell table:style-name="ce19"/>
          <table:table-cell table:style-name="ce19" table:number-columns-repeated="5"/>
          <table:table-cell table:style-name="ce6" table:formula="of:=COUNTA([.AV107:.FL107])" office:value-type="float" office:value="5">
            <text:p>5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1"/>
          <table:table-cell office:value-type="string">
            <text:p>1</text:p>
          </table:table-cell>
          <table:table-cell table:number-columns-repeated="935"/>
        </table:table-row>
        <table:table-row table:style-name="ro6">
          <table:table-cell/>
          <table:table-cell table:number-columns-repeated="2" office:value-type="string">
            <text:p>dz</text:p>
          </table:table-cell>
          <table:table-cell table:number-columns-repeated="11"/>
          <table:table-cell office:value-type="string">
            <text:p>dz</text:p>
          </table:table-cell>
          <table:table-cell table:style-name="ce8" table:formula="of:=IF(NOT(ISBLANK([.S108]));[.S108];IF(NOT(ISBLANK([.T108]));[.T108];IF(NOT(ISBLANK([.U108]));[.U108];IF(NOT(ISBLANK([.AA108]));[.AA108];IF(NOT(ISBLANK([.AO108]));[.AO108];&quot;&quot;)))))" office:value-type="string" office:string-value="dz">
            <text:p>dz</text:p>
          </table:table-cell>
          <table:table-cell table:style-name="ce8" table:formula="of:=IF(NOT(ISBLANK([.Y108]));[.Y108];IF(NOT(ISBLANK([.AK108]));[.AK108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dz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2"/>
          <table:table-cell office:value-type="string">
            <text:p>dz</text:p>
          </table:table-cell>
          <table:table-cell table:number-columns-repeated="2"/>
          <table:table-cell table:style-name="ce6" table:formula="of:=COUNTA([.AV108:.FL108])" office:value-type="float" office:value="5">
            <text:p>5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935"/>
        </table:table-row>
        <table:table-row table:style-name="ro6">
          <table:table-cell/>
          <table:table-cell office:value-type="string">
            <text:p>dz̪</text:p>
          </table:table-cell>
          <table:table-cell office:value-type="string">
            <text:p>dz_d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3"/>
          <table:table-cell office:value-type="string">
            <text:p>dz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09:.FL109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12"/>
          <table:table-cell table:number-columns-repeated="2" office:value-type="string">
            <text:p>1</text:p>
          </table:table-cell>
          <table:table-cell table:number-columns-repeated="934"/>
        </table:table-row>
        <table:table-row table:style-name="ro6">
          <table:table-cell/>
          <table:table-cell office:value-type="string">
            <text:p>dz̪j</text:p>
          </table:table-cell>
          <table:table-cell office:value-type="string">
            <text:p>dz_j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3"/>
          <table:table-cell office:value-type="string">
            <text:p>dz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10:.FL110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2"/>
          <table:table-cell table:number-columns-repeated="2" office:value-type="string">
            <text:p>1</text:p>
          </table:table-cell>
          <table:table-cell table:number-columns-repeated="20"/>
          <table:table-cell office:value-type="string">
            <text:p>1</text:p>
          </table:table-cell>
          <table:table-cell table:number-columns-repeated="913"/>
        </table:table-row>
        <table:table-row table:style-name="ro6">
          <table:table-cell/>
          <table:table-cell table:number-columns-repeated="2" office:value-type="string">
            <text:p>ddz</text:p>
          </table:table-cell>
          <table:table-cell table:number-columns-repeated="12"/>
          <table:table-cell table:style-name="ce8" table:formula="of:=IF(NOT(ISBLANK([.S111]));[.S111];IF(NOT(ISBLANK([.T111]));[.T111];IF(NOT(ISBLANK([.U111]));[.U111];IF(NOT(ISBLANK([.AA111]));[.AA111];IF(NOT(ISBLANK([.AO111]));[.AO111];&quot;&quot;)))))" office:value-type="string" office:string-value="ddz">
            <text:p>ddz</text:p>
          </table:table-cell>
          <table:table-cell table:style-name="ce8" table:formula="of:=IF(NOT(ISBLANK([.Y111]));[.Y111];IF(NOT(ISBLANK([.AK111]));[.AK111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ddz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11:.FL111])" office:value-type="float" office:value="5">
            <text:p>5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935"/>
        </table:table-row>
        <table:table-row table:style-name="ro6">
          <table:table-cell/>
          <table:table-cell office:value-type="string">
            <text:p>tʃ</text:p>
          </table:table-cell>
          <table:table-cell office:value-type="string">
            <text:p>tS</text:p>
          </table:table-cell>
          <table:table-cell table:number-columns-repeated="2" office:value-type="string">
            <text:p>ch</text:p>
          </table:table-cell>
          <table:table-cell table:number-columns-repeated="2"/>
          <table:table-cell table:number-columns-repeated="2" office:value-type="string">
            <text:p>ch</text:p>
          </table:table-cell>
          <table:table-cell/>
          <table:table-cell office:value-type="string">
            <text:p>CH</text:p>
          </table:table-cell>
          <table:table-cell/>
          <table:table-cell table:number-columns-repeated="2" office:value-type="string">
            <text:p>ch</text:p>
          </table:table-cell>
          <table:table-cell/>
          <table:table-cell table:style-name="ce8" table:formula="of:=IF(NOT(ISBLANK([.S112]));[.S112];IF(NOT(ISBLANK([.T112]));[.T112];IF(NOT(ISBLANK([.U112]));[.U112];IF(NOT(ISBLANK([.AA112]));[.AA112];IF(NOT(ISBLANK([.AO112]));[.AO112];&quot;&quot;)))))" office:value-type="string" office:string-value="tS">
            <text:p>tS</text:p>
          </table:table-cell>
          <table:table-cell table:style-name="ce8" table:formula="of:=IF(NOT(ISBLANK([.Y112]));[.Y112];IF(NOT(ISBLANK([.AK112]));[.AK112];&quot;&quot;))" office:value-type="string" office:string-value="tS">
            <text:p>tS</text:p>
          </table:table-cell>
          <table:table-cell table:style-name="ce8" office:value-type="string">
            <text:p>tS</text:p>
          </table:table-cell>
          <table:table-cell table:number-columns-repeated="2" office:value-type="string">
            <text:p>tS</text:p>
          </table:table-cell>
          <table:table-cell table:number-columns-repeated="2" table:style-name="ce19" office:value-type="string">
            <text:p>tS</text:p>
          </table:table-cell>
          <table:table-cell table:number-columns-repeated="2"/>
          <table:table-cell table:style-name="ce24"/>
          <table:table-cell table:style-name="ce24"/>
          <table:table-cell/>
          <table:table-cell/>
          <table:table-cell office:value-type="string">
            <text:p>tS</text:p>
          </table:table-cell>
          <table:table-cell office:value-type="string">
            <text:p>tsh</text:p>
          </table:table-cell>
          <table:table-cell/>
          <table:table-cell office:value-type="string">
            <text:p>tS</text:p>
          </table:table-cell>
          <table:table-cell table:number-columns-repeated="3"/>
          <table:table-cell table:style-name="ce5" office:value-type="string">
            <text:p>tS</text:p>
          </table:table-cell>
          <table:table-cell table:number-columns-repeated="2" office:value-type="string">
            <text:p>tS</text:p>
          </table:table-cell>
          <table:table-cell table:style-name="ce23" table:number-columns-repeated="2"/>
          <table:table-cell office:value-type="string">
            <text:p>tS</text:p>
          </table:table-cell>
          <table:table-cell table:number-columns-repeated="5"/>
          <table:table-cell table:style-name="ce6" table:formula="of:=COUNTA([.AV112:.FL112])" office:value-type="float" office:value="8">
            <text:p>8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1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911"/>
        </table:table-row>
        <table:table-row table:style-name="ro7">
          <table:table-cell/>
          <table:table-cell office:value-type="string">
            <text:p>tʃ<text:span text:style-name="T1">j</text:span></text:p>
          </table:table-cell>
          <table:table-cell office:value-type="string">
            <text:p>tS_j</text:p>
          </table:table-cell>
          <table:table-cell table:number-columns-repeated="12"/>
          <table:table-cell table:style-name="ce8" table:number-columns-repeated="3"/>
          <table:table-cell table:number-columns-repeated="2"/>
          <table:table-cell table:style-name="ce19" table:number-columns-repeated="2"/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tSj</text:p>
          </table:table-cell>
          <table:table-cell table:number-columns-repeated="6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13:.FL113])" office:value-type="float" office:value="9">
            <text:p>9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1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11"/>
        </table:table-row>
        <table:table-row table:style-name="ro7">
          <table:table-cell/>
          <table:table-cell office:value-type="string">
            <text:p>tʃ<text:span text:style-name="T1">J</text:span></text:p>
          </table:table-cell>
          <table:table-cell office:value-type="string">
            <text:p>tS_J</text:p>
          </table:table-cell>
          <table:table-cell table:number-columns-repeated="12"/>
          <table:table-cell table:style-name="ce8" table:number-columns-repeated="3"/>
          <table:table-cell table:number-columns-repeated="2"/>
          <table:table-cell table:style-name="ce19" table:number-columns-repeated="2"/>
          <table:table-cell table:number-columns-repeated="2"/>
          <table:table-cell table:style-name="ce24" table:number-columns-repeated="2"/>
          <table:table-cell table:number-columns-repeated="3"/>
          <table:table-cell office:value-type="string">
            <text:p>tshj</text:p>
          </table:table-cell>
          <table:table-cell table:number-columns-repeated="5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14:.FL114])" office:value-type="float" office:value="9">
            <text:p>9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1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 table:number-columns-repeated="911"/>
        </table:table-row>
        <table:table-row table:style-name="ro6">
          <table:table-cell/>
          <table:table-cell office:value-type="string">
            <text:p>tʃ'</text:p>
          </table:table-cell>
          <table:table-cell office:value-type="string">
            <text:p>tS_&gt;</text:p>
          </table:table-cell>
          <table:table-cell table:number-columns-repeated="11"/>
          <table:table-cell office:value-type="string">
            <text:p>tS_&gt;</text:p>
          </table:table-cell>
          <table:table-cell table:style-name="ce8"/>
          <table:table-cell table:style-name="ce8" table:formula="of:=IF(NOT(ISBLANK([.Y115]));[.Y115];IF(NOT(ISBLANK([.AK115]));[.AK115];&quot;&quot;))">
            <text:p/>
          </table:table-cell>
          <table:table-cell table:style-name="ce8"/>
          <table:table-cell table:number-columns-repeated="2"/>
          <table:table-cell table:style-name="ce19" table:number-columns-repeated="2"/>
          <table:table-cell table:number-columns-repeated="2"/>
          <table:table-cell table:style-name="ce24"/>
          <table:table-cell table:style-name="ce24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115:.FL115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5"/>
          <table:table-cell office:value-type="string">
            <text:p>1</text:p>
          </table:table-cell>
          <table:table-cell table:number-columns-repeated="935"/>
        </table:table-row>
        <table:table-row table:style-name="ro6">
          <table:table-cell/>
          <table:table-cell office:value-type="string">
            <text:p>ttʃ</text:p>
          </table:table-cell>
          <table:table-cell office:value-type="string">
            <text:p>ttS</text:p>
          </table:table-cell>
          <table:table-cell table:style-name="ce19"/>
          <table:table-cell table:number-columns-repeated="11"/>
          <table:table-cell table:style-name="ce8" table:formula="of:=IF(NOT(ISBLANK([.S116]));[.S116];IF(NOT(ISBLANK([.T116]));[.T116];IF(NOT(ISBLANK([.U116]));[.U116];IF(NOT(ISBLANK([.AA116]));[.AA116];IF(NOT(ISBLANK([.AO116]));[.AO116];&quot;&quot;)))))" office:value-type="string" office:string-value="ttS">
            <text:p>ttS</text:p>
          </table:table-cell>
          <table:table-cell table:style-name="ce8" table:formula="of:=IF(NOT(ISBLANK([.Y116]));[.Y116];IF(NOT(ISBLANK([.AK116]));[.AK116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ttS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19"/>
          <table:table-cell/>
          <table:table-cell/>
          <table:table-cell table:style-name="ce23" table:number-columns-repeated="2"/>
          <table:table-cell table:style-name="ce19"/>
          <table:table-cell table:style-name="ce19" table:number-columns-repeated="5"/>
          <table:table-cell table:style-name="ce6" table:formula="of:=COUNTA([.AV116:.FL116])" office:value-type="float" office:value="7">
            <text:p>7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1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21"/>
        </table:table-row>
        <table:table-row table:style-name="ro6">
          <table:table-cell/>
          <table:table-cell office:value-type="string">
            <text:p>dʒ</text:p>
          </table:table-cell>
          <table:table-cell office:value-type="string">
            <text:p>dZ</text:p>
          </table:table-cell>
          <table:table-cell table:number-columns-repeated="2" office:value-type="string">
            <text:p>jh</text:p>
          </table:table-cell>
          <table:table-cell table:number-columns-repeated="2"/>
          <table:table-cell table:number-columns-repeated="2" office:value-type="string">
            <text:p>jh</text:p>
          </table:table-cell>
          <table:table-cell/>
          <table:table-cell office:value-type="string">
            <text:p>JH</text:p>
          </table:table-cell>
          <table:table-cell/>
          <table:table-cell table:number-columns-repeated="2" office:value-type="string">
            <text:p>jh</text:p>
          </table:table-cell>
          <table:table-cell office:value-type="string">
            <text:p>d_0Z</text:p>
          </table:table-cell>
          <table:table-cell table:style-name="ce8" table:formula="of:=IF(NOT(ISBLANK([.S117]));[.S117];IF(NOT(ISBLANK([.T117]));[.T117];IF(NOT(ISBLANK([.U117]));[.U117];IF(NOT(ISBLANK([.AA117]));[.AA117];IF(NOT(ISBLANK([.AO117]));[.AO117];&quot;&quot;)))))" office:value-type="string" office:string-value="dZ">
            <text:p>dZ</text:p>
          </table:table-cell>
          <table:table-cell table:style-name="ce8" table:formula="of:=IF(NOT(ISBLANK([.Y117]));[.Y117];IF(NOT(ISBLANK([.AK117]));[.AK117];&quot;&quot;))">
            <text:p/>
          </table:table-cell>
          <table:table-cell table:style-name="ce8" office:value-type="string">
            <text:p>dZ</text:p>
          </table:table-cell>
          <table:table-cell office:value-type="string">
            <text:p>dZ</text:p>
          </table:table-cell>
          <table:table-cell/>
          <table:table-cell table:number-columns-repeated="2" office:value-type="string">
            <text:p>dZ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2"/>
          <table:table-cell table:style-name="ce6" office:value-type="string">
            <text:p>dzh</text:p>
          </table:table-cell>
          <table:table-cell table:number-columns-repeated="5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17:.FL117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10"/>
        </table:table-row>
        <table:table-row table:style-name="ro6">
          <table:table-cell/>
          <table:table-cell office:value-type="string">
            <text:p>ddʒ</text:p>
          </table:table-cell>
          <table:table-cell office:value-type="string">
            <text:p>ddZ</text:p>
          </table:table-cell>
          <table:table-cell table:number-columns-repeated="12"/>
          <table:table-cell table:style-name="ce8" table:formula="of:=IF(NOT(ISBLANK([.S118]));[.S118];IF(NOT(ISBLANK([.T118]));[.T118];IF(NOT(ISBLANK([.U118]));[.U118];IF(NOT(ISBLANK([.AA118]));[.AA118];IF(NOT(ISBLANK([.AO118]));[.AO118];&quot;&quot;)))))" office:value-type="string" office:string-value="ddZ">
            <text:p>ddZ</text:p>
          </table:table-cell>
          <table:table-cell table:style-name="ce8" table:formula="of:=IF(NOT(ISBLANK([.Y118]));[.Y118];IF(NOT(ISBLANK([.AK118]));[.AK118];&quot;&quot;))">
            <text:p/>
          </table:table-cell>
          <table:table-cell table:style-name="ce8"/>
          <table:table-cell table:number-columns-repeated="2"/>
          <table:table-cell table:number-columns-repeated="2" office:value-type="string">
            <text:p>ddZ</text:p>
          </table:table-cell>
          <table:table-cell table:number-columns-repeated="2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18:.FL118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39"/>
          <table:table-cell table:style-name="ce6"/>
          <table:table-cell table:number-columns-repeated="882"/>
        </table:table-row>
        <table:table-row table:style-name="ro6">
          <table:table-cell/>
          <table:table-cell table:number-columns-repeated="2" office:value-type="string">
            <text:p>pf</text:p>
          </table:table-cell>
          <table:table-cell table:number-columns-repeated="12"/>
          <table:table-cell table:style-name="ce8" table:formula="of:=IF(NOT(ISBLANK([.S119]));[.S119];IF(NOT(ISBLANK([.T119]));[.T119];IF(NOT(ISBLANK([.U119]));[.U119];IF(NOT(ISBLANK([.AA119]));[.AA119];IF(NOT(ISBLANK([.AO119]));[.AO119];&quot;&quot;)))))" office:value-type="string" office:string-value="pf">
            <text:p>pf</text:p>
          </table:table-cell>
          <table:table-cell table:style-name="ce8" table:formula="of:=IF(NOT(ISBLANK([.Y119]));[.Y119];IF(NOT(ISBLANK([.AK119]));[.AK119];&quot;&quot;))" office:value-type="string" office:string-value="pf">
            <text:p>pf</text:p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 office:value-type="string">
            <text:p>pf</text:p>
          </table:table-cell>
          <table:table-cell table:number-columns-repeated="2" office:value-type="string">
            <text:p>pf</text:p>
          </table:table-cell>
          <table:table-cell table:style-name="ce23" table:number-columns-repeated="2"/>
          <table:table-cell office:value-type="string">
            <text:p>pf</text:p>
          </table:table-cell>
          <table:table-cell table:number-columns-repeated="5"/>
          <table:table-cell table:style-name="ce6" table:formula="of:=COUNTA([.AV119:.FL119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911"/>
        </table:table-row>
        <table:table-row table:style-name="ro6">
          <table:table-cell office:value-type="string">
            <text:p>Clicks</text:p>
          </table:table-cell>
          <table:table-cell office:value-type="string">
            <text:p>|</text:p>
          </table:table-cell>
          <table:table-cell office:value-type="string">
            <text:p>|\</text:p>
          </table:table-cell>
          <table:table-cell table:number-columns-repeated="11"/>
          <table:table-cell office:value-type="string">
            <text:p>|\</text:p>
          </table:table-cell>
          <table:table-cell table:style-name="ce8"/>
          <table:table-cell table:style-name="ce8" table:formula="of:=IF(NOT(ISBLANK([.Y120]));[.Y120];IF(NOT(ISBLANK([.AK120]));[.AK120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120:.FL120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944"/>
        </table:table-row>
        <table:table-row table:style-name="ro6">
          <table:table-cell/>
          <table:table-cell office:value-type="string">
            <text:p>|gi</text:p>
          </table:table-cell>
          <table:table-cell office:value-type="string">
            <text:p>|\g_0</text:p>
          </table:table-cell>
          <table:table-cell table:number-columns-repeated="11"/>
          <table:table-cell office:value-type="string">
            <text:p>|\g_0</text:p>
          </table:table-cell>
          <table:table-cell table:style-name="ce8"/>
          <table:table-cell table:style-name="ce8" table:formula="of:=IF(NOT(ISBLANK([.Y121]));[.Y121];IF(NOT(ISBLANK([.AK121]));[.AK121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121:.FL121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944"/>
        </table:table-row>
        <table:table-row table:style-name="ro7">
          <table:table-cell/>
          <table:table-cell office:value-type="string">
            <text:p>|<text:span text:style-name="T2">h</text:span></text:p>
          </table:table-cell>
          <table:table-cell office:value-type="string">
            <text:p>|\h</text:p>
          </table:table-cell>
          <table:table-cell table:number-columns-repeated="11"/>
          <table:table-cell office:value-type="string">
            <text:p>|\h</text:p>
          </table:table-cell>
          <table:table-cell table:style-name="ce8"/>
          <table:table-cell table:style-name="ce8" table:formula="of:=IF(NOT(ISBLANK([.Y122]));[.Y122];IF(NOT(ISBLANK([.AK122]));[.AK122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122:.FL122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944"/>
        </table:table-row>
        <table:table-row table:style-name="ro6">
          <table:table-cell/>
          <table:table-cell office:value-type="string">
            <text:p>||</text:p>
          </table:table-cell>
          <table:table-cell office:value-type="string">
            <text:p>|\|\</text:p>
          </table:table-cell>
          <table:table-cell table:number-columns-repeated="11"/>
          <table:table-cell office:value-type="string">
            <text:p>|\|\</text:p>
          </table:table-cell>
          <table:table-cell table:style-name="ce8"/>
          <table:table-cell table:style-name="ce8" table:formula="of:=IF(NOT(ISBLANK([.Y123]));[.Y123];IF(NOT(ISBLANK([.AK123]));[.AK123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123:.FL123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943"/>
        </table:table-row>
        <table:table-row table:style-name="ro6">
          <table:table-cell/>
          <table:table-cell office:value-type="string">
            <text:p>||gi</text:p>
          </table:table-cell>
          <table:table-cell office:value-type="string">
            <text:p>|\|\g_0</text:p>
          </table:table-cell>
          <table:table-cell table:number-columns-repeated="11"/>
          <table:table-cell office:value-type="string">
            <text:p>|\|\g_0</text:p>
          </table:table-cell>
          <table:table-cell table:style-name="ce8"/>
          <table:table-cell table:style-name="ce8" table:formula="of:=IF(NOT(ISBLANK([.Y124]));[.Y124];IF(NOT(ISBLANK([.AK124]));[.AK124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124:.FL124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943"/>
        </table:table-row>
        <table:table-row table:style-name="ro7">
          <table:table-cell/>
          <table:table-cell office:value-type="string">
            <text:p>||<text:span text:style-name="T2">h</text:span></text:p>
          </table:table-cell>
          <table:table-cell office:value-type="string">
            <text:p>|\|\h</text:p>
          </table:table-cell>
          <table:table-cell table:number-columns-repeated="11"/>
          <table:table-cell office:value-type="string">
            <text:p>|\|\h</text:p>
          </table:table-cell>
          <table:table-cell table:style-name="ce8"/>
          <table:table-cell table:style-name="ce8" table:formula="of:=IF(NOT(ISBLANK([.Y125]));[.Y125];IF(NOT(ISBLANK([.AK125]));[.AK125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125:.FL125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943"/>
        </table:table-row>
        <table:table-row table:style-name="ro6">
          <table:table-cell/>
          <table:table-cell office:value-type="string">
            <text:p>!</text:p>
          </table:table-cell>
          <table:table-cell office:value-type="string">
            <text:p>!\</text:p>
          </table:table-cell>
          <table:table-cell table:number-columns-repeated="11"/>
          <table:table-cell office:value-type="string">
            <text:p>!\</text:p>
          </table:table-cell>
          <table:table-cell table:style-name="ce8"/>
          <table:table-cell table:style-name="ce8" table:formula="of:=IF(NOT(ISBLANK([.Y126]));[.Y126];IF(NOT(ISBLANK([.AK126]));[.AK126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126:.FL126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42"/>
        </table:table-row>
        <table:table-row table:style-name="ro6">
          <table:table-cell/>
          <table:table-cell office:value-type="string">
            <text:p>!gi</text:p>
          </table:table-cell>
          <table:table-cell office:value-type="string">
            <text:p>!\g_0</text:p>
          </table:table-cell>
          <table:table-cell table:number-columns-repeated="12"/>
          <table:table-cell table:style-name="ce8"/>
          <table:table-cell table:style-name="ce8" table:formula="of:=IF(NOT(ISBLANK([.Y127]));[.Y127];IF(NOT(ISBLANK([.AK127]));[.AK127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127:.FL127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42"/>
        </table:table-row>
        <table:table-row table:style-name="ro7">
          <table:table-cell/>
          <table:table-cell office:value-type="string">
            <text:p>!<text:span text:style-name="T2">h</text:span></text:p>
          </table:table-cell>
          <table:table-cell office:value-type="string">
            <text:p>!\h</text:p>
          </table:table-cell>
          <table:table-cell table:number-columns-repeated="11"/>
          <table:table-cell office:value-type="string">
            <text:p>!\h</text:p>
          </table:table-cell>
          <table:table-cell table:style-name="ce8"/>
          <table:table-cell table:style-name="ce8" table:formula="of:=IF(NOT(ISBLANK([.Y128]));[.Y128];IF(NOT(ISBLANK([.AK128]));[.AK128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128:.FL128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42"/>
        </table:table-row>
        <table:table-row table:style-name="ro6">
          <table:table-cell office:value-type="string">
            <text:p>Vowels</text:p>
          </table:table-cell>
          <table:table-cell table:number-columns-repeated="2"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y</text:p>
          </table:table-cell>
          <table:table-cell office:value-type="string">
            <text:p>i</text:p>
          </table:table-cell>
          <table:table-cell table:style-name="ce6" office:value-type="string">
            <text:p>i</text:p>
          </table:table-cell>
          <table:table-cell table:number-columns-repeated="2" office:value-type="string">
            <text:p>iy</text:p>
          </table:table-cell>
          <table:table-cell table:number-columns-repeated="2" office:value-type="string">
            <text:p>IY</text:p>
          </table:table-cell>
          <table:table-cell office:value-type="string">
            <text:p>i</text:p>
          </table:table-cell>
          <table:table-cell table:number-columns-repeated="2" office:value-type="string">
            <text:p>iy</text:p>
          </table:table-cell>
          <table:table-cell table:style-name="ce8" table:formula="of:=IF(NOT(ISBLANK([.R129]));[.R129];IF(NOT(ISBLANK([.S129]));[.S129];IF(NOT(ISBLANK([.T129]));[.T129];IF(NOT(ISBLANK([.V129]));[.V129];IF(NOT(ISBLANK([.AA129]));[.AA129];&quot;&quot;)))))" office:value-type="string" office:string-value="i">
            <text:p>i</text:p>
          </table:table-cell>
          <table:table-cell table:style-name="ce8" table:formula="of:=IF(NOT(ISBLANK([.S129]));[.S129];IF(NOT(ISBLANK([.T129]));[.T129];IF(NOT(ISBLANK([.U129]));[.U129];IF(NOT(ISBLANK([.AA129]));[.AA129];IF(NOT(ISBLANK([.AO129]));[.AO129];&quot;&quot;)))))" office:value-type="string" office:string-value="i">
            <text:p>i</text:p>
          </table:table-cell>
          <table:table-cell table:style-name="ce8" table:formula="of:=IF(NOT(ISBLANK([.Y129]));[.Y129];IF(NOT(ISBLANK([.AK129]));[.AK129];&quot;&quot;))" office:value-type="string" office:string-value="i">
            <text:p>i</text:p>
          </table:table-cell>
          <table:table-cell table:style-name="ce8" table:formula="of:=IF(NOT(ISBLANK([.T129]));[.T129];IF(NOT(ISBLANK([.U129]));[.U129];IF(NOT(ISBLANK([.V129]));[.V129];IF(NOT(ISBLANK([.AO129]));[.AO129];IF(NOT(ISBLANK([.AP129]));[.AP129];&quot;&quot;)))))" office:value-type="string" office:string-value="i">
            <text:p>i</text:p>
          </table:table-cell>
          <table:table-cell table:style-name="ce20"/>
          <table:table-cell table:number-columns-repeated="16" office:value-type="string">
            <text:p>i</text:p>
          </table:table-cell>
          <table:table-cell table:style-name="ce5" office:value-type="string">
            <text:p>i</text:p>
          </table:table-cell>
          <table:table-cell table:number-columns-repeated="2" office:value-type="string">
            <text:p>i</text:p>
          </table:table-cell>
          <table:table-cell table:number-columns-repeated="2" table:style-name="ce23" office:value-type="string">
            <text:p>i</text:p>
          </table:table-cell>
          <table:table-cell/>
          <table:table-cell table:number-columns-repeated="3" office:value-type="string">
            <text:p>i</text:p>
          </table:table-cell>
          <table:table-cell/>
          <table:table-cell office:value-type="string">
            <text:p>i</text:p>
          </table:table-cell>
          <table:table-cell table:style-name="ce6" table:formula="of:=COUNTA([.AV129:.FL129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23"/>
          <table:table-cell/>
          <table:table-cell/>
          <table:table-cell/>
          <table:table-cell/>
          <table:table-cell table:number-columns-repeated="2"/>
          <table:table-cell table:number-columns-repeated="6"/>
          <table:table-cell/>
          <table:table-cell table:number-columns-repeated="26"/>
          <table:table-cell table:number-columns-repeated="2"/>
          <table:table-cell table:number-columns-repeated="2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/>
          <table:table-cell table:number-columns-repeated="856"/>
        </table:table-row>
        <table:table-row table:style-name="ro6">
          <table:table-cell/>
          <table:table-cell table:number-columns-repeated="2" office:value-type="string">
            <text:p>ii</text:p>
          </table:table-cell>
          <table:table-cell table:number-columns-repeated="12"/>
          <table:table-cell table:style-name="ce8" table:formula="of:=IF(NOT(ISBLANK([.S130]));[.S130];IF(NOT(ISBLANK([.T130]));[.T130];IF(NOT(ISBLANK([.U130]));[.U130];IF(NOT(ISBLANK([.AA130]));[.AA130];IF(NOT(ISBLANK([.AO130]));[.AO130];&quot;&quot;)))))">
            <text:p/>
          </table:table-cell>
          <table:table-cell table:style-name="ce8" table:formula="of:=IF(NOT(ISBLANK([.Y130]));[.Y130];IF(NOT(ISBLANK([.AK130]));[.AK130];&quot;&quot;))">
            <text:p/>
          </table:table-cell>
          <table:table-cell table:style-name="ce8"/>
          <table:table-cell table:style-name="ce20"/>
          <table:table-cell table:number-columns-repeated="2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ii</text:p>
          </table:table-cell>
          <table:table-cell table:number-columns-repeated="3"/>
          <table:table-cell table:style-name="ce6" table:formula="of:=COUNTA([.AV130:.FL130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iː</text:p>
          </table:table-cell>
          <table:table-cell office:value-type="string">
            <text:p>i:</text:p>
          </table:table-cell>
          <table:table-cell table:number-columns-repeated="12"/>
          <table:table-cell table:style-name="ce8" table:formula="of:=IF(NOT(ISBLANK([.S131]));[.S131];IF(NOT(ISBLANK([.T131]));[.T131];IF(NOT(ISBLANK([.U131]));[.U131];IF(NOT(ISBLANK([.AA131]));[.AA131];IF(NOT(ISBLANK([.AO131]));[.AO131];&quot;&quot;)))))" office:value-type="string" office:string-value="i:">
            <text:p>i:</text:p>
          </table:table-cell>
          <table:table-cell table:style-name="ce8" table:formula="of:=IF(NOT(ISBLANK([.Y131]));[.Y131];IF(NOT(ISBLANK([.AK131]));[.AK131];&quot;&quot;))" office:value-type="string" office:string-value="i:">
            <text:p>i:</text:p>
          </table:table-cell>
          <table:table-cell table:style-name="ce8" office:value-type="string">
            <text:p>i:</text:p>
          </table:table-cell>
          <table:table-cell office:value-type="string">
            <text:p>i:</text:p>
          </table:table-cell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office:value-type="string">
            <text:p>ih</text:p>
          </table:table-cell>
          <table:table-cell table:number-columns-repeated="5"/>
          <table:table-cell table:number-columns-repeated="2" office:value-type="string">
            <text:p>il</text:p>
          </table:table-cell>
          <table:table-cell table:style-name="ce5" office:value-type="string">
            <text:p>i:</text:p>
          </table:table-cell>
          <table:table-cell table:number-columns-repeated="2" office:value-type="string">
            <text:p>i:</text:p>
          </table:table-cell>
          <table:table-cell table:number-columns-repeated="2" table:style-name="ce23" office:value-type="string">
            <text:p>i:</text:p>
          </table:table-cell>
          <table:table-cell table:number-columns-repeated="2" office:value-type="string">
            <text:p>i:</text:p>
          </table:table-cell>
          <table:table-cell table:number-columns-repeated="2"/>
          <table:table-cell office:value-type="string">
            <text:p>i:</text:p>
          </table:table-cell>
          <table:table-cell/>
          <table:table-cell table:style-name="ce6" table:formula="of:=COUNTA([.AV131:.FL131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 table:number-columns-repeated="2"/>
          <table:table-cell office:value-type="string">
            <text:p>i~</text:p>
          </table:table-cell>
          <table:table-cell table:number-columns-repeated="12"/>
          <table:table-cell table:style-name="ce8" table:number-columns-repeated="3"/>
          <table:table-cell table:number-columns-repeated="2"/>
          <table:table-cell table:style-name="ce19" table:number-columns-repeated="2"/>
          <table:table-cell table:number-columns-repeated="2"/>
          <table:table-cell table:style-name="ce24" table:number-columns-repeated="2"/>
          <table:table-cell table:number-columns-repeated="4"/>
          <table:table-cell office:value-type="string">
            <text:p>i~</text:p>
          </table:table-cell>
          <table:table-cell table:number-columns-repeated="4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32:.FL132])" office:value-type="float" office:value="0">
            <text:p>0</text:p>
          </table:table-cell>
          <table:table-cell table:number-columns-repeated="977"/>
        </table:table-row>
        <table:table-row table:style-name="ro6">
          <table:table-cell table:number-columns-repeated="2"/>
          <table:table-cell office:value-type="string">
            <text:p>i”</text:p>
          </table:table-cell>
          <table:table-cell table:number-columns-repeated="12"/>
          <table:table-cell table:style-name="ce8" table:number-columns-repeated="3"/>
          <table:table-cell table:number-columns-repeated="2"/>
          <table:table-cell table:style-name="ce19" table:number-columns-repeated="2"/>
          <table:table-cell table:number-columns-repeated="2"/>
          <table:table-cell table:style-name="ce24" table:number-columns-repeated="2"/>
          <table:table-cell table:number-columns-repeated="4"/>
          <table:table-cell table:number-columns-repeated="2" office:value-type="string">
            <text:p>i+</text:p>
          </table:table-cell>
          <table:table-cell table:number-columns-repeated="3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33:.FL133])" office:value-type="float" office:value="0">
            <text:p>0</text:p>
          </table:table-cell>
          <table:table-cell table:number-columns-repeated="977"/>
        </table:table-row>
        <table:table-row table:style-name="ro6">
          <table:table-cell table:number-columns-repeated="2"/>
          <table:table-cell office:value-type="string">
            <text:p>i~”</text:p>
          </table:table-cell>
          <table:table-cell table:number-columns-repeated="12"/>
          <table:table-cell table:style-name="ce8" table:number-columns-repeated="3"/>
          <table:table-cell table:number-columns-repeated="2"/>
          <table:table-cell table:style-name="ce19" table:number-columns-repeated="2"/>
          <table:table-cell table:number-columns-repeated="2"/>
          <table:table-cell table:style-name="ce24" table:number-columns-repeated="2"/>
          <table:table-cell table:number-columns-repeated="4"/>
          <table:table-cell office:value-type="string">
            <text:p>i~+</text:p>
          </table:table-cell>
          <table:table-cell table:number-columns-repeated="4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34:.FL134])" office:value-type="float" office:value="0">
            <text:p>0</text:p>
          </table:table-cell>
          <table:table-cell table:number-columns-repeated="977"/>
        </table:table-row>
        <table:table-row table:style-name="ro6">
          <table:table-cell/>
          <table:table-cell table:number-columns-repeated="2" office:value-type="string">
            <text:p>y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3"/>
          <table:table-cell table:style-name="ce8" table:formula="of:=IF(NOT(ISBLANK([.S135]));[.S135];IF(NOT(ISBLANK([.T135]));[.T135];IF(NOT(ISBLANK([.U135]));[.U135];IF(NOT(ISBLANK([.AA135]));[.AA135];IF(NOT(ISBLANK([.AO135]));[.AO135];&quot;&quot;)))))" office:value-type="string" office:string-value="y">
            <text:p>y</text:p>
          </table:table-cell>
          <table:table-cell table:style-name="ce8" table:formula="of:=IF(NOT(ISBLANK([.Y135]));[.Y135];IF(NOT(ISBLANK([.AK135]));[.AK135];&quot;&quot;))" office:value-type="string" office:string-value="y">
            <text:p>y</text:p>
          </table:table-cell>
          <table:table-cell table:style-name="ce8"/>
          <table:table-cell table:number-columns-repeated="2"/>
          <table:table-cell table:style-name="ce6"/>
          <table:table-cell table:style-name="ce6"/>
          <table:table-cell table:number-columns-repeated="2" office:value-type="string">
            <text:p>y</text:p>
          </table:table-cell>
          <table:table-cell table:number-columns-repeated="2" table:style-name="ce23" office:value-type="string">
            <text:p>y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2" office:value-type="string">
            <text:p>ue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 table:style-name="ce23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ue</text:p>
          </table:table-cell>
          <table:table-cell table:style-name="ce6" table:formula="of:=COUNTA([.AV135:.FL135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23"/>
          <table:table-cell/>
          <table:table-cell/>
          <table:table-cell/>
          <table:table-cell/>
          <table:table-cell table:number-columns-repeated="2"/>
          <table:table-cell table:number-columns-repeated="6"/>
          <table:table-cell/>
          <table:table-cell table:number-columns-repeated="26"/>
          <table:table-cell table:number-columns-repeated="2"/>
          <table:table-cell table:number-columns-repeated="2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number-columns-repeated="856"/>
        </table:table-row>
        <table:table-row table:style-name="ro6">
          <table:table-cell/>
          <table:table-cell table:number-columns-repeated="2" office:value-type="string">
            <text:p>yy</text:p>
          </table:table-cell>
          <table:table-cell table:number-columns-repeated="12"/>
          <table:table-cell table:style-name="ce8" table:formula="of:=IF(NOT(ISBLANK([.S136]));[.S136];IF(NOT(ISBLANK([.T136]));[.T136];IF(NOT(ISBLANK([.U136]));[.U136];IF(NOT(ISBLANK([.AA136]));[.AA136];IF(NOT(ISBLANK([.AO136]));[.AO136];&quot;&quot;)))))">
            <text:p/>
          </table:table-cell>
          <table:table-cell table:style-name="ce8" table:formula="of:=IF(NOT(ISBLANK([.Y136]));[.Y136];IF(NOT(ISBLANK([.AK136]));[.AK136];&quot;&quot;))">
            <text:p/>
          </table:table-cell>
          <table:table-cell table:style-name="ce8"/>
          <table:table-cell table:number-columns-repeated="2"/>
          <table:table-cell table:style-name="ce6"/>
          <table:table-cell table:style-name="ce6"/>
          <table:table-cell table:number-columns-repeated="2"/>
          <table:table-cell table:style-name="ce23"/>
          <table:table-cell table:style-name="ce23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yy</text:p>
          </table:table-cell>
          <table:table-cell table:number-columns-repeated="3"/>
          <table:table-cell table:style-name="ce6" table:formula="of:=COUNTA([.AV136:.FL13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office:value-type="string">
            <text:p>yː</text:p>
          </table:table-cell>
          <table:table-cell office:value-type="string">
            <text:p>y:</text:p>
          </table:table-cell>
          <table:table-cell table:number-columns-repeated="12"/>
          <table:table-cell table:style-name="ce8" table:formula="of:=IF(NOT(ISBLANK([.S137]));[.S137];IF(NOT(ISBLANK([.T137]));[.T137];IF(NOT(ISBLANK([.U137]));[.U137];IF(NOT(ISBLANK([.AA137]));[.AA137];IF(NOT(ISBLANK([.AO137]));[.AO137];&quot;&quot;)))))" office:value-type="string" office:string-value="y:">
            <text:p>y:</text:p>
          </table:table-cell>
          <table:table-cell table:style-name="ce8" table:formula="of:=IF(NOT(ISBLANK([.Y137]));[.Y137];IF(NOT(ISBLANK([.AK137]));[.AK137];&quot;&quot;))" office:value-type="string" office:string-value="y:">
            <text:p>y:</text:p>
          </table:table-cell>
          <table:table-cell table:style-name="ce8"/>
          <table:table-cell table:number-columns-repeated="2"/>
          <table:table-cell table:style-name="ce6"/>
          <table:table-cell table:style-name="ce6"/>
          <table:table-cell table:number-columns-repeated="2"/>
          <table:table-cell table:style-name="ce23"/>
          <table:table-cell table:style-name="ce23"/>
          <table:table-cell/>
          <table:table-cell office:value-type="string">
            <text:p>yh</text:p>
          </table:table-cell>
          <table:table-cell table:number-columns-repeated="5"/>
          <table:table-cell table:number-columns-repeated="2" office:value-type="string">
            <text:p>uel</text:p>
          </table:table-cell>
          <table:table-cell table:style-name="ce5" office:value-type="string">
            <text:p>y:</text:p>
          </table:table-cell>
          <table:table-cell table:number-columns-repeated="2" office:value-type="string">
            <text:p>y:</text:p>
          </table:table-cell>
          <table:table-cell table:number-columns-repeated="2" table:style-name="ce23" office:value-type="string">
            <text:p>y:</text:p>
          </table:table-cell>
          <table:table-cell table:number-columns-repeated="2" office:value-type="string">
            <text:p>y:</text:p>
          </table:table-cell>
          <table:table-cell table:number-columns-repeated="2"/>
          <table:table-cell office:value-type="string">
            <text:p>y:</text:p>
          </table:table-cell>
          <table:table-cell/>
          <table:table-cell table:style-name="ce6" table:formula="of:=COUNTA([.AV137:.FL13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office:value-type="string">
            <text:p>ɨ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x</text:p>
          </table:table-cell>
          <table:table-cell table:number-columns-repeated="10"/>
          <table:table-cell table:style-name="ce8" table:formula="of:=IF(NOT(ISBLANK([.S138]));[.S138];IF(NOT(ISBLANK([.T138]));[.T138];IF(NOT(ISBLANK([.U138]));[.U138];IF(NOT(ISBLANK([.AA138]));[.AA138];IF(NOT(ISBLANK([.AO138]));[.AO138];&quot;&quot;)))))">
            <text:p/>
          </table:table-cell>
          <table:table-cell table:style-name="ce8" table:formula="of:=IF(NOT(ISBLANK([.Y138]));[.Y138];IF(NOT(ISBLANK([.AK138]));[.AK138];&quot;&quot;))">
            <text:p/>
          </table:table-cell>
          <table:table-cell table:style-name="ce8"/>
          <table:table-cell table:style-name="ce20"/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/>
          <table:table-cell office:value-type="string">
            <text:p>i2</text:p>
          </table:table-cell>
          <table:table-cell table:number-columns-repeated="6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38:.FL138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857"/>
        </table:table-row>
        <table:table-row table:style-name="ro7">
          <table:table-cell/>
          <table:table-cell table:style-name="ce13" office:value-type="string">
            <text:p>ʉ</text:p>
          </table:table-cell>
          <table:table-cell office:value-type="string">
            <text:p>}</text:p>
          </table:table-cell>
          <table:table-cell table:number-columns-repeated="12"/>
          <table:table-cell table:style-name="ce8" table:formula="of:=IF(NOT(ISBLANK([.S139]));[.S139];IF(NOT(ISBLANK([.T139]));[.T139];IF(NOT(ISBLANK([.U139]));[.U139];IF(NOT(ISBLANK([.AA139]));[.AA139];IF(NOT(ISBLANK([.AO139]));[.AO139];&quot;&quot;)))))">
            <text:p/>
          </table:table-cell>
          <table:table-cell table:style-name="ce8" table:formula="of:=IF(NOT(ISBLANK([.Y139]));[.Y139];IF(NOT(ISBLANK([.AK139]));[.AK139];&quot;&quot;))">
            <text:p/>
          </table:table-cell>
          <table:table-cell table:style-name="ce8"/>
          <table:table-cell table:style-name="ce20"/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/>
          <table:table-cell office:value-type="string">
            <text:p>jU</text:p>
          </table:table-cell>
          <table:table-cell table:number-columns-repeated="6"/>
          <table:table-cell table:style-name="ce5"/>
          <table:table-cell/>
          <table:table-cell/>
          <table:table-cell table:style-name="ce23" table:number-columns-repeated="2"/>
          <table:table-cell/>
          <table:table-cell office:value-type="string">
            <text:p>}</text:p>
          </table:table-cell>
          <table:table-cell table:number-columns-repeated="4"/>
          <table:table-cell table:style-name="ce6" table:formula="of:=COUNTA([.AV139:.FL139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58"/>
        </table:table-row>
        <table:table-row table:style-name="ro7">
          <table:table-cell/>
          <table:table-cell table:style-name="ce13" office:value-type="string">
            <text:p>ʉː</text:p>
          </table:table-cell>
          <table:table-cell office:value-type="string">
            <text:p>}:</text:p>
          </table:table-cell>
          <table:table-cell table:number-columns-repeated="12"/>
          <table:table-cell table:style-name="ce8" table:formula="of:=IF(NOT(ISBLANK([.S140]));[.S140];IF(NOT(ISBLANK([.T140]));[.T140];IF(NOT(ISBLANK([.U140]));[.U140];IF(NOT(ISBLANK([.AA140]));[.AA140];IF(NOT(ISBLANK([.AO140]));[.AO140];&quot;&quot;)))))">
            <text:p/>
          </table:table-cell>
          <table:table-cell table:style-name="ce8" table:formula="of:=IF(NOT(ISBLANK([.Y140]));[.Y140];IF(NOT(ISBLANK([.AK140]));[.AK140];&quot;&quot;))">
            <text:p/>
          </table:table-cell>
          <table:table-cell table:style-name="ce8"/>
          <table:table-cell table:style-name="ce20"/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office:value-type="string">
            <text:p>}:</text:p>
          </table:table-cell>
          <table:table-cell table:number-columns-repeated="2"/>
          <table:table-cell office:value-type="string">
            <text:p>}:</text:p>
          </table:table-cell>
          <table:table-cell/>
          <table:table-cell table:style-name="ce6" table:formula="of:=COUNTA([.AV140:.FL140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68"/>
        </table:table-row>
        <table:table-row table:style-name="ro6">
          <table:table-cell/>
          <table:table-cell table:number-columns-repeated="2" office:value-type="string">
            <text:p>u</text:p>
          </table:table-cell>
          <table:table-cell office:value-type="string">
            <text:p>uu</text:p>
          </table:table-cell>
          <table:table-cell office:value-type="string">
            <text:p>uw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uw</text:p>
          </table:table-cell>
          <table:table-cell table:number-columns-repeated="2" office:value-type="string">
            <text:p>UW</text:p>
          </table:table-cell>
          <table:table-cell office:value-type="string">
            <text:p>u</text:p>
          </table:table-cell>
          <table:table-cell table:number-columns-repeated="2" office:value-type="string">
            <text:p>uw</text:p>
          </table:table-cell>
          <table:table-cell office:value-type="string">
            <text:p>u</text:p>
          </table:table-cell>
          <table:table-cell table:style-name="ce8" table:formula="of:=IF(NOT(ISBLANK([.S141]));[.S141];IF(NOT(ISBLANK([.T141]));[.T141];IF(NOT(ISBLANK([.U141]));[.U141];IF(NOT(ISBLANK([.AA141]));[.AA141];IF(NOT(ISBLANK([.AO141]));[.AO141];&quot;&quot;)))))" office:value-type="string" office:string-value="u">
            <text:p>u</text:p>
          </table:table-cell>
          <table:table-cell table:style-name="ce8" table:formula="of:=IF(NOT(ISBLANK([.Y141]));[.Y141];IF(NOT(ISBLANK([.AK141]));[.AK141];&quot;&quot;))" office:value-type="string" office:string-value="u">
            <text:p>u</text:p>
          </table:table-cell>
          <table:table-cell table:style-name="ce8"/>
          <table:table-cell/>
          <table:table-cell table:number-columns-repeated="5" office:value-type="string">
            <text:p>u</text:p>
          </table:table-cell>
          <table:table-cell table:number-columns-repeated="2" table:style-name="ce25" office:value-type="string">
            <text:p>u</text:p>
          </table:table-cell>
          <table:table-cell table:number-columns-repeated="9" office:value-type="string">
            <text:p>u</text:p>
          </table:table-cell>
          <table:table-cell table:style-name="ce5" office:value-type="string">
            <text:p>u</text:p>
          </table:table-cell>
          <table:table-cell table:number-columns-repeated="2" office:value-type="string">
            <text:p>u</text:p>
          </table:table-cell>
          <table:table-cell table:number-columns-repeated="2" table:style-name="ce23" office:value-type="string">
            <text:p>u</text:p>
          </table:table-cell>
          <table:table-cell/>
          <table:table-cell table:number-columns-repeated="3" office:value-type="string">
            <text:p>u</text:p>
          </table:table-cell>
          <table:table-cell/>
          <table:table-cell office:value-type="string">
            <text:p>u</text:p>
          </table:table-cell>
          <table:table-cell table:style-name="ce6" table:formula="of:=COUNTA([.AV141:.FL141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9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 table:number-columns-repeated="2"/>
          <table:table-cell office:value-type="string">
            <text:p>u”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4"/>
          <table:table-cell table:number-columns-repeated="2" office:value-type="string">
            <text:p>u+</text:p>
          </table:table-cell>
          <table:table-cell table:number-columns-repeated="3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42:.FL142])" office:value-type="float" office:value="0">
            <text:p>0</text:p>
          </table:table-cell>
          <table:table-cell table:number-columns-repeated="977"/>
        </table:table-row>
        <table:table-row table:style-name="ro6">
          <table:table-cell/>
          <table:table-cell table:number-columns-repeated="2" office:value-type="string">
            <text:p>uu</text:p>
          </table:table-cell>
          <table:table-cell table:number-columns-repeated="12"/>
          <table:table-cell table:style-name="ce8" table:formula="of:=IF(NOT(ISBLANK([.S143]));[.S143];IF(NOT(ISBLANK([.T143]));[.T143];IF(NOT(ISBLANK([.U143]));[.U143];IF(NOT(ISBLANK([.AA143]));[.AA143];IF(NOT(ISBLANK([.AO143]));[.AO143];&quot;&quot;)))))">
            <text:p/>
          </table:table-cell>
          <table:table-cell table:style-name="ce8" table:formula="of:=IF(NOT(ISBLANK([.Y143]));[.Y143];IF(NOT(ISBLANK([.AK143]));[.AK143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uu</text:p>
          </table:table-cell>
          <table:table-cell table:number-columns-repeated="3"/>
          <table:table-cell table:style-name="ce6" table:formula="of:=COUNTA([.AV143:.FL143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9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office:value-type="string">
            <text:p>uː</text:p>
          </table:table-cell>
          <table:table-cell office:value-type="string">
            <text:p>u:</text:p>
          </table:table-cell>
          <table:table-cell table:number-columns-repeated="12"/>
          <table:table-cell table:style-name="ce8" table:formula="of:=IF(NOT(ISBLANK([.S144]));[.S144];IF(NOT(ISBLANK([.T144]));[.T144];IF(NOT(ISBLANK([.U144]));[.U144];IF(NOT(ISBLANK([.AA144]));[.AA144];IF(NOT(ISBLANK([.AO144]));[.AO144];&quot;&quot;)))))" office:value-type="string" office:string-value="u:">
            <text:p>u:</text:p>
          </table:table-cell>
          <table:table-cell table:style-name="ce8" table:formula="of:=IF(NOT(ISBLANK([.Y144]));[.Y144];IF(NOT(ISBLANK([.AK144]));[.AK144];&quot;&quot;))" office:value-type="string" office:string-value="u:">
            <text:p>u:</text:p>
          </table:table-cell>
          <table:table-cell table:style-name="ce8" office:value-type="string">
            <text:p>u:</text:p>
          </table:table-cell>
          <table:table-cell office:value-type="string">
            <text:p>u:</text:p>
          </table:table-cell>
          <table:table-cell table:number-columns-repeated="2"/>
          <table:table-cell table:number-columns-repeated="3"/>
          <table:table-cell table:style-name="ce25"/>
          <table:table-cell table:style-name="ce25"/>
          <table:table-cell/>
          <table:table-cell office:value-type="string">
            <text:p>uh</text:p>
          </table:table-cell>
          <table:table-cell table:number-columns-repeated="5"/>
          <table:table-cell table:number-columns-repeated="2" office:value-type="string">
            <text:p>ul</text:p>
          </table:table-cell>
          <table:table-cell table:style-name="ce5" office:value-type="string">
            <text:p>u:</text:p>
          </table:table-cell>
          <table:table-cell table:number-columns-repeated="2" office:value-type="string">
            <text:p>u:</text:p>
          </table:table-cell>
          <table:table-cell table:number-columns-repeated="2" table:style-name="ce23" office:value-type="string">
            <text:p>u:</text:p>
          </table:table-cell>
          <table:table-cell table:number-columns-repeated="2" office:value-type="string">
            <text:p>u:</text:p>
          </table:table-cell>
          <table:table-cell table:number-columns-repeated="2"/>
          <table:table-cell office:value-type="string">
            <text:p>u:</text:p>
          </table:table-cell>
          <table:table-cell/>
          <table:table-cell table:style-name="ce6" table:formula="of:=COUNTA([.AV144:.FL144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9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table:number-columns-repeated="3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 table:number-columns-repeated="2"/>
          <table:table-cell office:value-type="string">
            <text:p>u~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4"/>
          <table:table-cell office:value-type="string">
            <text:p>u~</text:p>
          </table:table-cell>
          <table:table-cell table:number-columns-repeated="4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45:.FL145])" office:value-type="float" office:value="0">
            <text:p>0</text:p>
          </table:table-cell>
          <table:table-cell table:number-columns-repeated="977"/>
        </table:table-row>
        <table:table-row table:style-name="ro6">
          <table:table-cell table:number-columns-repeated="2"/>
          <table:table-cell office:value-type="string">
            <text:p>u~”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4"/>
          <table:table-cell office:value-type="string">
            <text:p>u~+</text:p>
          </table:table-cell>
          <table:table-cell table:number-columns-repeated="4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46:.FL146])" office:value-type="float" office:value="0">
            <text:p>0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ɪ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h</text:p>
          </table:table-cell>
          <table:table-cell table:number-columns-repeated="2"/>
          <table:table-cell table:number-columns-repeated="2" office:value-type="string">
            <text:p>ih</text:p>
          </table:table-cell>
          <table:table-cell table:number-columns-repeated="2" office:value-type="string">
            <text:p>IH</text:p>
          </table:table-cell>
          <table:table-cell office:value-type="string">
            <text:p>I</text:p>
          </table:table-cell>
          <table:table-cell table:number-columns-repeated="2" office:value-type="string">
            <text:p>ih</text:p>
          </table:table-cell>
          <table:table-cell/>
          <table:table-cell table:style-name="ce8" table:formula="of:=IF(NOT(ISBLANK([.S147]));[.S147];IF(NOT(ISBLANK([.T147]));[.T147];IF(NOT(ISBLANK([.U147]));[.U147];IF(NOT(ISBLANK([.AA147]));[.AA147];IF(NOT(ISBLANK([.AO147]));[.AO147];&quot;&quot;)))))" office:value-type="string" office:string-value="I">
            <text:p>I</text:p>
          </table:table-cell>
          <table:table-cell table:style-name="ce8" table:formula="of:=IF(NOT(ISBLANK([.Y147]));[.Y147];IF(NOT(ISBLANK([.AK147]));[.AK147];&quot;&quot;))" office:value-type="string" office:string-value="I">
            <text:p>I</text:p>
          </table:table-cell>
          <table:table-cell table:style-name="ce8"/>
          <table:table-cell office:value-type="string">
            <text:p>I</text:p>
          </table:table-cell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office:value-type="string">
            <text:p>I</text:p>
          </table:table-cell>
          <table:table-cell/>
          <table:table-cell office:value-type="string">
            <text:p>y</text:p>
          </table:table-cell>
          <table:table-cell office:value-type="string">
            <text:p>ix</text:p>
          </table:table-cell>
          <table:table-cell table:number-columns-repeated="4"/>
          <table:table-cell table:style-name="ce5" office:value-type="string">
            <text:p>I</text:p>
          </table:table-cell>
          <table:table-cell table:number-columns-repeated="2" office:value-type="string">
            <text:p>I</text:p>
          </table:table-cell>
          <table:table-cell table:number-columns-repeated="2" table:style-name="ce23" office:value-type="string">
            <text:p>I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I</text:p>
          </table:table-cell>
          <table:table-cell/>
          <table:table-cell table:style-name="ce6" table:formula="of:=COUNTA([.AV147:.FL147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7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 table:number-columns-repeated="2"/>
          <table:table-cell office:value-type="string">
            <text:p>I`</text:p>
          </table:table-cell>
          <table:table-cell office:value-type="string">
            <text:p>ir</text:p>
          </table:table-cell>
          <table:table-cell table:number-columns-repeated="11"/>
          <table:table-cell table:style-name="ce8" table:formula="of:=IF(NOT(ISBLANK([.S148]));[.S148];IF(NOT(ISBLANK([.T148]));[.T148];IF(NOT(ISBLANK([.U148]));[.U148];IF(NOT(ISBLANK([.AA148]));[.AA148];IF(NOT(ISBLANK([.AO148]));[.AO148];&quot;&quot;)))))">
            <text:p/>
          </table:table-cell>
          <table:table-cell table:style-name="ce8" table:formula="of:=IF(NOT(ISBLANK([.Y148]));[.Y148];IF(NOT(ISBLANK([.AK148]));[.AK148];&quot;&quot;))">
            <text:p/>
          </table:table-cell>
          <table:table-cell table:style-name="ce8"/>
          <table:table-cell table:number-columns-repeated="2"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48:.FL148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77"/>
          <table:table-cell table:number-columns-repeated="3"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ʏ</text:p>
          </table:table-cell>
          <table:table-cell office:value-type="string">
            <text:p>Y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3"/>
          <table:table-cell table:style-name="ce8" table:formula="of:=IF(NOT(ISBLANK([.S149]));[.S149];IF(NOT(ISBLANK([.T149]));[.T149];IF(NOT(ISBLANK([.U149]));[.U149];IF(NOT(ISBLANK([.AA149]));[.AA149];IF(NOT(ISBLANK([.AO149]));[.AO149];&quot;&quot;)))))" office:value-type="string" office:string-value="Y">
            <text:p>Y</text:p>
          </table:table-cell>
          <table:table-cell table:style-name="ce8" table:formula="of:=IF(NOT(ISBLANK([.Y149]));[.Y149];IF(NOT(ISBLANK([.AK149]));[.AK149];&quot;&quot;))" office:value-type="string" office:string-value="Y">
            <text:p>Y</text:p>
          </table:table-cell>
          <table:table-cell table:style-name="ce8"/>
          <table:table-cell table:number-columns-repeated="2"/>
          <table:table-cell table:style-name="ce6"/>
          <table:table-cell table:style-name="ce6"/>
          <table:table-cell table:number-columns-repeated="2"/>
          <table:table-cell table:style-name="ce23"/>
          <table:table-cell table:style-name="ce23"/>
          <table:table-cell/>
          <table:table-cell office:value-type="string">
            <text:p>Y</text:p>
          </table:table-cell>
          <table:table-cell table:number-columns-repeated="7"/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 table:style-name="ce23" office:value-type="string">
            <text:p>Y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/>
          <table:table-cell table:style-name="ce6" table:formula="of:=COUNTA([.AV149:.FL14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7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table:style-name="ce15" office:value-type="string">
            <text:p>ʏ</text:p>
          </table:table-cell>
          <table:table-cell office:value-type="string">
            <text:p>Y~</text:p>
          </table:table-cell>
          <table:table-cell table:number-columns-repeated="8"/>
          <table:table-cell office:value-type="string">
            <text:p>Y~</text:p>
          </table:table-cell>
          <table:table-cell table:number-columns-repeated="3"/>
          <table:table-cell table:style-name="ce8"/>
          <table:table-cell table:style-name="ce8" table:formula="of:=IF(NOT(ISBLANK([.Y150]));[.Y150];IF(NOT(ISBLANK([.AK150]));[.AK150];&quot;&quot;))">
            <text:p/>
          </table:table-cell>
          <table:table-cell table:style-name="ce8"/>
          <table:table-cell table:number-columns-repeated="2"/>
          <table:table-cell table:style-name="ce6" table:number-columns-repeated="2"/>
          <table:table-cell table:number-columns-repeated="2"/>
          <table:table-cell table:style-name="ce23"/>
          <table:table-cell table:style-name="ce23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150:.FL150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39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office:value-type="string">
            <text:p>ʏː</text:p>
          </table:table-cell>
          <table:table-cell office:value-type="string">
            <text:p>Y:</text:p>
          </table:table-cell>
          <table:table-cell table:number-columns-repeated="8"/>
          <table:table-cell office:value-type="string">
            <text:p>Y:</text:p>
          </table:table-cell>
          <table:table-cell table:number-columns-repeated="3"/>
          <table:table-cell table:style-name="ce8"/>
          <table:table-cell table:style-name="ce8" table:formula="of:=IF(NOT(ISBLANK([.Y151]));[.Y151];IF(NOT(ISBLANK([.AK151]));[.AK151];&quot;&quot;))">
            <text:p/>
          </table:table-cell>
          <table:table-cell table:style-name="ce8"/>
          <table:table-cell table:number-columns-repeated="2"/>
          <table:table-cell table:style-name="ce6" table:number-columns-repeated="2"/>
          <table:table-cell table:number-columns-repeated="2"/>
          <table:table-cell table:style-name="ce23"/>
          <table:table-cell table:style-name="ce23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151:.FL151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7"/>
          <table:table-cell table:number-columns-repeated="2"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office:value-type="string">
            <text:p>ʊ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h</text:p>
          </table:table-cell>
          <table:table-cell table:number-columns-repeated="2"/>
          <table:table-cell table:number-columns-repeated="2" office:value-type="string">
            <text:p>uh</text:p>
          </table:table-cell>
          <table:table-cell/>
          <table:table-cell office:value-type="string">
            <text:p>UH</text:p>
          </table:table-cell>
          <table:table-cell/>
          <table:table-cell office:value-type="string">
            <text:p>uh</text:p>
          </table:table-cell>
          <table:table-cell table:number-columns-repeated="2"/>
          <table:table-cell table:style-name="ce8" table:formula="of:=IF(NOT(ISBLANK([.S152]));[.S152];IF(NOT(ISBLANK([.T152]));[.T152];IF(NOT(ISBLANK([.U152]));[.U152];IF(NOT(ISBLANK([.AA152]));[.AA152];IF(NOT(ISBLANK([.AO152]));[.AO152];&quot;&quot;)))))" office:value-type="string" office:string-value="U">
            <text:p>U</text:p>
          </table:table-cell>
          <table:table-cell table:style-name="ce8" table:formula="of:=IF(NOT(ISBLANK([.Y152]));[.Y152];IF(NOT(ISBLANK([.AK152]));[.AK152];&quot;&quot;))" office:value-type="string" office:string-value="U">
            <text:p>U</text:p>
          </table:table-cell>
          <table:table-cell table:style-name="ce8" office:value-type="string">
            <text:p>U</text:p>
          </table:table-cell>
          <table:table-cell office:value-type="string">
            <text:p>U</text:p>
          </table:table-cell>
          <table:table-cell table:number-columns-repeated="2"/>
          <table:table-cell table:number-columns-repeated="3"/>
          <table:table-cell table:style-name="ce25"/>
          <table:table-cell table:style-name="ce25"/>
          <table:table-cell/>
          <table:table-cell office:value-type="string">
            <text:p>U</text:p>
          </table:table-cell>
          <table:table-cell table:number-columns-repeated="2"/>
          <table:table-cell office:value-type="string">
            <text:p>ux</text:p>
          </table:table-cell>
          <table:table-cell table:number-columns-repeated="4"/>
          <table:table-cell table:style-name="ce5" office:value-type="string">
            <text:p>U</text:p>
          </table:table-cell>
          <table:table-cell table:number-columns-repeated="2" office:value-type="string">
            <text:p>U</text:p>
          </table:table-cell>
          <table:table-cell table:number-columns-repeated="2" table:style-name="ce23" office:value-type="string">
            <text:p>U</text:p>
          </table:table-cell>
          <table:table-cell office:value-type="string">
            <text:p>U</text:p>
          </table:table-cell>
          <table:table-cell table:number-columns-repeated="3"/>
          <table:table-cell office:value-type="string">
            <text:p>U</text:p>
          </table:table-cell>
          <table:table-cell/>
          <table:table-cell table:style-name="ce6" table:formula="of:=COUNTA([.AV152:.FL152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88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 table:number-columns-repeated="2"/>
          <table:table-cell office:value-type="string">
            <text:p>U`</text:p>
          </table:table-cell>
          <table:table-cell office:value-type="string">
            <text:p>ur</text:p>
          </table:table-cell>
          <table:table-cell table:number-columns-repeated="11"/>
          <table:table-cell table:style-name="ce8" table:formula="of:=IF(NOT(ISBLANK([.S153]));[.S153];IF(NOT(ISBLANK([.T153]));[.T153];IF(NOT(ISBLANK([.U153]));[.U153];IF(NOT(ISBLANK([.AA153]));[.AA153];IF(NOT(ISBLANK([.AO153]));[.AO153];&quot;&quot;)))))">
            <text:p/>
          </table:table-cell>
          <table:table-cell table:style-name="ce8" table:formula="of:=IF(NOT(ISBLANK([.Y153]));[.Y153];IF(NOT(ISBLANK([.AK153]));[.AK153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53:.FL153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 table:number-columns-repeated="6"/>
          <table:table-cell table:number-columns-repeated="3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6"/>
          <table:table-cell table:number-columns-repeated="3"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table:number-columns-repeated="2" office:value-type="string">
            <text:p>e</text:p>
          </table:table-cell>
          <table:table-cell office:value-type="string">
            <text:p>ei</text:p>
          </table:table-cell>
          <table:table-cell table:number-columns-repeated="11"/>
          <table:table-cell table:style-name="ce8" table:formula="of:=IF(NOT(ISBLANK([.S154]));[.S154];IF(NOT(ISBLANK([.T154]));[.T154];IF(NOT(ISBLANK([.U154]));[.U154];IF(NOT(ISBLANK([.AA154]));[.AA154];IF(NOT(ISBLANK([.AO154]));[.AO154];&quot;&quot;)))))" office:value-type="string" office:string-value="e">
            <text:p>e</text:p>
          </table:table-cell>
          <table:table-cell table:style-name="ce8" table:formula="of:=IF(NOT(ISBLANK([.Y154]));[.Y154];IF(NOT(ISBLANK([.AK154]));[.AK154];&quot;&quot;))" office:value-type="string" office:string-value="e">
            <text:p>e</text:p>
          </table:table-cell>
          <table:table-cell table:style-name="ce8"/>
          <table:table-cell table:number-columns-repeated="6" office:value-type="string">
            <text:p>e</text:p>
          </table:table-cell>
          <table:table-cell table:number-columns-repeated="2" table:style-name="ce25" office:value-type="string">
            <text:p>e</text:p>
          </table:table-cell>
          <table:table-cell table:number-columns-repeated="3" office:value-type="string">
            <text:p>e</text:p>
          </table:table-cell>
          <table:table-cell/>
          <table:table-cell table:number-columns-repeated="5" office:value-type="string">
            <text:p>e</text:p>
          </table:table-cell>
          <table:table-cell table:style-name="ce5" office:value-type="string">
            <text:p>e</text:p>
          </table:table-cell>
          <table:table-cell table:number-columns-repeated="2" office:value-type="string">
            <text:p>e</text:p>
          </table:table-cell>
          <table:table-cell table:number-columns-repeated="2" table:style-name="ce23" office:value-type="string">
            <text:p>e</text:p>
          </table:table-cell>
          <table:table-cell/>
          <table:table-cell table:number-columns-repeated="5" office:value-type="string">
            <text:p>e</text:p>
          </table:table-cell>
          <table:table-cell table:style-name="ce6" table:formula="of:=COUNTA([.AV154:.FL154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5"/>
          <table:table-cell/>
          <table:table-cell/>
          <table:table-cell/>
          <table:table-cell/>
          <table:table-cell table:number-columns-repeated="3"/>
          <table:table-cell/>
          <table:table-cell table:number-columns-repeated="3"/>
          <table:table-cell/>
          <table:table-cell/>
          <table:table-cell table:number-columns-repeated="5"/>
          <table:table-cell/>
          <table:table-cell table:number-columns-repeated="20"/>
          <table:table-cell table:number-columns-repeated="2"/>
          <table:table-cell table:number-columns-repeated="2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2"/>
          <table:table-cell/>
          <table:table-cell table:number-columns-repeated="21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number-columns-repeated="856"/>
        </table:table-row>
        <table:table-row table:style-name="ro6">
          <table:table-cell table:number-columns-repeated="2"/>
          <table:table-cell office:value-type="string">
            <text:p>ee</text:p>
          </table:table-cell>
          <table:table-cell table:number-columns-repeated="12"/>
          <table:table-cell table:style-name="ce8" table:formula="of:=IF(NOT(ISBLANK([.S155]));[.S155];IF(NOT(ISBLANK([.T155]));[.T155];IF(NOT(ISBLANK([.U155]));[.U155];IF(NOT(ISBLANK([.AA155]));[.AA155];IF(NOT(ISBLANK([.AO155]));[.AO155];&quot;&quot;)))))">
            <text:p/>
          </table:table-cell>
          <table:table-cell table:style-name="ce8" table:formula="of:=IF(NOT(ISBLANK([.Y155]));[.Y155];IF(NOT(ISBLANK([.AK155]));[.AK155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ee</text:p>
          </table:table-cell>
          <table:table-cell table:number-columns-repeated="3"/>
          <table:table-cell table:style-name="ce6" table:formula="of:=COUNTA([.AV155:.FL155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 table:number-columns-repeated="2"/>
          <table:table-cell office:value-type="string">
            <text:p>e”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4"/>
          <table:table-cell table:number-columns-repeated="2" office:value-type="string">
            <text:p>e+</text:p>
          </table:table-cell>
          <table:table-cell table:number-columns-repeated="3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56:.FL156])" office:value-type="float" office:value="0">
            <text:p>0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eː</text:p>
          </table:table-cell>
          <table:table-cell office:value-type="string">
            <text:p>e:</text:p>
          </table:table-cell>
          <table:table-cell table:number-columns-repeated="8"/>
          <table:table-cell office:value-type="string">
            <text:p>e</text:p>
          </table:table-cell>
          <table:table-cell table:number-columns-repeated="3"/>
          <table:table-cell table:style-name="ce8" table:formula="of:=IF(NOT(ISBLANK([.S157]));[.S157];IF(NOT(ISBLANK([.T157]));[.T157];IF(NOT(ISBLANK([.U157]));[.U157];IF(NOT(ISBLANK([.AA157]));[.AA157];IF(NOT(ISBLANK([.AO157]));[.AO157];&quot;&quot;)))))" office:value-type="string" office:string-value="e:">
            <text:p>e:</text:p>
          </table:table-cell>
          <table:table-cell table:style-name="ce8" table:formula="of:=IF(NOT(ISBLANK([.Y157]));[.Y157];IF(NOT(ISBLANK([.AK157]));[.AK157];&quot;&quot;))" office:value-type="string" office:string-value="e:">
            <text:p>e:</text:p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office:value-type="string">
            <text:p>eh</text:p>
          </table:table-cell>
          <table:table-cell table:number-columns-repeated="5"/>
          <table:table-cell table:number-columns-repeated="2" office:value-type="string">
            <text:p>el</text:p>
          </table:table-cell>
          <table:table-cell table:style-name="ce5" office:value-type="string">
            <text:p>e:</text:p>
          </table:table-cell>
          <table:table-cell table:number-columns-repeated="2" office:value-type="string">
            <text:p>e:</text:p>
          </table:table-cell>
          <table:table-cell table:number-columns-repeated="2" table:style-name="ce23" office:value-type="string">
            <text:p>e:</text:p>
          </table:table-cell>
          <table:table-cell table:number-columns-repeated="2" office:value-type="string">
            <text:p>e:</text:p>
          </table:table-cell>
          <table:table-cell table:number-columns-repeated="2"/>
          <table:table-cell office:value-type="string">
            <text:p>e:</text:p>
          </table:table-cell>
          <table:table-cell/>
          <table:table-cell table:style-name="ce6" table:formula="of:=COUNTA([.AV157:.FL15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ẽ</text:p>
          </table:table-cell>
          <table:table-cell office:value-type="string">
            <text:p>e~</text:p>
          </table:table-cell>
          <table:table-cell table:number-columns-repeated="8"/>
          <table:table-cell table:style-name="ce6"/>
          <table:table-cell table:number-columns-repeated="3"/>
          <table:table-cell table:style-name="ce8" table:formula="of:=IF(NOT(ISBLANK([.S158]));[.S158];IF(NOT(ISBLANK([.T158]));[.T158];IF(NOT(ISBLANK([.U158]));[.U158];IF(NOT(ISBLANK([.AA158]));[.AA158];IF(NOT(ISBLANK([.AO158]));[.AO158];&quot;&quot;)))))" office:value-type="string" office:string-value="e~">
            <text:p>e~</text:p>
          </table:table-cell>
          <table:table-cell table:style-name="ce8" table:formula="of:=IF(NOT(ISBLANK([.Y158]));[.Y158];IF(NOT(ISBLANK([.AK158]));[.AK158];&quot;&quot;))" office:value-type="string" office:string-value="e~">
            <text:p>e~</text:p>
          </table:table-cell>
          <table:table-cell table:style-name="ce8"/>
          <table:table-cell table:number-columns-repeated="3"/>
          <table:table-cell/>
          <table:table-cell office:value-type="string">
            <text:p>e~</text:p>
          </table:table-cell>
          <table:table-cell office:value-type="string">
            <text:p>Ehn</text:p>
          </table:table-cell>
          <table:table-cell table:number-columns-repeated="2" table:style-name="ce25" office:value-type="string">
            <text:p>e~</text:p>
          </table:table-cell>
          <table:table-cell office:value-type="string">
            <text:p>e~</text:p>
          </table:table-cell>
          <table:table-cell table:number-columns-repeated="3"/>
          <table:table-cell office:value-type="string">
            <text:p>e~</text:p>
          </table:table-cell>
          <table:table-cell table:number-columns-repeated="4"/>
          <table:table-cell table:style-name="ce5"/>
          <table:table-cell/>
          <table:table-cell/>
          <table:table-cell table:style-name="ce23"/>
          <table:table-cell table:style-name="ce23" office:value-type="string">
            <text:p>e~</text:p>
          </table:table-cell>
          <table:table-cell/>
          <table:table-cell table:number-columns-repeated="5"/>
          <table:table-cell table:style-name="ce6" table:formula="of:=COUNTA([.AV158:.FL158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 table:number-columns-repeated="2"/>
          <table:table-cell office:value-type="string">
            <text:p>e~”</text:p>
          </table:table-cell>
          <table:table-cell table:number-columns-repeated="8"/>
          <table:table-cell table:style-name="ce6"/>
          <table:table-cell table:number-columns-repeated="3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4"/>
          <table:table-cell office:value-type="string">
            <text:p>e~+</text:p>
          </table:table-cell>
          <table:table-cell table:number-columns-repeated="4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59:.FL159])" office:value-type="float" office:value="0">
            <text:p>0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ø</text:p>
          </table:table-cell>
          <table:table-cell office:value-type="string">
            <text:p>2</text:p>
          </table:table-cell>
          <table:table-cell table:number-columns-repeated="12"/>
          <table:table-cell table:style-name="ce8" table:formula="of:=IF(NOT(ISBLANK([.S160]));[.S160];IF(NOT(ISBLANK([.T160]));[.T160];IF(NOT(ISBLANK([.U160]));[.U160];IF(NOT(ISBLANK([.AA160]));[.AA160];IF(NOT(ISBLANK([.AO160]));[.AO160];&quot;&quot;)))))" office:value-type="string" office:string-value="2">
            <text:p>2</text:p>
          </table:table-cell>
          <table:table-cell table:style-name="ce8" table:formula="of:=IF(NOT(ISBLANK([.Y160]));[.Y160];IF(NOT(ISBLANK([.AK160]));[.AK160];&quot;&quot;))" office:value-type="string" office:string-value="2">
            <text:p>2</text:p>
          </table:table-cell>
          <table:table-cell table:style-name="ce8"/>
          <table:table-cell table:number-columns-repeated="3"/>
          <table:table-cell/>
          <table:table-cell table:style-name="ce23" office:value-type="float" office:value="2">
            <text:p>2</text:p>
          </table:table-cell>
          <table:table-cell office:value-type="string">
            <text:p>P2</text:p>
          </table:table-cell>
          <table:table-cell table:number-columns-repeated="2" table:style-name="ce25" office:value-type="string">
            <text:p>2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EU</text:p>
          </table:table-cell>
          <table:table-cell table:number-columns-repeated="2"/>
          <table:table-cell table:style-name="ce5" office:value-type="string">
            <text:p>2</text:p>
          </table:table-cell>
          <table:table-cell table:number-columns-repeated="2" office:value-type="string">
            <text:p>2</text:p>
          </table:table-cell>
          <table:table-cell table:number-columns-repeated="2" table:style-name="ce29" office:value-type="string">
            <text:p>2</text:p>
          </table:table-cell>
          <table:table-cell/>
          <table:table-cell table:number-columns-repeated="2" office:value-type="string">
            <text:p>2</text:p>
          </table:table-cell>
          <table:table-cell/>
          <table:table-cell office:value-type="string">
            <text:p>2</text:p>
          </table:table-cell>
          <table:table-cell/>
          <table:table-cell table:style-name="ce6" table:formula="of:=COUNTA([.AV160:.FL160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5"/>
          <table:table-cell/>
          <table:table-cell/>
          <table:table-cell/>
          <table:table-cell/>
          <table:table-cell table:number-columns-repeated="3"/>
          <table:table-cell/>
          <table:table-cell table:number-columns-repeated="3"/>
          <table:table-cell/>
          <table:table-cell/>
          <table:table-cell table:number-columns-repeated="5"/>
          <table:table-cell/>
          <table:table-cell table:number-columns-repeated="20"/>
          <table:table-cell table:number-columns-repeated="2"/>
          <table:table-cell table:number-columns-repeated="2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6"/>
          <table:table-cell/>
          <table:table-cell table:number-columns-repeated="2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table:number-columns-repeated="856"/>
        </table:table-row>
        <table:table-row table:style-name="ro6">
          <table:table-cell table:number-columns-repeated="2"/>
          <table:table-cell office:value-type="string">
            <text:p>22</text:p>
          </table:table-cell>
          <table:table-cell table:number-columns-repeated="12"/>
          <table:table-cell table:style-name="ce8" table:formula="of:=IF(NOT(ISBLANK([.S161]));[.S161];IF(NOT(ISBLANK([.T161]));[.T161];IF(NOT(ISBLANK([.U161]));[.U161];IF(NOT(ISBLANK([.AA161]));[.AA161];IF(NOT(ISBLANK([.AO161]));[.AO161];&quot;&quot;)))))">
            <text:p/>
          </table:table-cell>
          <table:table-cell table:style-name="ce8" table:formula="of:=IF(NOT(ISBLANK([.Y161]));[.Y161];IF(NOT(ISBLANK([.AK161]));[.AK161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22</text:p>
          </table:table-cell>
          <table:table-cell table:number-columns-repeated="3"/>
          <table:table-cell table:style-name="ce6" table:formula="of:=COUNTA([.AV161:.FL161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office:value-type="string">
            <text:p>øː</text:p>
          </table:table-cell>
          <table:table-cell office:value-type="string">
            <text:p>2:</text:p>
          </table:table-cell>
          <table:table-cell table:number-columns-repeated="2"/>
          <table:table-cell table:number-columns-repeated="2" office:value-type="string">
            <text:p>2: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3"/>
          <table:table-cell table:style-name="ce8" table:formula="of:=IF(NOT(ISBLANK([.S162]));[.S162];IF(NOT(ISBLANK([.T162]));[.T162];IF(NOT(ISBLANK([.U162]));[.U162];IF(NOT(ISBLANK([.AA162]));[.AA162];IF(NOT(ISBLANK([.AO162]));[.AO162];&quot;&quot;)))))" office:value-type="string" office:string-value="2:">
            <text:p>2:</text:p>
          </table:table-cell>
          <table:table-cell table:style-name="ce8" table:formula="of:=IF(NOT(ISBLANK([.Y162]));[.Y162];IF(NOT(ISBLANK([.AK162]));[.AK162];&quot;&quot;))" office:value-type="string" office:string-value="2:">
            <text:p>2:</text:p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office:value-type="string">
            <text:p>P2h</text:p>
          </table:table-cell>
          <table:table-cell table:number-columns-repeated="5"/>
          <table:table-cell table:number-columns-repeated="2" office:value-type="string">
            <text:p>oel</text:p>
          </table:table-cell>
          <table:table-cell table:style-name="ce5" office:value-type="string">
            <text:p>2:</text:p>
          </table:table-cell>
          <table:table-cell table:number-columns-repeated="2" office:value-type="string">
            <text:p>2:</text:p>
          </table:table-cell>
          <table:table-cell table:number-columns-repeated="2" table:style-name="ce29" office:value-type="string">
            <text:p>2:</text:p>
          </table:table-cell>
          <table:table-cell table:number-columns-repeated="2" office:value-type="string">
            <text:p>2:</text:p>
          </table:table-cell>
          <table:table-cell table:number-columns-repeated="2"/>
          <table:table-cell office:value-type="string">
            <text:p>2:</text:p>
          </table:table-cell>
          <table:table-cell/>
          <table:table-cell table:style-name="ce6" table:formula="of:=COUNTA([.AV162:.FL162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table:number-columns-repeated="2" office:value-type="string">
            <text:p>o</text:p>
          </table:table-cell>
          <table:table-cell table:number-columns-repeated="12"/>
          <table:table-cell table:style-name="ce8" table:formula="of:=IF(NOT(ISBLANK([.S163]));[.S163];IF(NOT(ISBLANK([.T163]));[.T163];IF(NOT(ISBLANK([.U163]));[.U163];IF(NOT(ISBLANK([.AA163]));[.AA163];IF(NOT(ISBLANK([.AO163]));[.AO163];&quot;&quot;)))))" office:value-type="string" office:string-value="o">
            <text:p>o</text:p>
          </table:table-cell>
          <table:table-cell table:style-name="ce8" table:formula="of:=IF(NOT(ISBLANK([.Y163]));[.Y163];IF(NOT(ISBLANK([.AK163]));[.AK163];&quot;&quot;))" office:value-type="string" office:string-value="o">
            <text:p>o</text:p>
          </table:table-cell>
          <table:table-cell table:style-name="ce8"/>
          <table:table-cell/>
          <table:table-cell table:number-columns-repeated="5" office:value-type="string">
            <text:p>o</text:p>
          </table:table-cell>
          <table:table-cell table:number-columns-repeated="2" table:style-name="ce25" office:value-type="string">
            <text:p>o</text:p>
          </table:table-cell>
          <table:table-cell table:number-columns-repeated="3" office:value-type="string">
            <text:p>o</text:p>
          </table:table-cell>
          <table:table-cell/>
          <table:table-cell table:number-columns-repeated="3" office:value-type="string">
            <text:p>o</text:p>
          </table:table-cell>
          <table:table-cell table:style-name="ce28" table:number-columns-repeated="2"/>
          <table:table-cell table:style-name="ce5" office:value-type="string">
            <text:p>o</text:p>
          </table:table-cell>
          <table:table-cell table:number-columns-repeated="2" office:value-type="string">
            <text:p>o</text:p>
          </table:table-cell>
          <table:table-cell table:number-columns-repeated="2" table:style-name="ce23" office:value-type="string">
            <text:p>o</text:p>
          </table:table-cell>
          <table:table-cell/>
          <table:table-cell/>
          <table:table-cell table:number-columns-repeated="2" office:value-type="string">
            <text:p>o</text:p>
          </table:table-cell>
          <table:table-cell table:number-columns-repeated="2"/>
          <table:table-cell table:style-name="ce6" table:formula="of:=COUNTA([.AV163:.FL163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5"/>
          <table:table-cell/>
          <table:table-cell/>
          <table:table-cell/>
          <table:table-cell/>
          <table:table-cell table:number-columns-repeated="3"/>
          <table:table-cell/>
          <table:table-cell table:number-columns-repeated="3"/>
          <table:table-cell/>
          <table:table-cell/>
          <table:table-cell table:number-columns-repeated="5"/>
          <table:table-cell/>
          <table:table-cell table:number-columns-repeated="20"/>
          <table:table-cell table:number-columns-repeated="2"/>
          <table:table-cell table:number-columns-repeated="23"/>
          <table:table-cell/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table:number-columns-repeated="856"/>
        </table:table-row>
        <table:table-row table:style-name="ro6">
          <table:table-cell table:number-columns-repeated="2"/>
          <table:table-cell office:value-type="string">
            <text:p>oo</text:p>
          </table:table-cell>
          <table:table-cell table:number-columns-repeated="12"/>
          <table:table-cell table:style-name="ce8" table:formula="of:=IF(NOT(ISBLANK([.S164]));[.S164];IF(NOT(ISBLANK([.T164]));[.T164];IF(NOT(ISBLANK([.U164]));[.U164];IF(NOT(ISBLANK([.AA164]));[.AA164];IF(NOT(ISBLANK([.AO164]));[.AO164];&quot;&quot;)))))">
            <text:p/>
          </table:table-cell>
          <table:table-cell table:style-name="ce8" table:formula="of:=IF(NOT(ISBLANK([.Y164]));[.Y164];IF(NOT(ISBLANK([.AK164]));[.AK164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oo</text:p>
          </table:table-cell>
          <table:table-cell table:number-columns-repeated="3"/>
          <table:table-cell table:style-name="ce6" table:formula="of:=COUNTA([.AV164:.FL164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9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 table:number-columns-repeated="2"/>
          <table:table-cell office:value-type="string">
            <text:p>o”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4"/>
          <table:table-cell table:number-columns-repeated="2" office:value-type="string">
            <text:p>o+</text:p>
          </table:table-cell>
          <table:table-cell table:number-columns-repeated="3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65:.FL165])" office:value-type="float" office:value="0">
            <text:p>0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oː</text:p>
          </table:table-cell>
          <table:table-cell office:value-type="string">
            <text:p>o: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3"/>
          <table:table-cell table:style-name="ce8" table:formula="of:=IF(NOT(ISBLANK([.S166]));[.S166];IF(NOT(ISBLANK([.T166]));[.T166];IF(NOT(ISBLANK([.U166]));[.U166];IF(NOT(ISBLANK([.AA166]));[.AA166];IF(NOT(ISBLANK([.AO166]));[.AO166];&quot;&quot;)))))" office:value-type="string" office:string-value="o:">
            <text:p>o:</text:p>
          </table:table-cell>
          <table:table-cell table:style-name="ce8" table:formula="of:=IF(NOT(ISBLANK([.Y166]));[.Y166];IF(NOT(ISBLANK([.AK166]));[.AK166];&quot;&quot;))" office:value-type="string" office:string-value="o:">
            <text:p>o:</text:p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office:value-type="string">
            <text:p>oh</text:p>
          </table:table-cell>
          <table:table-cell table:number-columns-repeated="5"/>
          <table:table-cell table:number-columns-repeated="2" office:value-type="string">
            <text:p>ol</text:p>
          </table:table-cell>
          <table:table-cell table:style-name="ce5" office:value-type="string">
            <text:p>o:</text:p>
          </table:table-cell>
          <table:table-cell table:number-columns-repeated="2" office:value-type="string">
            <text:p>o:</text:p>
          </table:table-cell>
          <table:table-cell table:number-columns-repeated="2" table:style-name="ce23" office:value-type="string">
            <text:p>o:</text:p>
          </table:table-cell>
          <table:table-cell office:value-type="string">
            <text:p>o:</text:p>
          </table:table-cell>
          <table:table-cell table:number-columns-repeated="3"/>
          <table:table-cell office:value-type="string">
            <text:p>o:</text:p>
          </table:table-cell>
          <table:table-cell/>
          <table:table-cell table:style-name="ce6" table:formula="of:=COUNTA([.AV166:.FL166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9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office:value-type="string">
            <text:p>õ</text:p>
          </table:table-cell>
          <table:table-cell office:value-type="string">
            <text:p>o~</text:p>
          </table:table-cell>
          <table:table-cell table:number-columns-repeated="8"/>
          <table:table-cell table:style-name="ce6"/>
          <table:table-cell table:number-columns-repeated="3"/>
          <table:table-cell table:style-name="ce8" table:formula="of:=IF(NOT(ISBLANK([.S167]));[.S167];IF(NOT(ISBLANK([.T167]));[.T167];IF(NOT(ISBLANK([.U167]));[.U167];IF(NOT(ISBLANK([.AA167]));[.AA167];IF(NOT(ISBLANK([.AO167]));[.AO167];&quot;&quot;)))))" office:value-type="string" office:string-value="o~">
            <text:p>o~</text:p>
          </table:table-cell>
          <table:table-cell table:style-name="ce8" table:formula="of:=IF(NOT(ISBLANK([.Y167]));[.Y167];IF(NOT(ISBLANK([.AK167]));[.AK167];&quot;&quot;))" office:value-type="string" office:string-value="o~">
            <text:p>o~</text:p>
          </table:table-cell>
          <table:table-cell table:style-name="ce8"/>
          <table:table-cell table:number-columns-repeated="3"/>
          <table:table-cell/>
          <table:table-cell office:value-type="string">
            <text:p>o~</text:p>
          </table:table-cell>
          <table:table-cell office:value-type="string">
            <text:p>Ohn</text:p>
          </table:table-cell>
          <table:table-cell table:number-columns-repeated="2" table:style-name="ce25" office:value-type="string">
            <text:p>o~</text:p>
          </table:table-cell>
          <table:table-cell office:value-type="string">
            <text:p>o~</text:p>
          </table:table-cell>
          <table:table-cell table:number-columns-repeated="3"/>
          <table:table-cell office:value-type="string">
            <text:p>o~</text:p>
          </table:table-cell>
          <table:table-cell/>
          <table:table-cell table:style-name="ce5" office:value-type="string">
            <text:p>o~</text:p>
          </table:table-cell>
          <table:table-cell table:number-columns-repeated="2"/>
          <table:table-cell table:style-name="ce5" office:value-type="string">
            <text:p>o~</text:p>
          </table:table-cell>
          <table:table-cell table:number-columns-repeated="2" office:value-type="string">
            <text:p>o~</text:p>
          </table:table-cell>
          <table:table-cell table:number-columns-repeated="2" table:style-name="ce23" office:value-type="string">
            <text:p>o~</text:p>
          </table:table-cell>
          <table:table-cell/>
          <table:table-cell table:number-columns-repeated="5"/>
          <table:table-cell table:style-name="ce6" table:formula="of:=COUNTA([.AV167:.FL167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5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 table:number-columns-repeated="2"/>
          <table:table-cell office:value-type="string">
            <text:p>o~”</text:p>
          </table:table-cell>
          <table:table-cell table:number-columns-repeated="8"/>
          <table:table-cell table:style-name="ce6"/>
          <table:table-cell table:number-columns-repeated="3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4"/>
          <table:table-cell office:value-type="string">
            <text:p>o~+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68:.FL168])" office:value-type="float" office:value="0">
            <text:p>0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õː</text:p>
          </table:table-cell>
          <table:table-cell office:value-type="string">
            <text:p>o~:</text:p>
          </table:table-cell>
          <table:table-cell table:number-columns-repeated="12"/>
          <table:table-cell table:style-name="ce8"/>
          <table:table-cell table:style-name="ce8" table:formula="of:=IF(NOT(ISBLANK([.Y169]));[.Y169];IF(NOT(ISBLANK([.AK169]));[.AK169];&quot;&quot;))" office:value-type="string" office:string-value="o~:">
            <text:p>o~:</text:p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 office:value-type="string">
            <text:p>o~:</text:p>
          </table:table-cell>
          <table:table-cell table:number-columns-repeated="2" office:value-type="string">
            <text:p>o~:</text:p>
          </table:table-cell>
          <table:table-cell table:number-columns-repeated="2" table:style-name="ce23" office:value-type="string">
            <text:p>o~:</text:p>
          </table:table-cell>
          <table:table-cell table:number-columns-repeated="6"/>
          <table:table-cell table:style-name="ce6" table:formula="of:=COUNTA([.AV169:.FL169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5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58"/>
        </table:table-row>
        <table:table-row table:style-name="ro7">
          <table:table-cell/>
          <table:table-cell table:style-name="ce10" office:value-type="string">
            <text:p>ɵ</text:p>
          </table:table-cell>
          <table:table-cell office:value-type="string">
            <text:p>8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2"/>
          <table:table-cell office:value-type="string">
            <text:p>jO</text:p>
          </table:table-cell>
          <table:table-cell table:number-columns-repeated="4"/>
          <table:table-cell table:style-name="ce28" table:number-columns-repeated="2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70:.FL170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83"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office:value-type="string">
            <text:p>ə</text:p>
          </table:table-cell>
          <table:table-cell table:number-columns-repeated="2" office:value-type="string">
            <text:p>@</text:p>
          </table:table-cell>
          <table:table-cell office:value-type="string">
            <text:p>ax</text:p>
          </table:table-cell>
          <table:table-cell table:number-columns-repeated="2" office:value-type="string">
            <text:p>@</text:p>
          </table:table-cell>
          <table:table-cell table:number-columns-repeated="2" office:value-type="string">
            <text:p>ax</text:p>
          </table:table-cell>
          <table:table-cell table:number-columns-repeated="2"/>
          <table:table-cell office:value-type="string">
            <text:p>@</text:p>
          </table:table-cell>
          <table:table-cell office:value-type="string">
            <text:p>ax</text:p>
          </table:table-cell>
          <table:table-cell table:number-columns-repeated="2"/>
          <table:table-cell table:style-name="ce8" table:formula="of:=IF(NOT(ISBLANK([.S171]));[.S171];IF(NOT(ISBLANK([.T171]));[.T171];IF(NOT(ISBLANK([.U171]));[.U171];IF(NOT(ISBLANK([.AA171]));[.AA171];IF(NOT(ISBLANK([.AO171]));[.AO171];&quot;&quot;)))))" office:value-type="string" office:string-value="@">
            <text:p>@</text:p>
          </table:table-cell>
          <table:table-cell table:style-name="ce8" table:formula="of:=IF(NOT(ISBLANK([.Y171]));[.Y171];IF(NOT(ISBLANK([.AK171]));[.AK171];&quot;&quot;))" office:value-type="string" office:string-value="@">
            <text:p>@</text:p>
          </table:table-cell>
          <table:table-cell table:style-name="ce8" office:value-type="string">
            <text:p>@</text:p>
          </table:table-cell>
          <table:table-cell office:value-type="string">
            <text:p>@</text:p>
          </table:table-cell>
          <table:table-cell/>
          <table:table-cell office:value-type="string">
            <text:p>@</text:p>
          </table:table-cell>
          <table:table-cell/>
          <table:table-cell table:number-columns-repeated="2" office:value-type="string">
            <text:p>@</text:p>
          </table:table-cell>
          <table:table-cell table:number-columns-repeated="2" table:style-name="ce25" office:value-type="string">
            <text:p>@</text:p>
          </table:table-cell>
          <table:table-cell office:value-type="string">
            <text:p>@</text:p>
          </table:table-cell>
          <table:table-cell office:value-type="string">
            <text:p>schwa</text:p>
          </table:table-cell>
          <table:table-cell table:number-columns-repeated="4"/>
          <table:table-cell office:value-type="string">
            <text:p>AX</text:p>
          </table:table-cell>
          <table:table-cell table:number-columns-repeated="2" office:value-type="string">
            <text:p>etu</text:p>
          </table:table-cell>
          <table:table-cell table:style-name="ce5" office:value-type="string">
            <text:p>@</text:p>
          </table:table-cell>
          <table:table-cell table:number-columns-repeated="2" office:value-type="string">
            <text:p>@</text:p>
          </table:table-cell>
          <table:table-cell table:number-columns-repeated="2" table:style-name="ce23" office:value-type="string">
            <text:p>@</text:p>
          </table:table-cell>
          <table:table-cell office:value-type="string">
            <text:p>@</text:p>
          </table:table-cell>
          <table:table-cell table:number-columns-repeated="3"/>
          <table:table-cell office:value-type="string">
            <text:p>@</text:p>
          </table:table-cell>
          <table:table-cell/>
          <table:table-cell table:style-name="ce6" table:formula="of:=COUNTA([.AV171:.FL171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90"/>
        </table:table-row>
        <table:table-row table:style-name="ro6">
          <table:table-cell/>
          <table:table-cell office:value-type="string">
            <text:p>ɚ</text:p>
          </table:table-cell>
          <table:table-cell office:value-type="string">
            <text:p>@`</text:p>
          </table:table-cell>
          <table:table-cell table:style-name="ce19" office:value-type="string">
            <text:p>@r</text:p>
          </table:table-cell>
          <table:table-cell office:value-type="string">
            <text:p>axr</text:p>
          </table:table-cell>
          <table:table-cell table:number-columns-repeated="2"/>
          <table:table-cell table:number-columns-repeated="2" office:value-type="string">
            <text:p>axr</text:p>
          </table:table-cell>
          <table:table-cell table:number-columns-repeated="3"/>
          <table:table-cell office:value-type="string">
            <text:p>axr</text:p>
          </table:table-cell>
          <table:table-cell table:number-columns-repeated="2"/>
          <table:table-cell table:style-name="ce8" table:formula="of:=IF(NOT(ISBLANK([.S172]));[.S172];IF(NOT(ISBLANK([.T172]));[.T172];IF(NOT(ISBLANK([.U172]));[.U172];IF(NOT(ISBLANK([.AA172]));[.AA172];IF(NOT(ISBLANK([.AO172]));[.AO172];&quot;&quot;)))))">
            <text:p/>
          </table:table-cell>
          <table:table-cell table:style-name="ce8" table:formula="of:=IF(NOT(ISBLANK([.Y172]));[.Y172];IF(NOT(ISBLANK([.AK172]));[.AK172];&quot;&quot;))">
            <text:p/>
          </table:table-cell>
          <table:table-cell table:style-name="ce8"/>
          <table:table-cell table:style-name="ce20"/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table:style-name="ce19" table:number-columns-repeated="5"/>
          <table:table-cell table:style-name="ce6" table:formula="of:=COUNTA([.AV172:.FL172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1"/>
          <table:table-cell table:number-columns-repeated="3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ɛ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eh</text:p>
          </table:table-cell>
          <table:table-cell table:number-columns-repeated="2" office:value-type="string">
            <text:p>E</text:p>
          </table:table-cell>
          <table:table-cell table:number-columns-repeated="2" office:value-type="string">
            <text:p>eh</text:p>
          </table:table-cell>
          <table:table-cell table:number-columns-repeated="2" office:value-type="string">
            <text:p>EH</text:p>
          </table:table-cell>
          <table:table-cell office:value-type="string">
            <text:p>E</text:p>
          </table:table-cell>
          <table:table-cell table:number-columns-repeated="2" office:value-type="string">
            <text:p>eh</text:p>
          </table:table-cell>
          <table:table-cell office:value-type="string">
            <text:p>E</text:p>
          </table:table-cell>
          <table:table-cell table:style-name="ce8" table:formula="of:=IF(NOT(ISBLANK([.S173]));[.S173];IF(NOT(ISBLANK([.T173]));[.T173];IF(NOT(ISBLANK([.U173]));[.U173];IF(NOT(ISBLANK([.AA173]));[.AA173];IF(NOT(ISBLANK([.AO173]));[.AO173];&quot;&quot;)))))" office:value-type="string" office:string-value="E">
            <text:p>E</text:p>
          </table:table-cell>
          <table:table-cell table:style-name="ce8" table:formula="of:=IF(NOT(ISBLANK([.Y173]));[.Y173];IF(NOT(ISBLANK([.AK173]));[.AK173];&quot;&quot;))" office:value-type="string" office:string-value="E">
            <text:p>E</text:p>
          </table:table-cell>
          <table:table-cell table:style-name="ce8" office:value-type="string">
            <text:p>E</text:p>
          </table:table-cell>
          <table:table-cell table:style-name="ce20"/>
          <table:table-cell/>
          <table:table-cell table:number-columns-repeated="4" office:value-type="string">
            <text:p>E</text:p>
          </table:table-cell>
          <table:table-cell table:number-columns-repeated="2" table:style-name="ce25" office:value-type="string">
            <text:p>E</text:p>
          </table:table-cell>
          <table:table-cell table:number-columns-repeated="2" office:value-type="string">
            <text:p>E</text:p>
          </table:table-cell>
          <table:table-cell office:value-type="string">
            <text:p>jE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2"/>
          <table:table-cell table:style-name="ce5" office:value-type="string">
            <text:p>E</text:p>
          </table:table-cell>
          <table:table-cell table:number-columns-repeated="2" office:value-type="string">
            <text:p>E</text:p>
          </table:table-cell>
          <table:table-cell table:number-columns-repeated="2" table:style-name="ce23" office:value-type="string">
            <text:p>E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E</text:p>
          </table:table-cell>
          <table:table-cell office:value-type="string">
            <text:p>ae</text:p>
          </table:table-cell>
          <table:table-cell table:style-name="ce6" table:formula="of:=COUNTA([.AV173:.FL173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5"/>
          <table:table-cell/>
          <table:table-cell/>
          <table:table-cell/>
          <table:table-cell/>
          <table:table-cell table:number-columns-repeated="3"/>
          <table:table-cell/>
          <table:table-cell table:number-columns-repeated="3"/>
          <table:table-cell/>
          <table:table-cell/>
          <table:table-cell table:number-columns-repeated="5"/>
          <table:table-cell/>
          <table:table-cell table:number-columns-repeated="20"/>
          <table:table-cell table:number-columns-repeated="2"/>
          <table:table-cell table:number-columns-repeated="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5"/>
          <table:table-cell/>
          <table:table-cell table:number-columns-repeated="22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/>
          <table:table-cell table:number-columns-repeated="856"/>
        </table:table-row>
        <table:table-row table:style-name="ro6">
          <table:table-cell/>
          <table:table-cell table:style-name="ce6" office:value-type="string">
            <text:p>ɛ̃</text:p>
          </table:table-cell>
          <table:table-cell office:value-type="string">
            <text:p>E~</text:p>
          </table:table-cell>
          <table:table-cell table:number-columns-repeated="8"/>
          <table:table-cell office:value-type="string">
            <text:p>E~</text:p>
          </table:table-cell>
          <table:table-cell table:number-columns-repeated="3"/>
          <table:table-cell table:style-name="ce8"/>
          <table:table-cell table:style-name="ce8" table:formula="of:=IF(NOT(ISBLANK([.Y174]));[.Y174];IF(NOT(ISBLANK([.AK174]));[.AK174];&quot;&quot;))" office:value-type="string" office:string-value="E~">
            <text:p>E~</text:p>
          </table:table-cell>
          <table:table-cell table:style-name="ce8"/>
          <table:table-cell table:style-name="ce20"/>
          <table:table-cell table:number-columns-repeated="5"/>
          <table:table-cell table:style-name="ce25"/>
          <table:table-cell table:style-name="ce25"/>
          <table:table-cell table:number-columns-repeated="6"/>
          <table:table-cell office:value-type="string">
            <text:p>E~</text:p>
          </table:table-cell>
          <table:table-cell table:number-columns-repeated="2"/>
          <table:table-cell table:style-name="ce5" office:value-type="string">
            <text:p>E~</text:p>
          </table:table-cell>
          <table:table-cell office:value-type="string">
            <text:p>E~</text:p>
          </table:table-cell>
          <table:table-cell/>
          <table:table-cell table:style-name="ce23"/>
          <table:table-cell table:style-name="ce23" office:value-type="string">
            <text:p>E~</text:p>
          </table:table-cell>
          <table:table-cell table:number-columns-repeated="6"/>
          <table:table-cell table:style-name="ce6" table:formula="of:=COUNTA([.AV174:.FL174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28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table:style-name="ce6" office:value-type="string">
            <text:p>ɛ̃ː</text:p>
          </table:table-cell>
          <table:table-cell office:value-type="string">
            <text:p>E~:</text:p>
          </table:table-cell>
          <table:table-cell table:number-columns-repeated="12"/>
          <table:table-cell table:style-name="ce8"/>
          <table:table-cell table:style-name="ce8" table:formula="of:=IF(NOT(ISBLANK([.Y175]));[.Y175];IF(NOT(ISBLANK([.AK175]));[.AK175];&quot;&quot;))" office:value-type="string" office:string-value="E~:">
            <text:p>E~:</text:p>
          </table:table-cell>
          <table:table-cell table:style-name="ce8"/>
          <table:table-cell table:style-name="ce20"/>
          <table:table-cell table:number-columns-repeated="5"/>
          <table:table-cell table:style-name="ce25"/>
          <table:table-cell table:style-name="ce25"/>
          <table:table-cell table:number-columns-repeated="9"/>
          <table:table-cell table:style-name="ce5" office:value-type="string">
            <text:p>E~:</text:p>
          </table:table-cell>
          <table:table-cell office:value-type="string">
            <text:p>E~:</text:p>
          </table:table-cell>
          <table:table-cell/>
          <table:table-cell table:style-name="ce23"/>
          <table:table-cell table:style-name="ce23" office:value-type="string">
            <text:p>E~:</text:p>
          </table:table-cell>
          <table:table-cell table:number-columns-repeated="6"/>
          <table:table-cell table:style-name="ce6" table:formula="of:=COUNTA([.AV175:.FL175])" office:value-type="float" office:value="10">
            <text:p>10</text:p>
          </table:table-cell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28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ɛː</text:p>
          </table:table-cell>
          <table:table-cell office:value-type="string">
            <text:p>E:</text:p>
          </table:table-cell>
          <table:table-cell table:number-columns-repeated="8"/>
          <table:table-cell office:value-type="string">
            <text:p>E:</text:p>
          </table:table-cell>
          <table:table-cell table:number-columns-repeated="3"/>
          <table:table-cell table:style-name="ce8" table:formula="of:=IF(NOT(ISBLANK([.S176]));[.S176];IF(NOT(ISBLANK([.T176]));[.T176];IF(NOT(ISBLANK([.U176]));[.U176];IF(NOT(ISBLANK([.AA176]));[.AA176];IF(NOT(ISBLANK([.AO176]));[.AO176];&quot;&quot;)))))" office:value-type="string" office:string-value="E:">
            <text:p>E:</text:p>
          </table:table-cell>
          <table:table-cell table:style-name="ce8" table:formula="of:=IF(NOT(ISBLANK([.Y176]));[.Y176];IF(NOT(ISBLANK([.AK176]));[.AK176];&quot;&quot;))" office:value-type="string" office:string-value="E:">
            <text:p>E:</text:p>
          </table:table-cell>
          <table:table-cell table:style-name="ce8"/>
          <table:table-cell table:style-name="ce20"/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office:value-type="string">
            <text:p>Eh</text:p>
          </table:table-cell>
          <table:table-cell table:number-columns-repeated="5"/>
          <table:table-cell table:number-columns-repeated="2" office:value-type="string">
            <text:p>ae</text:p>
          </table:table-cell>
          <table:table-cell table:style-name="ce5" office:value-type="string">
            <text:p>E:</text:p>
          </table:table-cell>
          <table:table-cell table:number-columns-repeated="2" office:value-type="string">
            <text:p>E:</text:p>
          </table:table-cell>
          <table:table-cell table:number-columns-repeated="2" table:style-name="ce23" office:value-type="string">
            <text:p>E:</text:p>
          </table:table-cell>
          <table:table-cell office:value-type="string">
            <text:p>E:</text:p>
          </table:table-cell>
          <table:table-cell table:number-columns-repeated="3"/>
          <table:table-cell office:value-type="string">
            <text:p>E:</text:p>
          </table:table-cell>
          <table:table-cell/>
          <table:table-cell table:style-name="ce6" table:formula="of:=COUNTA([.AV176:.FL176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 table:number-columns-repeated="2"/>
          <table:table-cell office:value-type="string">
            <text:p>E`</text:p>
          </table:table-cell>
          <table:table-cell office:value-type="string">
            <text:p>eir</text:p>
          </table:table-cell>
          <table:table-cell table:number-columns-repeated="11"/>
          <table:table-cell table:style-name="ce8" table:formula="of:=IF(NOT(ISBLANK([.S177]));[.S177];IF(NOT(ISBLANK([.T177]));[.T177];IF(NOT(ISBLANK([.U177]));[.U177];IF(NOT(ISBLANK([.AA177]));[.AA177];IF(NOT(ISBLANK([.AO177]));[.AO177];&quot;&quot;)))))">
            <text:p/>
          </table:table-cell>
          <table:table-cell table:style-name="ce8" table:formula="of:=IF(NOT(ISBLANK([.Y177]));[.Y177];IF(NOT(ISBLANK([.AK177]));[.AK177];&quot;&quot;))">
            <text:p/>
          </table:table-cell>
          <table:table-cell table:style-name="ce8"/>
          <table:table-cell table:style-name="ce20"/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77:.FL17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3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56"/>
        </table:table-row>
        <table:table-row table:style-name="ro6">
          <table:table-cell/>
          <table:table-cell office:value-type="string">
            <text:p>œ</text:p>
          </table:table-cell>
          <table:table-cell office:value-type="string">
            <text:p>9</text:p>
          </table:table-cell>
          <table:table-cell table:number-columns-repeated="2"/>
          <table:table-cell table:number-columns-repeated="2" office:value-type="string">
            <text:p>9</text:p>
          </table:table-cell>
          <table:table-cell table:number-columns-repeated="8"/>
          <table:table-cell table:style-name="ce8" table:formula="of:=IF(NOT(ISBLANK([.S178]));[.S178];IF(NOT(ISBLANK([.T178]));[.T178];IF(NOT(ISBLANK([.U178]));[.U178];IF(NOT(ISBLANK([.AA178]));[.AA178];IF(NOT(ISBLANK([.AO178]));[.AO178];&quot;&quot;)))))" office:value-type="string" office:string-value="9">
            <text:p>9</text:p>
          </table:table-cell>
          <table:table-cell table:style-name="ce8" table:formula="of:=IF(NOT(ISBLANK([.Y178]));[.Y178];IF(NOT(ISBLANK([.AK178]));[.AK178];&quot;&quot;))" office:value-type="float" office:value="9">
            <text:p>9</text:p>
          </table:table-cell>
          <table:table-cell table:style-name="ce8"/>
          <table:table-cell table:number-columns-repeated="2"/>
          <table:table-cell table:style-name="ce6"/>
          <table:table-cell table:style-name="ce6"/>
          <table:table-cell table:style-name="ce23" office:value-type="float" office:value="9">
            <text:p>9</text:p>
          </table:table-cell>
          <table:table-cell office:value-type="string">
            <text:p>P9</text:p>
          </table:table-cell>
          <table:table-cell table:number-columns-repeated="2" table:style-name="ce23" office:value-type="float" office:value="9">
            <text:p>9</text:p>
          </table:table-cell>
          <table:table-cell office:value-type="string">
            <text:p>9</text:p>
          </table:table-cell>
          <table:table-cell office:value-type="string">
            <text:p>P9</text:p>
          </table:table-cell>
          <table:table-cell table:number-columns-repeated="4"/>
          <table:table-cell office:value-type="string">
            <text:p>OE</text:p>
          </table:table-cell>
          <table:table-cell table:number-columns-repeated="2" office:value-type="string">
            <text:p>oe</text:p>
          </table:table-cell>
          <table:table-cell table:style-name="ce5" office:value-type="string">
            <text:p>9</text:p>
          </table:table-cell>
          <table:table-cell table:number-columns-repeated="2" office:value-type="string">
            <text:p>9</text:p>
          </table:table-cell>
          <table:table-cell table:number-columns-repeated="2" table:style-name="ce29" office:value-type="string">
            <text:p>9</text:p>
          </table:table-cell>
          <table:table-cell office:value-type="string">
            <text:p>9</text:p>
          </table:table-cell>
          <table:table-cell table:number-columns-repeated="3"/>
          <table:table-cell office:value-type="string">
            <text:p>9</text:p>
          </table:table-cell>
          <table:table-cell office:value-type="string">
            <text:p>oe</text:p>
          </table:table-cell>
          <table:table-cell table:style-name="ce6" table:formula="of:=COUNTA([.AV178:.FL178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5"/>
          <table:table-cell/>
          <table:table-cell/>
          <table:table-cell/>
          <table:table-cell/>
          <table:table-cell table:number-columns-repeated="3"/>
          <table:table-cell/>
          <table:table-cell table:number-columns-repeated="3"/>
          <table:table-cell/>
          <table:table-cell/>
          <table:table-cell table:number-columns-repeated="5"/>
          <table:table-cell/>
          <table:table-cell table:number-columns-repeated="20"/>
          <table:table-cell table:number-columns-repeated="2"/>
          <table:table-cell table:number-columns-repeated="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5"/>
          <table:table-cell/>
          <table:table-cell table:number-columns-repeated="22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  <table:table-cell table:number-columns-repeated="856"/>
        </table:table-row>
        <table:table-row table:style-name="ro6">
          <table:table-cell/>
          <table:table-cell office:value-type="string">
            <text:p>œ~</text:p>
          </table:table-cell>
          <table:table-cell office:value-type="string">
            <text:p>9~</text:p>
          </table:table-cell>
          <table:table-cell table:number-columns-repeated="12"/>
          <table:table-cell table:style-name="ce8" table:number-columns-repeated="3"/>
          <table:table-cell table:number-columns-repeated="2"/>
          <table:table-cell table:style-name="ce6" table:number-columns-repeated="2"/>
          <table:table-cell table:style-name="ce23"/>
          <table:table-cell/>
          <table:table-cell table:style-name="ce23" table:number-columns-repeated="2"/>
          <table:table-cell table:number-columns-repeated="6"/>
          <table:table-cell office:value-type="string">
            <text:p>OE~</text:p>
          </table:table-cell>
          <table:table-cell table:number-columns-repeated="2"/>
          <table:table-cell table:style-name="ce5"/>
          <table:table-cell table:number-columns-repeated="2"/>
          <table:table-cell table:style-name="ce29" table:number-columns-repeated="2"/>
          <table:table-cell table:number-columns-repeated="6"/>
          <table:table-cell table:style-name="ce6" table:formula="of:=COUNTA([.AV179:.FL179])" office:value-type="float" office:value="0">
            <text:p>0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œː</text:p>
          </table:table-cell>
          <table:table-cell office:value-type="string">
            <text:p>9:</text:p>
          </table:table-cell>
          <table:table-cell table:number-columns-repeated="12"/>
          <table:table-cell table:style-name="ce8" table:formula="of:=IF(NOT(ISBLANK([.S180]));[.S180];IF(NOT(ISBLANK([.T180]));[.T180];IF(NOT(ISBLANK([.U180]));[.U180];IF(NOT(ISBLANK([.AA180]));[.AA180];IF(NOT(ISBLANK([.AO180]));[.AO180];&quot;&quot;)))))">
            <text:p/>
          </table:table-cell>
          <table:table-cell table:style-name="ce8" table:formula="of:=IF(NOT(ISBLANK([.Y180]));[.Y180];IF(NOT(ISBLANK([.AK180]));[.AK180];&quot;&quot;))">
            <text:p/>
          </table:table-cell>
          <table:table-cell table:style-name="ce8"/>
          <table:table-cell table:number-columns-repeated="2"/>
          <table:table-cell table:style-name="ce6"/>
          <table:table-cell table:style-name="ce6"/>
          <table:table-cell table:number-columns-repeated="2"/>
          <table:table-cell table:style-name="ce23"/>
          <table:table-cell table:style-name="ce23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3"/>
          <table:table-cell office:value-type="string">
            <text:p>9:</text:p>
          </table:table-cell>
          <table:table-cell/>
          <table:table-cell table:style-name="ce6" table:formula="of:=COUNTA([.AV180:.FL180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office:value-type="string">
            <text:p>ɜː</text:p>
          </table:table-cell>
          <table:table-cell office:value-type="string">
            <text:p>3:</text:p>
          </table:table-cell>
          <table:table-cell table:number-columns-repeated="12"/>
          <table:table-cell table:style-name="ce8" table:formula="of:=IF(NOT(ISBLANK([.S181]));[.S181];IF(NOT(ISBLANK([.T181]));[.T181];IF(NOT(ISBLANK([.U181]));[.U181];IF(NOT(ISBLANK([.AA181]));[.AA181];IF(NOT(ISBLANK([.AO181]));[.AO181];&quot;&quot;)))))" office:value-type="string" office:string-value="3:">
            <text:p>3:</text:p>
          </table:table-cell>
          <table:table-cell table:style-name="ce8" table:formula="of:=IF(NOT(ISBLANK([.Y181]));[.Y181];IF(NOT(ISBLANK([.AK181]));[.AK181];&quot;&quot;))">
            <text:p/>
          </table:table-cell>
          <table:table-cell table:number-columns-repeated="2" office:value-type="string">
            <text:p>3:</text:p>
          </table:table-cell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81:.FL181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ɝ</text:p>
          </table:table-cell>
          <table:table-cell office:value-type="string">
            <text:p>3`</text:p>
          </table:table-cell>
          <table:table-cell office:value-type="string">
            <text:p>@@r</text:p>
          </table:table-cell>
          <table:table-cell office:value-type="string">
            <text:p>er</text:p>
          </table:table-cell>
          <table:table-cell table:number-columns-repeated="2"/>
          <table:table-cell table:number-columns-repeated="2" office:value-type="string">
            <text:p>er</text:p>
          </table:table-cell>
          <table:table-cell table:number-columns-repeated="2" office:value-type="string">
            <text:p>ER</text:p>
          </table:table-cell>
          <table:table-cell/>
          <table:table-cell table:number-columns-repeated="2" office:value-type="string">
            <text:p>er</text:p>
          </table:table-cell>
          <table:table-cell/>
          <table:table-cell table:style-name="ce8" table:formula="of:=IF(NOT(ISBLANK([.S182]));[.S182];IF(NOT(ISBLANK([.T182]));[.T182];IF(NOT(ISBLANK([.U182]));[.U182];IF(NOT(ISBLANK([.AA182]));[.AA182];IF(NOT(ISBLANK([.AO182]));[.AO182];&quot;&quot;)))))">
            <text:p/>
          </table:table-cell>
          <table:table-cell table:style-name="ce8" table:formula="of:=IF(NOT(ISBLANK([.Y182]));[.Y182];IF(NOT(ISBLANK([.AK182]));[.AK182];&quot;&quot;))">
            <text:p/>
          </table:table-cell>
          <table:table-cell table:style-name="ce8"/>
          <table:table-cell table:number-columns-repeated="2"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82:.FL182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ɝː</text:p>
          </table:table-cell>
          <table:table-cell office:value-type="string">
            <text:p>3`:</text:p>
          </table:table-cell>
          <table:table-cell table:number-columns-repeated="12"/>
          <table:table-cell table:style-name="ce8" table:formula="of:=IF(NOT(ISBLANK([.S183]));[.S183];IF(NOT(ISBLANK([.T183]));[.T183];IF(NOT(ISBLANK([.U183]));[.U183];IF(NOT(ISBLANK([.AA183]));[.AA183];IF(NOT(ISBLANK([.AO183]));[.AO183];&quot;&quot;)))))">
            <text:p/>
          </table:table-cell>
          <table:table-cell table:style-name="ce8" table:formula="of:=IF(NOT(ISBLANK([.Y183]));[.Y183];IF(NOT(ISBLANK([.AK183]));[.AK183];&quot;&quot;))">
            <text:p/>
          </table:table-cell>
          <table:table-cell table:style-name="ce8"/>
          <table:table-cell table:style-name="ce20"/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83:.FL183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ʌ</text:p>
          </table:table-cell>
          <table:table-cell office:value-type="string">
            <text:p>V</text:p>
          </table:table-cell>
          <table:table-cell table:style-name="ce19" office:value-type="string">
            <text:p>uh</text:p>
          </table:table-cell>
          <table:table-cell office:value-type="string">
            <text:p>ah</text:p>
          </table:table-cell>
          <table:table-cell table:number-columns-repeated="2"/>
          <table:table-cell table:number-columns-repeated="2" office:value-type="string">
            <text:p>ah</text:p>
          </table:table-cell>
          <table:table-cell table:number-columns-repeated="2" office:value-type="string">
            <text:p>AH</text:p>
          </table:table-cell>
          <table:table-cell/>
          <table:table-cell table:number-columns-repeated="2" office:value-type="string">
            <text:p>ah</text:p>
          </table:table-cell>
          <table:table-cell/>
          <table:table-cell table:style-name="ce8" table:formula="of:=IF(NOT(ISBLANK([.S184]));[.S184];IF(NOT(ISBLANK([.T184]));[.T184];IF(NOT(ISBLANK([.U184]));[.U184];IF(NOT(ISBLANK([.AA184]));[.AA184];IF(NOT(ISBLANK([.AO184]));[.AO184];&quot;&quot;)))))" office:value-type="string" office:string-value="V">
            <text:p>V</text:p>
          </table:table-cell>
          <table:table-cell table:style-name="ce8" table:formula="of:=IF(NOT(ISBLANK([.Y184]));[.Y184];IF(NOT(ISBLANK([.AK184]));[.AK184];&quot;&quot;))">
            <text:p/>
          </table:table-cell>
          <table:table-cell table:style-name="ce8"/>
          <table:table-cell office:value-type="string">
            <text:p>V</text:p>
          </table:table-cell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table:style-name="ce19" table:number-columns-repeated="5"/>
          <table:table-cell table:style-name="ce6" table:formula="of:=COUNTA([.AV184:.FL184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9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ɔ</text:p>
          </table:table-cell>
          <table:table-cell office:value-type="string">
            <text:p>O</text:p>
          </table:table-cell>
          <table:table-cell office:value-type="string">
            <text:p>oo</text:p>
          </table:table-cell>
          <table:table-cell office:value-type="string">
            <text:p>ao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ao</text:p>
          </table:table-cell>
          <table:table-cell table:number-columns-repeated="2" office:value-type="string">
            <text:p>AO</text:p>
          </table:table-cell>
          <table:table-cell office:value-type="string">
            <text:p>O</text:p>
          </table:table-cell>
          <table:table-cell table:number-columns-repeated="2" office:value-type="string">
            <text:p>ao</text:p>
          </table:table-cell>
          <table:table-cell office:value-type="string">
            <text:p>O</text:p>
          </table:table-cell>
          <table:table-cell table:style-name="ce8" table:formula="of:=IF(NOT(ISBLANK([.S185]));[.S185];IF(NOT(ISBLANK([.T185]));[.T185];IF(NOT(ISBLANK([.U185]));[.U185];IF(NOT(ISBLANK([.AA185]));[.AA185];IF(NOT(ISBLANK([.AO185]));[.AO185];&quot;&quot;)))))" office:value-type="string" office:string-value="O">
            <text:p>O</text:p>
          </table:table-cell>
          <table:table-cell table:style-name="ce8" table:formula="of:=IF(NOT(ISBLANK([.Y185]));[.Y185];IF(NOT(ISBLANK([.AK185]));[.AK185];&quot;&quot;))" office:value-type="string" office:string-value="O">
            <text:p>O</text:p>
          </table:table-cell>
          <table:table-cell table:style-name="ce8"/>
          <table:table-cell table:number-columns-repeated="2"/>
          <table:table-cell table:number-columns-repeated="4" office:value-type="string">
            <text:p>O</text:p>
          </table:table-cell>
          <table:table-cell table:number-columns-repeated="2" table:style-name="ce25" office:value-type="string">
            <text:p>O</text:p>
          </table:table-cell>
          <table:table-cell table:number-columns-repeated="2"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 office:value-type="string">
            <text:p>o</text:p>
          </table:table-cell>
          <table:table-cell table:style-name="ce5" office:value-type="string">
            <text:p>O</text:p>
          </table:table-cell>
          <table:table-cell table:number-columns-repeated="2" office:value-type="string">
            <text:p>O</text:p>
          </table:table-cell>
          <table:table-cell table:number-columns-repeated="2" table:style-name="ce23" office:value-type="string">
            <text:p>O</text:p>
          </table:table-cell>
          <table:table-cell table:number-columns-repeated="2"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o</text:p>
          </table:table-cell>
          <table:table-cell table:style-name="ce6" table:formula="of:=COUNTA([.AV185:.FL185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5"/>
          <table:table-cell/>
          <table:table-cell/>
          <table:table-cell/>
          <table:table-cell/>
          <table:table-cell table:number-columns-repeated="3"/>
          <table:table-cell/>
          <table:table-cell table:number-columns-repeated="3"/>
          <table:table-cell/>
          <table:table-cell/>
          <table:table-cell table:number-columns-repeated="5"/>
          <table:table-cell/>
          <table:table-cell table:number-columns-repeated="20"/>
          <table:table-cell table:number-columns-repeated="2"/>
          <table:table-cell table:number-columns-repeated="23"/>
          <table:table-cell/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  <table:table-cell table:number-columns-repeated="856"/>
        </table:table-row>
        <table:table-row table:style-name="ro6">
          <table:table-cell/>
          <table:table-cell office:value-type="string">
            <text:p>ɔː</text:p>
          </table:table-cell>
          <table:table-cell office:value-type="string">
            <text:p>O:</text:p>
          </table:table-cell>
          <table:table-cell table:style-name="ce19"/>
          <table:table-cell table:number-columns-repeated="7"/>
          <table:table-cell office:value-type="string">
            <text:p>O:</text:p>
          </table:table-cell>
          <table:table-cell table:number-columns-repeated="3"/>
          <table:table-cell table:style-name="ce8" table:formula="of:=IF(NOT(ISBLANK([.S186]));[.S186];IF(NOT(ISBLANK([.T186]));[.T186];IF(NOT(ISBLANK([.U186]));[.U186];IF(NOT(ISBLANK([.AA186]));[.AA186];IF(NOT(ISBLANK([.AO186]));[.AO186];&quot;&quot;)))))" office:value-type="string" office:string-value="O:">
            <text:p>O:</text:p>
          </table:table-cell>
          <table:table-cell table:style-name="ce8" table:formula="of:=IF(NOT(ISBLANK([.Y186]));[.Y186];IF(NOT(ISBLANK([.AK186]));[.AK186];&quot;&quot;))" office:value-type="string" office:string-value="O:">
            <text:p>O:</text:p>
          </table:table-cell>
          <table:table-cell table:style-name="ce8" office:value-type="string">
            <text:p>O:</text:p>
          </table:table-cell>
          <table:table-cell office:value-type="string">
            <text:p>O:</text:p>
          </table:table-cell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 office:value-type="string">
            <text:p>O:</text:p>
          </table:table-cell>
          <table:table-cell office:value-type="string">
            <text:p>O:</text:p>
          </table:table-cell>
          <table:table-cell/>
          <table:table-cell table:style-name="ce23" table:number-columns-repeated="2"/>
          <table:table-cell table:style-name="ce19"/>
          <table:table-cell office:value-type="string">
            <text:p>O:</text:p>
          </table:table-cell>
          <table:table-cell table:number-columns-repeated="4"/>
          <table:table-cell table:style-name="ce6" table:formula="of:=COUNTA([.AV186:.FL186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9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office:value-type="string">
            <text:p>ɔ̃</text:p>
          </table:table-cell>
          <table:table-cell office:value-type="string">
            <text:p>O~</text:p>
          </table:table-cell>
          <table:table-cell table:number-columns-repeated="8"/>
          <table:table-cell office:value-type="string">
            <text:p>O~</text:p>
          </table:table-cell>
          <table:table-cell table:number-columns-repeated="3"/>
          <table:table-cell table:style-name="ce8"/>
          <table:table-cell table:style-name="ce8" table:formula="of:=IF(NOT(ISBLANK([.Y187]));[.Y187];IF(NOT(ISBLANK([.AK187]));[.AK187];&quot;&quot;))">
            <text:p/>
          </table:table-cell>
          <table:table-cell table:style-name="ce8"/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187:.FL187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5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 table:number-columns-repeated="2"/>
          <table:table-cell office:value-type="string">
            <text:p>O`</text:p>
          </table:table-cell>
          <table:table-cell table:style-name="ce19" office:value-type="string">
            <text:p>or</text:p>
          </table:table-cell>
          <table:table-cell table:number-columns-repeated="11"/>
          <table:table-cell table:style-name="ce8" table:formula="of:=IF(NOT(ISBLANK([.S188]));[.S188];IF(NOT(ISBLANK([.T188]));[.T188];IF(NOT(ISBLANK([.U188]));[.U188];IF(NOT(ISBLANK([.AA188]));[.AA188];IF(NOT(ISBLANK([.AO188]));[.AO188];&quot;&quot;)))))">
            <text:p/>
          </table:table-cell>
          <table:table-cell table:style-name="ce8" table:formula="of:=IF(NOT(ISBLANK([.Y188]));[.Y188];IF(NOT(ISBLANK([.AK188]));[.AK188];&quot;&quot;))">
            <text:p/>
          </table:table-cell>
          <table:table-cell table:style-name="ce8"/>
          <table:table-cell table:number-columns-repeated="2"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table:style-name="ce19" table:number-columns-repeated="5"/>
          <table:table-cell table:style-name="ce6" table:formula="of:=COUNTA([.AV188:.FL188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92"/>
          <table:table-cell table:number-columns-repeated="3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office:value-type="string">
            <text:p>æ</text:p>
          </table:table-cell>
          <table:table-cell office:value-type="string">
            <text:p>{</text:p>
          </table:table-cell>
          <table:table-cell table:style-name="ce19" office:value-type="string">
            <text:p>a</text:p>
          </table:table-cell>
          <table:table-cell office:value-type="string">
            <text:p>ae</text:p>
          </table:table-cell>
          <table:table-cell office:value-type="string">
            <text:p>{</text:p>
          </table:table-cell>
          <table:table-cell table:style-name="ce6"/>
          <table:table-cell table:number-columns-repeated="2" office:value-type="string">
            <text:p>ae</text:p>
          </table:table-cell>
          <table:table-cell/>
          <table:table-cell office:value-type="string">
            <text:p>AE</text:p>
          </table:table-cell>
          <table:table-cell/>
          <table:table-cell table:number-columns-repeated="2" office:value-type="string">
            <text:p>ae</text:p>
          </table:table-cell>
          <table:table-cell/>
          <table:table-cell table:style-name="ce8" table:formula="of:=IF(NOT(ISBLANK([.S189]));[.S189];IF(NOT(ISBLANK([.T189]));[.T189];IF(NOT(ISBLANK([.U189]));[.U189];IF(NOT(ISBLANK([.AA189]));[.AA189];IF(NOT(ISBLANK([.AO189]));[.AO189];&quot;&quot;)))))" office:value-type="string" office:string-value="{">
            <text:p>{</text:p>
          </table:table-cell>
          <table:table-cell table:style-name="ce8" table:formula="of:=IF(NOT(ISBLANK([.Y189]));[.Y189];IF(NOT(ISBLANK([.AK189]));[.AK189];&quot;&quot;))">
            <text:p/>
          </table:table-cell>
          <table:table-cell table:style-name="ce8" office:value-type="string">
            <text:p>{</text:p>
          </table:table-cell>
          <table:table-cell office:value-type="string">
            <text:p>{</text:p>
          </table:table-cell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/>
          <table:table-cell office:value-type="string">
            <text:p>jA</text:p>
          </table:table-cell>
          <table:table-cell table:number-columns-repeated="6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table:number-columns-repeated="2" office:value-type="string">
            <text:p>{</text:p>
          </table:table-cell>
          <table:table-cell/>
          <table:table-cell office:value-type="string">
            <text:p>{</text:p>
          </table:table-cell>
          <table:table-cell/>
          <table:table-cell table:style-name="ce6" table:formula="of:=COUNTA([.AV189:.FL18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5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table:style-name="ce11" office:value-type="string">
            <text:p>ææ</text:p>
          </table:table-cell>
          <table:table-cell office:value-type="string">
            <text:p>{{</text:p>
          </table:table-cell>
          <table:table-cell table:style-name="ce19"/>
          <table:table-cell table:number-columns-repeated="11"/>
          <table:table-cell table:style-name="ce8" table:formula="of:=IF(NOT(ISBLANK([.S190]));[.S190];IF(NOT(ISBLANK([.T190]));[.T190];IF(NOT(ISBLANK([.U190]));[.U190];IF(NOT(ISBLANK([.AA190]));[.AA190];IF(NOT(ISBLANK([.AO190]));[.AO190];&quot;&quot;)))))">
            <text:p/>
          </table:table-cell>
          <table:table-cell table:style-name="ce8" table:formula="of:=IF(NOT(ISBLANK([.Y190]));[.Y190];IF(NOT(ISBLANK([.AK190]));[.AK190];&quot;&quot;))">
            <text:p/>
          </table:table-cell>
          <table:table-cell table:style-name="ce8"/>
          <table:table-cell table:number-columns-repeated="2"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/>
          <table:table-cell office:value-type="string">
            <text:p>{{</text:p>
          </table:table-cell>
          <table:table-cell table:number-columns-repeated="3"/>
          <table:table-cell table:style-name="ce6" table:formula="of:=COUNTA([.AV190:.FL19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5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æː</text:p>
          </table:table-cell>
          <table:table-cell office:value-type="string">
            <text:p>{:</text:p>
          </table:table-cell>
          <table:table-cell table:style-name="ce19"/>
          <table:table-cell table:number-columns-repeated="11"/>
          <table:table-cell table:style-name="ce8" table:formula="of:=IF(NOT(ISBLANK([.S191]));[.S191];IF(NOT(ISBLANK([.T191]));[.T191];IF(NOT(ISBLANK([.U191]));[.U191];IF(NOT(ISBLANK([.AA191]));[.AA191];IF(NOT(ISBLANK([.AO191]));[.AO191];&quot;&quot;)))))">
            <text:p/>
          </table:table-cell>
          <table:table-cell table:style-name="ce8" table:formula="of:=IF(NOT(ISBLANK([.Y191]));[.Y191];IF(NOT(ISBLANK([.AK191]));[.AK191];&quot;&quot;))">
            <text:p/>
          </table:table-cell>
          <table:table-cell table:style-name="ce8"/>
          <table:table-cell table:number-columns-repeated="2"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office:value-type="string">
            <text:p>{:</text:p>
          </table:table-cell>
          <table:table-cell table:number-columns-repeated="2"/>
          <table:table-cell office:value-type="string">
            <text:p>{:</text:p>
          </table:table-cell>
          <table:table-cell/>
          <table:table-cell table:style-name="ce6" table:formula="of:=COUNTA([.AV191:.FL191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 table:number-columns-repeated="2"/>
          <table:table-cell office:value-type="string">
            <text:p>{_r</text:p>
          </table:table-cell>
          <table:table-cell table:style-name="ce19" office:value-type="string">
            <text:p>eh</text:p>
          </table:table-cell>
          <table:table-cell table:number-columns-repeated="11"/>
          <table:table-cell table:style-name="ce8" table:formula="of:=IF(NOT(ISBLANK([.S192]));[.S192];IF(NOT(ISBLANK([.T192]));[.T192];IF(NOT(ISBLANK([.U192]));[.U192];IF(NOT(ISBLANK([.AA192]));[.AA192];IF(NOT(ISBLANK([.AO192]));[.AO192];&quot;&quot;)))))">
            <text:p/>
          </table:table-cell>
          <table:table-cell table:style-name="ce8" table:formula="of:=IF(NOT(ISBLANK([.Y192]));[.Y192];IF(NOT(ISBLANK([.AK192]));[.AK192];&quot;&quot;))">
            <text:p/>
          </table:table-cell>
          <table:table-cell table:style-name="ce8"/>
          <table:table-cell table:number-columns-repeated="2"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table:style-name="ce19" table:number-columns-repeated="5"/>
          <table:table-cell table:style-name="ce6" table:formula="of:=COUNTA([.AV192:.FL192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3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3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56"/>
        </table:table-row>
        <table:table-row table:style-name="ro6">
          <table:table-cell/>
          <table:table-cell table:number-columns-repeated="2" office:value-type="string">
            <text:p>a</text:p>
          </table:table-cell>
          <table:table-cell table:number-columns-repeated="2"/>
          <table:table-cell table:number-columns-repeated="2" office:value-type="string">
            <text:p>a</text:p>
          </table:table-cell>
          <table:table-cell table:number-columns-repeated="7"/>
          <table:table-cell office:value-type="string">
            <text:p>a</text:p>
          </table:table-cell>
          <table:table-cell table:style-name="ce8" table:formula="of:=IF(NOT(ISBLANK([.S193]));[.S193];IF(NOT(ISBLANK([.T193]));[.T193];IF(NOT(ISBLANK([.U193]));[.U193];IF(NOT(ISBLANK([.AA193]));[.AA193];IF(NOT(ISBLANK([.AO193]));[.AO193];&quot;&quot;)))))" office:value-type="string" office:string-value="a">
            <text:p>a</text:p>
          </table:table-cell>
          <table:table-cell table:style-name="ce8" table:formula="of:=IF(NOT(ISBLANK([.Y193]));[.Y193];IF(NOT(ISBLANK([.AK193]));[.AK193];&quot;&quot;))" office:value-type="string" office:string-value="a">
            <text:p>a</text:p>
          </table:table-cell>
          <table:table-cell table:style-name="ce8" office:value-type="string">
            <text:p>a</text:p>
          </table:table-cell>
          <table:table-cell table:style-name="ce20"/>
          <table:table-cell table:number-columns-repeated="5" office:value-type="string">
            <text:p>a</text:p>
          </table:table-cell>
          <table:table-cell table:number-columns-repeated="2" table:style-name="ce25" office:value-type="string">
            <text:p>a</text:p>
          </table:table-cell>
          <table:table-cell table:number-columns-repeated="9" office:value-type="string">
            <text:p>a</text:p>
          </table:table-cell>
          <table:table-cell table:style-name="ce5" office:value-type="string">
            <text:p>a</text:p>
          </table:table-cell>
          <table:table-cell table:number-columns-repeated="2" office:value-type="string">
            <text:p>a</text:p>
          </table:table-cell>
          <table:table-cell table:number-columns-repeated="2" table:style-name="ce23" office:value-type="string">
            <text:p>a</text:p>
          </table:table-cell>
          <table:table-cell office:value-type="string">
            <text:p>a</text:p>
          </table:table-cell>
          <table:table-cell table:number-columns-repeated="2"/>
          <table:table-cell table:number-columns-repeated="3" office:value-type="string">
            <text:p>a</text:p>
          </table:table-cell>
          <table:table-cell table:style-name="ce6" table:formula="of:=COUNTA([.AV193:.FL193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 table:number-columns-repeated="2"/>
          <table:table-cell office:value-type="string">
            <text:p>a”</text:p>
          </table:table-cell>
          <table:table-cell table:number-columns-repeated="12"/>
          <table:table-cell table:style-name="ce8" table:number-columns-repeated="3"/>
          <table:table-cell table:style-name="ce20"/>
          <table:table-cell table:number-columns-repeated="5"/>
          <table:table-cell table:style-name="ce25" table:number-columns-repeated="2"/>
          <table:table-cell table:number-columns-repeated="4"/>
          <table:table-cell table:number-columns-repeated="2" office:value-type="string">
            <text:p>a+</text:p>
          </table:table-cell>
          <table:table-cell table:number-columns-repeated="3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94:.FL194])" office:value-type="float" office:value="0">
            <text:p>0</text:p>
          </table:table-cell>
          <table:table-cell table:number-columns-repeated="977"/>
        </table:table-row>
        <table:table-row table:style-name="ro7">
          <table:table-cell/>
          <table:table-cell table:style-name="ce10" office:value-type="string">
            <text:p>ɶ</text:p>
          </table:table-cell>
          <table:table-cell table:number-columns-repeated="2" table:style-name="ce10" office:value-type="string">
            <text:p>&amp;</text:p>
          </table:table-cell>
          <table:table-cell table:number-columns-repeated="11"/>
          <table:table-cell table:style-name="ce8" table:number-columns-repeated="3"/>
          <table:table-cell table:style-name="ce20"/>
          <table:table-cell table:number-columns-repeated="5"/>
          <table:table-cell table:style-name="ce25" table:number-columns-repeated="2"/>
          <table:table-cell table:number-columns-repeated="6"/>
          <table:table-cell office:value-type="string">
            <text:p>AE</text:p>
          </table:table-cell>
          <table:table-cell table:number-columns-repeated="2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195:.FL195])" office:value-type="float" office:value="0">
            <text:p>0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aː</text:p>
          </table:table-cell>
          <table:table-cell office:value-type="string">
            <text:p>a:</text:p>
          </table:table-cell>
          <table:table-cell table:number-columns-repeated="8"/>
          <table:table-cell office:value-type="string">
            <text:p>a</text:p>
          </table:table-cell>
          <table:table-cell table:number-columns-repeated="3"/>
          <table:table-cell table:style-name="ce8" table:formula="of:=IF(NOT(ISBLANK([.S196]));[.S196];IF(NOT(ISBLANK([.T196]));[.T196];IF(NOT(ISBLANK([.U196]));[.U196];IF(NOT(ISBLANK([.AA196]));[.AA196];IF(NOT(ISBLANK([.AO196]));[.AO196];&quot;&quot;)))))" office:value-type="string" office:string-value="a:">
            <text:p>a:</text:p>
          </table:table-cell>
          <table:table-cell table:style-name="ce8" table:formula="of:=IF(NOT(ISBLANK([.Y196]));[.Y196];IF(NOT(ISBLANK([.AK196]));[.AK196];&quot;&quot;))" office:value-type="string" office:string-value="a:">
            <text:p>a:</text:p>
          </table:table-cell>
          <table:table-cell table:style-name="ce8"/>
          <table:table-cell table:style-name="ce20"/>
          <table:table-cell table:number-columns-repeated="2"/>
          <table:table-cell table:number-columns-repeated="3"/>
          <table:table-cell table:style-name="ce25"/>
          <table:table-cell table:style-name="ce25"/>
          <table:table-cell/>
          <table:table-cell office:value-type="string">
            <text:p>ah</text:p>
          </table:table-cell>
          <table:table-cell table:number-columns-repeated="5"/>
          <table:table-cell table:number-columns-repeated="2" office:value-type="string">
            <text:p>al</text:p>
          </table:table-cell>
          <table:table-cell table:style-name="ce5" office:value-type="string">
            <text:p>a:</text:p>
          </table:table-cell>
          <table:table-cell table:number-columns-repeated="2" office:value-type="string">
            <text:p>a:</text:p>
          </table:table-cell>
          <table:table-cell table:number-columns-repeated="2" table:style-name="ce23" office:value-type="string">
            <text:p>a:</text:p>
          </table:table-cell>
          <table:table-cell office:value-type="string">
            <text:p>a:</text:p>
          </table:table-cell>
          <table:table-cell table:number-columns-repeated="5"/>
          <table:table-cell table:style-name="ce6" table:formula="of:=COUNTA([.AV196:.FL196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ã</text:p>
          </table:table-cell>
          <table:table-cell office:value-type="string">
            <text:p>a~</text:p>
          </table:table-cell>
          <table:table-cell table:style-name="ce19"/>
          <table:table-cell table:number-columns-repeated="7"/>
          <table:table-cell table:style-name="ce6"/>
          <table:table-cell table:number-columns-repeated="3"/>
          <table:table-cell table:style-name="ce8" table:formula="of:=IF(NOT(ISBLANK([.S197]));[.S197];IF(NOT(ISBLANK([.T197]));[.T197];IF(NOT(ISBLANK([.U197]));[.U197];IF(NOT(ISBLANK([.AA197]));[.AA197];IF(NOT(ISBLANK([.AO197]));[.AO197];&quot;&quot;)))))" office:value-type="string" office:string-value="a~">
            <text:p>a~</text:p>
          </table:table-cell>
          <table:table-cell table:style-name="ce8" table:formula="of:=IF(NOT(ISBLANK([.Y197]));[.Y197];IF(NOT(ISBLANK([.AK197]));[.AK197];&quot;&quot;))" office:value-type="string" office:string-value="a~">
            <text:p>a~</text:p>
          </table:table-cell>
          <table:table-cell table:style-name="ce8"/>
          <table:table-cell table:style-name="ce20"/>
          <table:table-cell table:number-columns-repeated="2"/>
          <table:table-cell/>
          <table:table-cell office:value-type="string">
            <text:p>a~</text:p>
          </table:table-cell>
          <table:table-cell office:value-type="string">
            <text:p>Ahn</text:p>
          </table:table-cell>
          <table:table-cell table:number-columns-repeated="2" table:style-name="ce25" office:value-type="string">
            <text:p>a~</text:p>
          </table:table-cell>
          <table:table-cell office:value-type="string">
            <text:p>a~</text:p>
          </table:table-cell>
          <table:table-cell table:number-columns-repeated="5"/>
          <table:table-cell office:value-type="string">
            <text:p>A~</text:p>
          </table:table-cell>
          <table:table-cell table:number-columns-repeated="2"/>
          <table:table-cell table:style-name="ce5" office:value-type="string">
            <text:p>a~</text:p>
          </table:table-cell>
          <table:table-cell table:number-columns-repeated="2" office:value-type="string">
            <text:p>a~</text:p>
          </table:table-cell>
          <table:table-cell table:number-columns-repeated="2" table:style-name="ce23" office:value-type="string">
            <text:p>a~</text:p>
          </table:table-cell>
          <table:table-cell table:style-name="ce19"/>
          <table:table-cell table:style-name="ce19" table:number-columns-repeated="5"/>
          <table:table-cell table:style-name="ce6" table:formula="of:=COUNTA([.AV197:.FL197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ãː</text:p>
          </table:table-cell>
          <table:table-cell office:value-type="string">
            <text:p>a~:</text:p>
          </table:table-cell>
          <table:table-cell table:style-name="ce19"/>
          <table:table-cell table:number-columns-repeated="11"/>
          <table:table-cell table:style-name="ce8"/>
          <table:table-cell table:style-name="ce8" table:formula="of:=IF(NOT(ISBLANK([.Y198]));[.Y198];IF(NOT(ISBLANK([.AK198]));[.AK198];&quot;&quot;))" office:value-type="string" office:string-value="a~:">
            <text:p>a~:</text:p>
          </table:table-cell>
          <table:table-cell table:style-name="ce8"/>
          <table:table-cell table:style-name="ce20"/>
          <table:table-cell table:number-columns-repeated="5"/>
          <table:table-cell table:style-name="ce25"/>
          <table:table-cell table:style-name="ce25"/>
          <table:table-cell/>
          <table:table-cell office:value-type="string">
            <text:p>Ahn</text:p>
          </table:table-cell>
          <table:table-cell table:number-columns-repeated="7"/>
          <table:table-cell table:style-name="ce5" office:value-type="string">
            <text:p>a~:</text:p>
          </table:table-cell>
          <table:table-cell table:number-columns-repeated="2" office:value-type="string">
            <text:p>a~:</text:p>
          </table:table-cell>
          <table:table-cell table:number-columns-repeated="2" table:style-name="ce23" office:value-type="string">
            <text:p>a~:</text:p>
          </table:table-cell>
          <table:table-cell table:style-name="ce19" table:number-columns-repeated="6"/>
          <table:table-cell table:style-name="ce6" table:formula="of:=COUNTA([.AV198:.FL198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œ̃</text:p>
          </table:table-cell>
          <table:table-cell office:value-type="string">
            <text:p>9~</text:p>
          </table:table-cell>
          <table:table-cell table:number-columns-repeated="12"/>
          <table:table-cell table:style-name="ce8" table:formula="of:=IF(NOT(ISBLANK([.S199]));[.S199];IF(NOT(ISBLANK([.T199]));[.T199];IF(NOT(ISBLANK([.U199]));[.U199];IF(NOT(ISBLANK([.AA199]));[.AA199];IF(NOT(ISBLANK([.AO199]));[.AO199];&quot;&quot;)))))" office:value-type="string" office:string-value="9~">
            <text:p>9~</text:p>
          </table:table-cell>
          <table:table-cell table:style-name="ce8" table:formula="of:=IF(NOT(ISBLANK([.Y199]));[.Y199];IF(NOT(ISBLANK([.AK199]));[.AK199];&quot;&quot;))" office:value-type="string" office:string-value="9~">
            <text:p>9~</text:p>
          </table:table-cell>
          <table:table-cell table:style-name="ce8"/>
          <table:table-cell table:number-columns-repeated="2"/>
          <table:table-cell table:style-name="ce6"/>
          <table:table-cell table:style-name="ce6"/>
          <table:table-cell office:value-type="string">
            <text:p>9~</text:p>
          </table:table-cell>
          <table:table-cell office:value-type="string">
            <text:p>P9hn</text:p>
          </table:table-cell>
          <table:table-cell table:number-columns-repeated="2" table:style-name="ce23" office:value-type="string">
            <text:p>9~</text:p>
          </table:table-cell>
          <table:table-cell office:value-type="string">
            <text:p>9~</text:p>
          </table:table-cell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199:.FL199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28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58"/>
        </table:table-row>
        <table:table-row table:style-name="ro6">
          <table:table-cell/>
          <table:table-cell office:value-type="string">
            <text:p>ɑ</text:p>
          </table:table-cell>
          <table:table-cell office:value-type="string">
            <text:p>A</text:p>
          </table:table-cell>
          <table:table-cell table:number-columns-repeated="2" office:value-type="string">
            <text:p>aa</text:p>
          </table:table-cell>
          <table:table-cell table:number-columns-repeated="2"/>
          <table:table-cell table:number-columns-repeated="2" office:value-type="string">
            <text:p>aa</text:p>
          </table:table-cell>
          <table:table-cell/>
          <table:table-cell office:value-type="string">
            <text:p>AA</text:p>
          </table:table-cell>
          <table:table-cell office:value-type="string">
            <text:p>A</text:p>
          </table:table-cell>
          <table:table-cell table:number-columns-repeated="2" office:value-type="string">
            <text:p>aa</text:p>
          </table:table-cell>
          <table:table-cell/>
          <table:table-cell table:style-name="ce8" table:formula="of:=IF(NOT(ISBLANK([.S200]));[.S200];IF(NOT(ISBLANK([.T200]));[.T200];IF(NOT(ISBLANK([.U200]));[.U200];IF(NOT(ISBLANK([.AA200]));[.AA200];IF(NOT(ISBLANK([.AO200]));[.AO200];&quot;&quot;)))))" office:value-type="string" office:string-value="A">
            <text:p>A</text:p>
          </table:table-cell>
          <table:table-cell table:style-name="ce8" table:formula="of:=IF(NOT(ISBLANK([.Y200]));[.Y200];IF(NOT(ISBLANK([.AK200]));[.AK200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 office:value-type="string">
            <text:p>A</text:p>
          </table:table-cell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2" office:value-type="string">
            <text:p>A</text:p>
          </table:table-cell>
          <table:table-cell table:number-columns-repeated="3"/>
          <table:table-cell table:style-name="ce6" table:formula="of:=COUNTA([.AV200:.FL200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9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table:style-name="ce11" office:value-type="string">
            <text:p>ɑɑ</text:p>
          </table:table-cell>
          <table:table-cell office:value-type="string">
            <text:p>AA</text:p>
          </table:table-cell>
          <table:table-cell table:number-columns-repeated="12"/>
          <table:table-cell table:style-name="ce8" table:formula="of:=IF(NOT(ISBLANK([.S201]));[.S201];IF(NOT(ISBLANK([.T201]));[.T201];IF(NOT(ISBLANK([.U201]));[.U201];IF(NOT(ISBLANK([.AA201]));[.AA201];IF(NOT(ISBLANK([.AO201]));[.AO201];&quot;&quot;)))))">
            <text:p/>
          </table:table-cell>
          <table:table-cell table:style-name="ce8" table:formula="of:=IF(NOT(ISBLANK([.Y201]));[.Y201];IF(NOT(ISBLANK([.AK201]));[.AK201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/>
          <table:table-cell office:value-type="string">
            <text:p>AA</text:p>
          </table:table-cell>
          <table:table-cell table:number-columns-repeated="3"/>
          <table:table-cell table:style-name="ce6" table:formula="of:=COUNTA([.AV201:.FL201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9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ɑː</text:p>
          </table:table-cell>
          <table:table-cell office:value-type="string">
            <text:p>A:</text:p>
          </table:table-cell>
          <table:table-cell table:style-name="ce19"/>
          <table:table-cell/>
          <table:table-cell table:number-columns-repeated="2" office:value-type="string">
            <text:p>A:</text:p>
          </table:table-cell>
          <table:table-cell table:number-columns-repeated="8"/>
          <table:table-cell table:style-name="ce8" table:formula="of:=IF(NOT(ISBLANK([.S202]));[.S202];IF(NOT(ISBLANK([.T202]));[.T202];IF(NOT(ISBLANK([.U202]));[.U202];IF(NOT(ISBLANK([.AA202]));[.AA202];IF(NOT(ISBLANK([.AO202]));[.AO202];&quot;&quot;)))))" office:value-type="string" office:string-value="A:">
            <text:p>A:</text:p>
          </table:table-cell>
          <table:table-cell table:style-name="ce8" table:formula="of:=IF(NOT(ISBLANK([.Y202]));[.Y202];IF(NOT(ISBLANK([.AK202]));[.AK202];&quot;&quot;))">
            <text:p/>
          </table:table-cell>
          <table:table-cell table:style-name="ce8" office:value-type="string">
            <text:p>A:</text:p>
          </table:table-cell>
          <table:table-cell office:value-type="string">
            <text:p>A:</text:p>
          </table:table-cell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office:value-type="string">
            <text:p>A:</text:p>
          </table:table-cell>
          <table:table-cell table:number-columns-repeated="2"/>
          <table:table-cell office:value-type="string">
            <text:p>A:</text:p>
          </table:table-cell>
          <table:table-cell/>
          <table:table-cell table:style-name="ce6" table:formula="of:=COUNTA([.AV202:.FL202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9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ɑ̃</text:p>
          </table:table-cell>
          <table:table-cell office:value-type="string">
            <text:p>A~</text:p>
          </table:table-cell>
          <table:table-cell table:style-name="ce19"/>
          <table:table-cell table:number-columns-repeated="7"/>
          <table:table-cell office:value-type="string">
            <text:p>A~</text:p>
          </table:table-cell>
          <table:table-cell table:number-columns-repeated="3"/>
          <table:table-cell table:style-name="ce8"/>
          <table:table-cell table:style-name="ce8" table:formula="of:=IF(NOT(ISBLANK([.Y203]));[.Y203];IF(NOT(ISBLANK([.AK203]));[.AK203];&quot;&quot;))">
            <text:p/>
          </table:table-cell>
          <table:table-cell table:style-name="ce8"/>
          <table:table-cell table:style-name="ce20"/>
          <table:table-cell table:number-columns-repeated="5"/>
          <table:table-cell table:style-name="ce25"/>
          <table:table-cell table:style-name="ce25"/>
          <table:table-cell table:number-columns-repeated="6"/>
          <table:table-cell table:style-name="ce6"/>
          <table:table-cell table:number-columns-repeated="2"/>
          <table:table-cell table:style-name="ce5"/>
          <table:table-cell/>
          <table:table-cell/>
          <table:table-cell table:style-name="ce23" table:number-columns-repeated="2"/>
          <table:table-cell table:style-name="ce19" table:number-columns-repeated="6"/>
          <table:table-cell table:style-name="ce6" table:formula="of:=COUNTA([.AV203:.FL203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5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ɑi</text:p>
          </table:table-cell>
          <table:table-cell table:style-name="ce17" office:value-type="string">
            <text:p>Ai</text:p>
          </table:table-cell>
          <table:table-cell table:style-name="ce19"/>
          <table:table-cell table:number-columns-repeated="11"/>
          <table:table-cell table:style-name="ce8" table:formula="of:=IF(NOT(ISBLANK([.S204]));[.S204];IF(NOT(ISBLANK([.T204]));[.T204];IF(NOT(ISBLANK([.U204]));[.U204];IF(NOT(ISBLANK([.AA204]));[.AA204];IF(NOT(ISBLANK([.AO204]));[.AO204];&quot;&quot;)))))">
            <text:p/>
          </table:table-cell>
          <table:table-cell table:style-name="ce8" table:formula="of:=IF(NOT(ISBLANK([.Y204]));[.Y204];IF(NOT(ISBLANK([.AK204]));[.AK204];&quot;&quot;))">
            <text:p/>
          </table:table-cell>
          <table:table-cell table:style-name="ce8"/>
          <table:table-cell table:number-columns-repeated="2"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table:style-name="ce17" office:value-type="string">
            <text:p>Ai</text:p>
          </table:table-cell>
          <table:table-cell table:style-name="ce17" table:number-columns-repeated="4"/>
          <table:table-cell table:style-name="ce6" table:formula="of:=COUNTA([.AV204:.FL204])" office:value-type="float" office:value="11">
            <text:p>11</text:p>
          </table:table-cell>
          <table:table-cell office:value-type="string">
            <text:p>1</text:p>
          </table:table-cell>
          <table:table-cell table:number-columns-repeated="66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57"/>
        </table:table-row>
        <table:table-row table:style-name="ro6">
          <table:table-cell/>
          <table:table-cell office:value-type="string">
            <text:p>ɑʉ</text:p>
          </table:table-cell>
          <table:table-cell office:value-type="string">
            <text:p>A}</text:p>
          </table:table-cell>
          <table:table-cell table:style-name="ce19"/>
          <table:table-cell table:number-columns-repeated="11"/>
          <table:table-cell table:style-name="ce8" table:formula="of:=IF(NOT(ISBLANK([.S205]));[.S205];IF(NOT(ISBLANK([.T205]));[.T205];IF(NOT(ISBLANK([.U205]));[.U205];IF(NOT(ISBLANK([.AA205]));[.AA205];IF(NOT(ISBLANK([.AO205]));[.AO205];&quot;&quot;)))))">
            <text:p/>
          </table:table-cell>
          <table:table-cell table:style-name="ce8" table:formula="of:=IF(NOT(ISBLANK([.Y205]));[.Y205];IF(NOT(ISBLANK([.AK205]));[.AK205];&quot;&quot;))">
            <text:p/>
          </table:table-cell>
          <table:table-cell table:style-name="ce8"/>
          <table:table-cell table:number-columns-repeated="2"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office:value-type="string">
            <text:p>A}</text:p>
          </table:table-cell>
          <table:table-cell table:number-columns-repeated="4"/>
          <table:table-cell table:style-name="ce6" table:formula="of:=COUNTA([.AV205:.FL205])" office:value-type="float" office:value="11">
            <text:p>11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"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number-columns-repeated="3" office:value-type="string">
            <text:p>1</text:p>
          </table:table-cell>
          <table:table-cell table:number-columns-repeated="857"/>
        </table:table-row>
        <table:table-row table:style-name="ro6">
          <table:table-cell table:number-columns-repeated="2"/>
          <table:table-cell office:value-type="string">
            <text:p>A`</text:p>
          </table:table-cell>
          <table:table-cell table:style-name="ce19" office:value-type="string">
            <text:p>ar</text:p>
          </table:table-cell>
          <table:table-cell table:number-columns-repeated="11"/>
          <table:table-cell table:style-name="ce8" table:formula="of:=IF(NOT(ISBLANK([.S206]));[.S206];IF(NOT(ISBLANK([.T206]));[.T206];IF(NOT(ISBLANK([.U206]));[.U206];IF(NOT(ISBLANK([.AA206]));[.AA206];IF(NOT(ISBLANK([.AO206]));[.AO206];&quot;&quot;)))))">
            <text:p/>
          </table:table-cell>
          <table:table-cell table:style-name="ce8" table:formula="of:=IF(NOT(ISBLANK([.Y206]));[.Y206];IF(NOT(ISBLANK([.AK206]));[.AK206];&quot;&quot;))">
            <text:p/>
          </table:table-cell>
          <table:table-cell table:style-name="ce8"/>
          <table:table-cell table:number-columns-repeated="2"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 table:style-name="ce19"/>
          <table:table-cell table:style-name="ce19" table:number-columns-repeated="5"/>
          <table:table-cell table:style-name="ce6" table:formula="of:=COUNTA([.AV206:.FL206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92"/>
          <table:table-cell table:number-columns-repeated="4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56"/>
        </table:table-row>
        <table:table-row table:style-name="ro6">
          <table:table-cell/>
          <table:table-cell office:value-type="string">
            <text:p>ɒ </text:p>
          </table:table-cell>
          <table:table-cell office:value-type="string">
            <text:p>Q</text:p>
          </table:table-cell>
          <table:table-cell table:number-columns-repeated="12"/>
          <table:table-cell table:style-name="ce8" table:formula="of:=IF(NOT(ISBLANK([.S207]));[.S207];IF(NOT(ISBLANK([.T207]));[.T207];IF(NOT(ISBLANK([.U207]));[.U207];IF(NOT(ISBLANK([.AA207]));[.AA207];IF(NOT(ISBLANK([.AO207]));[.AO207];&quot;&quot;)))))" office:value-type="string" office:string-value="Q">
            <text:p>Q</text:p>
          </table:table-cell>
          <table:table-cell table:style-name="ce8" table:formula="of:=IF(NOT(ISBLANK([.Y207]));[.Y207];IF(NOT(ISBLANK([.AK207]));[.AK207];&quot;&quot;))">
            <text:p/>
          </table:table-cell>
          <table:table-cell table:style-name="ce8" office:value-type="string">
            <text:p>Q</text:p>
          </table:table-cell>
          <table:table-cell office:value-type="string">
            <text:p>Q</text:p>
          </table:table-cell>
          <table:table-cell table:number-columns-repeated="2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207:.FL207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9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58"/>
        </table:table-row>
        <table:table-row table:style-name="ro7">
          <table:table-cell/>
          <table:table-cell table:style-name="ce16" office:value-type="string">
            <text:p>ɐ</text:p>
          </table:table-cell>
          <table:table-cell table:style-name="ce18" office:value-type="float" office:value="6">
            <text:p>6</text:p>
          </table:table-cell>
          <table:table-cell table:number-columns-repeated="12"/>
          <table:table-cell table:style-name="ce8"/>
          <table:table-cell table:style-name="ce8" table:formula="of:=IF(NOT(ISBLANK([.Y208]));[.Y208];IF(NOT(ISBLANK([.AK208]));[.AK208];&quot;&quot;))" office:value-type="string" office:string-value="6">
            <text:p>6</text:p>
          </table:table-cell>
          <table:table-cell table:style-name="ce8"/>
          <table:table-cell table:number-columns-repeated="6"/>
          <table:table-cell table:number-columns-repeated="2" table:style-name="ce25" office:value-type="string">
            <text:p>6</text:p>
          </table:table-cell>
          <table:table-cell/>
          <table:table-cell office:value-type="string">
            <text:p>P6</text:p>
          </table:table-cell>
          <table:table-cell table:number-columns-repeated="2"/>
          <table:table-cell office:value-type="string">
            <text:p>ax</text:p>
          </table:table-cell>
          <table:table-cell table:number-columns-repeated="2"/>
          <table:table-cell table:number-columns-repeated="2" office:value-type="string">
            <text:p>atu</text:p>
          </table:table-cell>
          <table:table-cell table:style-name="ce5" office:value-type="string">
            <text:p>6</text:p>
          </table:table-cell>
          <table:table-cell table:number-columns-repeated="2" office:value-type="string">
            <text:p>6</text:p>
          </table:table-cell>
          <table:table-cell table:number-columns-repeated="2" table:style-name="ce29" office:value-type="string">
            <text:p>6</text:p>
          </table:table-cell>
          <table:table-cell table:number-columns-repeated="6"/>
          <table:table-cell table:style-name="ce6" table:formula="of:=COUNTA([.AV208:.FL208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856"/>
        </table:table-row>
        <table:table-row table:style-name="ro7">
          <table:table-cell/>
          <table:table-cell table:style-name="ce16"/>
          <table:table-cell table:style-name="ce18" office:value-type="string">
            <text:p>6~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4"/>
          <table:table-cell office:value-type="string">
            <text:p>a~</text:p>
          </table:table-cell>
          <table:table-cell table:number-columns-repeated="4"/>
          <table:table-cell table:style-name="ce5"/>
          <table:table-cell table:number-columns-repeated="2"/>
          <table:table-cell table:style-name="ce29" table:number-columns-repeated="2"/>
          <table:table-cell table:number-columns-repeated="6"/>
          <table:table-cell table:style-name="ce6" table:formula="of:=COUNTA([.AV209:.FL209])" office:value-type="float" office:value="0">
            <text:p>0</text:p>
          </table:table-cell>
          <table:table-cell table:number-columns-repeated="977"/>
        </table:table-row>
        <table:table-row table:style-name="ro7">
          <table:table-cell/>
          <table:table-cell table:style-name="ce16"/>
          <table:table-cell table:style-name="ce18" office:value-type="string">
            <text:p>6~”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4"/>
          <table:table-cell office:value-type="string">
            <text:p>a~+</text:p>
          </table:table-cell>
          <table:table-cell table:number-columns-repeated="4"/>
          <table:table-cell table:style-name="ce5"/>
          <table:table-cell table:number-columns-repeated="2"/>
          <table:table-cell table:style-name="ce29" table:number-columns-repeated="2"/>
          <table:table-cell table:number-columns-repeated="6"/>
          <table:table-cell table:style-name="ce6" table:formula="of:=COUNTA([.AV210:.FL210])" office:value-type="float" office:value="0">
            <text:p>0</text:p>
          </table:table-cell>
          <table:table-cell table:number-columns-repeated="977"/>
        </table:table-row>
        <table:table-row table:style-name="ro6">
          <table:table-cell office:value-type="string">
            <text:p>Diphthongs</text:p>
          </table:table-cell>
          <table:table-cell table:number-columns-repeated="2" office:value-type="string">
            <text:p>ai</text:p>
          </table:table-cell>
          <table:table-cell table:number-columns-repeated="12"/>
          <table:table-cell table:style-name="ce8"/>
          <table:table-cell table:style-name="ce8" table:formula="of:=IF(NOT(ISBLANK([.Y211]));[.Y211];IF(NOT(ISBLANK([.AK211]));[.AK211];&quot;&quot;))">
            <text:p/>
          </table:table-cell>
          <table:table-cell table:style-name="ce8" office:value-type="string">
            <text:p>ai</text:p>
          </table:table-cell>
          <table:table-cell table:number-columns-repeated="6"/>
          <table:table-cell table:style-name="ce25"/>
          <table:table-cell table:style-name="ce25"/>
          <table:table-cell table:number-columns-repeated="5"/>
          <table:table-cell office:value-type="string">
            <text:p>aI</text:p>
          </table:table-cell>
          <table:table-cell table:number-columns-repeated="3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211:.FL211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2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table:number-columns-repeated="2" office:value-type="string">
            <text:p>au</text:p>
          </table:table-cell>
          <table:table-cell table:number-columns-repeated="12"/>
          <table:table-cell table:style-name="ce8"/>
          <table:table-cell table:style-name="ce8" table:formula="of:=IF(NOT(ISBLANK([.Y212]));[.Y212];IF(NOT(ISBLANK([.AK212]));[.AK212];&quot;&quot;))">
            <text:p/>
          </table:table-cell>
          <table:table-cell table:style-name="ce8" office:value-type="string">
            <text:p>au</text:p>
          </table:table-cell>
          <table:table-cell table:number-columns-repeated="6"/>
          <table:table-cell table:style-name="ce25"/>
          <table:table-cell table:style-name="ce25"/>
          <table:table-cell table:number-columns-repeated="5"/>
          <table:table-cell office:value-type="string">
            <text:p>aU</text:p>
          </table:table-cell>
          <table:table-cell table:number-columns-repeated="3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212:.FL212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1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 table:style-name="ce6"/>
          <table:table-cell office:value-type="string">
            <text:p>iə</text:p>
          </table:table-cell>
          <table:table-cell office:value-type="string">
            <text:p>i@</text:p>
          </table:table-cell>
          <table:table-cell table:number-columns-repeated="2"/>
          <table:table-cell office:value-type="string">
            <text:p>i@</text:p>
          </table:table-cell>
          <table:table-cell table:number-columns-repeated="9"/>
          <table:table-cell table:style-name="ce8"/>
          <table:table-cell table:style-name="ce8" table:formula="of:=IF(NOT(ISBLANK([.Y213]));[.Y213];IF(NOT(ISBLANK([.AK213]));[.AK213];&quot;&quot;))">
            <text:p/>
          </table:table-cell>
          <table:table-cell table:style-name="ce8" office:value-type="string">
            <text:p>i@</text:p>
          </table:table-cell>
          <table:table-cell table:number-columns-repeated="6"/>
          <table:table-cell table:style-name="ce25"/>
          <table:table-cell table:style-name="ce25"/>
          <table:table-cell table:number-columns-repeated="7"/>
          <table:table-cell table:style-name="ce28" table:number-columns-repeated="2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213:.FL213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 table:style-name="ce6"/>
          <table:table-cell office:value-type="string">
            <text:p>iːɐ</text:p>
          </table:table-cell>
          <table:table-cell office:value-type="string">
            <text:p>i:6</text:p>
          </table:table-cell>
          <table:table-cell table:number-columns-repeated="12"/>
          <table:table-cell table:style-name="ce8" table:formula="of:=IF(NOT(ISBLANK([.S214]));[.S214];IF(NOT(ISBLANK([.T214]));[.T214];IF(NOT(ISBLANK([.U214]));[.U214];IF(NOT(ISBLANK([.AA214]));[.AA214];IF(NOT(ISBLANK([.AO214]));[.AO214];&quot;&quot;)))))" office:value-type="string" office:string-value="i:6">
            <text:p>i:6</text:p>
          </table:table-cell>
          <table:table-cell table:style-name="ce8" table:formula="of:=IF(NOT(ISBLANK([.Y214]));[.Y214];IF(NOT(ISBLANK([.AK214]));[.AK214];&quot;&quot;))">
            <text:p/>
          </table:table-cell>
          <table:table-cell table:style-name="ce8"/>
          <table:table-cell table:number-columns-repeated="2"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6"/>
          <table:table-cell table:style-name="ce28" table:number-columns-repeated="2"/>
          <table:table-cell table:style-name="ce5" office:value-type="string">
            <text:p>i:6</text:p>
          </table:table-cell>
          <table:table-cell/>
          <table:table-cell/>
          <table:table-cell table:style-name="ce23" table:number-columns-repeated="2"/>
          <table:table-cell office:value-type="string">
            <text:p>i:6</text:p>
          </table:table-cell>
          <table:table-cell table:number-columns-repeated="5"/>
          <table:table-cell table:style-name="ce6" table:formula="of:=COUNTA([.AV214:.FL214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859"/>
        </table:table-row>
        <table:table-row table:style-name="ro7">
          <table:table-cell/>
          <table:table-cell table:style-name="ce13" office:value-type="string">
            <text:p>yːɐ</text:p>
          </table:table-cell>
          <table:table-cell office:value-type="string">
            <text:p>y:6</text:p>
          </table:table-cell>
          <table:table-cell table:number-columns-repeated="12"/>
          <table:table-cell table:style-name="ce8" table:formula="of:=IF(NOT(ISBLANK([.S215]));[.S215];IF(NOT(ISBLANK([.T215]));[.T215];IF(NOT(ISBLANK([.U215]));[.U215];IF(NOT(ISBLANK([.AA215]));[.AA215];IF(NOT(ISBLANK([.AO215]));[.AO215];&quot;&quot;)))))" office:value-type="string" office:string-value="y:6">
            <text:p>y:6</text:p>
          </table:table-cell>
          <table:table-cell table:style-name="ce8" table:formula="of:=IF(NOT(ISBLANK([.Y215]));[.Y215];IF(NOT(ISBLANK([.AK215]));[.AK215];&quot;&quot;))">
            <text:p/>
          </table:table-cell>
          <table:table-cell table:style-name="ce8"/>
          <table:table-cell table:number-columns-repeated="2"/>
          <table:table-cell table:style-name="ce6"/>
          <table:table-cell table:style-name="ce6"/>
          <table:table-cell table:number-columns-repeated="2"/>
          <table:table-cell table:style-name="ce23"/>
          <table:table-cell table:style-name="ce23"/>
          <table:table-cell/>
          <table:table-cell table:number-columns-repeated="6"/>
          <table:table-cell table:style-name="ce28" table:number-columns-repeated="2"/>
          <table:table-cell table:style-name="ce5" office:value-type="string">
            <text:p>y:6</text:p>
          </table:table-cell>
          <table:table-cell/>
          <table:table-cell/>
          <table:table-cell table:style-name="ce23" table:number-columns-repeated="2"/>
          <table:table-cell office:value-type="string">
            <text:p>y:6</text:p>
          </table:table-cell>
          <table:table-cell table:number-columns-repeated="5"/>
          <table:table-cell table:style-name="ce6" table:formula="of:=COUNTA([.AV215:.FL215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59"/>
        </table:table-row>
        <table:table-row table:style-name="ro7">
          <table:table-cell/>
          <table:table-cell table:style-name="ce13" office:value-type="string">
            <text:p>uə</text:p>
          </table:table-cell>
          <table:table-cell office:value-type="string">
            <text:p>u@</text:p>
          </table:table-cell>
          <table:table-cell table:number-columns-repeated="2"/>
          <table:table-cell office:value-type="string">
            <text:p>u@</text:p>
          </table:table-cell>
          <table:table-cell table:number-columns-repeated="9"/>
          <table:table-cell table:style-name="ce8"/>
          <table:table-cell table:style-name="ce8" table:formula="of:=IF(NOT(ISBLANK([.Y216]));[.Y216];IF(NOT(ISBLANK([.AK216]));[.AK216];&quot;&quot;))">
            <text:p/>
          </table:table-cell>
          <table:table-cell table:style-name="ce8" office:value-type="string">
            <text:p>u@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table:style-name="ce23"/>
          <table:table-cell table:style-name="ce23"/>
          <table:table-cell table:number-columns-repeated="7"/>
          <table:table-cell table:style-name="ce28" table:number-columns-repeated="2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216:.FL216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uːɐ</text:p>
          </table:table-cell>
          <table:table-cell office:value-type="string">
            <text:p>u:6</text:p>
          </table:table-cell>
          <table:table-cell table:number-columns-repeated="12"/>
          <table:table-cell table:style-name="ce8" table:formula="of:=IF(NOT(ISBLANK([.S217]));[.S217];IF(NOT(ISBLANK([.T217]));[.T217];IF(NOT(ISBLANK([.U217]));[.U217];IF(NOT(ISBLANK([.AA217]));[.AA217];IF(NOT(ISBLANK([.AO217]));[.AO217];&quot;&quot;)))))" office:value-type="string" office:string-value="u:6">
            <text:p>u:6</text:p>
          </table:table-cell>
          <table:table-cell table:style-name="ce8" table:formula="of:=IF(NOT(ISBLANK([.Y217]));[.Y217];IF(NOT(ISBLANK([.AK217]));[.AK217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6"/>
          <table:table-cell table:style-name="ce28" table:number-columns-repeated="2"/>
          <table:table-cell table:style-name="ce5" office:value-type="string">
            <text:p>u:6</text:p>
          </table:table-cell>
          <table:table-cell/>
          <table:table-cell/>
          <table:table-cell table:style-name="ce23" table:number-columns-repeated="2"/>
          <table:table-cell office:value-type="string">
            <text:p>u:6</text:p>
          </table:table-cell>
          <table:table-cell table:number-columns-repeated="5"/>
          <table:table-cell table:style-name="ce6" table:formula="of:=COUNTA([.AV217:.FL217])" office:value-type="float" office:value="3">
            <text:p>3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59"/>
        </table:table-row>
        <table:table-row table:style-name="ro7">
          <table:table-cell/>
          <table:table-cell table:style-name="ce13" office:value-type="string">
            <text:p>ɪɐ</text:p>
          </table:table-cell>
          <table:table-cell office:value-type="string">
            <text:p>I6</text:p>
          </table:table-cell>
          <table:table-cell table:number-columns-repeated="12"/>
          <table:table-cell table:style-name="ce8" table:formula="of:=IF(NOT(ISBLANK([.S218]));[.S218];IF(NOT(ISBLANK([.T218]));[.T218];IF(NOT(ISBLANK([.U218]));[.U218];IF(NOT(ISBLANK([.AA218]));[.AA218];IF(NOT(ISBLANK([.AO218]));[.AO218];&quot;&quot;)))))" office:value-type="string" office:string-value="I6">
            <text:p>I6</text:p>
          </table:table-cell>
          <table:table-cell table:style-name="ce8" table:formula="of:=IF(NOT(ISBLANK([.Y218]));[.Y218];IF(NOT(ISBLANK([.AK218]));[.AK218];&quot;&quot;))">
            <text:p/>
          </table:table-cell>
          <table:table-cell table:style-name="ce8"/>
          <table:table-cell table:number-columns-repeated="2"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6"/>
          <table:table-cell table:style-name="ce28" table:number-columns-repeated="2"/>
          <table:table-cell table:style-name="ce5" office:value-type="string">
            <text:p>I6</text:p>
          </table:table-cell>
          <table:table-cell/>
          <table:table-cell/>
          <table:table-cell table:style-name="ce23" table:number-columns-repeated="2"/>
          <table:table-cell office:value-type="string">
            <text:p>I6</text:p>
          </table:table-cell>
          <table:table-cell table:number-columns-repeated="5"/>
          <table:table-cell table:style-name="ce6" table:formula="of:=COUNTA([.AV218:.FL218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7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ɪə</text:p>
          </table:table-cell>
          <table:table-cell office:value-type="string">
            <text:p>I@</text:p>
          </table:table-cell>
          <table:table-cell table:number-columns-repeated="12"/>
          <table:table-cell table:style-name="ce8" table:formula="of:=IF(NOT(ISBLANK([.S219]));[.S219];IF(NOT(ISBLANK([.T219]));[.T219];IF(NOT(ISBLANK([.U219]));[.U219];IF(NOT(ISBLANK([.AA219]));[.AA219];IF(NOT(ISBLANK([.AO219]));[.AO219];&quot;&quot;)))))" office:value-type="string" office:string-value="I@">
            <text:p>I@</text:p>
          </table:table-cell>
          <table:table-cell table:style-name="ce8" table:formula="of:=IF(NOT(ISBLANK([.Y219]));[.Y219];IF(NOT(ISBLANK([.AK219]));[.AK219];&quot;&quot;))">
            <text:p/>
          </table:table-cell>
          <table:table-cell table:style-name="ce8"/>
          <table:table-cell office:value-type="string">
            <text:p>I@</text:p>
          </table:table-cell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6"/>
          <table:table-cell table:style-name="ce28" table:number-columns-repeated="2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219:.FL21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7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59"/>
        </table:table-row>
        <table:table-row table:style-name="ro7">
          <table:table-cell/>
          <table:table-cell table:style-name="ce13" office:value-type="string">
            <text:p>ʊɐ</text:p>
          </table:table-cell>
          <table:table-cell office:value-type="string">
            <text:p>U6</text:p>
          </table:table-cell>
          <table:table-cell table:number-columns-repeated="12"/>
          <table:table-cell table:style-name="ce8" table:formula="of:=IF(NOT(ISBLANK([.S220]));[.S220];IF(NOT(ISBLANK([.T220]));[.T220];IF(NOT(ISBLANK([.U220]));[.U220];IF(NOT(ISBLANK([.AA220]));[.AA220];IF(NOT(ISBLANK([.AO220]));[.AO220];&quot;&quot;)))))" office:value-type="string" office:string-value="U6">
            <text:p>U6</text:p>
          </table:table-cell>
          <table:table-cell table:style-name="ce8" table:formula="of:=IF(NOT(ISBLANK([.Y220]));[.Y220];IF(NOT(ISBLANK([.AK220]));[.AK220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 office:value-type="string">
            <text:p>U6</text:p>
          </table:table-cell>
          <table:table-cell/>
          <table:table-cell/>
          <table:table-cell table:style-name="ce23" table:number-columns-repeated="2"/>
          <table:table-cell office:value-type="string">
            <text:p>U6</text:p>
          </table:table-cell>
          <table:table-cell table:number-columns-repeated="5"/>
          <table:table-cell table:style-name="ce6" table:formula="of:=COUNTA([.AV220:.FL220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ʊə</text:p>
          </table:table-cell>
          <table:table-cell office:value-type="string">
            <text:p>U@</text:p>
          </table:table-cell>
          <table:table-cell table:number-columns-repeated="12"/>
          <table:table-cell table:style-name="ce8" table:formula="of:=IF(NOT(ISBLANK([.S221]));[.S221];IF(NOT(ISBLANK([.T221]));[.T221];IF(NOT(ISBLANK([.U221]));[.U221];IF(NOT(ISBLANK([.AA221]));[.AA221];IF(NOT(ISBLANK([.AO221]));[.AO221];&quot;&quot;)))))" office:value-type="string" office:string-value="U@">
            <text:p>U@</text:p>
          </table:table-cell>
          <table:table-cell table:style-name="ce8" table:formula="of:=IF(NOT(ISBLANK([.Y221]));[.Y221];IF(NOT(ISBLANK([.AK221]));[.AK221];&quot;&quot;))">
            <text:p/>
          </table:table-cell>
          <table:table-cell table:style-name="ce8"/>
          <table:table-cell office:value-type="string">
            <text:p>U@</text:p>
          </table:table-cell>
          <table:table-cell table:number-columns-repeated="2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221:.FL221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eːɐ</text:p>
          </table:table-cell>
          <table:table-cell office:value-type="string">
            <text:p>e:6</text:p>
          </table:table-cell>
          <table:table-cell table:number-columns-repeated="12"/>
          <table:table-cell table:style-name="ce8" table:formula="of:=IF(NOT(ISBLANK([.S222]));[.S222];IF(NOT(ISBLANK([.T222]));[.T222];IF(NOT(ISBLANK([.U222]));[.U222];IF(NOT(ISBLANK([.AA222]));[.AA222];IF(NOT(ISBLANK([.AO222]));[.AO222];&quot;&quot;)))))" office:value-type="string" office:string-value="e:6">
            <text:p>e:6</text:p>
          </table:table-cell>
          <table:table-cell table:style-name="ce8" table:formula="of:=IF(NOT(ISBLANK([.Y222]));[.Y222];IF(NOT(ISBLANK([.AK222]));[.AK222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 office:value-type="string">
            <text:p>e:6</text:p>
          </table:table-cell>
          <table:table-cell/>
          <table:table-cell/>
          <table:table-cell table:style-name="ce23" table:number-columns-repeated="2"/>
          <table:table-cell office:value-type="string">
            <text:p>e:6</text:p>
          </table:table-cell>
          <table:table-cell table:number-columns-repeated="5"/>
          <table:table-cell table:style-name="ce6" table:formula="of:=COUNTA([.AV222:.FL222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eə</text:p>
          </table:table-cell>
          <table:table-cell office:value-type="string">
            <text:p>e@</text:p>
          </table:table-cell>
          <table:table-cell table:style-name="ce19"/>
          <table:table-cell table:number-columns-repeated="11"/>
          <table:table-cell table:style-name="ce8" table:formula="of:=IF(NOT(ISBLANK([.S223]));[.S223];IF(NOT(ISBLANK([.T223]));[.T223];IF(NOT(ISBLANK([.U223]));[.U223];IF(NOT(ISBLANK([.AA223]));[.AA223];IF(NOT(ISBLANK([.AO223]));[.AO223];&quot;&quot;)))))" office:value-type="string" office:string-value="e@">
            <text:p>e@</text:p>
          </table:table-cell>
          <table:table-cell table:style-name="ce8" table:formula="of:=IF(NOT(ISBLANK([.Y223]));[.Y223];IF(NOT(ISBLANK([.AK223]));[.AK223];&quot;&quot;))">
            <text:p/>
          </table:table-cell>
          <table:table-cell table:style-name="ce8" office:value-type="string">
            <text:p>e@</text:p>
          </table:table-cell>
          <table:table-cell office:value-type="string">
            <text:p>e@</text:p>
          </table:table-cell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19"/>
          <table:table-cell/>
          <table:table-cell/>
          <table:table-cell table:style-name="ce23" table:number-columns-repeated="2"/>
          <table:table-cell table:style-name="ce19"/>
          <table:table-cell table:style-name="ce19" table:number-columns-repeated="5"/>
          <table:table-cell table:style-name="ce6" table:formula="of:=COUNTA([.AV223:.FL223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eɪ</text:p>
          </table:table-cell>
          <table:table-cell office:value-type="string">
            <text:p>eI</text:p>
          </table:table-cell>
          <table:table-cell/>
          <table:table-cell office:value-type="string">
            <text:p>ey</text:p>
          </table:table-cell>
          <table:table-cell table:number-columns-repeated="2"/>
          <table:table-cell table:number-columns-repeated="2" office:value-type="string">
            <text:p>ey</text:p>
          </table:table-cell>
          <table:table-cell table:number-columns-repeated="2" office:value-type="string">
            <text:p>EY</text:p>
          </table:table-cell>
          <table:table-cell/>
          <table:table-cell table:number-columns-repeated="2" office:value-type="string">
            <text:p>ey</text:p>
          </table:table-cell>
          <table:table-cell/>
          <table:table-cell table:style-name="ce8" table:formula="of:=IF(NOT(ISBLANK([.S224]));[.S224];IF(NOT(ISBLANK([.T224]));[.T224];IF(NOT(ISBLANK([.U224]));[.U224];IF(NOT(ISBLANK([.AA224]));[.AA224];IF(NOT(ISBLANK([.AO224]));[.AO224];&quot;&quot;)))))" office:value-type="string" office:string-value="eI">
            <text:p>eI</text:p>
          </table:table-cell>
          <table:table-cell table:style-name="ce8" table:formula="of:=IF(NOT(ISBLANK([.Y224]));[.Y224];IF(NOT(ISBLANK([.AK224]));[.AK224];&quot;&quot;))">
            <text:p/>
          </table:table-cell>
          <table:table-cell table:style-name="ce8"/>
          <table:table-cell office:value-type="string">
            <text:p>eI</text:p>
          </table:table-cell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224:.FL224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 table:number-columns-repeated="2"/>
          <table:table-cell office:value-type="string">
            <text:p>ei</text:p>
          </table:table-cell>
          <table:table-cell table:number-columns-repeated="12"/>
          <table:table-cell table:style-name="ce8" table:number-columns-repeated="3"/>
          <table:table-cell table:number-columns-repeated="2"/>
          <table:table-cell table:style-name="ce19" table:number-columns-repeated="2"/>
          <table:table-cell table:number-columns-repeated="2"/>
          <table:table-cell table:style-name="ce24" table:number-columns-repeated="2"/>
          <table:table-cell table:number-columns-repeated="5"/>
          <table:table-cell office:value-type="string">
            <text:p>eI</text:p>
          </table:table-cell>
          <table:table-cell table:number-columns-repeated="3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225:.FL225])" office:value-type="float" office:value="0">
            <text:p>0</text:p>
          </table:table-cell>
          <table:table-cell table:number-columns-repeated="977"/>
        </table:table-row>
        <table:table-row table:style-name="ro6">
          <table:table-cell table:number-columns-repeated="2"/>
          <table:table-cell office:value-type="string">
            <text:p>eu</text:p>
          </table:table-cell>
          <table:table-cell table:number-columns-repeated="12"/>
          <table:table-cell table:style-name="ce8" table:number-columns-repeated="3"/>
          <table:table-cell table:number-columns-repeated="2"/>
          <table:table-cell table:style-name="ce19" table:number-columns-repeated="2"/>
          <table:table-cell table:number-columns-repeated="2"/>
          <table:table-cell table:style-name="ce24" table:number-columns-repeated="2"/>
          <table:table-cell table:number-columns-repeated="5"/>
          <table:table-cell office:value-type="string">
            <text:p>eU</text:p>
          </table:table-cell>
          <table:table-cell table:number-columns-repeated="3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226:.FL226])" office:value-type="float" office:value="0">
            <text:p>0</text:p>
          </table:table-cell>
          <table:table-cell table:number-columns-repeated="977"/>
        </table:table-row>
        <table:table-row table:style-name="ro7">
          <table:table-cell/>
          <table:table-cell table:style-name="ce13" office:value-type="string">
            <text:p>øːɐ</text:p>
          </table:table-cell>
          <table:table-cell office:value-type="string">
            <text:p>2:6</text:p>
          </table:table-cell>
          <table:table-cell table:number-columns-repeated="12"/>
          <table:table-cell table:style-name="ce8" table:formula="of:=IF(NOT(ISBLANK([.S227]));[.S227];IF(NOT(ISBLANK([.T227]));[.T227];IF(NOT(ISBLANK([.U227]));[.U227];IF(NOT(ISBLANK([.AA227]));[.AA227];IF(NOT(ISBLANK([.AO227]));[.AO227];&quot;&quot;)))))" office:value-type="string" office:string-value="2:6">
            <text:p>2:6</text:p>
          </table:table-cell>
          <table:table-cell table:style-name="ce8" table:formula="of:=IF(NOT(ISBLANK([.Y227]));[.Y227];IF(NOT(ISBLANK([.AK227]));[.AK227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 office:value-type="string">
            <text:p>2:6</text:p>
          </table:table-cell>
          <table:table-cell/>
          <table:table-cell/>
          <table:table-cell table:style-name="ce23" table:number-columns-repeated="2"/>
          <table:table-cell office:value-type="string">
            <text:p>2:6</text:p>
          </table:table-cell>
          <table:table-cell table:number-columns-repeated="5"/>
          <table:table-cell table:style-name="ce6" table:formula="of:=COUNTA([.AV227:.FL227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59"/>
        </table:table-row>
        <table:table-row table:style-name="ro7">
          <table:table-cell/>
          <table:table-cell table:style-name="ce13" office:value-type="string">
            <text:p>øy</text:p>
          </table:table-cell>
          <table:table-cell office:value-type="string">
            <text:p>2y</text:p>
          </table:table-cell>
          <table:table-cell table:number-columns-repeated="12"/>
          <table:table-cell table:style-name="ce8" table:formula="of:=IF(NOT(ISBLANK([.S228]));[.S228];IF(NOT(ISBLANK([.T228]));[.T228];IF(NOT(ISBLANK([.U228]));[.U228];IF(NOT(ISBLANK([.AA228]));[.AA228];IF(NOT(ISBLANK([.AO228]));[.AO228];&quot;&quot;)))))">
            <text:p/>
          </table:table-cell>
          <table:table-cell table:style-name="ce8" table:formula="of:=IF(NOT(ISBLANK([.Y228]));[.Y228];IF(NOT(ISBLANK([.AK228]));[.AK228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office:value-type="string">
            <text:p>2y</text:p>
          </table:table-cell>
          <table:table-cell table:number-columns-repeated="4"/>
          <table:table-cell table:style-name="ce6" table:formula="of:=COUNTA([.AV228:.FL228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5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oːɐ</text:p>
          </table:table-cell>
          <table:table-cell office:value-type="string">
            <text:p>o:6</text:p>
          </table:table-cell>
          <table:table-cell table:number-columns-repeated="12"/>
          <table:table-cell table:style-name="ce8" table:formula="of:=IF(NOT(ISBLANK([.S229]));[.S229];IF(NOT(ISBLANK([.T229]));[.T229];IF(NOT(ISBLANK([.U229]));[.U229];IF(NOT(ISBLANK([.AA229]));[.AA229];IF(NOT(ISBLANK([.AO229]));[.AO229];&quot;&quot;)))))" office:value-type="string" office:string-value="o:6">
            <text:p>o:6</text:p>
          </table:table-cell>
          <table:table-cell table:style-name="ce8" table:formula="of:=IF(NOT(ISBLANK([.Y229]));[.Y229];IF(NOT(ISBLANK([.AK229]));[.AK229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 office:value-type="string">
            <text:p>o:6</text:p>
          </table:table-cell>
          <table:table-cell/>
          <table:table-cell/>
          <table:table-cell table:style-name="ce23" table:number-columns-repeated="2"/>
          <table:table-cell office:value-type="string">
            <text:p>o:6</text:p>
          </table:table-cell>
          <table:table-cell table:number-columns-repeated="5"/>
          <table:table-cell table:style-name="ce6" table:formula="of:=COUNTA([.AV229:.FL229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table:number-columns-repeated="3" office:value-type="string">
            <text:p>ou</text:p>
          </table:table-cell>
          <table:table-cell table:number-columns-repeated="11"/>
          <table:table-cell table:style-name="ce8" table:formula="of:=IF(NOT(ISBLANK([.S230]));[.S230];IF(NOT(ISBLANK([.T230]));[.T230];IF(NOT(ISBLANK([.U230]));[.U230];IF(NOT(ISBLANK([.AA230]));[.AA230];IF(NOT(ISBLANK([.AO230]));[.AO230];&quot;&quot;)))))">
            <text:p/>
          </table:table-cell>
          <table:table-cell table:style-name="ce8" table:formula="of:=IF(NOT(ISBLANK([.Y230]));[.Y230];IF(NOT(ISBLANK([.AK230]));[.AK230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230:.FL230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 table:number-columns-repeated="2"/>
          <table:table-cell office:value-type="string">
            <text:p>oi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5"/>
          <table:table-cell office:value-type="string">
            <text:p>oI</text:p>
          </table:table-cell>
          <table:table-cell table:number-columns-repeated="3"/>
          <table:table-cell table:style-name="ce5"/>
          <table:table-cell table:number-columns-repeated="2"/>
          <table:table-cell table:style-name="ce23" table:number-columns-repeated="2"/>
          <table:table-cell table:number-columns-repeated="6"/>
          <table:table-cell table:style-name="ce6" table:formula="of:=COUNTA([.AV231:.FL231])" office:value-type="float" office:value="0">
            <text:p>0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oʊ</text:p>
          </table:table-cell>
          <table:table-cell office:value-type="string">
            <text:p>oU</text:p>
          </table:table-cell>
          <table:table-cell/>
          <table:table-cell office:value-type="string">
            <text:p>ow</text:p>
          </table:table-cell>
          <table:table-cell table:number-columns-repeated="2"/>
          <table:table-cell table:number-columns-repeated="2" office:value-type="string">
            <text:p>ow</text:p>
          </table:table-cell>
          <table:table-cell table:number-columns-repeated="2" office:value-type="string">
            <text:p>OW</text:p>
          </table:table-cell>
          <table:table-cell/>
          <table:table-cell table:number-columns-repeated="2" office:value-type="string">
            <text:p>ow</text:p>
          </table:table-cell>
          <table:table-cell/>
          <table:table-cell table:style-name="ce8" table:formula="of:=IF(NOT(ISBLANK([.S232]));[.S232];IF(NOT(ISBLANK([.T232]));[.T232];IF(NOT(ISBLANK([.U232]));[.U232];IF(NOT(ISBLANK([.AA232]));[.AA232];IF(NOT(ISBLANK([.AO232]));[.AO232];&quot;&quot;)))))">
            <text:p/>
          </table:table-cell>
          <table:table-cell table:style-name="ce8" table:formula="of:=IF(NOT(ISBLANK([.Y232]));[.Y232];IF(NOT(ISBLANK([.AK232]));[.AK232];&quot;&quot;))">
            <text:p/>
          </table:table-cell>
          <table:table-cell table:style-name="ce8"/>
          <table:table-cell table:style-name="ce20"/>
          <table:table-cell table:number-columns-repeated="2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232:.FL232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88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əu</text:p>
          </table:table-cell>
          <table:table-cell office:value-type="string">
            <text:p>@u</text:p>
          </table:table-cell>
          <table:table-cell table:number-columns-repeated="2"/>
          <table:table-cell office:value-type="string">
            <text:p>@u</text:p>
          </table:table-cell>
          <table:table-cell table:number-columns-repeated="9"/>
          <table:table-cell table:style-name="ce8"/>
          <table:table-cell table:style-name="ce8" table:formula="of:=IF(NOT(ISBLANK([.Y233]));[.Y233];IF(NOT(ISBLANK([.AK233]));[.AK233];&quot;&quot;))">
            <text:p/>
          </table:table-cell>
          <table:table-cell table:style-name="ce8" office:value-type="string">
            <text:p>@u</text:p>
          </table:table-cell>
          <table:table-cell table:style-name="ce20"/>
          <table:table-cell table:number-columns-repeated="5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233:.FL233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əʊ</text:p>
          </table:table-cell>
          <table:table-cell office:value-type="string">
            <text:p>@U</text:p>
          </table:table-cell>
          <table:table-cell table:style-name="ce19"/>
          <table:table-cell table:number-columns-repeated="11"/>
          <table:table-cell table:style-name="ce8" table:formula="of:=IF(NOT(ISBLANK([.S234]));[.S234];IF(NOT(ISBLANK([.T234]));[.T234];IF(NOT(ISBLANK([.U234]));[.U234];IF(NOT(ISBLANK([.AA234]));[.AA234];IF(NOT(ISBLANK([.AO234]));[.AO234];&quot;&quot;)))))" office:value-type="string" office:string-value="@U">
            <text:p>@U</text:p>
          </table:table-cell>
          <table:table-cell table:style-name="ce8" table:formula="of:=IF(NOT(ISBLANK([.Y234]));[.Y234];IF(NOT(ISBLANK([.AK234]));[.AK234];&quot;&quot;))">
            <text:p/>
          </table:table-cell>
          <table:table-cell table:style-name="ce8"/>
          <table:table-cell office:value-type="string">
            <text:p>@U</text:p>
          </table:table-cell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19"/>
          <table:table-cell/>
          <table:table-cell/>
          <table:table-cell table:style-name="ce23" table:number-columns-repeated="2"/>
          <table:table-cell table:style-name="ce19"/>
          <table:table-cell table:style-name="ce19" table:number-columns-repeated="5"/>
          <table:table-cell table:style-name="ce6" table:formula="of:=COUNTA([.AV234:.FL234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əi</text:p>
          </table:table-cell>
          <table:table-cell office:value-type="string">
            <text:p>@i</text:p>
          </table:table-cell>
          <table:table-cell table:style-name="ce19"/>
          <table:table-cell/>
          <table:table-cell office:value-type="string">
            <text:p>@i</text:p>
          </table:table-cell>
          <table:table-cell table:number-columns-repeated="9"/>
          <table:table-cell table:style-name="ce8"/>
          <table:table-cell table:style-name="ce8" table:formula="of:=IF(NOT(ISBLANK([.Y235]));[.Y235];IF(NOT(ISBLANK([.AK235]));[.AK235];&quot;&quot;))">
            <text:p/>
          </table:table-cell>
          <table:table-cell table:style-name="ce8" office:value-type="string">
            <text:p>@i</text:p>
          </table:table-cell>
          <table:table-cell table:number-columns-repeated="2"/>
          <table:table-cell table:style-name="ce19" table:number-columns-repeated="2"/>
          <table:table-cell table:number-columns-repeated="2"/>
          <table:table-cell table:style-name="ce24"/>
          <table:table-cell table:style-name="ce24"/>
          <table:table-cell table:number-columns-repeated="9"/>
          <table:table-cell table:style-name="ce19"/>
          <table:table-cell/>
          <table:table-cell/>
          <table:table-cell table:style-name="ce23" table:number-columns-repeated="2"/>
          <table:table-cell table:style-name="ce19" table:number-columns-repeated="6"/>
          <table:table-cell table:style-name="ce6" table:formula="of:=COUNTA([.AV235:.FL235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859"/>
        </table:table-row>
        <table:table-row table:style-name="ro7">
          <table:table-cell/>
          <table:table-cell table:style-name="ce13" office:value-type="string">
            <text:p>ɛɐ</text:p>
          </table:table-cell>
          <table:table-cell office:value-type="string">
            <text:p>E6</text:p>
          </table:table-cell>
          <table:table-cell table:number-columns-repeated="12"/>
          <table:table-cell table:style-name="ce8" table:formula="of:=IF(NOT(ISBLANK([.S236]));[.S236];IF(NOT(ISBLANK([.T236]));[.T236];IF(NOT(ISBLANK([.U236]));[.U236];IF(NOT(ISBLANK([.AA236]));[.AA236];IF(NOT(ISBLANK([.AO236]));[.AO236];&quot;&quot;)))))" office:value-type="string" office:string-value="E6">
            <text:p>E6</text:p>
          </table:table-cell>
          <table:table-cell table:style-name="ce8" table:formula="of:=IF(NOT(ISBLANK([.Y236]));[.Y236];IF(NOT(ISBLANK([.AK236]));[.AK236];&quot;&quot;))">
            <text:p/>
          </table:table-cell>
          <table:table-cell table:style-name="ce8"/>
          <table:table-cell table:style-name="ce20"/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 office:value-type="string">
            <text:p>E6</text:p>
          </table:table-cell>
          <table:table-cell/>
          <table:table-cell/>
          <table:table-cell table:style-name="ce23" table:number-columns-repeated="2"/>
          <table:table-cell office:value-type="string">
            <text:p>E6</text:p>
          </table:table-cell>
          <table:table-cell table:number-columns-repeated="5"/>
          <table:table-cell table:style-name="ce6" table:formula="of:=COUNTA([.AV236:.FL236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59"/>
        </table:table-row>
        <table:table-row table:style-name="ro7">
          <table:table-cell/>
          <table:table-cell table:style-name="ce13" office:value-type="string">
            <text:p>ɛi</text:p>
          </table:table-cell>
          <table:table-cell office:value-type="string">
            <text:p>Ei</text:p>
          </table:table-cell>
          <table:table-cell table:number-columns-repeated="8"/>
          <table:table-cell office:value-type="string">
            <text:p>E+</text:p>
          </table:table-cell>
          <table:table-cell table:number-columns-repeated="3"/>
          <table:table-cell table:style-name="ce8"/>
          <table:table-cell table:style-name="ce8" table:formula="of:=IF(NOT(ISBLANK([.Y237]));[.Y237];IF(NOT(ISBLANK([.AK237]));[.AK237];&quot;&quot;))">
            <text:p/>
          </table:table-cell>
          <table:table-cell table:style-name="ce8"/>
          <table:table-cell table:style-name="ce20"/>
          <table:table-cell/>
          <table:table-cell table:style-name="ce19" table:number-columns-repeated="2"/>
          <table:table-cell table:number-columns-repeated="2"/>
          <table:table-cell table:style-name="ce24"/>
          <table:table-cell table:style-name="ce24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237:.FL237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57"/>
        </table:table-row>
        <table:table-row table:style-name="ro7">
          <table:table-cell/>
          <table:table-cell table:style-name="ce13" office:value-type="string">
            <text:p>ɛːɐ</text:p>
          </table:table-cell>
          <table:table-cell office:value-type="string">
            <text:p>E:6</text:p>
          </table:table-cell>
          <table:table-cell table:number-columns-repeated="12"/>
          <table:table-cell table:style-name="ce8" table:formula="of:=IF(NOT(ISBLANK([.S238]));[.S238];IF(NOT(ISBLANK([.T238]));[.T238];IF(NOT(ISBLANK([.U238]));[.U238];IF(NOT(ISBLANK([.AA238]));[.AA238];IF(NOT(ISBLANK([.AO238]));[.AO238];&quot;&quot;)))))" office:value-type="string" office:string-value="E:6">
            <text:p>E:6</text:p>
          </table:table-cell>
          <table:table-cell table:style-name="ce8" table:formula="of:=IF(NOT(ISBLANK([.Y238]));[.Y238];IF(NOT(ISBLANK([.AK238]));[.AK238];&quot;&quot;))">
            <text:p/>
          </table:table-cell>
          <table:table-cell table:style-name="ce8"/>
          <table:table-cell table:style-name="ce20"/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8"/>
          <table:table-cell table:style-name="ce5" office:value-type="string">
            <text:p>E:6</text:p>
          </table:table-cell>
          <table:table-cell/>
          <table:table-cell/>
          <table:table-cell table:style-name="ce23" table:number-columns-repeated="2"/>
          <table:table-cell office:value-type="string">
            <text:p>E:6</text:p>
          </table:table-cell>
          <table:table-cell table:number-columns-repeated="5"/>
          <table:table-cell table:style-name="ce6" table:formula="of:=COUNTA([.AV238:.FL238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59"/>
        </table:table-row>
        <table:table-row table:style-name="ro7">
          <table:table-cell/>
          <table:table-cell table:style-name="ce13" office:value-type="string">
            <text:p>œɐ</text:p>
          </table:table-cell>
          <table:table-cell office:value-type="string">
            <text:p>96</text:p>
          </table:table-cell>
          <table:table-cell table:number-columns-repeated="12"/>
          <table:table-cell table:style-name="ce8" table:formula="of:=IF(NOT(ISBLANK([.S239]));[.S239];IF(NOT(ISBLANK([.T239]));[.T239];IF(NOT(ISBLANK([.U239]));[.U239];IF(NOT(ISBLANK([.AA239]));[.AA239];IF(NOT(ISBLANK([.AO239]));[.AO239];&quot;&quot;)))))" office:value-type="string" office:string-value="96">
            <text:p>96</text:p>
          </table:table-cell>
          <table:table-cell table:style-name="ce8" table:formula="of:=IF(NOT(ISBLANK([.Y239]));[.Y239];IF(NOT(ISBLANK([.AK239]));[.AK239];&quot;&quot;))">
            <text:p/>
          </table:table-cell>
          <table:table-cell table:style-name="ce8"/>
          <table:table-cell table:number-columns-repeated="2"/>
          <table:table-cell table:style-name="ce6"/>
          <table:table-cell table:style-name="ce6"/>
          <table:table-cell table:number-columns-repeated="2"/>
          <table:table-cell table:style-name="ce23"/>
          <table:table-cell table:style-name="ce23"/>
          <table:table-cell/>
          <table:table-cell table:number-columns-repeated="8"/>
          <table:table-cell table:style-name="ce5" office:value-type="string">
            <text:p>96</text:p>
          </table:table-cell>
          <table:table-cell/>
          <table:table-cell/>
          <table:table-cell table:style-name="ce23" table:number-columns-repeated="2"/>
          <table:table-cell office:value-type="string">
            <text:p>96</text:p>
          </table:table-cell>
          <table:table-cell table:number-columns-repeated="5"/>
          <table:table-cell table:style-name="ce6" table:formula="of:=COUNTA([.AV239:.FL23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59"/>
        </table:table-row>
        <table:table-row table:style-name="ro7">
          <table:table-cell/>
          <table:table-cell table:style-name="ce13" office:value-type="string">
            <text:p>œy</text:p>
          </table:table-cell>
          <table:table-cell office:value-type="string">
            <text:p>9y</text:p>
          </table:table-cell>
          <table:table-cell table:number-columns-repeated="2"/>
          <table:table-cell table:number-columns-repeated="2" office:value-type="string">
            <text:p>9y</text:p>
          </table:table-cell>
          <table:table-cell table:number-columns-repeated="4"/>
          <table:table-cell office:value-type="string">
            <text:p>Y+</text:p>
          </table:table-cell>
          <table:table-cell table:number-columns-repeated="3"/>
          <table:table-cell table:style-name="ce8"/>
          <table:table-cell table:style-name="ce8" table:formula="of:=IF(NOT(ISBLANK([.Y240]));[.Y240];IF(NOT(ISBLANK([.AK240]));[.AK240];&quot;&quot;))">
            <text:p/>
          </table:table-cell>
          <table:table-cell table:style-name="ce8"/>
          <table:table-cell table:number-columns-repeated="2"/>
          <table:table-cell table:style-name="ce6" table:number-columns-repeated="2"/>
          <table:table-cell table:number-columns-repeated="2"/>
          <table:table-cell table:style-name="ce23"/>
          <table:table-cell table:style-name="ce23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240:.FL24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4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ɔɐ</text:p>
          </table:table-cell>
          <table:table-cell office:value-type="string">
            <text:p>O6</text:p>
          </table:table-cell>
          <table:table-cell table:number-columns-repeated="12"/>
          <table:table-cell table:style-name="ce8" table:formula="of:=IF(NOT(ISBLANK([.S241]));[.S241];IF(NOT(ISBLANK([.T241]));[.T241];IF(NOT(ISBLANK([.U241]));[.U241];IF(NOT(ISBLANK([.AA241]));[.AA241];IF(NOT(ISBLANK([.AO241]));[.AO241];&quot;&quot;)))))" office:value-type="string" office:string-value="O6">
            <text:p>O6</text:p>
          </table:table-cell>
          <table:table-cell table:style-name="ce8" table:formula="of:=IF(NOT(ISBLANK([.Y241]));[.Y241];IF(NOT(ISBLANK([.AK241]));[.AK241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 office:value-type="string">
            <text:p>O6</text:p>
          </table:table-cell>
          <table:table-cell/>
          <table:table-cell/>
          <table:table-cell table:style-name="ce23" table:number-columns-repeated="2"/>
          <table:table-cell office:value-type="string">
            <text:p>O6</text:p>
          </table:table-cell>
          <table:table-cell table:number-columns-repeated="5"/>
          <table:table-cell table:style-name="ce6" table:formula="of:=COUNTA([.AV241:.FL241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ɔi</text:p>
          </table:table-cell>
          <table:table-cell office:value-type="string">
            <text:p>Oi</text:p>
          </table:table-cell>
          <table:table-cell table:number-columns-repeated="12"/>
          <table:table-cell table:style-name="ce8"/>
          <table:table-cell table:style-name="ce8" table:formula="of:=IF(NOT(ISBLANK([.Y242]));[.Y242];IF(NOT(ISBLANK([.AK242]));[.AK242];&quot;&quot;))">
            <text:p/>
          </table:table-cell>
          <table:table-cell table:style-name="ce8" office:value-type="string">
            <text:p>Oi</text:p>
          </table:table-cell>
          <table:table-cell table:number-columns-repeated="6"/>
          <table:table-cell table:style-name="ce25"/>
          <table:table-cell table:style-name="ce25"/>
          <table:table-cell table:number-columns-repeated="9"/>
          <table:table-cell table:style-name="ce5"/>
          <table:table-cell/>
          <table:table-cell/>
          <table:table-cell table:style-name="ce23" table:number-columns-repeated="2"/>
          <table:table-cell table:number-columns-repeated="6"/>
          <table:table-cell table:style-name="ce6" table:formula="of:=COUNTA([.AV242:.FL242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ɔɪ</text:p>
          </table:table-cell>
          <table:table-cell office:value-type="string">
            <text:p>OI</text:p>
          </table:table-cell>
          <table:table-cell office:value-type="string">
            <text:p>oi</text:p>
          </table:table-cell>
          <table:table-cell office:value-type="string">
            <text:p>oy</text:p>
          </table:table-cell>
          <table:table-cell table:number-columns-repeated="2"/>
          <table:table-cell table:number-columns-repeated="2" office:value-type="string">
            <text:p>oy</text:p>
          </table:table-cell>
          <table:table-cell/>
          <table:table-cell office:value-type="string">
            <text:p>OY</text:p>
          </table:table-cell>
          <table:table-cell/>
          <table:table-cell table:number-columns-repeated="2" office:value-type="string">
            <text:p>oy</text:p>
          </table:table-cell>
          <table:table-cell/>
          <table:table-cell table:style-name="ce8" table:formula="of:=IF(NOT(ISBLANK([.S243]));[.S243];IF(NOT(ISBLANK([.T243]));[.T243];IF(NOT(ISBLANK([.U243]));[.U243];IF(NOT(ISBLANK([.AA243]));[.AA243];IF(NOT(ISBLANK([.AO243]));[.AO243];&quot;&quot;)))))" office:value-type="string" office:string-value="OI">
            <text:p>OI</text:p>
          </table:table-cell>
          <table:table-cell table:style-name="ce8" table:formula="of:=IF(NOT(ISBLANK([.Y243]));[.Y243];IF(NOT(ISBLANK([.AK243]));[.AK243];&quot;&quot;))">
            <text:p/>
          </table:table-cell>
          <table:table-cell table:style-name="ce8"/>
          <table:table-cell office:value-type="string">
            <text:p>OI</text:p>
          </table:table-cell>
          <table:table-cell table:number-columns-repeated="2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243:.FL243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7"/>
          <table:table-cell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 table:number-columns-repeated="2"/>
          <table:table-cell office:value-type="string">
            <text:p>OI`</text:p>
          </table:table-cell>
          <table:table-cell office:value-type="string">
            <text:p>oir</text:p>
          </table:table-cell>
          <table:table-cell table:number-columns-repeated="11"/>
          <table:table-cell table:style-name="ce8" table:formula="of:=IF(NOT(ISBLANK([.S244]));[.S244];IF(NOT(ISBLANK([.T244]));[.T244];IF(NOT(ISBLANK([.U244]));[.U244];IF(NOT(ISBLANK([.AA244]));[.AA244];IF(NOT(ISBLANK([.AO244]));[.AO244];&quot;&quot;)))))">
            <text:p/>
          </table:table-cell>
          <table:table-cell table:style-name="ce8" table:formula="of:=IF(NOT(ISBLANK([.Y244]));[.Y244];IF(NOT(ISBLANK([.AK244]));[.AK244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244:.FL244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7"/>
          <table:table-cell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ɔʏ</text:p>
          </table:table-cell>
          <table:table-cell office:value-type="string">
            <text:p>OY</text:p>
          </table:table-cell>
          <table:table-cell table:number-columns-repeated="12"/>
          <table:table-cell table:style-name="ce8" table:formula="of:=IF(NOT(ISBLANK([.S245]));[.S245];IF(NOT(ISBLANK([.T245]));[.T245];IF(NOT(ISBLANK([.U245]));[.U245];IF(NOT(ISBLANK([.AA245]));[.AA245];IF(NOT(ISBLANK([.AO245]));[.AO245];&quot;&quot;)))))" office:value-type="string" office:string-value="OY">
            <text:p>OY</text:p>
          </table:table-cell>
          <table:table-cell table:style-name="ce8" table:formula="of:=IF(NOT(ISBLANK([.Y245]));[.Y245];IF(NOT(ISBLANK([.AK245]));[.AK245];&quot;&quot;))" office:value-type="string" office:string-value="OY">
            <text:p>OY</text:p>
          </table:table-cell>
          <table:table-cell table:style-name="ce8"/>
          <table:table-cell table:number-columns-repeated="2"/>
          <table:table-cell table:style-name="ce6"/>
          <table:table-cell table:style-name="ce6"/>
          <table:table-cell table:number-columns-repeated="2"/>
          <table:table-cell table:style-name="ce23"/>
          <table:table-cell table:style-name="ce23"/>
          <table:table-cell/>
          <table:table-cell office:value-type="string">
            <text:p>OY</text:p>
          </table:table-cell>
          <table:table-cell table:number-columns-repeated="5"/>
          <table:table-cell table:number-columns-repeated="2" office:value-type="string">
            <text:p>eU</text:p>
          </table:table-cell>
          <table:table-cell table:style-name="ce5" office:value-type="string">
            <text:p>OY</text:p>
          </table:table-cell>
          <table:table-cell table:number-columns-repeated="2" office:value-type="string">
            <text:p>OY</text:p>
          </table:table-cell>
          <table:table-cell table:number-columns-repeated="2" table:style-name="ce23" office:value-type="string">
            <text:p>OY</text:p>
          </table:table-cell>
          <table:table-cell office:value-type="string">
            <text:p>OY</text:p>
          </table:table-cell>
          <table:table-cell table:number-columns-repeated="5"/>
          <table:table-cell table:style-name="ce6" table:formula="of:=COUNTA([.AV245:.FL245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7"/>
          <table:table-cell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ɔy</text:p>
          </table:table-cell>
          <table:table-cell office:value-type="string">
            <text:p>Oy</text:p>
          </table:table-cell>
          <table:table-cell table:number-columns-repeated="12"/>
          <table:table-cell table:style-name="ce8" table:formula="of:=IF(NOT(ISBLANK([.S246]));[.S246];IF(NOT(ISBLANK([.T246]));[.T246];IF(NOT(ISBLANK([.U246]));[.U246];IF(NOT(ISBLANK([.AA246]));[.AA246];IF(NOT(ISBLANK([.AO246]));[.AO246];&quot;&quot;)))))">
            <text:p/>
          </table:table-cell>
          <table:table-cell table:style-name="ce8" table:formula="of:=IF(NOT(ISBLANK([.Y246]));[.Y246];IF(NOT(ISBLANK([.AK246]));[.AK246];&quot;&quot;))">
            <text:p/>
          </table:table-cell>
          <table:table-cell table:style-name="ce8"/>
          <table:table-cell table:number-columns-repeated="2"/>
          <table:table-cell table:style-name="ce6"/>
          <table:table-cell table:style-name="ce6"/>
          <table:table-cell table:number-columns-repeated="2"/>
          <table:table-cell table:style-name="ce23"/>
          <table:table-cell table:style-name="ce23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office:value-type="string">
            <text:p>Oy</text:p>
          </table:table-cell>
          <table:table-cell table:number-columns-repeated="4"/>
          <table:table-cell table:style-name="ce6" table:formula="of:=COUNTA([.AV246:.FL246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æi</text:p>
          </table:table-cell>
          <table:table-cell office:value-type="string">
            <text:p>{i</text:p>
          </table:table-cell>
          <table:table-cell table:number-columns-repeated="12"/>
          <table:table-cell table:style-name="ce8" table:formula="of:=IF(NOT(ISBLANK([.S247]));[.S247];IF(NOT(ISBLANK([.T247]));[.T247];IF(NOT(ISBLANK([.U247]));[.U247];IF(NOT(ISBLANK([.AA247]));[.AA247];IF(NOT(ISBLANK([.AO247]));[.AO247];&quot;&quot;)))))">
            <text:p/>
          </table:table-cell>
          <table:table-cell table:style-name="ce8" table:formula="of:=IF(NOT(ISBLANK([.Y247]));[.Y247];IF(NOT(ISBLANK([.AK247]));[.AK247];&quot;&quot;))">
            <text:p/>
          </table:table-cell>
          <table:table-cell table:style-name="ce8"/>
          <table:table-cell table:number-columns-repeated="2"/>
          <table:table-cell table:style-name="ce6"/>
          <table:table-cell table:style-name="ce6"/>
          <table:table-cell table:number-columns-repeated="2"/>
          <table:table-cell table:style-name="ce23"/>
          <table:table-cell table:style-name="ce23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office:value-type="string">
            <text:p>{i</text:p>
          </table:table-cell>
          <table:table-cell table:number-columns-repeated="4"/>
          <table:table-cell table:style-name="ce6" table:formula="of:=COUNTA([.AV247:.FL247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3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aʊ</text:p>
          </table:table-cell>
          <table:table-cell office:value-type="string">
            <text:p>aU</text:p>
          </table:table-cell>
          <table:table-cell office:value-type="string">
            <text:p>ow</text:p>
          </table:table-cell>
          <table:table-cell office:value-type="string">
            <text:p>aw</text:p>
          </table:table-cell>
          <table:table-cell table:number-columns-repeated="2"/>
          <table:table-cell table:number-columns-repeated="2" office:value-type="string">
            <text:p>aw</text:p>
          </table:table-cell>
          <table:table-cell/>
          <table:table-cell office:value-type="string">
            <text:p>AW</text:p>
          </table:table-cell>
          <table:table-cell/>
          <table:table-cell table:number-columns-repeated="2" office:value-type="string">
            <text:p>aw</text:p>
          </table:table-cell>
          <table:table-cell/>
          <table:table-cell table:style-name="ce8" table:formula="of:=IF(NOT(ISBLANK([.S248]));[.S248];IF(NOT(ISBLANK([.T248]));[.T248];IF(NOT(ISBLANK([.U248]));[.U248];IF(NOT(ISBLANK([.AA248]));[.AA248];IF(NOT(ISBLANK([.AO248]));[.AO248];&quot;&quot;)))))" office:value-type="string" office:string-value="aU">
            <text:p>aU</text:p>
          </table:table-cell>
          <table:table-cell table:style-name="ce8" table:formula="of:=IF(NOT(ISBLANK([.Y248]));[.Y248];IF(NOT(ISBLANK([.AK248]));[.AK248];&quot;&quot;))" office:value-type="string" office:string-value="aU">
            <text:p>aU</text:p>
          </table:table-cell>
          <table:table-cell table:style-name="ce8"/>
          <table:table-cell office:value-type="string">
            <text:p>aU</text:p>
          </table:table-cell>
          <table:table-cell table:number-columns-repeated="2"/>
          <table:table-cell table:number-columns-repeated="3"/>
          <table:table-cell table:style-name="ce25"/>
          <table:table-cell table:style-name="ce25"/>
          <table:table-cell/>
          <table:table-cell office:value-type="string">
            <text:p>aU</text:p>
          </table:table-cell>
          <table:table-cell table:number-columns-repeated="5"/>
          <table:table-cell table:number-columns-repeated="2" office:value-type="string">
            <text:p>aU</text:p>
          </table:table-cell>
          <table:table-cell table:style-name="ce5" office:value-type="string">
            <text:p>aU</text:p>
          </table:table-cell>
          <table:table-cell table:number-columns-repeated="2" office:value-type="string">
            <text:p>aU</text:p>
          </table:table-cell>
          <table:table-cell table:number-columns-repeated="2" table:style-name="ce23" office:value-type="string">
            <text:p>aU</text:p>
          </table:table-cell>
          <table:table-cell office:value-type="string">
            <text:p>aU</text:p>
          </table:table-cell>
          <table:table-cell table:number-columns-repeated="5"/>
          <table:table-cell table:style-name="ce6" table:formula="of:=COUNTA([.AV248:.FL248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 table:number-columns-repeated="2"/>
          <table:table-cell office:value-type="string">
            <text:p>aU`</text:p>
          </table:table-cell>
          <table:table-cell office:value-type="string">
            <text:p>owr</text:p>
          </table:table-cell>
          <table:table-cell table:number-columns-repeated="11"/>
          <table:table-cell table:style-name="ce8" table:formula="of:=IF(NOT(ISBLANK([.S249]));[.S249];IF(NOT(ISBLANK([.T249]));[.T249];IF(NOT(ISBLANK([.U249]));[.U249];IF(NOT(ISBLANK([.AA249]));[.AA249];IF(NOT(ISBLANK([.AO249]));[.AO249];&quot;&quot;)))))">
            <text:p/>
          </table:table-cell>
          <table:table-cell table:style-name="ce8" table:formula="of:=IF(NOT(ISBLANK([.Y249]));[.Y249];IF(NOT(ISBLANK([.AK249]));[.AK249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/>
          <table:table-cell/>
          <table:table-cell/>
          <table:table-cell table:style-name="ce23" table:number-columns-repeated="2"/>
          <table:table-cell/>
          <table:table-cell table:number-columns-repeated="5"/>
          <table:table-cell table:style-name="ce6" table:formula="of:=COUNTA([.AV249:.FL249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aɐ</text:p>
          </table:table-cell>
          <table:table-cell office:value-type="string">
            <text:p>a6</text:p>
          </table:table-cell>
          <table:table-cell table:number-columns-repeated="12"/>
          <table:table-cell table:style-name="ce8" table:formula="of:=IF(NOT(ISBLANK([.S250]));[.S250];IF(NOT(ISBLANK([.T250]));[.T250];IF(NOT(ISBLANK([.U250]));[.U250];IF(NOT(ISBLANK([.AA250]));[.AA250];IF(NOT(ISBLANK([.AO250]));[.AO250];&quot;&quot;)))))" office:value-type="string" office:string-value="a6">
            <text:p>a6</text:p>
          </table:table-cell>
          <table:table-cell table:style-name="ce8" table:formula="of:=IF(NOT(ISBLANK([.Y250]));[.Y250];IF(NOT(ISBLANK([.AK250]));[.AK250];&quot;&quot;))">
            <text:p/>
          </table:table-cell>
          <table:table-cell table:style-name="ce8"/>
          <table:table-cell table:style-name="ce20"/>
          <table:table-cell table:number-columns-repeated="2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 office:value-type="string">
            <text:p>a6</text:p>
          </table:table-cell>
          <table:table-cell/>
          <table:table-cell/>
          <table:table-cell table:style-name="ce23" table:number-columns-repeated="2"/>
          <table:table-cell office:value-type="string">
            <text:p>a6</text:p>
          </table:table-cell>
          <table:table-cell table:number-columns-repeated="5"/>
          <table:table-cell table:style-name="ce6" table:formula="of:=COUNTA([.AV250:.FL25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aːɐ</text:p>
          </table:table-cell>
          <table:table-cell office:value-type="string">
            <text:p>a:6</text:p>
          </table:table-cell>
          <table:table-cell table:number-columns-repeated="12"/>
          <table:table-cell table:style-name="ce8" table:formula="of:=IF(NOT(ISBLANK([.S251]));[.S251];IF(NOT(ISBLANK([.T251]));[.T251];IF(NOT(ISBLANK([.U251]));[.U251];IF(NOT(ISBLANK([.AA251]));[.AA251];IF(NOT(ISBLANK([.AO251]));[.AO251];&quot;&quot;)))))" office:value-type="string" office:string-value="a:6">
            <text:p>a:6</text:p>
          </table:table-cell>
          <table:table-cell table:style-name="ce8" table:formula="of:=IF(NOT(ISBLANK([.Y251]));[.Y251];IF(NOT(ISBLANK([.AK251]));[.AK251];&quot;&quot;))">
            <text:p/>
          </table:table-cell>
          <table:table-cell table:style-name="ce8"/>
          <table:table-cell table:style-name="ce20"/>
          <table:table-cell table:number-columns-repeated="2"/>
          <table:table-cell table:number-columns-repeated="3"/>
          <table:table-cell table:style-name="ce25"/>
          <table:table-cell table:style-name="ce25"/>
          <table:table-cell/>
          <table:table-cell table:number-columns-repeated="8"/>
          <table:table-cell table:style-name="ce5" office:value-type="string">
            <text:p>a:6</text:p>
          </table:table-cell>
          <table:table-cell/>
          <table:table-cell/>
          <table:table-cell table:style-name="ce23" table:number-columns-repeated="2"/>
          <table:table-cell office:value-type="string">
            <text:p>a:6</text:p>
          </table:table-cell>
          <table:table-cell table:number-columns-repeated="5"/>
          <table:table-cell table:style-name="ce6" table:formula="of:=COUNTA([.AV251:.FL251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/>
          <table:table-cell office:value-type="string">
            <text:p>aɪ</text:p>
          </table:table-cell>
          <table:table-cell office:value-type="string">
            <text:p>aI</text:p>
          </table:table-cell>
          <table:table-cell office:value-type="string">
            <text:p>ai</text:p>
          </table:table-cell>
          <table:table-cell office:value-type="string">
            <text:p>ay</text:p>
          </table:table-cell>
          <table:table-cell table:number-columns-repeated="2"/>
          <table:table-cell table:number-columns-repeated="2" office:value-type="string">
            <text:p>ay</text:p>
          </table:table-cell>
          <table:table-cell table:number-columns-repeated="2" office:value-type="string">
            <text:p>AY</text:p>
          </table:table-cell>
          <table:table-cell/>
          <table:table-cell table:number-columns-repeated="2" office:value-type="string">
            <text:p>ay</text:p>
          </table:table-cell>
          <table:table-cell/>
          <table:table-cell table:style-name="ce8" table:formula="of:=IF(NOT(ISBLANK([.S252]));[.S252];IF(NOT(ISBLANK([.T252]));[.T252];IF(NOT(ISBLANK([.U252]));[.U252];IF(NOT(ISBLANK([.AA252]));[.AA252];IF(NOT(ISBLANK([.AO252]));[.AO252];&quot;&quot;)))))" office:value-type="string" office:string-value="aI">
            <text:p>aI</text:p>
          </table:table-cell>
          <table:table-cell table:style-name="ce8" table:formula="of:=IF(NOT(ISBLANK([.Y252]));[.Y252];IF(NOT(ISBLANK([.AK252]));[.AK252];&quot;&quot;))" office:value-type="string" office:string-value="aI">
            <text:p>aI</text:p>
          </table:table-cell>
          <table:table-cell table:style-name="ce8"/>
          <table:table-cell office:value-type="string">
            <text:p>aI</text:p>
          </table:table-cell>
          <table:table-cell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office:value-type="string">
            <text:p>aI</text:p>
          </table:table-cell>
          <table:table-cell table:number-columns-repeated="5"/>
          <table:table-cell table:number-columns-repeated="2" office:value-type="string">
            <text:p>aI</text:p>
          </table:table-cell>
          <table:table-cell table:style-name="ce5" office:value-type="string">
            <text:p>aI</text:p>
          </table:table-cell>
          <table:table-cell table:number-columns-repeated="2" office:value-type="string">
            <text:p>aI</text:p>
          </table:table-cell>
          <table:table-cell table:number-columns-repeated="2" table:style-name="ce23" office:value-type="string">
            <text:p>aI</text:p>
          </table:table-cell>
          <table:table-cell office:value-type="string">
            <text:p>aI</text:p>
          </table:table-cell>
          <table:table-cell table:number-columns-repeated="5"/>
          <table:table-cell table:style-name="ce6" table:formula="of:=COUNTA([.AV252:.FL252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859"/>
        </table:table-row>
        <table:table-row table:style-name="ro6">
          <table:table-cell table:number-columns-repeated="2"/>
          <table:table-cell office:value-type="string">
            <text:p>aI`</text:p>
          </table:table-cell>
          <table:table-cell office:value-type="string">
            <text:p>aer</text:p>
          </table:table-cell>
          <table:table-cell table:number-columns-repeated="11"/>
          <table:table-cell table:style-name="ce8" table:formula="of:=IF(NOT(ISBLANK([.S253]));[.S253];IF(NOT(ISBLANK([.T253]));[.T253];IF(NOT(ISBLANK([.U253]));[.U253];IF(NOT(ISBLANK([.AA253]));[.AA253];IF(NOT(ISBLANK([.AO253]));[.AO253];&quot;&quot;)))))">
            <text:p/>
          </table:table-cell>
          <table:table-cell table:style-name="ce8" table:formula="of:=IF(NOT(ISBLANK([.Y253]));[.Y253];IF(NOT(ISBLANK([.AK253]));[.AK253];&quot;&quot;))">
            <text:p/>
          </table:table-cell>
          <table:table-cell table:style-name="ce8"/>
          <table:table-cell table:number-columns-repeated="2"/>
          <table:table-cell table:style-name="ce19"/>
          <table:table-cell table:style-name="ce19"/>
          <table:table-cell table:number-columns-repeated="2"/>
          <table:table-cell table:style-name="ce24"/>
          <table:table-cell table:style-name="ce24"/>
          <table:table-cell/>
          <table:table-cell table:number-columns-repeated="9"/>
          <table:table-cell/>
          <table:table-cell table:number-columns-repeated="3"/>
          <table:table-cell/>
          <table:table-cell table:number-columns-repeated="5"/>
          <table:table-cell table:style-name="ce6" table:formula="of:=COUNTA([.AV253:.FL253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66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1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856"/>
        </table:table-row>
        <table:table-row table:style-name="ro6">
          <table:table-cell/>
          <table:table-cell office:value-type="string">
            <text:p>ɑu</text:p>
          </table:table-cell>
          <table:table-cell office:value-type="string">
            <text:p>Au</text:p>
          </table:table-cell>
          <table:table-cell table:number-columns-repeated="8"/>
          <table:table-cell office:value-type="string">
            <text:p>A+</text:p>
          </table:table-cell>
          <table:table-cell table:number-columns-repeated="3"/>
          <table:table-cell table:style-name="ce8"/>
          <table:table-cell table:style-name="ce8" table:formula="of:=IF(NOT(ISBLANK([.Y254]));[.Y254];IF(NOT(ISBLANK([.AK254]));[.AK254];&quot;&quot;))">
            <text:p/>
          </table:table-cell>
          <table:table-cell table:style-name="ce8"/>
          <table:table-cell table:number-columns-repeated="2"/>
          <table:table-cell table:style-name="ce19" table:number-columns-repeated="2"/>
          <table:table-cell table:number-columns-repeated="2"/>
          <table:table-cell table:style-name="ce24"/>
          <table:table-cell table:style-name="ce24"/>
          <table:table-cell table:number-columns-repeated="10"/>
          <table:table-cell/>
          <table:table-cell table:number-columns-repeated="9"/>
          <table:table-cell table:style-name="ce6" table:formula="of:=COUNTA([.AV254:.FL254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9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7"/>
          <table:table-cell table:number-columns-repeated="3" office:value-type="string">
            <text:p>1</text:p>
          </table:table-cell>
          <table:table-cell table:number-columns-repeated="857"/>
        </table:table-row>
        <table:table-row table:style-name="ro6">
          <table:table-cell table:number-columns-repeated="2"/>
          <table:table-cell office:value-type="string">
            <text:p>&amp;/</text:p>
          </table:table-cell>
          <table:table-cell table:number-columns-repeated="12"/>
          <table:table-cell table:style-name="ce8" table:formula="of:=IF(NOT(ISBLANK([.S255]));[.S255];IF(NOT(ISBLANK([.T255]));[.T255];IF(NOT(ISBLANK([.U255]));[.U255];IF(NOT(ISBLANK([.AA255]));[.AA255];IF(NOT(ISBLANK([.AO255]));[.AO255];&quot;&quot;)))))" office:value-type="string" office:string-value="&amp;/">
            <text:p>&amp;/</text:p>
          </table:table-cell>
          <table:table-cell table:style-name="ce8" table:formula="of:=IF(NOT(ISBLANK([.Y255]));[.Y255];IF(NOT(ISBLANK([.AK255]));[.AK255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 office:value-type="string">
            <text:p>&amp;/</text:p>
          </table:table-cell>
          <table:table-cell table:number-columns-repeated="9"/>
          <table:table-cell/>
          <table:table-cell table:number-columns-repeated="3"/>
          <table:table-cell/>
          <table:table-cell table:number-columns-repeated="5"/>
          <table:table-cell table:style-name="ce6" table:formula="of:=SUM([.AV255:.FL255])" office:value-type="float" office:value="8">
            <text:p>8</text:p>
          </table:table-cell>
          <table:table-cell table:formula="of:=IF(OR([.AV160]=&quot;1&quot;;[.AV178]=&quot;1&quot;);1;&quot;&quot;)" office:value-type="float" office:value="1">
            <text:p>1</text:p>
          </table:table-cell>
          <table:table-cell table:formula="of:=IF(OR([.AW160]=&quot;1&quot;;[.AW178]=&quot;1&quot;);1;&quot;&quot;)">
            <text:p/>
          </table:table-cell>
          <table:table-cell table:formula="of:=IF(OR([.AX160]=&quot;1&quot;;[.AX178]=&quot;1&quot;);1;&quot;&quot;)">
            <text:p/>
          </table:table-cell>
          <table:table-cell table:formula="of:=IF(OR([.AY160]=&quot;1&quot;;[.AY178]=&quot;1&quot;);1;&quot;&quot;)">
            <text:p/>
          </table:table-cell>
          <table:table-cell table:number-columns-repeated="3"/>
          <table:table-cell table:formula="of:=IF(OR([.BC160]=&quot;1&quot;;[.BC178]=&quot;1&quot;);1;&quot;&quot;)">
            <text:p/>
          </table:table-cell>
          <table:table-cell table:formula="of:=IF(OR([.BD160]=&quot;1&quot;;[.BD178]=&quot;1&quot;);1;&quot;&quot;)">
            <text:p/>
          </table:table-cell>
          <table:table-cell table:formula="of:=IF(OR([.BE160]=&quot;1&quot;;[.BE178]=&quot;1&quot;);1;&quot;&quot;)">
            <text:p/>
          </table:table-cell>
          <table:table-cell table:formula="of:=IF(OR([.BF160]=&quot;1&quot;;[.BF178]=&quot;1&quot;);1;&quot;&quot;)">
            <text:p/>
          </table:table-cell>
          <table:table-cell table:formula="of:=IF(OR([.BG160]=&quot;1&quot;;[.BG178]=&quot;1&quot;);1;&quot;&quot;)">
            <text:p/>
          </table:table-cell>
          <table:table-cell/>
          <table:table-cell table:formula="of:=IF(OR([.BI160]=&quot;1&quot;;[.BI178]=&quot;1&quot;);1;&quot;&quot;)">
            <text:p/>
          </table:table-cell>
          <table:table-cell table:formula="of:=IF(OR([.BJ160]=&quot;1&quot;;[.BJ178]=&quot;1&quot;);1;&quot;&quot;)">
            <text:p/>
          </table:table-cell>
          <table:table-cell table:formula="of:=IF(OR([.BK160]=&quot;1&quot;;[.BK178]=&quot;1&quot;);1;&quot;&quot;)">
            <text:p/>
          </table:table-cell>
          <table:table-cell table:formula="of:=IF(OR([.BL160]=&quot;1&quot;;[.BL178]=&quot;1&quot;);1;&quot;&quot;)">
            <text:p/>
          </table:table-cell>
          <table:table-cell table:formula="of:=IF(OR([.BM160]=&quot;1&quot;;[.BM178]=&quot;1&quot;);1;&quot;&quot;)">
            <text:p/>
          </table:table-cell>
          <table:table-cell/>
          <table:table-cell table:formula="of:=IF(OR([.BO160]=&quot;1&quot;;[.BO178]=&quot;1&quot;);1;&quot;&quot;)">
            <text:p/>
          </table:table-cell>
          <table:table-cell table:formula="of:=IF(OR([.BP160]=&quot;1&quot;;[.BP178]=&quot;1&quot;);1;&quot;&quot;)">
            <text:p/>
          </table:table-cell>
          <table:table-cell table:formula="of:=IF(OR([.BQ160]=&quot;1&quot;;[.BQ178]=&quot;1&quot;);1;&quot;&quot;)">
            <text:p/>
          </table:table-cell>
          <table:table-cell table:formula="of:=IF(OR([.BR160]=&quot;1&quot;;[.BR178]=&quot;1&quot;);1;&quot;&quot;)">
            <text:p/>
          </table:table-cell>
          <table:table-cell table:formula="of:=IF(OR([.BS160]=&quot;1&quot;;[.BS178]=&quot;1&quot;);1;&quot;&quot;)">
            <text:p/>
          </table:table-cell>
          <table:table-cell/>
          <table:table-cell table:formula="of:=IF(OR([.BU160]=&quot;1&quot;;[.BU178]=&quot;1&quot;);1;&quot;&quot;)">
            <text:p/>
          </table:table-cell>
          <table:table-cell/>
          <table:table-cell table:formula="of:=IF(OR([.BW160]=&quot;1&quot;;[.BW178]=&quot;1&quot;);1;&quot;&quot;)">
            <text:p/>
          </table:table-cell>
          <table:table-cell table:number-columns-repeated="3"/>
          <table:table-cell table:formula="of:=IF(OR([.CA160]=&quot;1&quot;;[.CA178]=&quot;1&quot;);1;&quot;&quot;)">
            <text:p/>
          </table:table-cell>
          <table:table-cell table:number-columns-repeated="3"/>
          <table:table-cell table:formula="of:=IF(OR([.CE160]=&quot;1&quot;;[.CE178]=&quot;1&quot;);1;&quot;&quot;)">
            <text:p/>
          </table:table-cell>
          <table:table-cell/>
          <table:table-cell table:formula="of:=IF(OR([.CG160]=&quot;1&quot;;[.CG178]=&quot;1&quot;);1;&quot;&quot;)">
            <text:p/>
          </table:table-cell>
          <table:table-cell table:formula="of:=IF(OR([.CH160]=&quot;1&quot;;[.CH178]=&quot;1&quot;);1;&quot;&quot;)">
            <text:p/>
          </table:table-cell>
          <table:table-cell table:formula="of:=IF(OR([.CI160]=&quot;1&quot;;[.CI178]=&quot;1&quot;);1;&quot;&quot;)">
            <text:p/>
          </table:table-cell>
          <table:table-cell table:formula="of:=IF(OR([.CJ160]=&quot;1&quot;;[.CJ178]=&quot;1&quot;);1;&quot;&quot;)">
            <text:p/>
          </table:table-cell>
          <table:table-cell table:formula="of:=IF(OR([.CK160]=&quot;1&quot;;[.CK178]=&quot;1&quot;);1;&quot;&quot;)">
            <text:p/>
          </table:table-cell>
          <table:table-cell/>
          <table:table-cell table:formula="of:=IF(OR([.CM160]=&quot;1&quot;;[.CM178]=&quot;1&quot;);1;&quot;&quot;)">
            <text:p/>
          </table:table-cell>
          <table:table-cell table:formula="of:=IF(OR([.CN160]=&quot;1&quot;;[.CN178]=&quot;1&quot;);1;&quot;&quot;)">
            <text:p/>
          </table:table-cell>
          <table:table-cell table:formula="of:=IF(OR([.CO160]=&quot;1&quot;;[.CO178]=&quot;1&quot;);1;&quot;&quot;)">
            <text:p/>
          </table:table-cell>
          <table:table-cell table:formula="of:=IF(OR([.CP160]=&quot;1&quot;;[.CP178]=&quot;1&quot;);1;&quot;&quot;)">
            <text:p/>
          </table:table-cell>
          <table:table-cell table:formula="of:=IF(OR([.CQ160]=&quot;1&quot;;[.CQ178]=&quot;1&quot;);1;&quot;&quot;)">
            <text:p/>
          </table:table-cell>
          <table:table-cell table:formula="of:=IF(OR([.CR160]=&quot;1&quot;;[.CR178]=&quot;1&quot;);1;&quot;&quot;)">
            <text:p/>
          </table:table-cell>
          <table:table-cell table:formula="of:=IF(OR([.CS160]=&quot;1&quot;;[.CS178]=&quot;1&quot;);1;&quot;&quot;)">
            <text:p/>
          </table:table-cell>
          <table:table-cell table:formula="of:=IF(OR([.CT160]=&quot;1&quot;;[.CT178]=&quot;1&quot;);1;&quot;&quot;)">
            <text:p/>
          </table:table-cell>
          <table:table-cell table:formula="of:=IF(OR([.CU160]=&quot;1&quot;;[.CU178]=&quot;1&quot;);1;&quot;&quot;)">
            <text:p/>
          </table:table-cell>
          <table:table-cell table:formula="of:=IF(OR([.CV160]=&quot;1&quot;;[.CV178]=&quot;1&quot;);1;&quot;&quot;)">
            <text:p/>
          </table:table-cell>
          <table:table-cell table:formula="of:=IF(OR([.CW160]=&quot;1&quot;;[.CW178]=&quot;1&quot;);1;&quot;&quot;)">
            <text:p/>
          </table:table-cell>
          <table:table-cell table:formula="of:=IF(OR([.CX160]=&quot;1&quot;;[.CX178]=&quot;1&quot;);1;&quot;&quot;)">
            <text:p/>
          </table:table-cell>
          <table:table-cell table:formula="of:=IF(OR([.CY160]=&quot;1&quot;;[.CY178]=&quot;1&quot;);1;&quot;&quot;)">
            <text:p/>
          </table:table-cell>
          <table:table-cell table:formula="of:=IF(OR([.CZ160]=&quot;1&quot;;[.CZ178]=&quot;1&quot;);1;&quot;&quot;)">
            <text:p/>
          </table:table-cell>
          <table:table-cell table:formula="of:=IF(OR([.DA160]=&quot;1&quot;;[.DA178]=&quot;1&quot;);1;&quot;&quot;)">
            <text:p/>
          </table:table-cell>
          <table:table-cell table:formula="of:=IF(OR([.DB160]=&quot;1&quot;;[.DB178]=&quot;1&quot;);1;&quot;&quot;)">
            <text:p/>
          </table:table-cell>
          <table:table-cell table:formula="of:=IF(OR([.DC160]=&quot;1&quot;;[.DC178]=&quot;1&quot;);1;&quot;&quot;)">
            <text:p/>
          </table:table-cell>
          <table:table-cell table:formula="of:=IF(OR([.DD160]=&quot;1&quot;;[.DD178]=&quot;1&quot;);1;&quot;&quot;)">
            <text:p/>
          </table:table-cell>
          <table:table-cell table:formula="of:=IF(OR([.DE160]=&quot;1&quot;;[.DE178]=&quot;1&quot;);1;&quot;&quot;)">
            <text:p/>
          </table:table-cell>
          <table:table-cell table:formula="of:=IF(OR([.DF160]=&quot;1&quot;;[.DF178]=&quot;1&quot;);1;&quot;&quot;)">
            <text:p/>
          </table:table-cell>
          <table:table-cell table:number-columns-repeated="2"/>
          <table:table-cell table:formula="of:=IF(OR([.DI160]=&quot;1&quot;;[.DI178]=&quot;1&quot;);1;&quot;&quot;)">
            <text:p/>
          </table:table-cell>
          <table:table-cell table:formula="of:=IF(OR([.DJ160]=&quot;1&quot;;[.DJ178]=&quot;1&quot;);1;&quot;&quot;)">
            <text:p/>
          </table:table-cell>
          <table:table-cell table:formula="of:=IF(OR([.DK160]=&quot;1&quot;;[.DK178]=&quot;1&quot;);1;&quot;&quot;)" office:value-type="float" office:value="1">
            <text:p>1</text:p>
          </table:table-cell>
          <table:table-cell table:formula="of:=IF(OR([.DL160]=&quot;1&quot;;[.DL178]=&quot;1&quot;);1;&quot;&quot;)" office:value-type="float" office:value="1">
            <text:p>1</text:p>
          </table:table-cell>
          <table:table-cell table:formula="of:=IF(OR([.DM160]=&quot;1&quot;;[.DM178]=&quot;1&quot;);1;&quot;&quot;)">
            <text:p/>
          </table:table-cell>
          <table:table-cell table:formula="of:=IF(OR([.DN160]=&quot;1&quot;;[.DN178]=&quot;1&quot;);1;&quot;&quot;)">
            <text:p/>
          </table:table-cell>
          <table:table-cell table:formula="of:=IF(OR([.DO160]=&quot;1&quot;;[.DO178]=&quot;1&quot;);1;&quot;&quot;)" office:value-type="float" office:value="1">
            <text:p>1</text:p>
          </table:table-cell>
          <table:table-cell table:formula="of:=IF(OR([.DP160]=&quot;1&quot;;[.DP178]=&quot;1&quot;);1;&quot;&quot;)" office:value-type="float" office:value="1">
            <text:p>1</text:p>
          </table:table-cell>
          <table:table-cell table:formula="of:=IF(OR([.DQ160]=&quot;1&quot;;[.DQ178]=&quot;1&quot;);1;&quot;&quot;)">
            <text:p/>
          </table:table-cell>
          <table:table-cell table:formula="of:=IF(OR([.DR160]=&quot;1&quot;;[.DR178]=&quot;1&quot;);1;&quot;&quot;)">
            <text:p/>
          </table:table-cell>
          <table:table-cell table:formula="of:=IF(OR([.DS160]=&quot;1&quot;;[.DS178]=&quot;1&quot;);1;&quot;&quot;)">
            <text:p/>
          </table:table-cell>
          <table:table-cell table:formula="of:=IF(OR([.DT160]=&quot;1&quot;;[.DT178]=&quot;1&quot;);1;&quot;&quot;)">
            <text:p/>
          </table:table-cell>
          <table:table-cell table:formula="of:=IF(OR([.DU160]=&quot;1&quot;;[.DU178]=&quot;1&quot;);1;&quot;&quot;)">
            <text:p/>
          </table:table-cell>
          <table:table-cell table:formula="of:=IF(OR([.DV160]=&quot;1&quot;;[.DV178]=&quot;1&quot;);1;&quot;&quot;)">
            <text:p/>
          </table:table-cell>
          <table:table-cell table:formula="of:=IF(OR([.DW160]=&quot;1&quot;;[.DW178]=&quot;1&quot;);1;&quot;&quot;)">
            <text:p/>
          </table:table-cell>
          <table:table-cell table:formula="of:=IF(OR([.DX160]=&quot;1&quot;;[.DX178]=&quot;1&quot;);1;&quot;&quot;)">
            <text:p/>
          </table:table-cell>
          <table:table-cell table:formula="of:=IF(OR([.DY160]=&quot;1&quot;;[.DY178]=&quot;1&quot;);1;&quot;&quot;)">
            <text:p/>
          </table:table-cell>
          <table:table-cell table:formula="of:=IF(OR([.DZ160]=&quot;1&quot;;[.DZ178]=&quot;1&quot;);1;&quot;&quot;)">
            <text:p/>
          </table:table-cell>
          <table:table-cell table:formula="of:=IF(OR([.EA160]=&quot;1&quot;;[.EA178]=&quot;1&quot;);1;&quot;&quot;)">
            <text:p/>
          </table:table-cell>
          <table:table-cell table:formula="of:=IF(OR([.EB160]=&quot;1&quot;;[.EB178]=&quot;1&quot;);1;&quot;&quot;)">
            <text:p/>
          </table:table-cell>
          <table:table-cell table:formula="of:=IF(OR([.EC160]=&quot;1&quot;;[.EC178]=&quot;1&quot;);1;&quot;&quot;)">
            <text:p/>
          </table:table-cell>
          <table:table-cell table:formula="of:=IF(OR([.ED160]=&quot;1&quot;;[.ED178]=&quot;1&quot;);1;&quot;&quot;)">
            <text:p/>
          </table:table-cell>
          <table:table-cell table:formula="of:=IF(OR([.EE160]=&quot;1&quot;;[.EE178]=&quot;1&quot;);1;&quot;&quot;)">
            <text:p/>
          </table:table-cell>
          <table:table-cell/>
          <table:table-cell table:formula="of:=IF(OR([.EG160]=&quot;1&quot;;[.EG178]=&quot;1&quot;);1;&quot;&quot;)">
            <text:p/>
          </table:table-cell>
          <table:table-cell table:formula="of:=IF(OR([.EH160]=&quot;1&quot;;[.EH178]=&quot;1&quot;);1;&quot;&quot;)">
            <text:p/>
          </table:table-cell>
          <table:table-cell table:formula="of:=IF(OR([.EI160]=&quot;1&quot;;[.EI178]=&quot;1&quot;);1;&quot;&quot;)">
            <text:p/>
          </table:table-cell>
          <table:table-cell table:formula="of:=IF(OR([.EJ160]=&quot;1&quot;;[.EJ178]=&quot;1&quot;);1;&quot;&quot;)">
            <text:p/>
          </table:table-cell>
          <table:table-cell table:formula="of:=IF(OR([.EK160]=&quot;1&quot;;[.EK178]=&quot;1&quot;);1;&quot;&quot;)">
            <text:p/>
          </table:table-cell>
          <table:table-cell table:formula="of:=IF(OR([.EL160]=&quot;1&quot;;[.EL178]=&quot;1&quot;);1;&quot;&quot;)">
            <text:p/>
          </table:table-cell>
          <table:table-cell table:formula="of:=IF(OR([.EM160]=&quot;1&quot;;[.EM178]=&quot;1&quot;);1;&quot;&quot;)">
            <text:p/>
          </table:table-cell>
          <table:table-cell table:formula="of:=IF(OR([.EN160]=&quot;1&quot;;[.EN178]=&quot;1&quot;);1;&quot;&quot;)">
            <text:p/>
          </table:table-cell>
          <table:table-cell table:formula="of:=IF(OR([.EO160]=&quot;1&quot;;[.EO178]=&quot;1&quot;);1;&quot;&quot;)">
            <text:p/>
          </table:table-cell>
          <table:table-cell table:formula="of:=IF(OR([.EP160]=&quot;1&quot;;[.EP178]=&quot;1&quot;);1;&quot;&quot;)">
            <text:p/>
          </table:table-cell>
          <table:table-cell table:formula="of:=IF(OR([.EQ160]=&quot;1&quot;;[.EQ178]=&quot;1&quot;);1;&quot;&quot;)">
            <text:p/>
          </table:table-cell>
          <table:table-cell table:formula="of:=IF(OR([.ER160]=&quot;1&quot;;[.ER178]=&quot;1&quot;);1;&quot;&quot;)">
            <text:p/>
          </table:table-cell>
          <table:table-cell table:formula="of:=IF(OR([.ES160]=&quot;1&quot;;[.ES178]=&quot;1&quot;);1;&quot;&quot;)">
            <text:p/>
          </table:table-cell>
          <table:table-cell table:formula="of:=IF(OR([.ET160]=&quot;1&quot;;[.ET178]=&quot;1&quot;);1;&quot;&quot;)">
            <text:p/>
          </table:table-cell>
          <table:table-cell table:formula="of:=IF(OR([.EU160]=&quot;1&quot;;[.EU178]=&quot;1&quot;);1;&quot;&quot;)">
            <text:p/>
          </table:table-cell>
          <table:table-cell table:formula="of:=IF(OR([.EV160]=&quot;1&quot;;[.EV178]=&quot;1&quot;);1;&quot;&quot;)">
            <text:p/>
          </table:table-cell>
          <table:table-cell table:formula="of:=IF(OR([.EW160]=&quot;1&quot;;[.EW178]=&quot;1&quot;);1;&quot;&quot;)">
            <text:p/>
          </table:table-cell>
          <table:table-cell table:formula="of:=IF(OR([.EX160]=&quot;1&quot;;[.EX178]=&quot;1&quot;);1;&quot;&quot;)">
            <text:p/>
          </table:table-cell>
          <table:table-cell table:formula="of:=IF(OR([.EY160]=&quot;1&quot;;[.EY178]=&quot;1&quot;);1;&quot;&quot;)">
            <text:p/>
          </table:table-cell>
          <table:table-cell table:formula="of:=IF(OR([.EZ160]=&quot;1&quot;;[.EZ178]=&quot;1&quot;);1;&quot;&quot;)">
            <text:p/>
          </table:table-cell>
          <table:table-cell table:formula="of:=IF(OR([.FA160]=&quot;1&quot;;[.FA178]=&quot;1&quot;);1;&quot;&quot;)">
            <text:p/>
          </table:table-cell>
          <table:table-cell table:formula="of:=IF(OR([.FB160]=&quot;1&quot;;[.FB178]=&quot;1&quot;);1;&quot;&quot;)" office:value-type="float" office:value="1">
            <text:p>1</text:p>
          </table:table-cell>
          <table:table-cell table:formula="of:=IF(OR([.FC160]=&quot;1&quot;;[.FC178]=&quot;1&quot;);1;&quot;&quot;)" office:value-type="float" office:value="1">
            <text:p>1</text:p>
          </table:table-cell>
          <table:table-cell table:formula="of:=IF(OR([.FD160]=&quot;1&quot;;[.FD178]=&quot;1&quot;);1;&quot;&quot;)">
            <text:p/>
          </table:table-cell>
          <table:table-cell table:formula="of:=IF(OR([.FE160]=&quot;1&quot;;[.FE178]=&quot;1&quot;);1;&quot;&quot;)">
            <text:p/>
          </table:table-cell>
          <table:table-cell table:formula="of:=IF(OR([.FF160]=&quot;1&quot;;[.FF178]=&quot;1&quot;);1;&quot;&quot;)">
            <text:p/>
          </table:table-cell>
          <table:table-cell table:formula="of:=IF(OR([.FG160]=&quot;1&quot;;[.FG178]=&quot;1&quot;);1;&quot;&quot;)">
            <text:p/>
          </table:table-cell>
          <table:table-cell table:formula="of:=IF(OR([.FH160]=&quot;1&quot;;[.FH178]=&quot;1&quot;);1;&quot;&quot;)">
            <text:p/>
          </table:table-cell>
          <table:table-cell table:formula="of:=IF(OR([.FI160]=&quot;1&quot;;[.FI178]=&quot;1&quot;);1;&quot;&quot;)">
            <text:p/>
          </table:table-cell>
          <table:table-cell table:formula="of:=IF(OR([.FJ160]=&quot;1&quot;;[.FJ178]=&quot;1&quot;);1;&quot;&quot;)" office:value-type="float" office:value="1">
            <text:p>1</text:p>
          </table:table-cell>
          <table:table-cell table:formula="of:=IF(OR([.FK160]=&quot;1&quot;;[.FK178]=&quot;1&quot;);1;&quot;&quot;)">
            <text:p/>
          </table:table-cell>
          <table:table-cell table:formula="of:=IF(OR([.FL160]=&quot;1&quot;;[.FL178]=&quot;1&quot;);1;&quot;&quot;)">
            <text:p/>
          </table:table-cell>
          <table:table-cell table:number-columns-repeated="856"/>
        </table:table-row>
        <table:table-row table:style-name="ro6">
          <table:table-cell table:number-columns-repeated="2"/>
          <table:table-cell office:value-type="string">
            <text:p>E/</text:p>
          </table:table-cell>
          <table:table-cell table:number-columns-repeated="12"/>
          <table:table-cell table:style-name="ce8" table:formula="of:=IF(NOT(ISBLANK([.S256]));[.S256];IF(NOT(ISBLANK([.T256]));[.T256];IF(NOT(ISBLANK([.U256]));[.U256];IF(NOT(ISBLANK([.AA256]));[.AA256];IF(NOT(ISBLANK([.AO256]));[.AO256];&quot;&quot;)))))" office:value-type="string" office:string-value="E/">
            <text:p>E/</text:p>
          </table:table-cell>
          <table:table-cell table:style-name="ce8" table:formula="of:=IF(NOT(ISBLANK([.Y256]));[.Y256];IF(NOT(ISBLANK([.AK256]));[.AK256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 office:value-type="string">
            <text:p>E/</text:p>
          </table:table-cell>
          <table:table-cell table:number-columns-repeated="8"/>
          <table:table-cell table:style-name="ce25"/>
          <table:table-cell/>
          <table:table-cell table:number-columns-repeated="3"/>
          <table:table-cell/>
          <table:table-cell table:number-columns-repeated="5"/>
          <table:table-cell table:style-name="ce6" table:formula="of:=SUM([.AV256:.FL256])" office:value-type="float" office:value="9">
            <text:p>9</text:p>
          </table:table-cell>
          <table:table-cell table:formula="of:=IF(OR([.AV154]=&quot;1&quot;;[.AV173]=&quot;1&quot;);1;&quot;&quot;)" office:value-type="float" office:value="1">
            <text:p>1</text:p>
          </table:table-cell>
          <table:table-cell table:formula="of:=IF(OR([.AW154]=&quot;1&quot;;[.AW173]=&quot;1&quot;);1;&quot;&quot;)">
            <text:p/>
          </table:table-cell>
          <table:table-cell table:formula="of:=IF(OR([.AX154]=&quot;1&quot;;[.AX173]=&quot;1&quot;);1;&quot;&quot;)">
            <text:p/>
          </table:table-cell>
          <table:table-cell table:formula="of:=IF(OR([.AY154]=&quot;1&quot;;[.AY173]=&quot;1&quot;);1;&quot;&quot;)">
            <text:p/>
          </table:table-cell>
          <table:table-cell table:number-columns-repeated="3"/>
          <table:table-cell table:formula="of:=IF(OR([.BC154]=&quot;1&quot;;[.BC173]=&quot;1&quot;);1;&quot;&quot;)">
            <text:p/>
          </table:table-cell>
          <table:table-cell table:formula="of:=IF(OR([.BD154]=&quot;1&quot;;[.BD173]=&quot;1&quot;);1;&quot;&quot;)">
            <text:p/>
          </table:table-cell>
          <table:table-cell table:formula="of:=IF(OR([.BE154]=&quot;1&quot;;[.BE173]=&quot;1&quot;);1;&quot;&quot;)">
            <text:p/>
          </table:table-cell>
          <table:table-cell table:formula="of:=IF(OR([.BF154]=&quot;1&quot;;[.BF173]=&quot;1&quot;);1;&quot;&quot;)">
            <text:p/>
          </table:table-cell>
          <table:table-cell table:formula="of:=IF(OR([.BG154]=&quot;1&quot;;[.BG173]=&quot;1&quot;);1;&quot;&quot;)">
            <text:p/>
          </table:table-cell>
          <table:table-cell/>
          <table:table-cell table:formula="of:=IF(OR([.BI154]=&quot;1&quot;;[.BI173]=&quot;1&quot;);1;&quot;&quot;)">
            <text:p/>
          </table:table-cell>
          <table:table-cell table:formula="of:=IF(OR([.BJ154]=&quot;1&quot;;[.BJ173]=&quot;1&quot;);1;&quot;&quot;)">
            <text:p/>
          </table:table-cell>
          <table:table-cell table:formula="of:=IF(OR([.BK154]=&quot;1&quot;;[.BK173]=&quot;1&quot;);1;&quot;&quot;)">
            <text:p/>
          </table:table-cell>
          <table:table-cell table:formula="of:=IF(OR([.BL154]=&quot;1&quot;;[.BL173]=&quot;1&quot;);1;&quot;&quot;)">
            <text:p/>
          </table:table-cell>
          <table:table-cell table:formula="of:=IF(OR([.BM154]=&quot;1&quot;;[.BM173]=&quot;1&quot;);1;&quot;&quot;)">
            <text:p/>
          </table:table-cell>
          <table:table-cell/>
          <table:table-cell table:formula="of:=IF(OR([.BO154]=&quot;1&quot;;[.BO173]=&quot;1&quot;);1;&quot;&quot;)">
            <text:p/>
          </table:table-cell>
          <table:table-cell table:formula="of:=IF(OR([.BP154]=&quot;1&quot;;[.BP173]=&quot;1&quot;);1;&quot;&quot;)">
            <text:p/>
          </table:table-cell>
          <table:table-cell table:formula="of:=IF(OR([.BQ154]=&quot;1&quot;;[.BQ173]=&quot;1&quot;);1;&quot;&quot;)">
            <text:p/>
          </table:table-cell>
          <table:table-cell table:formula="of:=IF(OR([.BR154]=&quot;1&quot;;[.BR173]=&quot;1&quot;);1;&quot;&quot;)">
            <text:p/>
          </table:table-cell>
          <table:table-cell table:formula="of:=IF(OR([.BS154]=&quot;1&quot;;[.BS173]=&quot;1&quot;);1;&quot;&quot;)">
            <text:p/>
          </table:table-cell>
          <table:table-cell/>
          <table:table-cell table:formula="of:=IF(OR([.BU154]=&quot;1&quot;;[.BU173]=&quot;1&quot;);1;&quot;&quot;)">
            <text:p/>
          </table:table-cell>
          <table:table-cell/>
          <table:table-cell table:formula="of:=IF(OR([.BW154]=&quot;1&quot;;[.BW173]=&quot;1&quot;);1;&quot;&quot;)">
            <text:p/>
          </table:table-cell>
          <table:table-cell table:number-columns-repeated="3"/>
          <table:table-cell table:formula="of:=IF(OR([.CA154]=&quot;1&quot;;[.CA173]=&quot;1&quot;);1;&quot;&quot;)">
            <text:p/>
          </table:table-cell>
          <table:table-cell table:number-columns-repeated="3"/>
          <table:table-cell table:formula="of:=IF(OR([.CE154]=&quot;1&quot;;[.CE173]=&quot;1&quot;);1;&quot;&quot;)">
            <text:p/>
          </table:table-cell>
          <table:table-cell/>
          <table:table-cell table:formula="of:=IF(OR([.CG154]=&quot;1&quot;;[.CG173]=&quot;1&quot;);1;&quot;&quot;)">
            <text:p/>
          </table:table-cell>
          <table:table-cell table:formula="of:=IF(OR([.CH154]=&quot;1&quot;;[.CH173]=&quot;1&quot;);1;&quot;&quot;)">
            <text:p/>
          </table:table-cell>
          <table:table-cell table:formula="of:=IF(OR([.CI154]=&quot;1&quot;;[.CI173]=&quot;1&quot;);1;&quot;&quot;)">
            <text:p/>
          </table:table-cell>
          <table:table-cell table:formula="of:=IF(OR([.CJ154]=&quot;1&quot;;[.CJ173]=&quot;1&quot;);1;&quot;&quot;)">
            <text:p/>
          </table:table-cell>
          <table:table-cell table:formula="of:=IF(OR([.CK154]=&quot;1&quot;;[.CK173]=&quot;1&quot;);1;&quot;&quot;)">
            <text:p/>
          </table:table-cell>
          <table:table-cell/>
          <table:table-cell table:formula="of:=IF(OR([.CM154]=&quot;1&quot;;[.CM173]=&quot;1&quot;);1;&quot;&quot;)">
            <text:p/>
          </table:table-cell>
          <table:table-cell table:formula="of:=IF(OR([.CN154]=&quot;1&quot;;[.CN173]=&quot;1&quot;);1;&quot;&quot;)">
            <text:p/>
          </table:table-cell>
          <table:table-cell table:formula="of:=IF(OR([.CO154]=&quot;1&quot;;[.CO173]=&quot;1&quot;);1;&quot;&quot;)">
            <text:p/>
          </table:table-cell>
          <table:table-cell table:formula="of:=IF(OR([.CP154]=&quot;1&quot;;[.CP173]=&quot;1&quot;);1;&quot;&quot;)">
            <text:p/>
          </table:table-cell>
          <table:table-cell table:formula="of:=IF(OR([.CQ154]=&quot;1&quot;;[.CQ173]=&quot;1&quot;);1;&quot;&quot;)">
            <text:p/>
          </table:table-cell>
          <table:table-cell table:formula="of:=IF(OR([.CR154]=&quot;1&quot;;[.CR173]=&quot;1&quot;);1;&quot;&quot;)">
            <text:p/>
          </table:table-cell>
          <table:table-cell table:formula="of:=IF(OR([.CS154]=&quot;1&quot;;[.CS173]=&quot;1&quot;);1;&quot;&quot;)">
            <text:p/>
          </table:table-cell>
          <table:table-cell table:formula="of:=IF(OR([.CT154]=&quot;1&quot;;[.CT173]=&quot;1&quot;);1;&quot;&quot;)">
            <text:p/>
          </table:table-cell>
          <table:table-cell table:formula="of:=IF(OR([.CU154]=&quot;1&quot;;[.CU173]=&quot;1&quot;);1;&quot;&quot;)">
            <text:p/>
          </table:table-cell>
          <table:table-cell table:formula="of:=IF(OR([.CV154]=&quot;1&quot;;[.CV173]=&quot;1&quot;);1;&quot;&quot;)">
            <text:p/>
          </table:table-cell>
          <table:table-cell table:formula="of:=IF(OR([.CW154]=&quot;1&quot;;[.CW173]=&quot;1&quot;);1;&quot;&quot;)">
            <text:p/>
          </table:table-cell>
          <table:table-cell table:formula="of:=IF(OR([.CX154]=&quot;1&quot;;[.CX173]=&quot;1&quot;);1;&quot;&quot;)">
            <text:p/>
          </table:table-cell>
          <table:table-cell table:formula="of:=IF(OR([.CY154]=&quot;1&quot;;[.CY173]=&quot;1&quot;);1;&quot;&quot;)">
            <text:p/>
          </table:table-cell>
          <table:table-cell table:formula="of:=IF(OR([.CZ154]=&quot;1&quot;;[.CZ173]=&quot;1&quot;);1;&quot;&quot;)">
            <text:p/>
          </table:table-cell>
          <table:table-cell table:formula="of:=IF(OR([.DA154]=&quot;1&quot;;[.DA173]=&quot;1&quot;);1;&quot;&quot;)">
            <text:p/>
          </table:table-cell>
          <table:table-cell table:formula="of:=IF(OR([.DB154]=&quot;1&quot;;[.DB173]=&quot;1&quot;);1;&quot;&quot;)">
            <text:p/>
          </table:table-cell>
          <table:table-cell table:formula="of:=IF(OR([.DC154]=&quot;1&quot;;[.DC173]=&quot;1&quot;);1;&quot;&quot;)">
            <text:p/>
          </table:table-cell>
          <table:table-cell table:formula="of:=IF(OR([.DD154]=&quot;1&quot;;[.DD173]=&quot;1&quot;);1;&quot;&quot;)">
            <text:p/>
          </table:table-cell>
          <table:table-cell table:formula="of:=IF(OR([.DE154]=&quot;1&quot;;[.DE173]=&quot;1&quot;);1;&quot;&quot;)">
            <text:p/>
          </table:table-cell>
          <table:table-cell table:formula="of:=IF(OR([.DF154]=&quot;1&quot;;[.DF173]=&quot;1&quot;);1;&quot;&quot;)">
            <text:p/>
          </table:table-cell>
          <table:table-cell table:number-columns-repeated="2"/>
          <table:table-cell table:formula="of:=IF(OR([.DI154]=&quot;1&quot;;[.DI173]=&quot;1&quot;);1;&quot;&quot;)">
            <text:p/>
          </table:table-cell>
          <table:table-cell table:formula="of:=IF(OR([.DJ154]=&quot;1&quot;;[.DJ173]=&quot;1&quot;);1;&quot;&quot;)">
            <text:p/>
          </table:table-cell>
          <table:table-cell table:formula="of:=IF(OR([.DK154]=&quot;1&quot;;[.DK173]=&quot;1&quot;);1;&quot;&quot;)" office:value-type="float" office:value="1">
            <text:p>1</text:p>
          </table:table-cell>
          <table:table-cell table:formula="of:=IF(OR([.DL154]=&quot;1&quot;;[.DL173]=&quot;1&quot;);1;&quot;&quot;)" office:value-type="float" office:value="1">
            <text:p>1</text:p>
          </table:table-cell>
          <table:table-cell table:formula="of:=IF(OR([.DM154]=&quot;1&quot;;[.DM173]=&quot;1&quot;);1;&quot;&quot;)">
            <text:p/>
          </table:table-cell>
          <table:table-cell table:formula="of:=IF(OR([.DN154]=&quot;1&quot;;[.DN173]=&quot;1&quot;);1;&quot;&quot;)">
            <text:p/>
          </table:table-cell>
          <table:table-cell table:formula="of:=IF(OR([.DO154]=&quot;1&quot;;[.DO173]=&quot;1&quot;);1;&quot;&quot;)" office:value-type="float" office:value="1">
            <text:p>1</text:p>
          </table:table-cell>
          <table:table-cell table:formula="of:=IF(OR([.DP154]=&quot;1&quot;;[.DP173]=&quot;1&quot;);1;&quot;&quot;)" office:value-type="float" office:value="1">
            <text:p>1</text:p>
          </table:table-cell>
          <table:table-cell table:formula="of:=IF(OR([.DQ154]=&quot;1&quot;;[.DQ173]=&quot;1&quot;);1;&quot;&quot;)">
            <text:p/>
          </table:table-cell>
          <table:table-cell table:formula="of:=IF(OR([.DR154]=&quot;1&quot;;[.DR173]=&quot;1&quot;);1;&quot;&quot;)">
            <text:p/>
          </table:table-cell>
          <table:table-cell table:formula="of:=IF(OR([.DS154]=&quot;1&quot;;[.DS173]=&quot;1&quot;);1;&quot;&quot;)" office:value-type="float" office:value="1">
            <text:p>1</text:p>
          </table:table-cell>
          <table:table-cell table:formula="of:=IF(OR([.DT154]=&quot;1&quot;;[.DT173]=&quot;1&quot;);1;&quot;&quot;)">
            <text:p/>
          </table:table-cell>
          <table:table-cell table:formula="of:=IF(OR([.DU154]=&quot;1&quot;;[.DU173]=&quot;1&quot;);1;&quot;&quot;)">
            <text:p/>
          </table:table-cell>
          <table:table-cell table:formula="of:=IF(OR([.DV154]=&quot;1&quot;;[.DV173]=&quot;1&quot;);1;&quot;&quot;)">
            <text:p/>
          </table:table-cell>
          <table:table-cell table:formula="of:=IF(OR([.DW154]=&quot;1&quot;;[.DW173]=&quot;1&quot;);1;&quot;&quot;)">
            <text:p/>
          </table:table-cell>
          <table:table-cell table:formula="of:=IF(OR([.DX154]=&quot;1&quot;;[.DX173]=&quot;1&quot;);1;&quot;&quot;)">
            <text:p/>
          </table:table-cell>
          <table:table-cell table:formula="of:=IF(OR([.DY154]=&quot;1&quot;;[.DY173]=&quot;1&quot;);1;&quot;&quot;)">
            <text:p/>
          </table:table-cell>
          <table:table-cell table:formula="of:=IF(OR([.DZ154]=&quot;1&quot;;[.DZ173]=&quot;1&quot;);1;&quot;&quot;)">
            <text:p/>
          </table:table-cell>
          <table:table-cell table:formula="of:=IF(OR([.EA154]=&quot;1&quot;;[.EA173]=&quot;1&quot;);1;&quot;&quot;)">
            <text:p/>
          </table:table-cell>
          <table:table-cell table:formula="of:=IF(OR([.EB154]=&quot;1&quot;;[.EB173]=&quot;1&quot;);1;&quot;&quot;)">
            <text:p/>
          </table:table-cell>
          <table:table-cell table:formula="of:=IF(OR([.EC154]=&quot;1&quot;;[.EC173]=&quot;1&quot;);1;&quot;&quot;)">
            <text:p/>
          </table:table-cell>
          <table:table-cell table:formula="of:=IF(OR([.ED154]=&quot;1&quot;;[.ED173]=&quot;1&quot;);1;&quot;&quot;)">
            <text:p/>
          </table:table-cell>
          <table:table-cell table:formula="of:=IF(OR([.EE154]=&quot;1&quot;;[.EE173]=&quot;1&quot;);1;&quot;&quot;)">
            <text:p/>
          </table:table-cell>
          <table:table-cell/>
          <table:table-cell table:formula="of:=IF(OR([.EG154]=&quot;1&quot;;[.EG173]=&quot;1&quot;);1;&quot;&quot;)">
            <text:p/>
          </table:table-cell>
          <table:table-cell table:formula="of:=IF(OR([.EH154]=&quot;1&quot;;[.EH173]=&quot;1&quot;);1;&quot;&quot;)">
            <text:p/>
          </table:table-cell>
          <table:table-cell table:formula="of:=IF(OR([.EI154]=&quot;1&quot;;[.EI173]=&quot;1&quot;);1;&quot;&quot;)">
            <text:p/>
          </table:table-cell>
          <table:table-cell table:formula="of:=IF(OR([.EJ154]=&quot;1&quot;;[.EJ173]=&quot;1&quot;);1;&quot;&quot;)">
            <text:p/>
          </table:table-cell>
          <table:table-cell table:formula="of:=IF(OR([.EK154]=&quot;1&quot;;[.EK173]=&quot;1&quot;);1;&quot;&quot;)">
            <text:p/>
          </table:table-cell>
          <table:table-cell table:formula="of:=IF(OR([.EL154]=&quot;1&quot;;[.EL173]=&quot;1&quot;);1;&quot;&quot;)">
            <text:p/>
          </table:table-cell>
          <table:table-cell table:formula="of:=IF(OR([.EM154]=&quot;1&quot;;[.EM173]=&quot;1&quot;);1;&quot;&quot;)">
            <text:p/>
          </table:table-cell>
          <table:table-cell table:formula="of:=IF(OR([.EN154]=&quot;1&quot;;[.EN173]=&quot;1&quot;);1;&quot;&quot;)">
            <text:p/>
          </table:table-cell>
          <table:table-cell table:formula="of:=IF(OR([.EO154]=&quot;1&quot;;[.EO173]=&quot;1&quot;);1;&quot;&quot;)">
            <text:p/>
          </table:table-cell>
          <table:table-cell table:formula="of:=IF(OR([.EP154]=&quot;1&quot;;[.EP173]=&quot;1&quot;);1;&quot;&quot;)">
            <text:p/>
          </table:table-cell>
          <table:table-cell table:formula="of:=IF(OR([.EQ154]=&quot;1&quot;;[.EQ173]=&quot;1&quot;);1;&quot;&quot;)">
            <text:p/>
          </table:table-cell>
          <table:table-cell table:formula="of:=IF(OR([.ER154]=&quot;1&quot;;[.ER173]=&quot;1&quot;);1;&quot;&quot;)">
            <text:p/>
          </table:table-cell>
          <table:table-cell table:formula="of:=IF(OR([.ES154]=&quot;1&quot;;[.ES173]=&quot;1&quot;);1;&quot;&quot;)">
            <text:p/>
          </table:table-cell>
          <table:table-cell table:formula="of:=IF(OR([.ET154]=&quot;1&quot;;[.ET173]=&quot;1&quot;);1;&quot;&quot;)">
            <text:p/>
          </table:table-cell>
          <table:table-cell table:formula="of:=IF(OR([.EU154]=&quot;1&quot;;[.EU173]=&quot;1&quot;);1;&quot;&quot;)">
            <text:p/>
          </table:table-cell>
          <table:table-cell table:formula="of:=IF(OR([.EV154]=&quot;1&quot;;[.EV173]=&quot;1&quot;);1;&quot;&quot;)">
            <text:p/>
          </table:table-cell>
          <table:table-cell table:formula="of:=IF(OR([.EW154]=&quot;1&quot;;[.EW173]=&quot;1&quot;);1;&quot;&quot;)">
            <text:p/>
          </table:table-cell>
          <table:table-cell table:formula="of:=IF(OR([.EX154]=&quot;1&quot;;[.EX173]=&quot;1&quot;);1;&quot;&quot;)">
            <text:p/>
          </table:table-cell>
          <table:table-cell table:formula="of:=IF(OR([.EY154]=&quot;1&quot;;[.EY173]=&quot;1&quot;);1;&quot;&quot;)">
            <text:p/>
          </table:table-cell>
          <table:table-cell table:formula="of:=IF(OR([.EZ154]=&quot;1&quot;;[.EZ173]=&quot;1&quot;);1;&quot;&quot;)">
            <text:p/>
          </table:table-cell>
          <table:table-cell table:formula="of:=IF(OR([.FA154]=&quot;1&quot;;[.FA173]=&quot;1&quot;);1;&quot;&quot;)">
            <text:p/>
          </table:table-cell>
          <table:table-cell table:formula="of:=IF(OR([.FB154]=&quot;1&quot;;[.FB173]=&quot;1&quot;);1;&quot;&quot;)" office:value-type="float" office:value="1">
            <text:p>1</text:p>
          </table:table-cell>
          <table:table-cell table:formula="of:=IF(OR([.FC154]=&quot;1&quot;;[.FC173]=&quot;1&quot;);1;&quot;&quot;)" office:value-type="float" office:value="1">
            <text:p>1</text:p>
          </table:table-cell>
          <table:table-cell table:formula="of:=IF(OR([.FD154]=&quot;1&quot;;[.FD173]=&quot;1&quot;);1;&quot;&quot;)">
            <text:p/>
          </table:table-cell>
          <table:table-cell table:formula="of:=IF(OR([.FE154]=&quot;1&quot;;[.FE173]=&quot;1&quot;);1;&quot;&quot;)">
            <text:p/>
          </table:table-cell>
          <table:table-cell table:formula="of:=IF(OR([.FF154]=&quot;1&quot;;[.FF173]=&quot;1&quot;);1;&quot;&quot;)">
            <text:p/>
          </table:table-cell>
          <table:table-cell table:formula="of:=IF(OR([.FG154]=&quot;1&quot;;[.FG173]=&quot;1&quot;);1;&quot;&quot;)">
            <text:p/>
          </table:table-cell>
          <table:table-cell table:formula="of:=IF(OR([.FH154]=&quot;1&quot;;[.FH173]=&quot;1&quot;);1;&quot;&quot;)">
            <text:p/>
          </table:table-cell>
          <table:table-cell table:formula="of:=IF(OR([.FI154]=&quot;1&quot;;[.FI173]=&quot;1&quot;);1;&quot;&quot;)">
            <text:p/>
          </table:table-cell>
          <table:table-cell table:formula="of:=IF(OR([.FJ154]=&quot;1&quot;;[.FJ173]=&quot;1&quot;);1;&quot;&quot;)">
            <text:p/>
          </table:table-cell>
          <table:table-cell table:formula="of:=IF(OR([.FK154]=&quot;1&quot;;[.FK173]=&quot;1&quot;);1;&quot;&quot;)" office:value-type="float" office:value="1">
            <text:p>1</text:p>
          </table:table-cell>
          <table:table-cell table:formula="of:=IF(OR([.FL154]=&quot;1&quot;;[.FL173]=&quot;1&quot;);1;&quot;&quot;)">
            <text:p/>
          </table:table-cell>
          <table:table-cell table:number-columns-repeated="856"/>
        </table:table-row>
        <table:table-row table:style-name="ro6">
          <table:table-cell table:number-columns-repeated="2"/>
          <table:table-cell office:value-type="string">
            <text:p>O/</text:p>
          </table:table-cell>
          <table:table-cell table:number-columns-repeated="12"/>
          <table:table-cell table:style-name="ce8" table:formula="of:=IF(NOT(ISBLANK([.S257]));[.S257];IF(NOT(ISBLANK([.T257]));[.T257];IF(NOT(ISBLANK([.U257]));[.U257];IF(NOT(ISBLANK([.AA257]));[.AA257];IF(NOT(ISBLANK([.AO257]));[.AO257];&quot;&quot;)))))" office:value-type="string" office:string-value="O/">
            <text:p>O/</text:p>
          </table:table-cell>
          <table:table-cell table:style-name="ce8" table:formula="of:=IF(NOT(ISBLANK([.Y257]));[.Y257];IF(NOT(ISBLANK([.AK257]));[.AK257];&quot;&quot;))">
            <text:p/>
          </table:table-cell>
          <table:table-cell table:style-name="ce8"/>
          <table:table-cell table:number-columns-repeated="3"/>
          <table:table-cell table:number-columns-repeated="3"/>
          <table:table-cell table:style-name="ce25"/>
          <table:table-cell table:style-name="ce25"/>
          <table:table-cell office:value-type="string">
            <text:p>O/</text:p>
          </table:table-cell>
          <table:table-cell table:number-columns-repeated="8"/>
          <table:table-cell table:style-name="ce25"/>
          <table:table-cell/>
          <table:table-cell table:number-columns-repeated="3"/>
          <table:table-cell/>
          <table:table-cell table:number-columns-repeated="5"/>
          <table:table-cell table:style-name="ce6" table:formula="of:=SUM([.AV257:.FL257])" office:value-type="float" office:value="8">
            <text:p>8</text:p>
          </table:table-cell>
          <table:table-cell table:formula="of:=IF(OR([.AV163]=&quot;1&quot;;[.AV185]=&quot;1&quot;);1;&quot;&quot;)" office:value-type="float" office:value="1">
            <text:p>1</text:p>
          </table:table-cell>
          <table:table-cell table:formula="of:=IF(OR([.AW163]=&quot;1&quot;;[.AW185]=&quot;1&quot;);1;&quot;&quot;)">
            <text:p/>
          </table:table-cell>
          <table:table-cell table:formula="of:=IF(OR([.AX163]=&quot;1&quot;;[.AX185]=&quot;1&quot;);1;&quot;&quot;)">
            <text:p/>
          </table:table-cell>
          <table:table-cell table:formula="of:=IF(OR([.AY163]=&quot;1&quot;;[.AY185]=&quot;1&quot;);1;&quot;&quot;)">
            <text:p/>
          </table:table-cell>
          <table:table-cell table:number-columns-repeated="3"/>
          <table:table-cell table:formula="of:=IF(OR([.BC163]=&quot;1&quot;;[.BC185]=&quot;1&quot;);1;&quot;&quot;)">
            <text:p/>
          </table:table-cell>
          <table:table-cell table:formula="of:=IF(OR([.BD163]=&quot;1&quot;;[.BD185]=&quot;1&quot;);1;&quot;&quot;)">
            <text:p/>
          </table:table-cell>
          <table:table-cell table:formula="of:=IF(OR([.BE163]=&quot;1&quot;;[.BE185]=&quot;1&quot;);1;&quot;&quot;)">
            <text:p/>
          </table:table-cell>
          <table:table-cell table:formula="of:=IF(OR([.BF163]=&quot;1&quot;;[.BF185]=&quot;1&quot;);1;&quot;&quot;)">
            <text:p/>
          </table:table-cell>
          <table:table-cell table:formula="of:=IF(OR([.BG163]=&quot;1&quot;;[.BG185]=&quot;1&quot;);1;&quot;&quot;)">
            <text:p/>
          </table:table-cell>
          <table:table-cell/>
          <table:table-cell table:formula="of:=IF(OR([.BI163]=&quot;1&quot;;[.BI185]=&quot;1&quot;);1;&quot;&quot;)">
            <text:p/>
          </table:table-cell>
          <table:table-cell table:formula="of:=IF(OR([.BJ163]=&quot;1&quot;;[.BJ185]=&quot;1&quot;);1;&quot;&quot;)">
            <text:p/>
          </table:table-cell>
          <table:table-cell table:formula="of:=IF(OR([.BK163]=&quot;1&quot;;[.BK185]=&quot;1&quot;);1;&quot;&quot;)">
            <text:p/>
          </table:table-cell>
          <table:table-cell table:formula="of:=IF(OR([.BL163]=&quot;1&quot;;[.BL185]=&quot;1&quot;);1;&quot;&quot;)">
            <text:p/>
          </table:table-cell>
          <table:table-cell table:formula="of:=IF(OR([.BM163]=&quot;1&quot;;[.BM185]=&quot;1&quot;);1;&quot;&quot;)">
            <text:p/>
          </table:table-cell>
          <table:table-cell/>
          <table:table-cell table:formula="of:=IF(OR([.BO163]=&quot;1&quot;;[.BO185]=&quot;1&quot;);1;&quot;&quot;)">
            <text:p/>
          </table:table-cell>
          <table:table-cell table:formula="of:=IF(OR([.BP163]=&quot;1&quot;;[.BP185]=&quot;1&quot;);1;&quot;&quot;)">
            <text:p/>
          </table:table-cell>
          <table:table-cell table:formula="of:=IF(OR([.BQ163]=&quot;1&quot;;[.BQ185]=&quot;1&quot;);1;&quot;&quot;)">
            <text:p/>
          </table:table-cell>
          <table:table-cell table:formula="of:=IF(OR([.BR163]=&quot;1&quot;;[.BR185]=&quot;1&quot;);1;&quot;&quot;)">
            <text:p/>
          </table:table-cell>
          <table:table-cell table:formula="of:=IF(OR([.BS163]=&quot;1&quot;;[.BS185]=&quot;1&quot;);1;&quot;&quot;)">
            <text:p/>
          </table:table-cell>
          <table:table-cell/>
          <table:table-cell table:formula="of:=IF(OR([.BU163]=&quot;1&quot;;[.BU185]=&quot;1&quot;);1;&quot;&quot;)">
            <text:p/>
          </table:table-cell>
          <table:table-cell/>
          <table:table-cell table:formula="of:=IF(OR([.BW163]=&quot;1&quot;;[.BW185]=&quot;1&quot;);1;&quot;&quot;)">
            <text:p/>
          </table:table-cell>
          <table:table-cell table:number-columns-repeated="3"/>
          <table:table-cell table:formula="of:=IF(OR([.CA163]=&quot;1&quot;;[.CA185]=&quot;1&quot;);1;&quot;&quot;)">
            <text:p/>
          </table:table-cell>
          <table:table-cell table:number-columns-repeated="3"/>
          <table:table-cell table:formula="of:=IF(OR([.CE163]=&quot;1&quot;;[.CE185]=&quot;1&quot;);1;&quot;&quot;)">
            <text:p/>
          </table:table-cell>
          <table:table-cell/>
          <table:table-cell table:formula="of:=IF(OR([.CG163]=&quot;1&quot;;[.CG185]=&quot;1&quot;);1;&quot;&quot;)">
            <text:p/>
          </table:table-cell>
          <table:table-cell table:formula="of:=IF(OR([.CH163]=&quot;1&quot;;[.CH185]=&quot;1&quot;);1;&quot;&quot;)">
            <text:p/>
          </table:table-cell>
          <table:table-cell table:formula="of:=IF(OR([.CI163]=&quot;1&quot;;[.CI185]=&quot;1&quot;);1;&quot;&quot;)">
            <text:p/>
          </table:table-cell>
          <table:table-cell table:formula="of:=IF(OR([.CJ163]=&quot;1&quot;;[.CJ185]=&quot;1&quot;);1;&quot;&quot;)">
            <text:p/>
          </table:table-cell>
          <table:table-cell table:formula="of:=IF(OR([.CK163]=&quot;1&quot;;[.CK185]=&quot;1&quot;);1;&quot;&quot;)">
            <text:p/>
          </table:table-cell>
          <table:table-cell/>
          <table:table-cell table:formula="of:=IF(OR([.CM163]=&quot;1&quot;;[.CM185]=&quot;1&quot;);1;&quot;&quot;)">
            <text:p/>
          </table:table-cell>
          <table:table-cell table:formula="of:=IF(OR([.CN163]=&quot;1&quot;;[.CN185]=&quot;1&quot;);1;&quot;&quot;)">
            <text:p/>
          </table:table-cell>
          <table:table-cell table:formula="of:=IF(OR([.CO163]=&quot;1&quot;;[.CO185]=&quot;1&quot;);1;&quot;&quot;)">
            <text:p/>
          </table:table-cell>
          <table:table-cell table:formula="of:=IF(OR([.CP163]=&quot;1&quot;;[.CP185]=&quot;1&quot;);1;&quot;&quot;)">
            <text:p/>
          </table:table-cell>
          <table:table-cell table:formula="of:=IF(OR([.CQ163]=&quot;1&quot;;[.CQ185]=&quot;1&quot;);1;&quot;&quot;)">
            <text:p/>
          </table:table-cell>
          <table:table-cell table:formula="of:=IF(OR([.CR163]=&quot;1&quot;;[.CR185]=&quot;1&quot;);1;&quot;&quot;)">
            <text:p/>
          </table:table-cell>
          <table:table-cell table:formula="of:=IF(OR([.CS163]=&quot;1&quot;;[.CS185]=&quot;1&quot;);1;&quot;&quot;)">
            <text:p/>
          </table:table-cell>
          <table:table-cell table:formula="of:=IF(OR([.CT163]=&quot;1&quot;;[.CT185]=&quot;1&quot;);1;&quot;&quot;)">
            <text:p/>
          </table:table-cell>
          <table:table-cell table:formula="of:=IF(OR([.CU163]=&quot;1&quot;;[.CU185]=&quot;1&quot;);1;&quot;&quot;)">
            <text:p/>
          </table:table-cell>
          <table:table-cell table:formula="of:=IF(OR([.CV163]=&quot;1&quot;;[.CV185]=&quot;1&quot;);1;&quot;&quot;)">
            <text:p/>
          </table:table-cell>
          <table:table-cell table:formula="of:=IF(OR([.CW163]=&quot;1&quot;;[.CW185]=&quot;1&quot;);1;&quot;&quot;)">
            <text:p/>
          </table:table-cell>
          <table:table-cell table:formula="of:=IF(OR([.CX163]=&quot;1&quot;;[.CX185]=&quot;1&quot;);1;&quot;&quot;)">
            <text:p/>
          </table:table-cell>
          <table:table-cell table:formula="of:=IF(OR([.CY163]=&quot;1&quot;;[.CY185]=&quot;1&quot;);1;&quot;&quot;)">
            <text:p/>
          </table:table-cell>
          <table:table-cell table:formula="of:=IF(OR([.CZ163]=&quot;1&quot;;[.CZ185]=&quot;1&quot;);1;&quot;&quot;)">
            <text:p/>
          </table:table-cell>
          <table:table-cell table:formula="of:=IF(OR([.DA163]=&quot;1&quot;;[.DA185]=&quot;1&quot;);1;&quot;&quot;)">
            <text:p/>
          </table:table-cell>
          <table:table-cell table:formula="of:=IF(OR([.DB163]=&quot;1&quot;;[.DB185]=&quot;1&quot;);1;&quot;&quot;)">
            <text:p/>
          </table:table-cell>
          <table:table-cell table:formula="of:=IF(OR([.DC163]=&quot;1&quot;;[.DC185]=&quot;1&quot;);1;&quot;&quot;)">
            <text:p/>
          </table:table-cell>
          <table:table-cell table:formula="of:=IF(OR([.DD163]=&quot;1&quot;;[.DD185]=&quot;1&quot;);1;&quot;&quot;)">
            <text:p/>
          </table:table-cell>
          <table:table-cell table:formula="of:=IF(OR([.DE163]=&quot;1&quot;;[.DE185]=&quot;1&quot;);1;&quot;&quot;)">
            <text:p/>
          </table:table-cell>
          <table:table-cell table:formula="of:=IF(OR([.DF163]=&quot;1&quot;;[.DF185]=&quot;1&quot;);1;&quot;&quot;)">
            <text:p/>
          </table:table-cell>
          <table:table-cell table:number-columns-repeated="2"/>
          <table:table-cell table:formula="of:=IF(OR([.DI163]=&quot;1&quot;;[.DI185]=&quot;1&quot;);1;&quot;&quot;)">
            <text:p/>
          </table:table-cell>
          <table:table-cell table:formula="of:=IF(OR([.DJ163]=&quot;1&quot;;[.DJ185]=&quot;1&quot;);1;&quot;&quot;)">
            <text:p/>
          </table:table-cell>
          <table:table-cell table:formula="of:=IF(OR([.DK163]=&quot;1&quot;;[.DK185]=&quot;1&quot;);1;&quot;&quot;)">
            <text:p/>
          </table:table-cell>
          <table:table-cell table:formula="of:=IF(OR([.DL163]=&quot;1&quot;;[.DL185]=&quot;1&quot;);1;&quot;&quot;)">
            <text:p/>
          </table:table-cell>
          <table:table-cell table:formula="of:=IF(OR([.DM163]=&quot;1&quot;;[.DM185]=&quot;1&quot;);1;&quot;&quot;)">
            <text:p/>
          </table:table-cell>
          <table:table-cell table:formula="of:=IF(OR([.DN163]=&quot;1&quot;;[.DN185]=&quot;1&quot;);1;&quot;&quot;)">
            <text:p/>
          </table:table-cell>
          <table:table-cell table:formula="of:=IF(OR([.DO163]=&quot;1&quot;;[.DO185]=&quot;1&quot;);1;&quot;&quot;)">
            <text:p/>
          </table:table-cell>
          <table:table-cell table:formula="of:=IF(OR([.DP163]=&quot;1&quot;;[.DP185]=&quot;1&quot;);1;&quot;&quot;)">
            <text:p/>
          </table:table-cell>
          <table:table-cell table:formula="of:=IF(OR([.DQ163]=&quot;1&quot;;[.DQ185]=&quot;1&quot;);1;&quot;&quot;)">
            <text:p/>
          </table:table-cell>
          <table:table-cell table:formula="of:=IF(OR([.DR163]=&quot;1&quot;;[.DR185]=&quot;1&quot;);1;&quot;&quot;)">
            <text:p/>
          </table:table-cell>
          <table:table-cell table:formula="of:=IF(OR([.DS163]=&quot;1&quot;;[.DS185]=&quot;1&quot;);1;&quot;&quot;)">
            <text:p/>
          </table:table-cell>
          <table:table-cell table:formula="of:=IF(OR([.DT163]=&quot;1&quot;;[.DT185]=&quot;1&quot;);1;&quot;&quot;)">
            <text:p/>
          </table:table-cell>
          <table:table-cell table:formula="of:=IF(OR([.DU163]=&quot;1&quot;;[.DU185]=&quot;1&quot;);1;&quot;&quot;)">
            <text:p/>
          </table:table-cell>
          <table:table-cell table:formula="of:=IF(OR([.DV163]=&quot;1&quot;;[.DV185]=&quot;1&quot;);1;&quot;&quot;)">
            <text:p/>
          </table:table-cell>
          <table:table-cell table:formula="of:=IF(OR([.DW163]=&quot;1&quot;;[.DW185]=&quot;1&quot;);1;&quot;&quot;)">
            <text:p/>
          </table:table-cell>
          <table:table-cell table:formula="of:=IF(OR([.DX163]=&quot;1&quot;;[.DX185]=&quot;1&quot;);1;&quot;&quot;)">
            <text:p/>
          </table:table-cell>
          <table:table-cell table:formula="of:=IF(OR([.DY163]=&quot;1&quot;;[.DY185]=&quot;1&quot;);1;&quot;&quot;)">
            <text:p/>
          </table:table-cell>
          <table:table-cell table:formula="of:=IF(OR([.DZ163]=&quot;1&quot;;[.DZ185]=&quot;1&quot;);1;&quot;&quot;)">
            <text:p/>
          </table:table-cell>
          <table:table-cell table:formula="of:=IF(OR([.EA163]=&quot;1&quot;;[.EA185]=&quot;1&quot;);1;&quot;&quot;)">
            <text:p/>
          </table:table-cell>
          <table:table-cell table:formula="of:=IF(OR([.EB163]=&quot;1&quot;;[.EB185]=&quot;1&quot;);1;&quot;&quot;)">
            <text:p/>
          </table:table-cell>
          <table:table-cell table:formula="of:=IF(OR([.EC163]=&quot;1&quot;;[.EC185]=&quot;1&quot;);1;&quot;&quot;)">
            <text:p/>
          </table:table-cell>
          <table:table-cell table:formula="of:=IF(OR([.ED163]=&quot;1&quot;;[.ED185]=&quot;1&quot;);1;&quot;&quot;)">
            <text:p/>
          </table:table-cell>
          <table:table-cell table:formula="of:=IF(OR([.EE163]=&quot;1&quot;;[.EE185]=&quot;1&quot;);1;&quot;&quot;)">
            <text:p/>
          </table:table-cell>
          <table:table-cell/>
          <table:table-cell table:formula="of:=IF(OR([.EG163]=&quot;1&quot;;[.EG185]=&quot;1&quot;);1;&quot;&quot;)">
            <text:p/>
          </table:table-cell>
          <table:table-cell table:formula="of:=IF(OR([.EH163]=&quot;1&quot;;[.EH185]=&quot;1&quot;);1;&quot;&quot;)">
            <text:p/>
          </table:table-cell>
          <table:table-cell table:formula="of:=IF(OR([.EI163]=&quot;1&quot;;[.EI185]=&quot;1&quot;);1;&quot;&quot;)">
            <text:p/>
          </table:table-cell>
          <table:table-cell table:formula="of:=IF(OR([.EJ163]=&quot;1&quot;;[.EJ185]=&quot;1&quot;);1;&quot;&quot;)">
            <text:p/>
          </table:table-cell>
          <table:table-cell table:formula="of:=IF(OR([.EK163]=&quot;1&quot;;[.EK185]=&quot;1&quot;);1;&quot;&quot;)" office:value-type="float" office:value="1">
            <text:p>1</text:p>
          </table:table-cell>
          <table:table-cell table:formula="of:=IF(OR([.EL163]=&quot;1&quot;;[.EL185]=&quot;1&quot;);1;&quot;&quot;)">
            <text:p/>
          </table:table-cell>
          <table:table-cell table:formula="of:=IF(OR([.EM163]=&quot;1&quot;;[.EM185]=&quot;1&quot;);1;&quot;&quot;)" office:value-type="float" office:value="1">
            <text:p>1</text:p>
          </table:table-cell>
          <table:table-cell table:formula="of:=IF(OR([.EN163]=&quot;1&quot;;[.EN185]=&quot;1&quot;);1;&quot;&quot;)">
            <text:p/>
          </table:table-cell>
          <table:table-cell table:formula="of:=IF(OR([.EO163]=&quot;1&quot;;[.EO185]=&quot;1&quot;);1;&quot;&quot;)" office:value-type="float" office:value="1">
            <text:p>1</text:p>
          </table:table-cell>
          <table:table-cell table:formula="of:=IF(OR([.EP163]=&quot;1&quot;;[.EP185]=&quot;1&quot;);1;&quot;&quot;)" office:value-type="float" office:value="1">
            <text:p>1</text:p>
          </table:table-cell>
          <table:table-cell table:formula="of:=IF(OR([.EQ163]=&quot;1&quot;;[.EQ185]=&quot;1&quot;);1;&quot;&quot;)">
            <text:p/>
          </table:table-cell>
          <table:table-cell table:formula="of:=IF(OR([.ER163]=&quot;1&quot;;[.ER185]=&quot;1&quot;);1;&quot;&quot;)">
            <text:p/>
          </table:table-cell>
          <table:table-cell table:formula="of:=IF(OR([.ES163]=&quot;1&quot;;[.ES185]=&quot;1&quot;);1;&quot;&quot;)">
            <text:p/>
          </table:table-cell>
          <table:table-cell table:formula="of:=IF(OR([.ET163]=&quot;1&quot;;[.ET185]=&quot;1&quot;);1;&quot;&quot;)">
            <text:p/>
          </table:table-cell>
          <table:table-cell table:formula="of:=IF(OR([.EU163]=&quot;1&quot;;[.EU185]=&quot;1&quot;);1;&quot;&quot;)">
            <text:p/>
          </table:table-cell>
          <table:table-cell table:formula="of:=IF(OR([.EV163]=&quot;1&quot;;[.EV185]=&quot;1&quot;);1;&quot;&quot;)">
            <text:p/>
          </table:table-cell>
          <table:table-cell table:formula="of:=IF(OR([.EW163]=&quot;1&quot;;[.EW185]=&quot;1&quot;);1;&quot;&quot;)">
            <text:p/>
          </table:table-cell>
          <table:table-cell table:formula="of:=IF(OR([.EX163]=&quot;1&quot;;[.EX185]=&quot;1&quot;);1;&quot;&quot;)">
            <text:p/>
          </table:table-cell>
          <table:table-cell table:formula="of:=IF(OR([.EY163]=&quot;1&quot;;[.EY185]=&quot;1&quot;);1;&quot;&quot;)">
            <text:p/>
          </table:table-cell>
          <table:table-cell table:formula="of:=IF(OR([.EZ163]=&quot;1&quot;;[.EZ185]=&quot;1&quot;);1;&quot;&quot;)">
            <text:p/>
          </table:table-cell>
          <table:table-cell table:formula="of:=IF(OR([.FA163]=&quot;1&quot;;[.FA185]=&quot;1&quot;);1;&quot;&quot;)">
            <text:p/>
          </table:table-cell>
          <table:table-cell table:formula="of:=IF(OR([.FB163]=&quot;1&quot;;[.FB185]=&quot;1&quot;);1;&quot;&quot;)" office:value-type="float" office:value="1">
            <text:p>1</text:p>
          </table:table-cell>
          <table:table-cell table:formula="of:=IF(OR([.FC163]=&quot;1&quot;;[.FC185]=&quot;1&quot;);1;&quot;&quot;)" office:value-type="float" office:value="1">
            <text:p>1</text:p>
          </table:table-cell>
          <table:table-cell table:formula="of:=IF(OR([.FD163]=&quot;1&quot;;[.FD185]=&quot;1&quot;);1;&quot;&quot;)">
            <text:p/>
          </table:table-cell>
          <table:table-cell table:formula="of:=IF(OR([.FE163]=&quot;1&quot;;[.FE185]=&quot;1&quot;);1;&quot;&quot;)">
            <text:p/>
          </table:table-cell>
          <table:table-cell table:formula="of:=IF(OR([.FF163]=&quot;1&quot;;[.FF185]=&quot;1&quot;);1;&quot;&quot;)">
            <text:p/>
          </table:table-cell>
          <table:table-cell table:formula="of:=IF(OR([.FG163]=&quot;1&quot;;[.FG185]=&quot;1&quot;);1;&quot;&quot;)">
            <text:p/>
          </table:table-cell>
          <table:table-cell table:formula="of:=IF(OR([.FH163]=&quot;1&quot;;[.FH185]=&quot;1&quot;);1;&quot;&quot;)">
            <text:p/>
          </table:table-cell>
          <table:table-cell table:formula="of:=IF(OR([.FI163]=&quot;1&quot;;[.FI185]=&quot;1&quot;);1;&quot;&quot;)">
            <text:p/>
          </table:table-cell>
          <table:table-cell table:formula="of:=IF(OR([.FJ163]=&quot;1&quot;;[.FJ185]=&quot;1&quot;);1;&quot;&quot;)" office:value-type="float" office:value="1">
            <text:p>1</text:p>
          </table:table-cell>
          <table:table-cell table:formula="of:=IF(OR([.FK163]=&quot;1&quot;;[.FK185]=&quot;1&quot;);1;&quot;&quot;)">
            <text:p/>
          </table:table-cell>
          <table:table-cell table:formula="of:=IF(OR([.FL163]=&quot;1&quot;;[.FL185]=&quot;1&quot;);1;&quot;&quot;)">
            <text:p/>
          </table:table-cell>
          <table:table-cell table:number-columns-repeated="856"/>
        </table:table-row>
        <table:table-row table:style-name="ro6">
          <table:table-cell table:number-columns-repeated="2"/>
          <table:table-cell office:value-type="string">
            <text:p>vf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9"/>
          <table:table-cell table:style-name="ce25"/>
          <table:table-cell table:number-columns-repeated="9"/>
          <table:table-cell office:value-type="string">
            <text:p>vf</text:p>
          </table:table-cell>
          <table:table-cell table:style-name="ce6" table:formula="of:=SUM([.AV258:.FL258])" office:value-type="float" office:value="15">
            <text:p>15</text:p>
          </table:table-cell>
          <table:table-cell table:style-name="ce6" table:formula="of:=IF(OR(VALUE([.AV49])=1;VALUE([.AV52])=1); 1;&quot;&quot;)">
            <text:p/>
          </table:table-cell>
          <table:table-cell table:style-name="ce6" table:formula="of:=IF(OR(VALUE([.AW49])=1;VALUE([.AW52])=1); 1;&quot;&quot;)" office:value-type="float" office:value="1">
            <text:p>1</text:p>
          </table:table-cell>
          <table:table-cell table:style-name="ce6" table:formula="of:=IF(OR(VALUE([.AX49])=1;VALUE([.AX52])=1); 1;&quot;&quot;)" office:value-type="float" office:value="1">
            <text:p>1</text:p>
          </table:table-cell>
          <table:table-cell table:style-name="ce6" table:formula="of:=IF(OR(VALUE([.AY49])=1;VALUE([.AY52])=1); 1;&quot;&quot;)" office:value-type="float" office:value="1">
            <text:p>1</text:p>
          </table:table-cell>
          <table:table-cell table:style-name="ce6" table:formula="of:=IF(OR(VALUE([.AZ49])=1;VALUE([.AZ52])=1); 1;&quot;&quot;)">
            <text:p/>
          </table:table-cell>
          <table:table-cell table:style-name="ce6" table:formula="of:=IF(OR(VALUE([.BA49])=1;VALUE([.BA52])=1); 1;&quot;&quot;)">
            <text:p/>
          </table:table-cell>
          <table:table-cell table:style-name="ce6" table:formula="of:=IF(OR(VALUE([.BB49])=1;VALUE([.BB52])=1); 1;&quot;&quot;)">
            <text:p/>
          </table:table-cell>
          <table:table-cell table:style-name="ce6" table:formula="of:=IF(OR(VALUE([.BC49])=1;VALUE([.BC52])=1); 1;&quot;&quot;)" office:value-type="float" office:value="1">
            <text:p>1</text:p>
          </table:table-cell>
          <table:table-cell table:style-name="ce6" table:formula="of:=IF(OR(VALUE([.BD49])=1;VALUE([.BD52])=1); 1;&quot;&quot;)" office:value-type="float" office:value="1">
            <text:p>1</text:p>
          </table:table-cell>
          <table:table-cell table:style-name="ce6" table:formula="of:=IF(OR(VALUE([.BE49])=1;VALUE([.BE52])=1); 1;&quot;&quot;)" office:value-type="float" office:value="1">
            <text:p>1</text:p>
          </table:table-cell>
          <table:table-cell table:style-name="ce6" table:formula="of:=IF(OR(VALUE([.BF49])=1;VALUE([.BF52])=1); 1;&quot;&quot;)">
            <text:p/>
          </table:table-cell>
          <table:table-cell table:style-name="ce6" table:formula="of:=IF(OR(VALUE([.BG49])=1;VALUE([.BG52])=1); 1;&quot;&quot;)">
            <text:p/>
          </table:table-cell>
          <table:table-cell table:style-name="ce6" table:formula="of:=IF(OR(VALUE([.BH49])=1;VALUE([.BH52])=1); 1;&quot;&quot;)">
            <text:p/>
          </table:table-cell>
          <table:table-cell table:style-name="ce6" table:formula="of:=IF(OR(VALUE([.BI49])=1;VALUE([.BI52])=1); 1;&quot;&quot;)">
            <text:p/>
          </table:table-cell>
          <table:table-cell table:style-name="ce6" table:formula="of:=IF(OR(VALUE([.BJ49])=1;VALUE([.BJ52])=1); 1;&quot;&quot;)">
            <text:p/>
          </table:table-cell>
          <table:table-cell table:style-name="ce6" table:formula="of:=IF(OR(VALUE([.BK49])=1;VALUE([.BK52])=1); 1;&quot;&quot;)">
            <text:p/>
          </table:table-cell>
          <table:table-cell table:style-name="ce6" table:formula="of:=IF(OR(VALUE([.BL49])=1;VALUE([.BL52])=1); 1;&quot;&quot;)">
            <text:p/>
          </table:table-cell>
          <table:table-cell table:style-name="ce6" table:formula="of:=IF(OR(VALUE([.BM49])=1;VALUE([.BM52])=1); 1;&quot;&quot;)">
            <text:p/>
          </table:table-cell>
          <table:table-cell table:style-name="ce6" table:formula="of:=IF(OR(VALUE([.BN49])=1;VALUE([.BN52])=1); 1;&quot;&quot;)">
            <text:p/>
          </table:table-cell>
          <table:table-cell table:style-name="ce6" table:formula="of:=IF(OR(VALUE([.BO49])=1;VALUE([.BO52])=1); 1;&quot;&quot;)" office:value-type="float" office:value="1">
            <text:p>1</text:p>
          </table:table-cell>
          <table:table-cell table:style-name="ce6" table:formula="of:=IF(OR(VALUE([.BP49])=1;VALUE([.BP52])=1); 1;&quot;&quot;)" office:value-type="float" office:value="1">
            <text:p>1</text:p>
          </table:table-cell>
          <table:table-cell table:style-name="ce6" table:formula="of:=IF(OR(VALUE([.BQ49])=1;VALUE([.BQ52])=1); 1;&quot;&quot;)" office:value-type="float" office:value="1">
            <text:p>1</text:p>
          </table:table-cell>
          <table:table-cell table:style-name="ce6" table:formula="of:=IF(OR(VALUE([.BR49])=1;VALUE([.BR52])=1); 1;&quot;&quot;)" office:value-type="float" office:value="1">
            <text:p>1</text:p>
          </table:table-cell>
          <table:table-cell table:style-name="ce6" table:formula="of:=IF(OR(VALUE([.BS49])=1;VALUE([.BS52])=1); 1;&quot;&quot;)">
            <text:p/>
          </table:table-cell>
          <table:table-cell table:style-name="ce6"/>
          <table:table-cell table:style-name="ce6" table:formula="of:=IF(OR(VALUE([.BU49])=1;VALUE([.BU52])=1); 1;&quot;&quot;)">
            <text:p/>
          </table:table-cell>
          <table:table-cell table:style-name="ce6"/>
          <table:table-cell table:style-name="ce6" table:formula="of:=IF(OR(VALUE([.BW49])=1;VALUE([.BW52])=1); 1;&quot;&quot;)">
            <text:p/>
          </table:table-cell>
          <table:table-cell table:style-name="ce6" table:number-columns-repeated="2"/>
          <table:table-cell table:style-name="ce6" table:formula="of:=IF(OR(VALUE([.BZ49])=1;VALUE([.BZ52])=1); 1;&quot;&quot;)">
            <text:p/>
          </table:table-cell>
          <table:table-cell table:style-name="ce6" table:formula="of:=IF(OR(VALUE([.CA49])=1;VALUE([.CA52])=1); 1;&quot;&quot;)">
            <text:p/>
          </table:table-cell>
          <table:table-cell table:style-name="ce6" table:formula="of:=IF(OR(VALUE([.CB49])=1;VALUE([.CB52])=1); 1;&quot;&quot;)">
            <text:p/>
          </table:table-cell>
          <table:table-cell table:style-name="ce6" table:formula="of:=IF(OR(VALUE([.CC49])=1;VALUE([.CC52])=1); 1;&quot;&quot;)">
            <text:p/>
          </table:table-cell>
          <table:table-cell table:style-name="ce6" table:formula="of:=IF(OR(VALUE([.CD49])=1;VALUE([.CD52])=1); 1;&quot;&quot;)">
            <text:p/>
          </table:table-cell>
          <table:table-cell table:style-name="ce6" table:formula="of:=IF(OR(VALUE([.CE49])=1;VALUE([.CE52])=1); 1;&quot;&quot;)">
            <text:p/>
          </table:table-cell>
          <table:table-cell table:style-name="ce6"/>
          <table:table-cell table:style-name="ce6" table:formula="of:=IF(OR(VALUE([.CG49])=1;VALUE([.CG52])=1); 1;&quot;&quot;)">
            <text:p/>
          </table:table-cell>
          <table:table-cell table:style-name="ce6" table:formula="of:=IF(OR(VALUE([.CH49])=1;VALUE([.CH52])=1); 1;&quot;&quot;)">
            <text:p/>
          </table:table-cell>
          <table:table-cell table:style-name="ce6" table:formula="of:=IF(OR(VALUE([.CI49])=1;VALUE([.CI52])=1); 1;&quot;&quot;)">
            <text:p/>
          </table:table-cell>
          <table:table-cell table:style-name="ce6" table:formula="of:=IF(OR(VALUE([.CJ49])=1;VALUE([.CJ52])=1); 1;&quot;&quot;)">
            <text:p/>
          </table:table-cell>
          <table:table-cell table:style-name="ce6" table:formula="of:=IF(OR(VALUE([.CK49])=1;VALUE([.CK52])=1); 1;&quot;&quot;)">
            <text:p/>
          </table:table-cell>
          <table:table-cell table:style-name="ce6" table:formula="of:=IF(OR(VALUE([.CL49])=1;VALUE([.CL52])=1); 1;&quot;&quot;)">
            <text:p/>
          </table:table-cell>
          <table:table-cell table:style-name="ce6" table:formula="of:=IF(OR(VALUE([.CM49])=1;VALUE([.CM52])=1); 1;&quot;&quot;)">
            <text:p/>
          </table:table-cell>
          <table:table-cell table:style-name="ce6" table:formula="of:=IF(OR(VALUE([.CN49])=1;VALUE([.CN52])=1); 1;&quot;&quot;)">
            <text:p/>
          </table:table-cell>
          <table:table-cell table:style-name="ce6" table:formula="of:=IF(OR(VALUE([.CO49])=1;VALUE([.CO52])=1); 1;&quot;&quot;)" office:value-type="float" office:value="1">
            <text:p>1</text:p>
          </table:table-cell>
          <table:table-cell table:style-name="ce6" table:formula="of:=IF(OR(VALUE([.CP49])=1;VALUE([.CP52])=1); 1;&quot;&quot;)" office:value-type="float" office:value="1">
            <text:p>1</text:p>
          </table:table-cell>
          <table:table-cell table:style-name="ce6" table:formula="of:=IF(OR(VALUE([.CQ49])=1;VALUE([.CQ52])=1); 1;&quot;&quot;)" office:value-type="float" office:value="1">
            <text:p>1</text:p>
          </table:table-cell>
          <table:table-cell table:style-name="ce6" table:formula="of:=IF(OR(VALUE([.CR49])=1;VALUE([.CR52])=1); 1;&quot;&quot;)">
            <text:p/>
          </table:table-cell>
          <table:table-cell table:style-name="ce6" table:formula="of:=IF(OR(VALUE([.CS49])=1;VALUE([.CS52])=1); 1;&quot;&quot;)">
            <text:p/>
          </table:table-cell>
          <table:table-cell table:style-name="ce6" table:formula="of:=IF(OR(VALUE([.CT49])=1;VALUE([.CT52])=1); 1;&quot;&quot;)">
            <text:p/>
          </table:table-cell>
          <table:table-cell table:style-name="ce6" table:formula="of:=IF(OR(VALUE([.CU49])=1;VALUE([.CU52])=1); 1;&quot;&quot;)">
            <text:p/>
          </table:table-cell>
          <table:table-cell table:style-name="ce6" table:formula="of:=IF(OR(VALUE([.CV49])=1;VALUE([.CV52])=1); 1;&quot;&quot;)">
            <text:p/>
          </table:table-cell>
          <table:table-cell table:style-name="ce6" table:formula="of:=IF(OR(VALUE([.CW49])=1;VALUE([.CW52])=1); 1;&quot;&quot;)">
            <text:p/>
          </table:table-cell>
          <table:table-cell table:style-name="ce6" table:formula="of:=IF(OR(VALUE([.CX49])=1;VALUE([.CX52])=1); 1;&quot;&quot;)">
            <text:p/>
          </table:table-cell>
          <table:table-cell table:style-name="ce6" table:formula="of:=IF(OR(VALUE([.CY49])=1;VALUE([.CY52])=1); 1;&quot;&quot;)">
            <text:p/>
          </table:table-cell>
          <table:table-cell table:style-name="ce6" table:formula="of:=IF(OR(VALUE([.CZ49])=1;VALUE([.CZ52])=1); 1;&quot;&quot;)">
            <text:p/>
          </table:table-cell>
          <table:table-cell table:style-name="ce6" table:formula="of:=IF(OR(VALUE([.DA49])=1;VALUE([.DA52])=1); 1;&quot;&quot;)">
            <text:p/>
          </table:table-cell>
          <table:table-cell table:style-name="ce6" table:formula="of:=IF(OR(VALUE([.DB49])=1;VALUE([.DB52])=1); 1;&quot;&quot;)">
            <text:p/>
          </table:table-cell>
          <table:table-cell table:style-name="ce6" table:formula="of:=IF(OR(VALUE([.DC49])=1;VALUE([.DC52])=1); 1;&quot;&quot;)">
            <text:p/>
          </table:table-cell>
          <table:table-cell table:style-name="ce6" table:formula="of:=IF(OR(VALUE([.DD49])=1;VALUE([.DD52])=1); 1;&quot;&quot;)">
            <text:p/>
          </table:table-cell>
          <table:table-cell table:style-name="ce6" table:formula="of:=IF(OR(VALUE([.DE49])=1;VALUE([.DE52])=1); 1;&quot;&quot;)">
            <text:p/>
          </table:table-cell>
          <table:table-cell table:style-name="ce6" table:formula="of:=IF(OR(VALUE([.DF49])=1;VALUE([.DF52])=1); 1;&quot;&quot;)">
            <text:p/>
          </table:table-cell>
          <table:table-cell table:style-name="ce6" table:number-columns-repeated="2"/>
          <table:table-cell table:style-name="ce6" table:formula="of:=IF(OR(VALUE([.DI49])=1;VALUE([.DI52])=1); 1;&quot;&quot;)" office:value-type="float" office:value="1">
            <text:p>1</text:p>
          </table:table-cell>
          <table:table-cell table:style-name="ce6" table:formula="of:=IF(OR(VALUE([.DJ49])=1;VALUE([.DJ52])=1); 1;&quot;&quot;)" office:value-type="float" office:value="1">
            <text:p>1</text:p>
          </table:table-cell>
          <table:table-cell table:style-name="ce6" table:formula="of:=IF(OR(VALUE([.DK49])=1;VALUE([.DK52])=1); 1;&quot;&quot;)">
            <text:p/>
          </table:table-cell>
          <table:table-cell table:style-name="ce6" table:formula="of:=IF(OR(VALUE([.DL49])=1;VALUE([.DL52])=1); 1;&quot;&quot;)">
            <text:p/>
          </table:table-cell>
          <table:table-cell table:style-name="ce6" table:formula="of:=IF(OR(VALUE([.DM49])=1;VALUE([.DM52])=1); 1;&quot;&quot;)">
            <text:p/>
          </table:table-cell>
          <table:table-cell table:style-name="ce6" table:formula="of:=IF(OR(VALUE([.DN49])=1;VALUE([.DN52])=1); 1;&quot;&quot;)">
            <text:p/>
          </table:table-cell>
          <table:table-cell table:style-name="ce6" table:formula="of:=IF(OR(VALUE([.DO49])=1;VALUE([.DO52])=1); 1;&quot;&quot;)">
            <text:p/>
          </table:table-cell>
          <table:table-cell table:style-name="ce6" table:formula="of:=IF(OR(VALUE([.DP49])=1;VALUE([.DP52])=1); 1;&quot;&quot;)">
            <text:p/>
          </table:table-cell>
          <table:table-cell table:style-name="ce6" table:formula="of:=IF(OR(VALUE([.DQ49])=1;VALUE([.DQ52])=1); 1;&quot;&quot;)">
            <text:p/>
          </table:table-cell>
          <table:table-cell table:style-name="ce6" table:formula="of:=IF(OR(VALUE([.DR49])=1;VALUE([.DR52])=1); 1;&quot;&quot;)">
            <text:p/>
          </table:table-cell>
          <table:table-cell table:style-name="ce6" table:formula="of:=IF(OR(VALUE([.DS49])=1;VALUE([.DS52])=1); 1;&quot;&quot;)">
            <text:p/>
          </table:table-cell>
          <table:table-cell table:style-name="ce6" table:formula="of:=IF(OR(VALUE([.DT49])=1;VALUE([.DT52])=1); 1;&quot;&quot;)">
            <text:p/>
          </table:table-cell>
          <table:table-cell table:style-name="ce6" table:formula="of:=IF(OR(VALUE([.DU49])=1;VALUE([.DU52])=1); 1;&quot;&quot;)">
            <text:p/>
          </table:table-cell>
          <table:table-cell table:style-name="ce6" table:formula="of:=IF(OR(VALUE([.DV49])=1;VALUE([.DV52])=1); 1;&quot;&quot;)">
            <text:p/>
          </table:table-cell>
          <table:table-cell table:style-name="ce6" table:formula="of:=IF(OR(VALUE([.DW49])=1;VALUE([.DW52])=1); 1;&quot;&quot;)">
            <text:p/>
          </table:table-cell>
          <table:table-cell table:style-name="ce6" table:formula="of:=IF(OR(VALUE([.DX49])=1;VALUE([.DX52])=1); 1;&quot;&quot;)">
            <text:p/>
          </table:table-cell>
          <table:table-cell table:style-name="ce6" table:formula="of:=IF(OR(VALUE([.DY49])=1;VALUE([.DY52])=1); 1;&quot;&quot;)">
            <text:p/>
          </table:table-cell>
          <table:table-cell table:style-name="ce6" table:formula="of:=IF(OR(VALUE([.DZ49])=1;VALUE([.DZ52])=1); 1;&quot;&quot;)">
            <text:p/>
          </table:table-cell>
          <table:table-cell table:style-name="ce6" table:formula="of:=IF(OR(VALUE([.EA49])=1;VALUE([.EA52])=1); 1;&quot;&quot;)">
            <text:p/>
          </table:table-cell>
          <table:table-cell table:style-name="ce6" table:formula="of:=IF(OR(VALUE([.EB49])=1;VALUE([.EB52])=1); 1;&quot;&quot;)">
            <text:p/>
          </table:table-cell>
          <table:table-cell table:style-name="ce6" table:formula="of:=IF(OR(VALUE([.EC49])=1;VALUE([.EC52])=1); 1;&quot;&quot;)">
            <text:p/>
          </table:table-cell>
          <table:table-cell table:style-name="ce6" table:formula="of:=IF(OR(VALUE([.ED49])=1;VALUE([.ED52])=1); 1;&quot;&quot;)">
            <text:p/>
          </table:table-cell>
          <table:table-cell table:style-name="ce6" table:formula="of:=IF(OR(VALUE([.EE49])=1;VALUE([.EE52])=1); 1;&quot;&quot;)">
            <text:p/>
          </table:table-cell>
          <table:table-cell table:style-name="ce6" table:formula="of:=IF(OR(VALUE([.EF49])=1;VALUE([.EF52])=1); 1;&quot;&quot;)">
            <text:p/>
          </table:table-cell>
          <table:table-cell table:style-name="ce6" table:formula="of:=IF(OR(VALUE([.EG49])=1;VALUE([.EG52])=1); 1;&quot;&quot;)">
            <text:p/>
          </table:table-cell>
          <table:table-cell table:style-name="ce6" table:formula="of:=IF(OR(VALUE([.EH49])=1;VALUE([.EH52])=1); 1;&quot;&quot;)">
            <text:p/>
          </table:table-cell>
          <table:table-cell table:style-name="ce6" table:formula="of:=IF(OR(VALUE([.EI49])=1;VALUE([.EI52])=1); 1;&quot;&quot;)">
            <text:p/>
          </table:table-cell>
          <table:table-cell table:style-name="ce6" table:formula="of:=IF(OR(VALUE([.EJ49])=1;VALUE([.EJ52])=1); 1;&quot;&quot;)">
            <text:p/>
          </table:table-cell>
          <table:table-cell table:style-name="ce6" table:formula="of:=IF(OR(VALUE([.EK49])=1;VALUE([.EK52])=1); 1;&quot;&quot;)">
            <text:p/>
          </table:table-cell>
          <table:table-cell table:style-name="ce6" table:formula="of:=IF(OR(VALUE([.EL49])=1;VALUE([.EL52])=1); 1;&quot;&quot;)">
            <text:p/>
          </table:table-cell>
          <table:table-cell table:style-name="ce6" table:formula="of:=IF(OR(VALUE([.EM49])=1;VALUE([.EM52])=1); 1;&quot;&quot;)">
            <text:p/>
          </table:table-cell>
          <table:table-cell table:style-name="ce6" table:formula="of:=IF(OR(VALUE([.EN49])=1;VALUE([.EN52])=1); 1;&quot;&quot;)">
            <text:p/>
          </table:table-cell>
          <table:table-cell table:style-name="ce6" table:formula="of:=IF(OR(VALUE([.EO49])=1;VALUE([.EO52])=1); 1;&quot;&quot;)">
            <text:p/>
          </table:table-cell>
          <table:table-cell table:style-name="ce6" table:formula="of:=IF(OR(VALUE([.EP49])=1;VALUE([.EP52])=1); 1;&quot;&quot;)">
            <text:p/>
          </table:table-cell>
          <table:table-cell table:style-name="ce6" table:formula="of:=IF(OR(VALUE([.EQ49])=1;VALUE([.EQ52])=1); 1;&quot;&quot;)">
            <text:p/>
          </table:table-cell>
          <table:table-cell table:style-name="ce6" table:formula="of:=IF(OR(VALUE([.ER49])=1;VALUE([.ER52])=1); 1;&quot;&quot;)">
            <text:p/>
          </table:table-cell>
          <table:table-cell table:style-name="ce6" table:formula="of:=IF(OR(VALUE([.ES49])=1;VALUE([.ES52])=1); 1;&quot;&quot;)">
            <text:p/>
          </table:table-cell>
          <table:table-cell table:style-name="ce6" table:formula="of:=IF(OR(VALUE([.ET49])=1;VALUE([.ET52])=1); 1;&quot;&quot;)">
            <text:p/>
          </table:table-cell>
          <table:table-cell table:style-name="ce6" table:formula="of:=IF(OR(VALUE([.EU49])=1;VALUE([.EU52])=1); 1;&quot;&quot;)">
            <text:p/>
          </table:table-cell>
          <table:table-cell table:style-name="ce6" table:formula="of:=IF(OR(VALUE([.EV49])=1;VALUE([.EV52])=1); 1;&quot;&quot;)">
            <text:p/>
          </table:table-cell>
          <table:table-cell table:style-name="ce6" table:formula="of:=IF(OR(VALUE([.EW49])=1;VALUE([.EW52])=1); 1;&quot;&quot;)">
            <text:p/>
          </table:table-cell>
          <table:table-cell table:style-name="ce6" table:formula="of:=IF(OR(VALUE([.EX49])=1;VALUE([.EX52])=1); 1;&quot;&quot;)">
            <text:p/>
          </table:table-cell>
          <table:table-cell table:style-name="ce6" table:formula="of:=IF(OR(VALUE([.EY49])=1;VALUE([.EY52])=1); 1;&quot;&quot;)">
            <text:p/>
          </table:table-cell>
          <table:table-cell table:style-name="ce6" table:formula="of:=IF(OR(VALUE([.EZ49])=1;VALUE([.EZ52])=1); 1;&quot;&quot;)">
            <text:p/>
          </table:table-cell>
          <table:table-cell table:style-name="ce6" table:formula="of:=IF(OR(VALUE([.FA49])=1;VALUE([.FA52])=1); 1;&quot;&quot;)">
            <text:p/>
          </table:table-cell>
          <table:table-cell table:style-name="ce6" table:formula="of:=IF(OR(VALUE([.FB49])=1;VALUE([.FB52])=1); 1;&quot;&quot;)">
            <text:p/>
          </table:table-cell>
          <table:table-cell table:style-name="ce6" table:formula="of:=IF(OR(VALUE([.FC49])=1;VALUE([.FC52])=1); 1;&quot;&quot;)">
            <text:p/>
          </table:table-cell>
          <table:table-cell table:style-name="ce6" table:formula="of:=IF(OR(VALUE([.FD49])=1;VALUE([.FD52])=1); 1;&quot;&quot;)">
            <text:p/>
          </table:table-cell>
          <table:table-cell table:style-name="ce6" table:formula="of:=IF(OR(VALUE([.FE49])=1;VALUE([.FE52])=1); 1;&quot;&quot;)">
            <text:p/>
          </table:table-cell>
          <table:table-cell table:style-name="ce6" table:formula="of:=IF(OR(VALUE([.FF49])=1;VALUE([.FF52])=1); 1;&quot;&quot;)">
            <text:p/>
          </table:table-cell>
          <table:table-cell table:style-name="ce6" table:formula="of:=IF(OR(VALUE([.FG49])=1;VALUE([.FG52])=1); 1;&quot;&quot;)">
            <text:p/>
          </table:table-cell>
          <table:table-cell table:style-name="ce6" table:formula="of:=IF(OR(VALUE([.FH49])=1;VALUE([.FH52])=1); 1;&quot;&quot;)">
            <text:p/>
          </table:table-cell>
          <table:table-cell table:style-name="ce6" table:formula="of:=IF(OR(VALUE([.FI49])=1;VALUE([.FI52])=1); 1;&quot;&quot;)">
            <text:p/>
          </table:table-cell>
          <table:table-cell table:style-name="ce6" table:formula="of:=IF(OR(VALUE([.FJ49])=1;VALUE([.FJ52])=1); 1;&quot;&quot;)">
            <text:p/>
          </table:table-cell>
          <table:table-cell table:style-name="ce6" table:formula="of:=IF(OR(VALUE([.FK49])=1;VALUE([.FK52])=1); 1;&quot;&quot;)">
            <text:p/>
          </table:table-cell>
          <table:table-cell table:style-name="ce6" table:formula="of:=IF(OR(VALUE([.FL49])=1;VALUE([.FL52])=1); 1;&quot;&quot;)">
            <text:p/>
          </table:table-cell>
          <table:table-cell table:number-columns-repeated="856"/>
        </table:table-row>
        <table:table-row table:style-name="ro6">
          <table:table-cell table:number-columns-repeated="2"/>
          <table:table-cell office:value-type="string">
            <text:p>iy</text:p>
          </table:table-cell>
          <table:table-cell table:number-columns-repeated="12"/>
          <table:table-cell table:style-name="ce8" table:number-columns-repeated="3"/>
          <table:table-cell table:number-columns-repeated="6"/>
          <table:table-cell table:style-name="ce25" table:number-columns-repeated="2"/>
          <table:table-cell table:number-columns-repeated="9"/>
          <table:table-cell table:style-name="ce25"/>
          <table:table-cell table:number-columns-repeated="9"/>
          <table:table-cell office:value-type="string">
            <text:p>iy</text:p>
          </table:table-cell>
          <table:table-cell table:style-name="ce6" table:formula="of:=SUM([.AV259:.FL259])" office:value-type="float" office:value="7">
            <text:p>7</text:p>
          </table:table-cell>
          <table:table-cell table:style-name="ce6" table:formula="of:=IF(OR(VALUE([.AV129])=1;VALUE([.AV135])=1); 1;&quot;&quot;)" office:value-type="float" office:value="1">
            <text:p>1</text:p>
          </table:table-cell>
          <table:table-cell table:style-name="ce6" table:formula="of:=IF(OR(VALUE([.AW129])=1;VALUE([.AW135])=1); 1;&quot;&quot;)">
            <text:p/>
          </table:table-cell>
          <table:table-cell table:style-name="ce6" table:formula="of:=IF(OR(VALUE([.AX129])=1;VALUE([.AX135])=1); 1;&quot;&quot;)">
            <text:p/>
          </table:table-cell>
          <table:table-cell table:style-name="ce6" table:formula="of:=IF(OR(VALUE([.AY129])=1;VALUE([.AY135])=1); 1;&quot;&quot;)">
            <text:p/>
          </table:table-cell>
          <table:table-cell table:style-name="ce6" table:formula="of:=IF(OR(VALUE([.AZ129])=1;VALUE([.AZ135])=1); 1;&quot;&quot;)">
            <text:p/>
          </table:table-cell>
          <table:table-cell table:style-name="ce6" table:formula="of:=IF(OR(VALUE([.BA129])=1;VALUE([.BA135])=1); 1;&quot;&quot;)">
            <text:p/>
          </table:table-cell>
          <table:table-cell table:style-name="ce6" table:formula="of:=IF(OR(VALUE([.BB129])=1;VALUE([.BB135])=1); 1;&quot;&quot;)">
            <text:p/>
          </table:table-cell>
          <table:table-cell table:style-name="ce6" table:formula="of:=IF(OR(VALUE([.BC129])=1;VALUE([.BC135])=1); 1;&quot;&quot;)">
            <text:p/>
          </table:table-cell>
          <table:table-cell table:style-name="ce6" table:formula="of:=IF(OR(VALUE([.BD129])=1;VALUE([.BD135])=1); 1;&quot;&quot;)">
            <text:p/>
          </table:table-cell>
          <table:table-cell table:style-name="ce6" table:formula="of:=IF(OR(VALUE([.BE129])=1;VALUE([.BE135])=1); 1;&quot;&quot;)">
            <text:p/>
          </table:table-cell>
          <table:table-cell table:style-name="ce6" table:formula="of:=IF(OR(VALUE([.BF129])=1;VALUE([.BF135])=1); 1;&quot;&quot;)">
            <text:p/>
          </table:table-cell>
          <table:table-cell table:style-name="ce6" table:formula="of:=IF(OR(VALUE([.BG129])=1;VALUE([.BG135])=1); 1;&quot;&quot;)">
            <text:p/>
          </table:table-cell>
          <table:table-cell table:style-name="ce6" table:formula="of:=IF(OR(VALUE([.BH129])=1;VALUE([.BH135])=1); 1;&quot;&quot;)">
            <text:p/>
          </table:table-cell>
          <table:table-cell table:style-name="ce6" table:formula="of:=IF(OR(VALUE([.BI129])=1;VALUE([.BI135])=1); 1;&quot;&quot;)">
            <text:p/>
          </table:table-cell>
          <table:table-cell table:style-name="ce6" table:formula="of:=IF(OR(VALUE([.BJ129])=1;VALUE([.BJ135])=1); 1;&quot;&quot;)">
            <text:p/>
          </table:table-cell>
          <table:table-cell table:style-name="ce6" table:formula="of:=IF(OR(VALUE([.BK129])=1;VALUE([.BK135])=1); 1;&quot;&quot;)">
            <text:p/>
          </table:table-cell>
          <table:table-cell table:style-name="ce6" table:formula="of:=IF(OR(VALUE([.BL129])=1;VALUE([.BL135])=1); 1;&quot;&quot;)">
            <text:p/>
          </table:table-cell>
          <table:table-cell table:style-name="ce6" table:formula="of:=IF(OR(VALUE([.BM129])=1;VALUE([.BM135])=1); 1;&quot;&quot;)">
            <text:p/>
          </table:table-cell>
          <table:table-cell table:style-name="ce6" table:formula="of:=IF(OR(VALUE([.BN129])=1;VALUE([.BN135])=1); 1;&quot;&quot;)">
            <text:p/>
          </table:table-cell>
          <table:table-cell table:style-name="ce6" table:formula="of:=IF(OR(VALUE([.BO129])=1;VALUE([.BO135])=1); 1;&quot;&quot;)">
            <text:p/>
          </table:table-cell>
          <table:table-cell table:style-name="ce6" table:formula="of:=IF(OR(VALUE([.BP129])=1;VALUE([.BP135])=1); 1;&quot;&quot;)">
            <text:p/>
          </table:table-cell>
          <table:table-cell table:style-name="ce6" table:formula="of:=IF(OR(VALUE([.BQ129])=1;VALUE([.BQ135])=1); 1;&quot;&quot;)">
            <text:p/>
          </table:table-cell>
          <table:table-cell table:style-name="ce6" table:formula="of:=IF(OR(VALUE([.BR129])=1;VALUE([.BR135])=1); 1;&quot;&quot;)">
            <text:p/>
          </table:table-cell>
          <table:table-cell table:style-name="ce6" table:formula="of:=IF(OR(VALUE([.BS129])=1;VALUE([.BS135])=1); 1;&quot;&quot;)">
            <text:p/>
          </table:table-cell>
          <table:table-cell table:style-name="ce6"/>
          <table:table-cell table:style-name="ce6" table:formula="of:=IF(OR(VALUE([.BU129])=1;VALUE([.BU135])=1); 1;&quot;&quot;)">
            <text:p/>
          </table:table-cell>
          <table:table-cell table:style-name="ce6"/>
          <table:table-cell table:style-name="ce6" table:formula="of:=IF(OR(VALUE([.BW129])=1;VALUE([.BW135])=1); 1;&quot;&quot;)">
            <text:p/>
          </table:table-cell>
          <table:table-cell table:style-name="ce6" table:number-columns-repeated="2"/>
          <table:table-cell table:style-name="ce6" table:formula="of:=IF(OR(VALUE([.BZ129])=1;VALUE([.BZ135])=1); 1;&quot;&quot;)">
            <text:p/>
          </table:table-cell>
          <table:table-cell table:style-name="ce6" table:formula="of:=IF(OR(VALUE([.CA129])=1;VALUE([.CA135])=1); 1;&quot;&quot;)">
            <text:p/>
          </table:table-cell>
          <table:table-cell table:style-name="ce6" table:formula="of:=IF(OR(VALUE([.CB129])=1;VALUE([.CB135])=1); 1;&quot;&quot;)">
            <text:p/>
          </table:table-cell>
          <table:table-cell table:style-name="ce6" table:formula="of:=IF(OR(VALUE([.CC129])=1;VALUE([.CC135])=1); 1;&quot;&quot;)">
            <text:p/>
          </table:table-cell>
          <table:table-cell table:style-name="ce6" table:formula="of:=IF(OR(VALUE([.CD129])=1;VALUE([.CD135])=1); 1;&quot;&quot;)">
            <text:p/>
          </table:table-cell>
          <table:table-cell table:style-name="ce6" table:formula="of:=IF(OR(VALUE([.CE129])=1;VALUE([.CE135])=1); 1;&quot;&quot;)">
            <text:p/>
          </table:table-cell>
          <table:table-cell table:style-name="ce6"/>
          <table:table-cell table:style-name="ce6" table:formula="of:=IF(OR(VALUE([.CG129])=1;VALUE([.CG135])=1); 1;&quot;&quot;)">
            <text:p/>
          </table:table-cell>
          <table:table-cell table:style-name="ce6" table:formula="of:=IF(OR(VALUE([.CH129])=1;VALUE([.CH135])=1); 1;&quot;&quot;)">
            <text:p/>
          </table:table-cell>
          <table:table-cell table:style-name="ce6" table:formula="of:=IF(OR(VALUE([.CI129])=1;VALUE([.CI135])=1); 1;&quot;&quot;)">
            <text:p/>
          </table:table-cell>
          <table:table-cell table:style-name="ce6" table:formula="of:=IF(OR(VALUE([.CJ129])=1;VALUE([.CJ135])=1); 1;&quot;&quot;)">
            <text:p/>
          </table:table-cell>
          <table:table-cell table:style-name="ce6" table:formula="of:=IF(OR(VALUE([.CK129])=1;VALUE([.CK135])=1); 1;&quot;&quot;)">
            <text:p/>
          </table:table-cell>
          <table:table-cell table:style-name="ce6" table:formula="of:=IF(OR(VALUE([.CL129])=1;VALUE([.CL135])=1); 1;&quot;&quot;)">
            <text:p/>
          </table:table-cell>
          <table:table-cell table:style-name="ce6" table:formula="of:=IF(OR(VALUE([.CM129])=1;VALUE([.CM135])=1); 1;&quot;&quot;)">
            <text:p/>
          </table:table-cell>
          <table:table-cell table:style-name="ce6" table:formula="of:=IF(OR(VALUE([.CN129])=1;VALUE([.CN135])=1); 1;&quot;&quot;)">
            <text:p/>
          </table:table-cell>
          <table:table-cell table:style-name="ce6" table:formula="of:=IF(OR(VALUE([.CO129])=1;VALUE([.CO135])=1); 1;&quot;&quot;)">
            <text:p/>
          </table:table-cell>
          <table:table-cell table:style-name="ce6" table:formula="of:=IF(OR(VALUE([.CP129])=1;VALUE([.CP135])=1); 1;&quot;&quot;)">
            <text:p/>
          </table:table-cell>
          <table:table-cell table:style-name="ce6" table:formula="of:=IF(OR(VALUE([.CQ129])=1;VALUE([.CQ135])=1); 1;&quot;&quot;)">
            <text:p/>
          </table:table-cell>
          <table:table-cell table:style-name="ce6" table:formula="of:=IF(OR(VALUE([.CR129])=1;VALUE([.CR135])=1); 1;&quot;&quot;)">
            <text:p/>
          </table:table-cell>
          <table:table-cell table:style-name="ce6" table:formula="of:=IF(OR(VALUE([.CS129])=1;VALUE([.CS135])=1); 1;&quot;&quot;)">
            <text:p/>
          </table:table-cell>
          <table:table-cell table:style-name="ce6" table:formula="of:=IF(OR(VALUE([.CT129])=1;VALUE([.CT135])=1); 1;&quot;&quot;)">
            <text:p/>
          </table:table-cell>
          <table:table-cell table:style-name="ce6" table:formula="of:=IF(OR(VALUE([.CU129])=1;VALUE([.CU135])=1); 1;&quot;&quot;)">
            <text:p/>
          </table:table-cell>
          <table:table-cell table:style-name="ce6" table:formula="of:=IF(OR(VALUE([.CV129])=1;VALUE([.CV135])=1); 1;&quot;&quot;)">
            <text:p/>
          </table:table-cell>
          <table:table-cell table:style-name="ce6" table:formula="of:=IF(OR(VALUE([.CW129])=1;VALUE([.CW135])=1); 1;&quot;&quot;)">
            <text:p/>
          </table:table-cell>
          <table:table-cell table:style-name="ce6" table:formula="of:=IF(OR(VALUE([.CX129])=1;VALUE([.CX135])=1); 1;&quot;&quot;)">
            <text:p/>
          </table:table-cell>
          <table:table-cell table:style-name="ce6" table:formula="of:=IF(OR(VALUE([.CY129])=1;VALUE([.CY135])=1); 1;&quot;&quot;)">
            <text:p/>
          </table:table-cell>
          <table:table-cell table:style-name="ce6" table:formula="of:=IF(OR(VALUE([.CZ129])=1;VALUE([.CZ135])=1); 1;&quot;&quot;)">
            <text:p/>
          </table:table-cell>
          <table:table-cell table:style-name="ce6" table:formula="of:=IF(OR(VALUE([.DA129])=1;VALUE([.DA135])=1); 1;&quot;&quot;)">
            <text:p/>
          </table:table-cell>
          <table:table-cell table:style-name="ce6" table:formula="of:=IF(OR(VALUE([.DB129])=1;VALUE([.DB135])=1); 1;&quot;&quot;)">
            <text:p/>
          </table:table-cell>
          <table:table-cell table:style-name="ce6" table:formula="of:=IF(OR(VALUE([.DC129])=1;VALUE([.DC135])=1); 1;&quot;&quot;)">
            <text:p/>
          </table:table-cell>
          <table:table-cell table:style-name="ce6" table:formula="of:=IF(OR(VALUE([.DD129])=1;VALUE([.DD135])=1); 1;&quot;&quot;)">
            <text:p/>
          </table:table-cell>
          <table:table-cell table:style-name="ce6" table:formula="of:=IF(OR(VALUE([.DE129])=1;VALUE([.DE135])=1); 1;&quot;&quot;)">
            <text:p/>
          </table:table-cell>
          <table:table-cell table:style-name="ce6" table:formula="of:=IF(OR(VALUE([.DF129])=1;VALUE([.DF135])=1); 1;&quot;&quot;)">
            <text:p/>
          </table:table-cell>
          <table:table-cell table:style-name="ce6" table:number-columns-repeated="2"/>
          <table:table-cell table:style-name="ce6" table:formula="of:=IF(OR(VALUE([.DI129])=1;VALUE([.DI135])=1); 1;&quot;&quot;)">
            <text:p/>
          </table:table-cell>
          <table:table-cell table:style-name="ce6" table:formula="of:=IF(OR(VALUE([.DJ129])=1;VALUE([.DJ135])=1); 1;&quot;&quot;)">
            <text:p/>
          </table:table-cell>
          <table:table-cell table:style-name="ce6" table:formula="of:=IF(OR(VALUE([.DK129])=1;VALUE([.DK135])=1); 1;&quot;&quot;)" office:value-type="float" office:value="1">
            <text:p>1</text:p>
          </table:table-cell>
          <table:table-cell table:style-name="ce6" table:formula="of:=IF(OR(VALUE([.DL129])=1;VALUE([.DL135])=1); 1;&quot;&quot;)" office:value-type="float" office:value="1">
            <text:p>1</text:p>
          </table:table-cell>
          <table:table-cell table:style-name="ce6" table:formula="of:=IF(OR(VALUE([.DM129])=1;VALUE([.DM135])=1); 1;&quot;&quot;)">
            <text:p/>
          </table:table-cell>
          <table:table-cell table:style-name="ce6" table:formula="of:=IF(OR(VALUE([.DN129])=1;VALUE([.DN135])=1); 1;&quot;&quot;)" office:value-type="float" office:value="1">
            <text:p>1</text:p>
          </table:table-cell>
          <table:table-cell table:style-name="ce6" table:formula="of:=IF(OR(VALUE([.DO129])=1;VALUE([.DO135])=1); 1;&quot;&quot;)">
            <text:p/>
          </table:table-cell>
          <table:table-cell table:style-name="ce6" table:formula="of:=IF(OR(VALUE([.DP129])=1;VALUE([.DP135])=1); 1;&quot;&quot;)">
            <text:p/>
          </table:table-cell>
          <table:table-cell table:style-name="ce6" table:formula="of:=IF(OR(VALUE([.DQ129])=1;VALUE([.DQ135])=1); 1;&quot;&quot;)">
            <text:p/>
          </table:table-cell>
          <table:table-cell table:style-name="ce6" table:formula="of:=IF(OR(VALUE([.DR129])=1;VALUE([.DR135])=1); 1;&quot;&quot;)">
            <text:p/>
          </table:table-cell>
          <table:table-cell table:style-name="ce6" table:formula="of:=IF(OR(VALUE([.DS129])=1;VALUE([.DS135])=1); 1;&quot;&quot;)">
            <text:p/>
          </table:table-cell>
          <table:table-cell table:style-name="ce6" table:formula="of:=IF(OR(VALUE([.DT129])=1;VALUE([.DT135])=1); 1;&quot;&quot;)">
            <text:p/>
          </table:table-cell>
          <table:table-cell table:style-name="ce6" table:formula="of:=IF(OR(VALUE([.DU129])=1;VALUE([.DU135])=1); 1;&quot;&quot;)">
            <text:p/>
          </table:table-cell>
          <table:table-cell table:style-name="ce6" table:formula="of:=IF(OR(VALUE([.DV129])=1;VALUE([.DV135])=1); 1;&quot;&quot;)">
            <text:p/>
          </table:table-cell>
          <table:table-cell table:style-name="ce6" table:formula="of:=IF(OR(VALUE([.DW129])=1;VALUE([.DW135])=1); 1;&quot;&quot;)">
            <text:p/>
          </table:table-cell>
          <table:table-cell table:style-name="ce6" table:formula="of:=IF(OR(VALUE([.DX129])=1;VALUE([.DX135])=1); 1;&quot;&quot;)">
            <text:p/>
          </table:table-cell>
          <table:table-cell table:style-name="ce6" table:formula="of:=IF(OR(VALUE([.DY129])=1;VALUE([.DY135])=1); 1;&quot;&quot;)">
            <text:p/>
          </table:table-cell>
          <table:table-cell table:style-name="ce6" table:formula="of:=IF(OR(VALUE([.DZ129])=1;VALUE([.DZ135])=1); 1;&quot;&quot;)">
            <text:p/>
          </table:table-cell>
          <table:table-cell table:style-name="ce6" table:formula="of:=IF(OR(VALUE([.EA129])=1;VALUE([.EA135])=1); 1;&quot;&quot;)">
            <text:p/>
          </table:table-cell>
          <table:table-cell table:style-name="ce6" table:formula="of:=IF(OR(VALUE([.EB129])=1;VALUE([.EB135])=1); 1;&quot;&quot;)">
            <text:p/>
          </table:table-cell>
          <table:table-cell table:style-name="ce6" table:formula="of:=IF(OR(VALUE([.EC129])=1;VALUE([.EC135])=1); 1;&quot;&quot;)">
            <text:p/>
          </table:table-cell>
          <table:table-cell table:style-name="ce6" table:formula="of:=IF(OR(VALUE([.ED129])=1;VALUE([.ED135])=1); 1;&quot;&quot;)">
            <text:p/>
          </table:table-cell>
          <table:table-cell table:style-name="ce6" table:formula="of:=IF(OR(VALUE([.EE129])=1;VALUE([.EE135])=1); 1;&quot;&quot;)">
            <text:p/>
          </table:table-cell>
          <table:table-cell table:style-name="ce6" table:formula="of:=IF(OR(VALUE([.EF129])=1;VALUE([.EF135])=1); 1;&quot;&quot;)">
            <text:p/>
          </table:table-cell>
          <table:table-cell table:style-name="ce6" table:formula="of:=IF(OR(VALUE([.EG129])=1;VALUE([.EG135])=1); 1;&quot;&quot;)">
            <text:p/>
          </table:table-cell>
          <table:table-cell table:style-name="ce6" table:formula="of:=IF(OR(VALUE([.EH129])=1;VALUE([.EH135])=1); 1;&quot;&quot;)">
            <text:p/>
          </table:table-cell>
          <table:table-cell table:style-name="ce6" table:formula="of:=IF(OR(VALUE([.EI129])=1;VALUE([.EI135])=1); 1;&quot;&quot;)">
            <text:p/>
          </table:table-cell>
          <table:table-cell table:style-name="ce6" table:formula="of:=IF(OR(VALUE([.EJ129])=1;VALUE([.EJ135])=1); 1;&quot;&quot;)">
            <text:p/>
          </table:table-cell>
          <table:table-cell table:style-name="ce6" table:formula="of:=IF(OR(VALUE([.EK129])=1;VALUE([.EK135])=1); 1;&quot;&quot;)">
            <text:p/>
          </table:table-cell>
          <table:table-cell table:style-name="ce6" table:formula="of:=IF(OR(VALUE([.EL129])=1;VALUE([.EL135])=1); 1;&quot;&quot;)">
            <text:p/>
          </table:table-cell>
          <table:table-cell table:style-name="ce6" table:formula="of:=IF(OR(VALUE([.EM129])=1;VALUE([.EM135])=1); 1;&quot;&quot;)">
            <text:p/>
          </table:table-cell>
          <table:table-cell table:style-name="ce6" table:formula="of:=IF(OR(VALUE([.EN129])=1;VALUE([.EN135])=1); 1;&quot;&quot;)">
            <text:p/>
          </table:table-cell>
          <table:table-cell table:style-name="ce6" table:formula="of:=IF(OR(VALUE([.EO129])=1;VALUE([.EO135])=1); 1;&quot;&quot;)">
            <text:p/>
          </table:table-cell>
          <table:table-cell table:style-name="ce6" table:formula="of:=IF(OR(VALUE([.EP129])=1;VALUE([.EP135])=1); 1;&quot;&quot;)">
            <text:p/>
          </table:table-cell>
          <table:table-cell table:style-name="ce6" table:formula="of:=IF(OR(VALUE([.EQ129])=1;VALUE([.EQ135])=1); 1;&quot;&quot;)">
            <text:p/>
          </table:table-cell>
          <table:table-cell table:style-name="ce6" table:formula="of:=IF(OR(VALUE([.ER129])=1;VALUE([.ER135])=1); 1;&quot;&quot;)">
            <text:p/>
          </table:table-cell>
          <table:table-cell table:style-name="ce6" table:formula="of:=IF(OR(VALUE([.ES129])=1;VALUE([.ES135])=1); 1;&quot;&quot;)">
            <text:p/>
          </table:table-cell>
          <table:table-cell table:style-name="ce6" table:formula="of:=IF(OR(VALUE([.ET129])=1;VALUE([.ET135])=1); 1;&quot;&quot;)">
            <text:p/>
          </table:table-cell>
          <table:table-cell table:style-name="ce6" table:formula="of:=IF(OR(VALUE([.EU129])=1;VALUE([.EU135])=1); 1;&quot;&quot;)">
            <text:p/>
          </table:table-cell>
          <table:table-cell table:style-name="ce6" table:formula="of:=IF(OR(VALUE([.EV129])=1;VALUE([.EV135])=1); 1;&quot;&quot;)">
            <text:p/>
          </table:table-cell>
          <table:table-cell table:style-name="ce6" table:formula="of:=IF(OR(VALUE([.EW129])=1;VALUE([.EW135])=1); 1;&quot;&quot;)">
            <text:p/>
          </table:table-cell>
          <table:table-cell table:style-name="ce6" table:formula="of:=IF(OR(VALUE([.EX129])=1;VALUE([.EX135])=1); 1;&quot;&quot;)">
            <text:p/>
          </table:table-cell>
          <table:table-cell table:style-name="ce6" table:formula="of:=IF(OR(VALUE([.EY129])=1;VALUE([.EY135])=1); 1;&quot;&quot;)">
            <text:p/>
          </table:table-cell>
          <table:table-cell table:style-name="ce6" table:formula="of:=IF(OR(VALUE([.EZ129])=1;VALUE([.EZ135])=1); 1;&quot;&quot;)" office:value-type="float" office:value="1">
            <text:p>1</text:p>
          </table:table-cell>
          <table:table-cell table:style-name="ce6" table:formula="of:=IF(OR(VALUE([.FA129])=1;VALUE([.FA135])=1); 1;&quot;&quot;)">
            <text:p/>
          </table:table-cell>
          <table:table-cell table:style-name="ce6" table:formula="of:=IF(OR(VALUE([.FB129])=1;VALUE([.FB135])=1); 1;&quot;&quot;)">
            <text:p/>
          </table:table-cell>
          <table:table-cell table:style-name="ce6" table:formula="of:=IF(OR(VALUE([.FC129])=1;VALUE([.FC135])=1); 1;&quot;&quot;)">
            <text:p/>
          </table:table-cell>
          <table:table-cell table:style-name="ce6" table:formula="of:=IF(OR(VALUE([.FD129])=1;VALUE([.FD135])=1); 1;&quot;&quot;)">
            <text:p/>
          </table:table-cell>
          <table:table-cell table:style-name="ce6" table:formula="of:=IF(OR(VALUE([.FE129])=1;VALUE([.FE135])=1); 1;&quot;&quot;)">
            <text:p/>
          </table:table-cell>
          <table:table-cell table:style-name="ce6" table:formula="of:=IF(OR(VALUE([.FF129])=1;VALUE([.FF135])=1); 1;&quot;&quot;)">
            <text:p/>
          </table:table-cell>
          <table:table-cell table:style-name="ce6" table:formula="of:=IF(OR(VALUE([.FG129])=1;VALUE([.FG135])=1); 1;&quot;&quot;)">
            <text:p/>
          </table:table-cell>
          <table:table-cell table:style-name="ce6" table:formula="of:=IF(OR(VALUE([.FH129])=1;VALUE([.FH135])=1); 1;&quot;&quot;)">
            <text:p/>
          </table:table-cell>
          <table:table-cell table:style-name="ce6" table:formula="of:=IF(OR(VALUE([.FI129])=1;VALUE([.FI135])=1); 1;&quot;&quot;)">
            <text:p/>
          </table:table-cell>
          <table:table-cell table:style-name="ce6" table:formula="of:=IF(OR(VALUE([.FJ129])=1;VALUE([.FJ135])=1); 1;&quot;&quot;)" office:value-type="float" office:value="1">
            <text:p>1</text:p>
          </table:table-cell>
          <table:table-cell table:style-name="ce6" table:formula="of:=IF(OR(VALUE([.FK129])=1;VALUE([.FK135])=1); 1;&quot;&quot;)" office:value-type="float" office:value="1">
            <text:p>1</text:p>
          </table:table-cell>
          <table:table-cell table:style-name="ce6" table:formula="of:=IF(OR(VALUE([.FL129])=1;VALUE([.FL135])=1); 1;&quot;&quot;)">
            <text:p/>
          </table:table-cell>
          <table:table-cell table:number-columns-repeated="856"/>
        </table:table-row>
        <table:table-row table:style-name="ro6">
          <table:table-cell table:style-name="ce6" office:value-type="string">
            <text:p>Allophonic variants</text:p>
          </table:table-cell>
          <table:table-cell table:style-name="ce6"/>
          <table:table-cell table:style-name="ce6" office:value-type="string">
            <text:p>rt</text:p>
          </table:table-cell>
          <table:table-cell table:style-name="ce6" table:number-columns-repeated="12"/>
          <table:table-cell table:style-name="ce8" table:formula="of:=IF(NOT(ISBLANK([.S260]));[.S260];IF(NOT(ISBLANK([.T260]));[.T260];IF(NOT(ISBLANK([.U260]));[.U260];IF(NOT(ISBLANK([.AA260]));[.AA260];IF(NOT(ISBLANK([.AO260]));[.AO260];&quot;&quot;)))))">
            <text:p/>
          </table:table-cell>
          <table:table-cell table:style-name="ce8" table:formula="of:=IF(NOT(ISBLANK([.Y260]));[.Y260];IF(NOT(ISBLANK([.AK260]));[.AK260];&quot;&quot;))">
            <text:p/>
          </table:table-cell>
          <table:table-cell table:style-name="ce8"/>
          <table:table-cell table:number-columns-repeated="3" table:style-name="ce6"/>
          <table:table-cell table:style-name="ce6"/>
          <table:table-cell table:number-columns-repeated="2"/>
          <table:table-cell table:style-name="ce23"/>
          <table:table-cell table:style-name="ce23"/>
          <table:table-cell table:style-name="ce6"/>
          <table:table-cell table:number-columns-repeated="8"/>
          <table:table-cell table:style-name="ce25"/>
          <table:table-cell table:style-name="ce6"/>
          <table:table-cell table:style-name="ce6"/>
          <table:table-cell table:number-columns-repeated="2"/>
          <table:table-cell table:style-name="ce6"/>
          <table:table-cell table:style-name="ce6" office:value-type="string">
            <text:p>rt</text:p>
          </table:table-cell>
          <table:table-cell table:style-name="ce6" table:number-columns-repeated="2"/>
          <table:table-cell table:style-name="ce6" office:value-type="string">
            <text:p>rt</text:p>
          </table:table-cell>
          <table:table-cell table:style-name="ce6"/>
          <table:table-cell table:style-name="ce6" table:formula="of:=SUM([.AV260:.FL260])" office:value-type="float" office:value="0">
            <text:p>0</text:p>
          </table:table-cell>
          <table:table-cell table:style-name="ce6" table:formula="of:=IF(OR(VALUE([.AV49])=&quot;1&quot;;VALUE([.AV52])=&quot;1&quot;); &quot;1&quot;;&quot;&quot;)">
            <text:p/>
          </table:table-cell>
          <table:table-cell table:number-columns-repeated="120"/>
          <table:table-cell table:style-name="ce6" table:number-columns-repeated="117"/>
          <table:table-cell table:number-columns-repeated="739"/>
        </table:table-row>
        <table:table-row table:style-name="ro6">
          <table:table-cell table:style-name="ce6" table:number-columns-repeated="2"/>
          <table:table-cell table:style-name="ce6" office:value-type="string">
            <text:p>rd</text:p>
          </table:table-cell>
          <table:table-cell table:style-name="ce6" table:number-columns-repeated="12"/>
          <table:table-cell table:style-name="ce8" table:formula="of:=IF(NOT(ISBLANK([.S261]));[.S261];IF(NOT(ISBLANK([.T261]));[.T261];IF(NOT(ISBLANK([.U261]));[.U261];IF(NOT(ISBLANK([.AA261]));[.AA261];IF(NOT(ISBLANK([.AO261]));[.AO261];&quot;&quot;)))))">
            <text:p/>
          </table:table-cell>
          <table:table-cell table:style-name="ce8" table:formula="of:=IF(NOT(ISBLANK([.Y261]));[.Y261];IF(NOT(ISBLANK([.AK261]));[.AK261];&quot;&quot;))">
            <text:p/>
          </table:table-cell>
          <table:table-cell table:style-name="ce8"/>
          <table:table-cell table:number-columns-repeated="3" table:style-name="ce6"/>
          <table:table-cell table:style-name="ce6"/>
          <table:table-cell table:number-columns-repeated="2"/>
          <table:table-cell table:style-name="ce23"/>
          <table:table-cell table:style-name="ce23"/>
          <table:table-cell table:style-name="ce6"/>
          <table:table-cell table:number-columns-repeated="8"/>
          <table:table-cell table:style-name="ce25"/>
          <table:table-cell table:style-name="ce6"/>
          <table:table-cell table:style-name="ce6"/>
          <table:table-cell table:number-columns-repeated="2"/>
          <table:table-cell table:style-name="ce6"/>
          <table:table-cell table:style-name="ce6" office:value-type="string">
            <text:p>rd</text:p>
          </table:table-cell>
          <table:table-cell table:style-name="ce6" table:number-columns-repeated="2"/>
          <table:table-cell table:style-name="ce6" office:value-type="string">
            <text:p>rd</text:p>
          </table:table-cell>
          <table:table-cell table:style-name="ce6"/>
          <table:table-cell table:style-name="ce6" table:formula="of:=SUM([.AV261:.FL261])" office:value-type="float" office:value="0">
            <text:p>0</text:p>
          </table:table-cell>
          <table:table-cell table:style-name="ce6"/>
          <table:table-cell table:number-columns-repeated="120"/>
          <table:table-cell table:style-name="ce6" table:number-columns-repeated="117"/>
          <table:table-cell table:number-columns-repeated="739"/>
        </table:table-row>
        <table:table-row table:style-name="ro6">
          <table:table-cell table:style-name="ce6" table:number-columns-repeated="2"/>
          <table:table-cell table:style-name="ce6" office:value-type="string">
            <text:p>rl</text:p>
          </table:table-cell>
          <table:table-cell table:style-name="ce6" table:number-columns-repeated="12"/>
          <table:table-cell table:style-name="ce8" table:formula="of:=IF(NOT(ISBLANK([.S262]));[.S262];IF(NOT(ISBLANK([.T262]));[.T262];IF(NOT(ISBLANK([.U262]));[.U262];IF(NOT(ISBLANK([.AA262]));[.AA262];IF(NOT(ISBLANK([.AO262]));[.AO262];&quot;&quot;)))))">
            <text:p/>
          </table:table-cell>
          <table:table-cell table:style-name="ce8" table:formula="of:=IF(NOT(ISBLANK([.Y262]));[.Y262];IF(NOT(ISBLANK([.AK262]));[.AK262];&quot;&quot;))">
            <text:p/>
          </table:table-cell>
          <table:table-cell table:style-name="ce8"/>
          <table:table-cell table:number-columns-repeated="3" table:style-name="ce6"/>
          <table:table-cell table:style-name="ce6"/>
          <table:table-cell table:number-columns-repeated="2"/>
          <table:table-cell table:style-name="ce23"/>
          <table:table-cell table:style-name="ce23"/>
          <table:table-cell table:style-name="ce6"/>
          <table:table-cell table:number-columns-repeated="8"/>
          <table:table-cell table:style-name="ce25"/>
          <table:table-cell table:style-name="ce6"/>
          <table:table-cell table:style-name="ce6"/>
          <table:table-cell table:number-columns-repeated="2"/>
          <table:table-cell table:style-name="ce6"/>
          <table:table-cell table:style-name="ce6" office:value-type="string">
            <text:p>rl</text:p>
          </table:table-cell>
          <table:table-cell table:style-name="ce6" table:number-columns-repeated="2"/>
          <table:table-cell table:style-name="ce6" office:value-type="string">
            <text:p>rl</text:p>
          </table:table-cell>
          <table:table-cell table:style-name="ce6"/>
          <table:table-cell table:style-name="ce6" table:formula="of:=SUM([.AV262:.FL262])" office:value-type="float" office:value="0">
            <text:p>0</text:p>
          </table:table-cell>
          <table:table-cell table:style-name="ce6"/>
          <table:table-cell table:style-name="ce6" table:formula="of:=IF(OR(VALUE([.AW55])=&quot;1&quot;;VALUE([.AW57])=&quot;1&quot;); &quot;1&quot;;&quot;&quot;)">
            <text:p/>
          </table:table-cell>
          <table:table-cell table:style-name="ce6" table:formula="of:=IF(OR(VALUE([.AX55])=&quot;1&quot;;VALUE([.AX57])=&quot;1&quot;); &quot;1&quot;;&quot;&quot;)">
            <text:p/>
          </table:table-cell>
          <table:table-cell table:style-name="ce6" table:formula="of:=IF(OR(VALUE([.AY55])=&quot;1&quot;;VALUE([.AY57])=&quot;1&quot;); &quot;1&quot;;&quot;&quot;)">
            <text:p/>
          </table:table-cell>
          <table:table-cell table:style-name="ce6" table:formula="of:=IF(OR(VALUE([.AZ55])=&quot;1&quot;;VALUE([.AZ57])=&quot;1&quot;); &quot;1&quot;;&quot;&quot;)">
            <text:p/>
          </table:table-cell>
          <table:table-cell table:style-name="ce6" table:number-columns-repeated="233"/>
          <table:table-cell table:number-columns-repeated="739"/>
        </table:table-row>
        <table:table-row table:style-name="ro6">
          <table:table-cell table:style-name="ce6" table:number-columns-repeated="2"/>
          <table:table-cell table:style-name="ce6" office:value-type="string">
            <text:p>rn</text:p>
          </table:table-cell>
          <table:table-cell table:style-name="ce6" table:number-columns-repeated="12"/>
          <table:table-cell table:style-name="ce8" table:formula="of:=IF(NOT(ISBLANK([.S263]));[.S263];IF(NOT(ISBLANK([.T263]));[.T263];IF(NOT(ISBLANK([.U263]));[.U263];IF(NOT(ISBLANK([.AA263]));[.AA263];IF(NOT(ISBLANK([.AO263]));[.AO263];&quot;&quot;)))))">
            <text:p/>
          </table:table-cell>
          <table:table-cell table:style-name="ce8" table:formula="of:=IF(NOT(ISBLANK([.Y263]));[.Y263];IF(NOT(ISBLANK([.AK263]));[.AK263];&quot;&quot;))">
            <text:p/>
          </table:table-cell>
          <table:table-cell table:style-name="ce8"/>
          <table:table-cell table:number-columns-repeated="3" table:style-name="ce6"/>
          <table:table-cell table:style-name="ce6"/>
          <table:table-cell table:number-columns-repeated="2"/>
          <table:table-cell table:style-name="ce23"/>
          <table:table-cell table:style-name="ce23"/>
          <table:table-cell table:style-name="ce6"/>
          <table:table-cell table:number-columns-repeated="8"/>
          <table:table-cell table:style-name="ce25"/>
          <table:table-cell table:style-name="ce6"/>
          <table:table-cell table:style-name="ce6"/>
          <table:table-cell table:number-columns-repeated="2"/>
          <table:table-cell table:style-name="ce6"/>
          <table:table-cell table:style-name="ce6" office:value-type="string">
            <text:p>rn</text:p>
          </table:table-cell>
          <table:table-cell table:style-name="ce6" table:number-columns-repeated="2"/>
          <table:table-cell table:style-name="ce6" office:value-type="string">
            <text:p>rn</text:p>
          </table:table-cell>
          <table:table-cell table:style-name="ce6"/>
          <table:table-cell table:style-name="ce6" table:formula="of:=SUM([.AV263:.FL263])" office:value-type="float" office:value="0">
            <text:p>0</text:p>
          </table:table-cell>
          <table:table-cell table:style-name="ce6" table:number-columns-repeated="238"/>
          <table:table-cell table:number-columns-repeated="739"/>
        </table:table-row>
        <table:table-row table:style-name="ro6">
          <table:table-cell table:style-name="ce6" table:number-columns-repeated="2"/>
          <table:table-cell table:style-name="ce6" office:value-type="string">
            <text:p>rL</text:p>
          </table:table-cell>
          <table:table-cell table:style-name="ce6" table:number-columns-repeated="12"/>
          <table:table-cell table:style-name="ce8" table:formula="of:=IF(NOT(ISBLANK([.S264]));[.S264];IF(NOT(ISBLANK([.T264]));[.T264];IF(NOT(ISBLANK([.U264]));[.U264];IF(NOT(ISBLANK([.AA264]));[.AA264];IF(NOT(ISBLANK([.AO264]));[.AO264];&quot;&quot;)))))">
            <text:p/>
          </table:table-cell>
          <table:table-cell table:style-name="ce8" table:number-columns-repeated="2"/>
          <table:table-cell table:number-columns-repeated="3" table:style-name="ce6"/>
          <table:table-cell table:style-name="ce6"/>
          <table:table-cell table:number-columns-repeated="2"/>
          <table:table-cell table:style-name="ce23" table:number-columns-repeated="2"/>
          <table:table-cell table:style-name="ce6"/>
          <table:table-cell table:number-columns-repeated="8"/>
          <table:table-cell table:style-name="ce25"/>
          <table:table-cell table:style-name="ce6" table:number-columns-repeated="2"/>
          <table:table-cell table:style-name="ce23" table:number-columns-repeated="2"/>
          <table:table-cell table:style-name="ce6"/>
          <table:table-cell table:style-name="ce6" office:value-type="string">
            <text:p>rL</text:p>
          </table:table-cell>
          <table:table-cell table:style-name="ce6" table:number-columns-repeated="4"/>
          <table:table-cell table:style-name="ce6" table:formula="of:=SUM([.AV264:.FL264])" office:value-type="float" office:value="0">
            <text:p>0</text:p>
          </table:table-cell>
          <table:table-cell table:style-name="ce6" table:number-columns-repeated="238"/>
          <table:table-cell table:number-columns-repeated="739"/>
        </table:table-row>
        <table:table-row table:style-name="ro6">
          <table:table-cell table:style-name="ce6" table:number-columns-repeated="2"/>
          <table:table-cell table:style-name="ce6" office:value-type="string">
            <text:p>rs</text:p>
          </table:table-cell>
          <table:table-cell table:style-name="ce6" table:number-columns-repeated="12"/>
          <table:table-cell table:style-name="ce8" table:formula="of:=IF(NOT(ISBLANK([.S265]));[.S265];IF(NOT(ISBLANK([.T265]));[.T265];IF(NOT(ISBLANK([.U265]));[.U265];IF(NOT(ISBLANK([.AA265]));[.AA265];IF(NOT(ISBLANK([.AO265]));[.AO265];&quot;&quot;)))))">
            <text:p/>
          </table:table-cell>
          <table:table-cell table:style-name="ce8" table:number-columns-repeated="2"/>
          <table:table-cell table:number-columns-repeated="3" table:style-name="ce6"/>
          <table:table-cell table:style-name="ce6"/>
          <table:table-cell table:number-columns-repeated="2"/>
          <table:table-cell table:style-name="ce23" table:number-columns-repeated="2"/>
          <table:table-cell table:style-name="ce6"/>
          <table:table-cell table:number-columns-repeated="8"/>
          <table:table-cell table:style-name="ce25"/>
          <table:table-cell table:style-name="ce6" table:number-columns-repeated="2"/>
          <table:table-cell table:style-name="ce23" table:number-columns-repeated="2"/>
          <table:table-cell table:style-name="ce6"/>
          <table:table-cell table:style-name="ce6" table:number-columns-repeated="3"/>
          <table:table-cell table:style-name="ce6" office:value-type="string">
            <text:p>rs</text:p>
          </table:table-cell>
          <table:table-cell table:style-name="ce6"/>
          <table:table-cell table:style-name="ce6" table:formula="of:=SUM([.AV265:.FL265])" office:value-type="float" office:value="0">
            <text:p>0</text:p>
          </table:table-cell>
          <table:table-cell table:style-name="ce6" table:number-columns-repeated="238"/>
          <table:table-cell table:number-columns-repeated="739"/>
        </table:table-row>
        <table:table-row table:style-name="ro6">
          <table:table-cell table:number-columns-repeated="15"/>
          <table:table-cell table:style-name="ce8" table:formula="of:=IF(NOT(ISBLANK([.S266]));[.S266];IF(NOT(ISBLANK([.T266]));[.T266];IF(NOT(ISBLANK([.U266]));[.U266];IF(NOT(ISBLANK([.AA266]));[.AA266];IF(NOT(ISBLANK([.AO266]));[.AO266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6"/>
          <table:table-cell table:style-name="ce28" table:number-columns-repeated="2"/>
          <table:table-cell table:style-name="ce25"/>
          <table:table-cell table:number-columns-repeated="2"/>
          <table:table-cell table:style-name="ce23" table:number-columns-repeated="2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67]));[.S267];IF(NOT(ISBLANK([.T267]));[.T267];IF(NOT(ISBLANK([.U267]));[.U267];IF(NOT(ISBLANK([.AA267]));[.AA267];IF(NOT(ISBLANK([.AO267]));[.AO267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8"/>
          <table:table-cell table:style-name="ce25"/>
          <table:table-cell table:number-columns-repeated="2"/>
          <table:table-cell table:style-name="ce23" table:number-columns-repeated="2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68]));[.S268];IF(NOT(ISBLANK([.T268]));[.T268];IF(NOT(ISBLANK([.U268]));[.U268];IF(NOT(ISBLANK([.AA268]));[.AA268];IF(NOT(ISBLANK([.AO268]));[.AO268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8"/>
          <table:table-cell table:style-name="ce25"/>
          <table:table-cell table:number-columns-repeated="2"/>
          <table:table-cell table:style-name="ce23" table:number-columns-repeated="2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69]));[.S269];IF(NOT(ISBLANK([.T269]));[.T269];IF(NOT(ISBLANK([.U269]));[.U269];IF(NOT(ISBLANK([.AA269]));[.AA269];IF(NOT(ISBLANK([.AO269]));[.AO269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8"/>
          <table:table-cell table:style-name="ce25"/>
          <table:table-cell table:number-columns-repeated="2"/>
          <table:table-cell table:style-name="ce23" table:number-columns-repeated="2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70]));[.S270];IF(NOT(ISBLANK([.T270]));[.T270];IF(NOT(ISBLANK([.U270]));[.U270];IF(NOT(ISBLANK([.AA270]));[.AA270];IF(NOT(ISBLANK([.AO270]));[.AO270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8"/>
          <table:table-cell table:style-name="ce25"/>
          <table:table-cell table:number-columns-repeated="4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71]));[.S271];IF(NOT(ISBLANK([.T271]));[.T271];IF(NOT(ISBLANK([.U271]));[.U271];IF(NOT(ISBLANK([.AA271]));[.AA271];IF(NOT(ISBLANK([.AO271]));[.AO271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8"/>
          <table:table-cell table:style-name="ce25"/>
          <table:table-cell table:number-columns-repeated="4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72]));[.S272];IF(NOT(ISBLANK([.T272]));[.T272];IF(NOT(ISBLANK([.U272]));[.U272];IF(NOT(ISBLANK([.AA272]));[.AA272];IF(NOT(ISBLANK([.AO272]));[.AO272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8"/>
          <table:table-cell table:style-name="ce25"/>
          <table:table-cell table:number-columns-repeated="4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73]));[.S273];IF(NOT(ISBLANK([.T273]));[.T273];IF(NOT(ISBLANK([.U273]));[.U273];IF(NOT(ISBLANK([.AA273]));[.AA273];IF(NOT(ISBLANK([.AO273]));[.AO273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74]));[.S274];IF(NOT(ISBLANK([.T274]));[.T274];IF(NOT(ISBLANK([.U274]));[.U274];IF(NOT(ISBLANK([.AA274]));[.AA274];IF(NOT(ISBLANK([.AO274]));[.AO274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75]));[.S275];IF(NOT(ISBLANK([.T275]));[.T275];IF(NOT(ISBLANK([.U275]));[.U275];IF(NOT(ISBLANK([.AA275]));[.AA275];IF(NOT(ISBLANK([.AO275]));[.AO275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76]));[.S276];IF(NOT(ISBLANK([.T276]));[.T276];IF(NOT(ISBLANK([.U276]));[.U276];IF(NOT(ISBLANK([.AA276]));[.AA276];IF(NOT(ISBLANK([.AO276]));[.AO276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77]));[.S277];IF(NOT(ISBLANK([.T277]));[.T277];IF(NOT(ISBLANK([.U277]));[.U277];IF(NOT(ISBLANK([.AA277]));[.AA277];IF(NOT(ISBLANK([.AO277]));[.AO277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78]));[.S278];IF(NOT(ISBLANK([.T278]));[.T278];IF(NOT(ISBLANK([.U278]));[.U278];IF(NOT(ISBLANK([.AA278]));[.AA278];IF(NOT(ISBLANK([.AO278]));[.AO278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79]));[.S279];IF(NOT(ISBLANK([.T279]));[.T279];IF(NOT(ISBLANK([.U279]));[.U279];IF(NOT(ISBLANK([.AA279]));[.AA279];IF(NOT(ISBLANK([.AO279]));[.AO279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80]));[.S280];IF(NOT(ISBLANK([.T280]));[.T280];IF(NOT(ISBLANK([.U280]));[.U280];IF(NOT(ISBLANK([.AA280]));[.AA280];IF(NOT(ISBLANK([.AO280]));[.AO280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81]));[.S281];IF(NOT(ISBLANK([.T281]));[.T281];IF(NOT(ISBLANK([.U281]));[.U281];IF(NOT(ISBLANK([.AA281]));[.AA281];IF(NOT(ISBLANK([.AO281]));[.AO281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82]));[.S282];IF(NOT(ISBLANK([.T282]));[.T282];IF(NOT(ISBLANK([.U282]));[.U282];IF(NOT(ISBLANK([.AA282]));[.AA282];IF(NOT(ISBLANK([.AO282]));[.AO282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83]));[.S283];IF(NOT(ISBLANK([.T283]));[.T283];IF(NOT(ISBLANK([.U283]));[.U283];IF(NOT(ISBLANK([.AA283]));[.AA283];IF(NOT(ISBLANK([.AO283]));[.AO283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84]));[.S284];IF(NOT(ISBLANK([.T284]));[.T284];IF(NOT(ISBLANK([.U284]));[.U284];IF(NOT(ISBLANK([.AA284]));[.AA284];IF(NOT(ISBLANK([.AO284]));[.AO284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85]));[.S285];IF(NOT(ISBLANK([.T285]));[.T285];IF(NOT(ISBLANK([.U285]));[.U285];IF(NOT(ISBLANK([.AA285]));[.AA285];IF(NOT(ISBLANK([.AO285]));[.AO285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86]));[.S286];IF(NOT(ISBLANK([.T286]));[.T286];IF(NOT(ISBLANK([.U286]));[.U286];IF(NOT(ISBLANK([.AA286]));[.AA286];IF(NOT(ISBLANK([.AO286]));[.AO286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87]));[.S287];IF(NOT(ISBLANK([.T287]));[.T287];IF(NOT(ISBLANK([.U287]));[.U287];IF(NOT(ISBLANK([.AA287]));[.AA287];IF(NOT(ISBLANK([.AO287]));[.AO287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>
          <table:table-cell table:number-columns-repeated="15"/>
          <table:table-cell table:style-name="ce8" table:formula="of:=IF(NOT(ISBLANK([.S288]));[.S288];IF(NOT(ISBLANK([.T288]));[.T288];IF(NOT(ISBLANK([.U288]));[.U288];IF(NOT(ISBLANK([.AA288]));[.AA288];IF(NOT(ISBLANK([.AO288]));[.AO288];&quot;&quot;)))))">
            <text:p/>
          </table:table-cell>
          <table:table-cell table:style-name="ce8" table:number-columns-repeated="2"/>
          <table:table-cell table:number-columns-repeated="3"/>
          <table:table-cell table:number-columns-repeated="3"/>
          <table:table-cell table:style-name="ce25" table:number-columns-repeated="2"/>
          <table:table-cell/>
          <table:table-cell table:number-columns-repeated="13"/>
          <table:table-cell/>
          <table:table-cell table:number-columns-repeated="983"/>
        </table:table-row>
        <table:table-row table:style-name="ro6" table:number-rows-repeated="53">
          <table:table-cell table:number-columns-repeated="24"/>
          <table:table-cell table:style-name="ce25" table:number-columns-repeated="2"/>
          <table:table-cell table:number-columns-repeated="998"/>
        </table:table-row>
        <table:table-row table:style-name="ro6" table:number-rows-repeated="10482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mbiguities" table:style-name="ta2" table:print="false">
        <table:table-column table:style-name="co2" table:number-columns-repeated="1024" table:default-cell-style-name="Default"/>
        <table:table-row table:style-name="ro2">
          <table:table-cell table:style-name="ce1" office:value-type="string">
            <text:p>Likely a typo</text:p>
          </table:table-cell>
          <table:table-cell table:style-name="ce3"/>
          <table:table-cell table:style-name="ce1" office:value-type="string">
            <text:p>hn</text:p>
          </table:table-cell>
          <table:table-cell table:style-name="ce1" table:number-columns-repeated="6"/>
          <table:table-cell table:style-name="ce1" office:value-type="string">
            <text:p>hn</text:p>
          </table:table-cell>
          <table:table-cell table:style-name="ce7"/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Likely a typo</text:p>
          </table:table-cell>
          <table:table-cell table:style-name="ce3"/>
          <table:table-cell table:style-name="ce1" office:value-type="string">
            <text:p>/</text:p>
          </table:table-cell>
          <table:table-cell table:style-name="ce1" table:number-columns-repeated="8"/>
          <table:table-cell table:style-name="ce1" office:value-type="string">
            <text:p>/</text:p>
          </table:table-cell>
          <table:table-cell table:style-name="ce1" table:number-columns-repeated="243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E</text:p>
          </table:table-cell>
          <table:table-cell table:style-name="ce1" table:number-columns-repeated="7"/>
          <table:table-cell table:style-name="ce1" office:value-type="string">
            <text:p>'E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O</text:p>
          </table:table-cell>
          <table:table-cell table:style-name="ce1" table:number-columns-repeated="7"/>
          <table:table-cell table:style-name="ce1" office:value-type="string">
            <text:p>'O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a</text:p>
          </table:table-cell>
          <table:table-cell table:style-name="ce1" table:number-columns-repeated="7"/>
          <table:table-cell table:style-name="ce1" office:value-type="string">
            <text:p>'a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e</text:p>
          </table:table-cell>
          <table:table-cell table:style-name="ce1" table:number-columns-repeated="7"/>
          <table:table-cell table:style-name="ce1" office:value-type="string">
            <text:p>'e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i</text:p>
          </table:table-cell>
          <table:table-cell table:style-name="ce1" table:number-columns-repeated="7"/>
          <table:table-cell table:style-name="ce1" office:value-type="string">
            <text:p>'i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o</text:p>
          </table:table-cell>
          <table:table-cell table:style-name="ce1" table:number-columns-repeated="7"/>
          <table:table-cell table:style-name="ce1" office:value-type="string">
            <text:p>'o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u</text:p>
          </table:table-cell>
          <table:table-cell table:style-name="ce1" table:number-columns-repeated="7"/>
          <table:table-cell table:style-name="ce1" office:value-type="string">
            <text:p>'u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deleted e in Swiss German likely to be a typo</text:p>
          </table:table-cell>
          <table:table-cell table:number-columns-repeated="1023"/>
        </table:table-row>
        <table:table-row table:style-name="ro4">
          <table:table-cell office:value-type="string">
            <text:p>deleted h in Spansh likely to be a typo</text:p>
          </table:table-cell>
          <table:table-cell table:number-columns-repeated="1023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Bitstream Vera Sans Mono1" svg:font-family="'Bitstream Vera Sans Mono'" style:font-family-generic="swiss"/>
    <style:font-face style:name="DejaVu Sans" svg:font-family="'DejaVu Sans'" style:font-family-generic="swiss"/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CHF</number:text>
      <number:number number:decimal-places="0" number:min-integer-digits="1" number:grouping="true"/>
      <number:text> </number:text>
    </number:number-style>
    <number:number-style style:name="N108">
      <number:text>(CHF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CHF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CHF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CHF</number:text>
      <number:number number:decimal-places="2" number:min-integer-digits="1" number:grouping="true"/>
      <number:text> </number:text>
    </number:number-style>
    <number:number-style style:name="N111">
      <number:text>(CHF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CHF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CHF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CHF</number:text>
      <number:number number:decimal-places="0" number:min-integer-digits="1" number:grouping="true"/>
      <number:text> </number:text>
    </number:number-style>
    <number:number-style style:name="N124P1" style:volatile="true">
      <number:text> CHF(</number:text>
      <number:number number:decimal-places="0" number:min-integer-digits="1" number:grouping="true"/>
      <number:text>)</number:text>
    </number:number-style>
    <number:number-style style:name="N124P2" style:volatile="true">
      <number:text> CHF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CHF</number:text>
      <number:number number:decimal-places="2" number:min-integer-digits="1" number:grouping="true"/>
      <number:text> </number:text>
    </number:number-style>
    <number:number-style style:name="N132P1" style:volatile="true">
      <number:text> CHF(</number:text>
      <number:number number:decimal-places="2" number:min-integer-digits="1" number:grouping="true"/>
      <number:text>)</number:text>
    </number:number-style>
    <number:number-style style:name="N132P2" style:volatile="true">
      <number:text> CHF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26/07/2016</text:date>, <text:time>10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ones" style:display-name="PageStyle_Phon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mbiguities" style:display-name="PageStyle_Ambiguiti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7-26T10:24:47</dc:date>
    <meta:editing-duration>P5DT12H25M11S</meta:editing-duration>
    <meta:editing-cycles>101</meta:editing-cycles>
    <dc:creator>Phil Garner</dc:creator>
    <meta:document-statistic meta:table-count="3" meta:cell-count="7667" meta:object-count="0"/>
  </office:meta>
</office:document-meta>
</file>